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MS Gothic" svg:font-family="'MS Gothic', 'ＭＳ ゴシック'"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Helvetica1" svg:font-family="Helvetica" style:font-adornments="Gras" style:font-family-generic="swiss" style:font-pitch="variable"/>
    <style:font-face style:name="Helvetica" svg:font-family="Helvetica" style:font-adornments="Norm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3" style:family="paragraph" style:parent-style-name="Standard">
      <style:paragraph-properties fo:margin-left="0cm" fo:margin-right="0cm" fo:text-align="justify" style:justify-single-word="false" fo:text-indent="0cm" style:auto-text-indent="false"/>
      <style:text-properties fo:font-weight="bold" style:font-weight-asian="bold"/>
    </style:style>
    <style:style style:name="P4" style:family="paragraph" style:parent-style-name="Standard">
      <style:paragraph-properties fo:margin-left="0cm" fo:margin-right="0cm" fo:text-align="justify" style:justify-single-word="false" fo:text-indent="0cm" style:auto-text-indent="false"/>
    </style:style>
    <style:style style:name="P5" style:family="paragraph" style:parent-style-name="Standard">
      <style:paragraph-properties fo:margin-left="0cm" fo:margin-right="0cm" fo:text-align="justify" style:justify-single-word="false" fo:text-indent="0cm" style:auto-text-indent="false"/>
      <style:text-properties fo:font-style="italic" fo:font-weight="bold" style:font-style-asian="italic" style:font-weight-asian="bold"/>
    </style:style>
    <style:style style:name="P6" style:family="paragraph" style:parent-style-name="_5f_dimensions">
      <style:text-properties fo:background-color="#ffff00"/>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Contents_20_Heading">
      <style:paragraph-properties fo:break-before="page"/>
    </style:style>
    <style:style style:name="P9" style:family="paragraph" style:parent-style-name="Contents_20_2">
      <style:paragraph-properties>
        <style:tab-stops>
          <style:tab-stop style:position="16.002cm" style:type="right" style:leader-style="dotted" style:leader-text="."/>
        </style:tab-stops>
      </style:paragraph-properties>
    </style:style>
    <style:style style:name="P10" style:family="paragraph" style:parent-style-name="Contents_20_1">
      <style:paragraph-properties>
        <style:tab-stops>
          <style:tab-stop style:position="16.002cm" style:type="right" style:leader-style="dotted" style:leader-text="."/>
        </style:tab-stops>
      </style:paragraph-properties>
    </style:style>
    <style:style style:name="P11" style:family="paragraph" style:parent-style-name="_5f_inventaire">
      <style:text-properties fo:language="en" fo:country="US"/>
    </style:style>
    <style:style style:name="P12" style:family="paragraph" style:parent-style-name="Standard" style:list-style-name="WW8Num30">
      <style:paragraph-properties fo:margin-left="0cm" fo:margin-right="0cm" fo:text-align="justify" style:justify-single-word="false" fo:text-indent="0cm" style:auto-text-indent="false"/>
    </style:style>
    <style:style style:name="P13" style:family="paragraph" style:parent-style-name="Heading_20_2">
      <style:text-properties fo:font-size="14pt" fo:font-style="italic" fo:font-weight="bold" style:font-size-asian="14pt" style:font-style-asian="italic" style:font-weight-asian="bold"/>
    </style:style>
    <style:style style:name="P14" style:family="paragraph" style:parent-style-name="Heading_20_2">
      <style:text-properties fo:font-size="14pt" fo:language="it" fo:country="IT" fo:font-style="italic" fo:font-weight="bold" style:font-size-asian="14pt" style:font-style-asian="italic" style:font-weight-asian="bold"/>
    </style:style>
    <style:style style:name="P15" style:family="paragraph" style:parent-style-name="Heading_20_3">
      <style:text-properties fo:font-size="14pt" fo:font-style="italic" fo:font-weight="bold" style:font-size-asian="14pt" style:font-style-asian="italic" style:font-weight-asian="bold"/>
    </style:style>
    <style:style style:name="P16" style:family="paragraph" style:parent-style-name="Heading_20_3">
      <style:text-properties fo:font-size="14pt" fo:font-style="italic" fo:font-weight="bold" style:font-size-asian="14pt" style:font-style-asian="italic" style:font-weight-asian="bold" style:font-weight-complex="bold"/>
    </style:style>
    <style:style style:name="P17" style:family="paragraph" style:parent-style-name="Heading_20_3">
      <style:text-properties fo:font-size="14pt" fo:font-style="italic" style:font-size-asian="14pt" style:font-style-asian="italic"/>
    </style:style>
    <style:style style:name="P18" style:family="paragraph" style:parent-style-name="Heading_20_3">
      <style:text-properties fo:font-size="14pt" fo:language="en" fo:country="GB" fo:font-style="italic" fo:font-weight="bold" style:font-size-asian="14pt" style:font-style-asian="italic" style:font-weight-asian="bold"/>
    </style:style>
    <style:style style:name="P19" style:family="paragraph" style:parent-style-name="Heading_20_3">
      <style:text-properties fo:font-style="italic" style:font-style-asian="italic"/>
    </style:style>
    <style:style style:name="P20" style:family="paragraph" style:parent-style-name="Title" style:master-page-name="Standard">
      <style:paragraph-properties style:page-number="auto"/>
    </style:style>
    <style:style style:name="T1" style:family="text">
      <style:text-properties fo:font-weight="bold" style:font-weight-asian="bold"/>
    </style:style>
    <style:style style:name="T2" style:family="text">
      <style:text-properties fo:font-weight="bold" fo:background-color="#ffff00" style:font-weight-asian="bold" loext:char-shading-value="0"/>
    </style:style>
    <style:style style:name="T3" style:family="text">
      <style:text-properties fo:font-size="14pt" fo:font-weight="bold" style:font-size-asian="14pt" style:font-weight-asian="bold"/>
    </style:style>
    <style:style style:name="T4" style:family="text">
      <style:text-properties fo:font-size="14pt" fo:font-style="italic" fo:font-weight="bold" style:font-size-asian="14pt" style:font-style-asian="italic" style:font-weight-asian="bold"/>
    </style:style>
    <style:style style:name="T5" style:family="text">
      <style:text-properties fo:font-size="14pt" fo:font-style="italic" style:font-size-asian="14pt" style:font-style-asian="italic"/>
    </style:style>
    <style:style style:name="T6" style:family="text">
      <style:text-properties fo:font-size="14pt" style:font-size-asian="14pt"/>
    </style:style>
    <style:style style:name="T7" style:family="text">
      <style:text-properties fo:font-style="italic" fo:font-weight="bold" style:font-style-asian="italic" style:font-weight-asian="bold"/>
    </style:style>
    <style:style style:name="T8" style:family="text">
      <style:text-properties fo:font-style="italic" style:font-style-asian="italic"/>
    </style:style>
    <style:style style:name="T9" style:family="text">
      <style:text-properties fo:font-style="italic" style:text-underline-style="solid" style:text-underline-width="auto" style:text-underline-color="font-color" style:font-style-asian="italic"/>
    </style:style>
    <style:style style:name="T10" style:family="text">
      <style:text-properties style:text-position="super 58%"/>
    </style:style>
    <style:style style:name="T11" style:family="text">
      <style:text-properties style:text-position="super 58%" fo:font-style="italic" style:text-underline-style="solid" style:text-underline-width="auto" style:text-underline-color="font-color" style:font-style-asian="italic"/>
    </style:style>
    <style:style style:name="T12" style:family="text">
      <style:text-properties style:text-position="super 58%" fo:font-style="italic" style:font-style-asian="italic"/>
    </style:style>
    <style:style style:name="T13" style:family="text">
      <style:text-properties style:text-position="super 58%" fo:font-size="10pt" style:font-size-asian="10pt"/>
    </style:style>
    <style:style style:name="T14" style:family="text">
      <style:text-properties fo:background-color="#ffff00" loext:char-shading-value="0"/>
    </style:style>
    <style:style style:name="T15" style:family="text">
      <style:text-properties fo:language="en" fo:country="GB"/>
    </style:style>
    <style:style style:name="T16" style:family="text">
      <style:text-properties fo:language="en" fo:country="GB" fo:font-style="italic" style:font-style-asian="italic"/>
    </style:style>
    <style:style style:name="T17" style:family="text">
      <style:text-properties fo:language="de" fo:country="DE"/>
    </style:style>
    <style:style style:name="T18" style:family="text">
      <style:text-properties fo:color="#000000"/>
    </style:style>
    <style:style style:name="T19" style:family="text">
      <style:text-properties fo:color="#000000" fo:font-weight="bold" fo:background-color="#ffff00" style:font-weight-asian="bold" loext:char-shading-value="0"/>
    </style:style>
    <style:style style:name="T20" style:family="text">
      <style:text-properties fo:color="#000000" fo:font-weight="bold" style:font-weight-asian="bold"/>
    </style:style>
    <style:style style:name="T21" style:family="text">
      <style:text-properties fo:color="#000000" fo:background-color="#ffff00" loext:char-shading-value="0"/>
    </style:style>
    <style:style style:name="T22" style:family="text">
      <style:text-properties fo:language="en" fo:country="US"/>
    </style:style>
    <style:style style:name="T23" style:family="text">
      <style:text-properties fo:language="en" fo:country="US" fo:font-style="italic" fo:font-weight="bold" style:font-style-asian="italic" style:font-weight-asian="bold"/>
    </style:style>
    <style:style style:name="T24" style:family="text">
      <style:text-properties fo:language="en" fo:country="US" fo:font-weight="bold" style:font-weight-asian="bold"/>
    </style:style>
    <style:style style:name="T25" style:family="text">
      <style:text-properties fo:font-size="10pt" style:font-size-asian="10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Inventaire des porcelaines</text:p>
      <text:p text:style-name="P2"><text:s/></text:p>
      <text:h text:style-name="Heading_20_1" text:outline-level="1"><text:bookmark-start text:name="__RefHeading__1040_204533229"/>Les vases<text:bookmark-end text:name="__RefHeading__1040_204533229"/></text:h>
      <text:h text:style-name="P13" text:outline-level="2"><text:bookmark-start text:name="__RefHeading__110_204533229"/>Cuvette à fleurs « Courteille »<text:bookmark-end text:name="__RefHeading__110_204533229"/></text:h>
      <text:p text:style-name="_5f_description">Manufacture royale de porcelaine de Vincennes, 1754-1755.</text:p>
      <text:p text:style-name="P4">Porcelaine tendre, fond bleu « céleste », décor polychrome et rehauts d’or.</text:p>
      <text:p text:style-name="_5f_dimensions"><text:span text:style-name="T1">Dimensions :</text:span> haut. : 0,193 m ; long. : 0,315 m .</text:p>
      <text:p text:style-name="P4"><text:span text:style-name="T1">Marques :</text:span> marque peinte en bleu, au double L ; lettre-date : B (1754-1755) ; absence de marque de peintre.</text:p>
      <text:p text:style-name="P4"><text:span text:style-name="T7">Localisation :</text:span><text:span text:style-name="T8"> </text:span></text:p>
      <text:p text:style-name="P4">Salle à manger.</text:p>
      <text:p text:style-name="P4"><text:span text:style-name="T7">Provenance :</text:span><text:span text:style-name="T8"> </text:span></text:p>
      <text:p text:style-name="P4">Très probablement, acquise, entre le 1<text:span text:style-name="T10">er</text:span> janvier et le 20 août 1756, par Lazare Duvaux auprès de la Manufacture pour 720 livres et revendue, le 1<text:span text:style-name="T10">er</text:span> mars 1756, au comte Adam-Gottlob Molkte (1710-1792) ; transmission par héritage, à son petit-fils, le comte Gebhard Leon Molkte-Huitfeldt (1829-1896) ? ; Coll. du baron Alphonse de Rothschild ; legs, en 1905, à Mme Maurice Ephrussi.</text:p>
      <text:p text:style-name="_5f_inventaire">Inv. Steve 4751. </text:p>
      <text:h text:style-name="P14" text:outline-level="2"><text:bookmark-start text:name="__RefHeading__112_204533229"/>Vase « Urne Antique »<text:bookmark-end text:name="__RefHeading__112_204533229"/></text:h>
      <text:p text:style-name="_5f_description">Manufacture royale de porcelaine de Vincennes, 1754-1755.</text:p>
      <text:p text:style-name="P4">Porcelaine tendre, fond bleu « céleste » et rehauts d’or.</text:p>
      <text:p text:style-name="_5f_dimensions"><text:span text:style-name="T1">Dimensions :</text:span> haut. (sans couvercle): 0,274 m ; haut. (avec couvercle) : 0,295 m ; long. : 0,185 m ; larg. : 0,135 m .</text:p>
      <text:p text:style-name="P4"><text:span text:style-name="T1">Marques :</text:span> marque peinte en bleu, au double L ; lettre-date difficile à lire mais très vraisemblablement identifiable comme un B (1754-1755) ; absence de marque de peintre ; marque en creux : ml ou mf ( ?).</text:p>
      <text:p text:style-name="P4"><text:span text:style-name="T7">Localisation :</text:span><text:span text:style-name="T8"> </text:span></text:p>
      <text:p text:style-name="P4">Salle à manger.</text:p>
      <text:p text:style-name="P4"><text:span text:style-name="T7">Provenance :</text:span><text:span text:style-name="T8"> </text:span></text:p>
      <text:p text:style-name="P4">Très vraisemblablement acquise, au cours du dernier trimestre 1755, par Lazare Duvaux auprès de la Manufacture pour 960 livres et revendue, le 24 décembre 1755, à la marquise de Pompadour ; Coll. <text:soft-page-break/>de Robert-Henry, comte de Pembroke et de Montgomery (1791-1862) ; ses ventes, Christie’s Londres, vendredi 9 avril 1851, cat. n°356, non repr. [annulée] puis Christie’s Londres, du lundi 5 au mardi 13 mai 1851, cat . n°427, non repr. ; Coll. du baron Alphonse de Rothschild ; legs, en 1905, à Mme Maurice Ephrussi.</text:p>
      <text:p text:style-name="_5f_inventaire">Inv. Steve 232</text:p>
      <text:h text:style-name="Heading_20_2" text:outline-level="2"><text:bookmark-start text:name="__RefHeading__114_204533229"/><text:span text:style-name="T3">Paire de </text:span><text:span text:style-name="T4">vases « hollandais »</text:span><text:bookmark-end text:name="__RefHeading__114_204533229"/></text:h>
      <text:h text:style-name="P16" text:outline-level="3"><text:bookmark-start text:name="__RefHeading__116_204533229"/>Vase « hollandais »<text:bookmark-end text:name="__RefHeading__116_204533229"/></text:h>
      <text:p text:style-name="_5f_description">Manufacture royale de porcelaine de Vincennes, 1755-1756.</text:p>
      <text:p text:style-name="P4">Porcelaine tendre, fond blanc, décor de camaïeu carmin et rehauts d’or.</text:p>
      <text:p text:style-name="_5f_dimensions"><text:span text:style-name="T1">Dimensions :</text:span> haut. : 0,181 m ; long. : 0,182 m ; larg. : 0,135 m .</text:p>
      <text:p text:style-name="P4"><text:span text:style-name="T1">Marques :</text:span> marques peintes en bleu, au double L ; lettre-date C (1755-1756) ; marque de peintre : K (Charles Nicolas Dodin, actif de 1754 à 1803) ; marque en creux : 5.</text:p>
      <text:p text:style-name="P4"><text:span text:style-name="T1">Autre marque :</text:span> À l’encre noire ayant viré et étant très effacée comme si elle avait été biffée : « <text:span text:style-name="T8">Na</text:span> ».</text:p>
      <text:p text:style-name="P4"><text:span text:style-name="T7">Localisation :</text:span><text:span text:style-name="T8"> </text:span></text:p>
      <text:p text:style-name="P4">Salle à manger.</text:p>
      <text:p text:style-name="_5f_inventaire">Inv. Steve 4980</text:p>
      <text:h text:style-name="P15" text:outline-level="3"><text:bookmark-start text:name="__RefHeading__118_204533229"/>Socle<text:bookmark-end text:name="__RefHeading__118_204533229"/></text:h>
      <text:p text:style-name="_5f_description">Manufacture royale de porcelaine de Vincennes, 1755-1756.</text:p>
      <text:p text:style-name="P4">Porcelaine tendre, fond blanc, décor de camaïeu carmin et rehauts d’or.</text:p>
      <text:p text:style-name="_5f_dimensions"><text:span text:style-name="T1">Dimensions :</text:span> haut. : 0,045 m ; long. : 0,182 m ; larg. : 0,135 m ; haut. totale : 0,189 m.</text:p>
      <text:p text:style-name="P4"><text:span text:style-name="T1">Marques :</text:span> marques peintes en bleu, au double L ; lettre-date C (1755-1756) ; marque de peintres : K (Charles Nicolas Dodin, actif de 1754 à 1803) ; marque en creux : 5.</text:p>
      <text:p text:style-name="P4"><text:span text:style-name="T7">Localisation :</text:span><text:span text:style-name="T8"> </text:span></text:p>
      <text:p text:style-name="P4">Salle à manger.</text:p>
      <text:p text:style-name="_5f_inventaire">Inv. Steve 4980</text:p>
      <text:h text:style-name="P15" text:outline-level="3"><text:bookmark-start text:name="__RefHeading__120_204533229"/>Vase « hollandais »<text:bookmark-end text:name="__RefHeading__120_204533229"/></text:h>
      <text:p text:style-name="_5f_description">Manufacture royale de porcelaine de Vincennes, 1755-1756.</text:p>
      <text:p text:style-name="P4">Porcelaine tendre, fond blanc, décor de camaïeu carmin et rehauts d’or.</text:p>
      <text:p text:style-name="_5f_dimensions"><text:span text:style-name="T1">Dimensions :</text:span> haut. : 0,178 m ; long. : 0,187 m ; larg. : 0,135 m.</text:p>
      <text:p text:style-name="P4"><text:span text:style-name="T1">Marques :</text:span> marques peintes en bleu, au double L ; lettre-date C (1755-1756) ; marques de peintres : K (Charles Nicolas Dodin, actif de 1754 à 1803); marque en creux : 6 ou 9.</text:p>
      <text:p text:style-name="P4"><text:span text:style-name="T1">Autres marques :</text:span> À l’encre noire ayant viré : « <text:span text:style-name="T8">Na</text:span> » et peut-être « <text:span text:style-name="T8">F </text:span>».</text:p>
      <text:p text:style-name="P4"><text:span text:style-name="T1">Étiquette :</text:span> Étique blanche ovale : « <text:span text:style-name="T8">H. 5</text:span> ». </text:p>
      <text:p text:style-name="P4"><text:span text:style-name="T7">Localisation :</text:span><text:span text:style-name="T8"> </text:span></text:p>
      <text:p text:style-name="P4">Salle à manger.</text:p>
      <text:p text:style-name="_5f_inventaire"><text:soft-page-break/>Inv. Steve 4981</text:p>
      <text:h text:style-name="P15" text:outline-level="3"><text:bookmark-start text:name="__RefHeading__122_204533229"/>Socle<text:bookmark-end text:name="__RefHeading__122_204533229"/></text:h>
      <text:p text:style-name="_5f_description">Manufacture royale de porcelaine de Vincennes, 1755-1756.</text:p>
      <text:p text:style-name="P4">Porcelaine tendre, fond blanc, décor de camaïeu carmin et rehauts d’or.</text:p>
      <text:p text:style-name="_5f_dimensions"><text:span text:style-name="T1">Dimensions :</text:span> haut. : 0,045 m ; long. : 0,183 m ; larg. : 0,137 m ; haut. totale : 0,189 m.</text:p>
      <text:p text:style-name="P4"><text:span text:style-name="T1">Marques :</text:span> marques peintes en bleu, au double L ; lettre-date C (1755-1756) ; marque de peintre : M (16) (Jean-Louis Morin, actif de 1754 à 1787).</text:p>
      <text:p text:style-name="P4"><text:span text:style-name="T1">Étiquette :</text:span> Étique blanche ovale : « <text:span text:style-name="T8">H. 4</text:span> ». </text:p>
      <text:p text:style-name="P4"><text:span text:style-name="T7">Localisation :</text:span><text:span text:style-name="T8"> </text:span></text:p>
      <text:p text:style-name="P4">Salle à manger.</text:p>
      <text:p text:style-name="P4"><text:span text:style-name="T7">Provenance :</text:span><text:span text:style-name="T8"> </text:span></text:p>
      <text:p text:style-name="P4">Acquise auprès de la Manufacture par le marchand-mercier Bailly, le 23 décembre 1756, pour 336 livres (168 livres l’unité) ; Coll. de Robert-Henry, comte de Pembroke et de Montgomery (1791-1862) ; ses ventes, Christie’s Londres, vendredi 9 avril 1851, cat. n°355, non repr. [annulée] puis de succession à Paris, 19, Place Vendôme, M<text:span text:style-name="T10">e</text:span> Escribe, du vendredi 27 juin au jeudi 10 juillet 1862, cat. n°227, non repr. [adjugés 6275 francs] ; Coll. du baron Alphonse de Rothschild ; legs, en 1905, à Mme Maurice Ephrussi.</text:p>
      <text:p text:style-name="_5f_inventaire">Inv. Steve 4981</text:p>
      <text:h text:style-name="Heading_20_2" text:outline-level="2"><text:bookmark-start text:name="__RefHeading__124_204533229"/><text:span text:style-name="T3">Paire de </text:span><text:span text:style-name="T4">vases « hollandais »</text:span><text:bookmark-end text:name="__RefHeading__124_204533229"/></text:h>
      <text:h text:style-name="P15" text:outline-level="3"><text:bookmark-start text:name="__RefHeading__126_204533229"/>Vase « hollandais »<text:bookmark-end text:name="__RefHeading__126_204533229"/></text:h>
      <text:p text:style-name="_5f_description">Manufacture royale de porcelaine de Vincennes, 1754-1755.</text:p>
      <text:p text:style-name="P4">Porcelaine tendre, fond vert, décor polychrome et rehauts d’or.</text:p>
      <text:p text:style-name="_5f_dimensions"><text:span text:style-name="T1">Dimensions :</text:span> haut. : 0,170 m ; long. : 0,195 m ; larg. : 0,145 m.</text:p>
      <text:p text:style-name="P4"><text:span text:style-name="T1">Marques :</text:span> marques peintes en bleu, au double L ; lettre-date très effacée, peut-être D (1754-1755) ; marque de peintre : sigle ( ?) de Jean-Baptiste Tandart l’aîné (actif de 1754 à 1800) ; marque en creux : Cn.</text:p>
      <text:p text:style-name="P4"><text:span text:style-name="T7">Localisation :</text:span><text:span text:style-name="T8"> </text:span></text:p>
      <text:p text:style-name="P4">Salle à manger.</text:p>
      <text:p text:style-name="_5f_inventaire">Inv. Steve 4845</text:p>
      <text:h text:style-name="P15" text:outline-level="3"><text:bookmark-start text:name="__RefHeading__128_204533229"/>Socle<text:bookmark-end text:name="__RefHeading__128_204533229"/></text:h>
      <text:p text:style-name="_5f_description">Manufacture royale de porcelaine de Vincennes, 1755-1756.</text:p>
      <text:p text:style-name="P4">Porcelaine tendre, fond vert, décor polychrome et rehauts d’or.</text:p>
      <text:p text:style-name="_5f_dimensions"><text:span text:style-name="T1">Dimensions :</text:span> haut. : 0,045 m ; long. : 0,182 m ; larg. : 0,135 m ; haut. totale : 0,189 m.</text:p>
      <text:p text:style-name="P4"><text:span text:style-name="T1">Marques :</text:span> absence de marques peintes ; marque en creux : j.</text:p>
      <text:p text:style-name="P4"><text:span text:style-name="T7">Localisation :</text:span><text:span text:style-name="T8"> </text:span></text:p>
      <text:p text:style-name="P4"><text:soft-page-break/>Salle à manger.</text:p>
      <text:p text:style-name="_5f_inventaire">Inv. Steve 4845</text:p>
      <text:h text:style-name="P15" text:outline-level="3"><text:bookmark-start text:name="__RefHeading__130_204533229"/>Vase « hollandais »<text:bookmark-end text:name="__RefHeading__130_204533229"/></text:h>
      <text:p text:style-name="_5f_description">Manufacture royale de porcelaine de Vincennes, 1756-1757.</text:p>
      <text:p text:style-name="P4">Porcelaine tendre, fond vert, décor polychrome et rehauts d’or.</text:p>
      <text:p text:style-name="_5f_dimensions"><text:span text:style-name="T1">Dimensions :</text:span> haut. : 0,170 m ; long. : 0,195 m ; larg. : 0,145 m.</text:p>
      <text:p text:style-name="P4"><text:span text:style-name="T1">Marques :</text:span> marques peintes en bleu, au double L ; lettre-date très effacée, peut-être D (1756-1757) ; marque de peintre : croissant (Louis-Denis Armand l’aîné, actif de 1745 à 1788) ; marque en creux : 5.</text:p>
      <text:p text:style-name="P4"><text:span text:style-name="T7">Localisation :</text:span><text:span text:style-name="T8"> </text:span></text:p>
      <text:p text:style-name="P4">Salle à manger.</text:p>
      <text:p text:style-name="_5f_inventaire">Inv. Steve 4846</text:p>
      <text:h text:style-name="P15" text:outline-level="3"><text:bookmark-start text:name="__RefHeading__132_204533229"/>Socle<text:bookmark-end text:name="__RefHeading__132_204533229"/></text:h>
      <text:p text:style-name="_5f_description">Manufacture royale de porcelaine de Vincennes, 1755-1756.</text:p>
      <text:p text:style-name="P4">Porcelaine tendre, fond vert, décor polychrome et rehauts d’or.</text:p>
      <text:p text:style-name="_5f_dimensions"><text:span text:style-name="T1">Dimensions :</text:span> haut. : 0,045 m ; long. : 0,182 m ; larg. : 0,135 m ; haut. totale : 0,189 m.</text:p>
      <text:p text:style-name="P4"><text:span text:style-name="T1">Marques :</text:span> absence de marques peintes ; marque en creux :5.</text:p>
      <text:p text:style-name="P4"><text:span text:style-name="T7">Localisation :</text:span><text:span text:style-name="T8"> </text:span></text:p>
      <text:p text:style-name="P4">Salle à manger.</text:p>
      <text:p text:style-name="P4"><text:span text:style-name="T7">Provenance :</text:span><text:span text:style-name="T8"> </text:span></text:p>
      <text:p text:style-name="P4">Acquise au cours du second semestre 1757 par Lazare Duvaux auprès de la Manufacture pour 768 livres (384 livres l’unité) et l’un d’entre eux revendu, le 31 décembre 1757 au prince de Condé pour 384 livres ; Coll. de Lord Revelstoke ; sa vente, Christie’s Londres, 28 juin 1893 et jours suivants, cat. n°70, non repr.; adjugée £ 504 à Henri Stettiner ; Coll. de Mme Maurice Ephrussi.</text:p>
      <text:p text:style-name="_5f_inventaire">Inv. Steve 4846 </text:p>
      <text:h text:style-name="P13" text:outline-level="2"><text:bookmark-start text:name="__RefHeading__134_204533229"/>Corbeille « unie »<text:bookmark-end text:name="__RefHeading__134_204533229"/></text:h>
      <text:p text:style-name="_5f_description">Manufacture royale de porcelaine de Vincennes, 1756-1757.</text:p>
      <text:p text:style-name="P4">Porcelaine tendre, fond blanc, décor de camaïeu carmin et rehauts d’or.</text:p>
      <text:p text:style-name="_5f_dimensions"><text:span text:style-name="T1">Dimensions :</text:span> haut. : 0,09 m ; long. : 0,150 m ; larg. : 0,146 m.</text:p>
      <text:p text:style-name="P4"><text:span text:style-name="T1">Marques :</text:span> marques peintes en bleu, au double L ; lettre-date D (1756-1757) ; marques de peintres : sigle de Charles Buteux l’aîné ou père (actif de 1756 à 1782) ; marque en creux : BP.</text:p>
      <text:p text:style-name="P4"><text:span text:style-name="T1">État :</text:span> grande fracture (recollée) sur la face principale antérieure ;<text:span text:style-name="T1"> </text:span>des manques ; dorure endommagée à de nombreux endroits.</text:p>
      <text:p text:style-name="P4"><text:span text:style-name="T7">Localisation :</text:span><text:span text:style-name="T8"> </text:span></text:p>
      <text:p text:style-name="P4">Réserves.</text:p>
      <text:p text:style-name="P4"><text:span text:style-name="T7">Provenance :</text:span><text:span text:style-name="T8"> </text:span></text:p>
      <text:p text:style-name="P4"><text:soft-page-break/>Acquise le 27 décembre 1757 par le marchand-mercier Michel-Joseph Lair auprès de la Manufacture pour 36 livres ; Coll. de Mme Maurice Ephrussi.</text:p>
      <text:p text:style-name="_5f_inventaire">Inv. Steve 4991</text:p>
      <text:h text:style-name="Heading_20_2" text:outline-level="2"><text:bookmark-start text:name="__RefHeading__136_204533229"/><text:span text:style-name="T3">Deux </text:span><text:span text:style-name="T4">cuvettes « Verdun »</text:span><text:bookmark-end text:name="__RefHeading__136_204533229"/></text:h>
      <text:h text:style-name="P15" text:outline-level="3"><text:bookmark-start text:name="__RefHeading__138_204533229"/>Cuvette « Verdun »<text:bookmark-end text:name="__RefHeading__138_204533229"/></text:h>
      <text:p text:style-name="_5f_description">Manufacture royale de porcelaine de Sèvres, 1757.</text:p>
      <text:p text:style-name="P4">Porcelaine tendre, fond blanc, décor polychrome et rehauts d’or.</text:p>
      <text:p text:style-name="_5f_dimensions"><text:span text:style-name="T1">Dimensions :</text:span> haut. : 0,160 m ; long. : 0,332 m ; larg. : 0,166 m .</text:p>
      <text:p text:style-name="P4"><text:span text:style-name="T1">Marques :</text:span> marques peintes en bleu, au double L ; lettre-date E (1757) ; marque de peintre : sigle d’André-Vincent Vielliard père (actif de 1752 à 1790) ; marque en creux : GH.</text:p>
      <text:p text:style-name="P4"><text:span text:style-name="T7">Localisation :</text:span><text:span text:style-name="T8"> </text:span></text:p>
      <text:p text:style-name="P4">Salle à manger.</text:p>
      <text:p text:style-name="_5f_inventaire">Inv. Steve 4849</text:p>
      <text:h text:style-name="P15" text:outline-level="3"><text:bookmark-start text:name="__RefHeading__140_204533229"/>Cuvette « Verdun »<text:bookmark-end text:name="__RefHeading__140_204533229"/></text:h>
      <text:p text:style-name="_5f_description">Manufacture royale de porcelaine de Sèvres, 1757.</text:p>
      <text:p text:style-name="P4">Porcelaine tendre, fond blanc, décor polychrome et rehauts d’or.</text:p>
      <text:p text:style-name="_5f_dimensions"><text:span text:style-name="T1">Dimensions :</text:span> haut. : 0,160 m ; long. : 0,332 m ; larg. : 0,166 m .</text:p>
      <text:p text:style-name="P4"><text:span text:style-name="T1">Marques :</text:span> marques peintes en bleu, au double L ; lettre-date E (1757) ; marque de peintre : sigle d’André-Vincent Vielliard père (actif de 1752 à 1790) ; marque en creux : xGH.</text:p>
      <text:p text:style-name="P4"><text:span text:style-name="T7">Localisation :</text:span><text:span text:style-name="T8"> </text:span></text:p>
      <text:p text:style-name="P4">Salle à manger.</text:p>
      <text:p text:style-name="P4"><text:span text:style-name="T7">Provenance :</text:span><text:span text:style-name="T8"> </text:span></text:p>
      <text:p text:style-name="P4">Coll. du baron Alphonse de Rothschild ; legs, en 1905, à Mme Maurice Ephrussi.</text:p>
      <text:p text:style-name="_5f_inventaire">Inv. Steve 4862</text:p>
      <text:h text:style-name="Heading_20_2" text:outline-level="2"><text:bookmark-start text:name="__RefHeading__142_204533229"/><text:span text:style-name="T3">Paire de </text:span><text:span text:style-name="T4">vases</text:span><text:span text:style-name="T3"> </text:span><text:span text:style-name="T4">« ferrés »</text:span><text:bookmark-end text:name="__RefHeading__142_204533229"/></text:h>
      <text:h text:style-name="Heading_20_3" text:outline-level="3"><text:bookmark-start text:name="__RefHeading__144_204533229"/><text:span text:style-name="T3">Vase </text:span><text:span text:style-name="T4">« ferré »</text:span><text:bookmark-end text:name="__RefHeading__144_204533229"/></text:h>
      <text:p text:style-name="_5f_description">Manufacture royale de porcelaine de Sèvres, vers 1765-1770.</text:p>
      <text:p text:style-name="P4">Porcelaine tendre et bronze doré, fond bleu « nouveau », décor polychrome et rehauts d’or.</text:p>
      <text:p text:style-name="_5f_dimensions"><text:span text:style-name="T1">Dimensions :</text:span> haut. (avec couvercle): 0,420 m ; haut. (sans couvercle) : 0,330 m ; diam. : 0,160 m ; larg. : 0,180 m (environ).</text:p>
      <text:p text:style-name="P4"><text:span text:style-name="T1">Marques :</text:span> marque peinte en bleu, au double L très effacé ; lettre-date et marque de peintre illisibles.</text:p>
      <text:p text:style-name="P4"><text:span text:style-name="T1">État :</text:span> le piédouche, cassé, a été recollé.</text:p>
      <text:p text:style-name="P4"><text:soft-page-break/><text:span text:style-name="T7">Localisation :</text:span><text:span text:style-name="T8"> </text:span></text:p>
      <text:p text:style-name="P4">Salle à manger.</text:p>
      <text:p text:style-name="_5f_inventaire">Inv. Steve 4889</text:p>
      <text:h text:style-name="Heading_20_3" text:outline-level="3"><text:bookmark-start text:name="__RefHeading__146_204533229"/><text:span text:style-name="T3">Vase </text:span><text:span text:style-name="T4">« ferré »</text:span><text:bookmark-end text:name="__RefHeading__146_204533229"/></text:h>
      <text:p text:style-name="_5f_description">Manufacture royale de porcelaine de Sèvres, vers 1765-1770.</text:p>
      <text:p text:style-name="P4">Porcelaine tendre et bronze doré, fond bleu « nouveau », décor polychrome et rehauts d’or.</text:p>
      <text:p text:style-name="_5f_dimensions"><text:span text:style-name="T1">Dimensions :</text:span> haut. (avec couvercle): 0,420 m ; haut. (sans couvercle) : 0,330 m ; diam. : 0,160 m ; larg. : 0,180 m (environ).</text:p>
      <text:p text:style-name="P4"><text:span text:style-name="T1">Marques :</text:span> marque peinte en bleu, au double L très effacé ; lettre-date et marque de peintre illisibles.</text:p>
      <text:p text:style-name="P4"><text:span text:style-name="T7">Localisation :</text:span><text:span text:style-name="T8"> </text:span></text:p>
      <text:p text:style-name="P4">Salle à manger.</text:p>
      <text:p text:style-name="P4"><text:span text:style-name="T7">Provenance :</text:span><text:span text:style-name="T8"> </text:span></text:p>
      <text:p text:style-name="P4">Coll. du baron Alphonse de Rothschild au château de Ferrières ; legs, en 1905, à Mme Maurice Ephrussi.</text:p>
      <text:p text:style-name="_5f_inventaire">Inv. Steve 4890</text:p>
      <text:h text:style-name="Heading_20_2" text:outline-level="2"><text:bookmark-start text:name="__RefHeading__148_204533229"/><text:span text:style-name="T3">Paire de </text:span><text:span text:style-name="T4">caisses à fleurs « carrées »</text:span><text:bookmark-end text:name="__RefHeading__148_204533229"/></text:h>
      <text:h text:style-name="P15" text:outline-level="3"><text:bookmark-start text:name="__RefHeading__150_204533229"/>Caisse à fleurs « carrée »<text:bookmark-end text:name="__RefHeading__150_204533229"/></text:h>
      <text:p text:style-name="_5f_description">Manufacture royale de porcelaine de Sèvres, 1766.</text:p>
      <text:p text:style-name="P4">Porcelaine tendre, fond blanc, décor polychrome et rehauts d’or.</text:p>
      <text:p text:style-name="_5f_dimensions"><text:span text:style-name="T1">Dimensions :</text:span> haut. : 0,128 m ; diam. : 0,108 m .</text:p>
      <text:p text:style-name="P4"><text:span text:style-name="T1">Marques :</text:span> marques peintes en bleu, au double L ; lettre-date N (1766) ; marque de peintre : ancre de Charles Buteux l’aîné (actif de 1756 à 1782) ; marque en creux : M.</text:p>
      <text:p text:style-name="P4"><text:span text:style-name="T1">État :</text:span> les boutons qui surmontaient chacun des angles ont été cassés ; de nombreux éclats.</text:p>
      <text:p text:style-name="P4"><text:span text:style-name="T7">Localisation :</text:span><text:span text:style-name="T8"> </text:span></text:p>
      <text:p text:style-name="P4">Réserves.</text:p>
      <text:p text:style-name="_5f_inventaire">Inv. Steve 1527</text:p>
      <text:h text:style-name="P15" text:outline-level="3"><text:bookmark-start text:name="__RefHeading__152_204533229"/>Caisse à fleurs « carrée »<text:bookmark-end text:name="__RefHeading__152_204533229"/></text:h>
      <text:p text:style-name="_5f_description">Manufacture royale de porcelaine de Sèvres, 1766.</text:p>
      <text:p text:style-name="P4">Porcelaine tendre, fond blanc, décor polychrome et rehauts d’or.</text:p>
      <text:p text:style-name="_5f_dimensions"><text:span text:style-name="T1">Dimensions :</text:span> haut. : 0,128 m ; diam. : 0,108 m .</text:p>
      <text:p text:style-name="P4"><text:span text:style-name="T1">Marques :</text:span> marques peintes en bleu, au double L ; lettre-date N (1766) ; marque de peintre : ancre de Charles Buteux l’aîné (actif de 1756 à 1782).</text:p>
      <text:p text:style-name="P4"><text:span text:style-name="T1">État :</text:span> les boutons qui surmontaient chacun des angles ont été cassés ; de nombreux éclats.</text:p>
      <text:p text:style-name="P4"><text:span text:style-name="T7">Localisation :</text:span><text:span text:style-name="T8"> </text:span></text:p>
      <text:p text:style-name="P4">Réserves.</text:p>
      <text:p text:style-name="P5"><text:soft-page-break/>Provenance :</text:p>
      <text:p text:style-name="P4">Acquise le 31 décembre 1767 auprès de la Manufacture par les banquiers Bouffet et Dangirard pour 192 livres (96 livres l’unité) pour le compte du maréchal Razoumovski ; Coll. de Cyril Razoumovski ? ; Coll. George Blumenthal ; sa vente à Paris, Galerie Georges Petit, M<text:span text:style-name="T10">e </text:span>Maurice Ader, 1<text:span text:style-name="T10">er</text:span> et 2 décembre 1932, cat. n°63, non repr. [adjugée 4 800 francs] ; Coll. de Mme Maurice Ephrussi.</text:p>
      <text:p text:style-name="_5f_inventaire">Inv. Steve 1528</text:p>
      <text:h text:style-name="Heading_20_2" text:outline-level="2"><text:bookmark-start text:name="__RefHeading__154_204533229"/><text:span text:style-name="T3">Paire de </text:span><text:span text:style-name="T4">caisses à fleurs « carrées »</text:span><text:bookmark-end text:name="__RefHeading__154_204533229"/></text:h>
      <text:h text:style-name="P15" text:outline-level="3"><text:bookmark-start text:name="__RefHeading__156_204533229"/>Caisse à fleurs « carrée »<text:bookmark-end text:name="__RefHeading__156_204533229"/></text:h>
      <text:p text:style-name="_5f_description">Manufacture royale de porcelaine de Sèvres, vers 1766-1770.</text:p>
      <text:p text:style-name="P4">Porcelaine tendre, fond blanc, décor polychrome et rehauts d’or.</text:p>
      <text:p text:style-name="_5f_dimensions"><text:span text:style-name="T1">Dimensions :</text:span> haut. : 0,150 m ; diam. : 0,110 m .</text:p>
      <text:p text:style-name="P4"><text:span text:style-name="T1">Marques :</text:span> absence de marques peintes.</text:p>
      <text:p text:style-name="P4"><text:span text:style-name="T1">État :</text:span> le fond est percé de cinq trous.</text:p>
      <text:p text:style-name="P4"><text:span text:style-name="T7">Localisation :</text:span><text:span text:style-name="T8"> </text:span></text:p>
      <text:p text:style-name="P4">Chambre à coucher de Mme Maurice Ephrussi.</text:p>
      <text:p text:style-name="_5f_inventaire">Inv. Steve 2176</text:p>
      <text:h text:style-name="P15" text:outline-level="3"><text:bookmark-start text:name="__RefHeading__158_204533229"/>Caisse à fleurs « carrée »<text:bookmark-end text:name="__RefHeading__158_204533229"/></text:h>
      <text:p text:style-name="_5f_description">Manufacture royale de porcelaine de Sèvres, vers 1766-1770.</text:p>
      <text:p text:style-name="P4">Porcelaine tendre, fond blanc, décor polychrome et rehauts d’or.</text:p>
      <text:p text:style-name="_5f_dimensions"><text:span text:style-name="T1">Dimensions :</text:span> haut. : 0,150 m ; diam. : 0,110 m .</text:p>
      <text:p text:style-name="P4"><text:span text:style-name="T1">Marques :</text:span> absence de marques peintes.</text:p>
      <text:p text:style-name="P4"><text:span text:style-name="T1">État :</text:span> le fond est percé de cinq trous.</text:p>
      <text:p text:style-name="P4"><text:span text:style-name="T7">Localisation :</text:span><text:span text:style-name="T8"> </text:span></text:p>
      <text:p text:style-name="P4">Chambre à coucher de Mme Maurice Ephrussi.</text:p>
      <text:p text:style-name="_5f_inventaire">Inv. Steve 2177</text:p>
      <text:h text:style-name="P13" text:outline-level="2"><text:bookmark-start text:name="__RefHeading__160_204533229"/>Cuvette « Courteille »<text:bookmark-end text:name="__RefHeading__160_204533229"/></text:h>
      <text:p text:style-name="_5f_description">Manufacture royale de porcelaine de Sèvres, 1767.</text:p>
      <text:p text:style-name="P4">Porcelaine tendre, fond blanc, décor polychrome.</text:p>
      <text:p text:style-name="_5f_dimensions"><text:span text:style-name="T1">Dimensions :</text:span> haut. : 0,197 m ; long. : 0,320 m.</text:p>
      <text:p text:style-name="P4"><text:span text:style-name="T1">Marques :</text:span> marques peintes en bleu, au double L ; lettre-date O (1767) ; absence de marque de peintre ; marque en creux : impossible à lire.</text:p>
      <text:p text:style-name="P4"><text:span text:style-name="T7">Localisation :</text:span><text:span text:style-name="T8"> </text:span></text:p>
      <text:p text:style-name="P4">Salle à manger.</text:p>
      <text:p text:style-name="P4"><text:soft-page-break/><text:span text:style-name="T7">Provenance :</text:span><text:span text:style-name="T8"> </text:span></text:p>
      <text:p text:style-name="P4">Coll. du baron Alphonse de Rothschild ; legs, en 1905, à Mme Maurice Ephrussi.</text:p>
      <text:p text:style-name="_5f_inventaire">Inv. Steve 4751</text:p>
      <text:h text:style-name="Heading_20_2" text:outline-level="2"><text:bookmark-start text:name="__RefHeading__162_204533229"/><text:span text:style-name="T3">Garniture de trois « </text:span><text:span text:style-name="T4">vases gobelets montés</text:span><text:span text:style-name="T3"> »</text:span><text:bookmark-end text:name="__RefHeading__162_204533229"/></text:h>
      <text:h text:style-name="P15" text:outline-level="3"><text:bookmark-start text:name="__RefHeading__164_204533229"/>« Vase gobelet monté »<text:bookmark-end text:name="__RefHeading__164_204533229"/></text:h>
      <text:p text:style-name="_5f_description">Manufacture royale de porcelaine de Sèvres, vers 1770.</text:p>
      <text:p text:style-name="P4">Porcelaine tendre, fond bleu « céleste », décor polychrome, rehauts d’or et bronze doré.</text:p>
      <text:p text:style-name="_5f_dimensions"><text:span text:style-name="T1">Dimensions :</text:span> haut. : 0,285 m ; long. : 0,190 m ; larg. : 0,095 m.</text:p>
      <text:p text:style-name="P4"><text:span text:style-name="T1">Marques :</text:span> impossibles à lire.</text:p>
      <text:p text:style-name="P4"><text:span text:style-name="T7">Localisation :</text:span><text:span text:style-name="T8"> </text:span></text:p>
      <text:p text:style-name="P4">Salle à manger.</text:p>
      <text:p text:style-name="_5f_inventaire">Inv. Steve 4738</text:p>
      <text:h text:style-name="P15" text:outline-level="3"><text:bookmark-start text:name="__RefHeading__166_204533229"/>« Vase gobelet monté »<text:bookmark-end text:name="__RefHeading__166_204533229"/></text:h>
      <text:p text:style-name="_5f_description">Manufacture royale de porcelaine de Sèvres, vers 1770.</text:p>
      <text:p text:style-name="P4">Porcelaine tendre, fond bleu « céleste », décor polychrome, rehauts d’or et bronze doré.</text:p>
      <text:p text:style-name="_5f_dimensions"><text:span text:style-name="T1">Dimensions :</text:span> haut. : 0,220 m ; long. : 0,140 m ; larg. : 0,080 m.</text:p>
      <text:p text:style-name="P4"><text:span text:style-name="T1">Marques :</text:span> impossibles à lire.</text:p>
      <text:p text:style-name="P4"><text:span text:style-name="T7">Localisation :</text:span><text:span text:style-name="T8"> </text:span></text:p>
      <text:p text:style-name="P4">Salle à manger.</text:p>
      <text:p text:style-name="_5f_inventaire">Inv. Steve 4739</text:p>
      <text:h text:style-name="P15" text:outline-level="3"><text:bookmark-start text:name="__RefHeading__168_204533229"/>« Vase gobelet monté »<text:bookmark-end text:name="__RefHeading__168_204533229"/></text:h>
      <text:p text:style-name="_5f_description">Manufacture royale de porcelaine de Sèvres, vers 1770.</text:p>
      <text:p text:style-name="P4">Porcelaine tendre, fond bleu « céleste », décor polychrome, rehauts d’or et bronze doré.</text:p>
      <text:p text:style-name="_5f_dimensions"><text:span text:style-name="T1">Dimensions :</text:span> haut. : 0,220 m ; long. : 0,140 m ; larg. : 0,080 m.</text:p>
      <text:p text:style-name="P4"><text:span text:style-name="T1">Marques :</text:span> impossibles à lire.</text:p>
      <text:p text:style-name="P4"><text:span text:style-name="T7">Localisation :</text:span><text:span text:style-name="T8"> </text:span></text:p>
      <text:p text:style-name="P4">Salle à manger.</text:p>
      <text:p text:style-name="P4"><text:span text:style-name="T7">Provenance :</text:span><text:span text:style-name="T8"> </text:span></text:p>
      <text:p text:style-name="P4">Coll. du baron Alphonse de Rothschild ; legs, en 1905, à Mme Maurice Ephrussi.</text:p>
      <text:p text:style-name="_5f_inventaire">Inv. Steve 4740</text:p>
      <text:h text:style-name="Heading_20_2" text:outline-level="2"><text:bookmark-start text:name="__RefHeading__170_204533229"/><text:soft-page-break/>Paire de vases « B de 1780 »<text:bookmark-end text:name="__RefHeading__170_204533229"/></text:h>
      <text:h text:style-name="Heading_20_3" text:outline-level="3"><text:bookmark-start text:name="__RefHeading__172_204533229"/>Vase « B de 1780 » <text:bookmark-end text:name="__RefHeading__172_204533229"/></text:h>
      <text:p text:style-name="_5f_description">Manufacture royale de porcelaine de Sèvres, vers 1777.</text:p>
      <text:p text:style-name="Standard">Porcelaine tendre, fond bleu « nouveau », décor polychrome et rehauts d’or.</text:p>
      <text:p text:style-name="_5f_dimensions">Dimensions : haut. (avec couvercle) : 0,400 m ; long. : 0,215 m (environ); socle : larg. : 0,102 ; long. : 0,100 m..</text:p>
      <text:p text:style-name="Standard">Marques : marques impossibles à lire ; marque de doreur : GI (Etienne-Gabriel Girard, actif de 1762 à 1800) ; marque en creux : IO.</text:p>
      <text:p text:style-name="Standard">Localisation : </text:p>
      <text:p text:style-name="Standard">Salle à manger.</text:p>
      <text:p text:style-name="_5f_inventaire">Inv. Steve 4740. </text:p>
      <text:h text:style-name="Heading_20_3" text:outline-level="3"><text:bookmark-start text:name="__RefHeading__174_204533229"/>Vase « B de 1780 »<text:bookmark-end text:name="__RefHeading__174_204533229"/></text:h>
      <text:p text:style-name="_5f_description">Manufacture royale de porcelaine de Sèvres, vers 1777.</text:p>
      <text:p text:style-name="Standard">Porcelaine tendre, fond bleu « nouveau », décor polychrome et rehauts d’or.</text:p>
      <text:p text:style-name="_5f_dimensions">Dimensions : haut. (avec couvercle) : 0,400 m ; long. : 0,215 m (environ); socle : larg. : 0,102 ; long. : 0,100 m..</text:p>
      <text:p text:style-name="Standard">Marques : marques impossibles à lire ; marque de doreur : GI (Etienne-Gabriel Girard, actif de 1762 à 1800) ; marque en creux : IO.</text:p>
      <text:p text:style-name="Standard">Localisation : </text:p>
      <text:p text:style-name="Standard">Salle à manger.</text:p>
      <text:p text:style-name="Standard">Provenance :</text:p>
      <text:p text:style-name="P1">Coll. de Louis XVI à Versailles ? Coll. de Ralph Bernal ; sa vente après décès, Christie’s Londres, du lundi 5 au vendredi 9 mars 1855, cat. n°600, repr. ; adjugé £ 900 à Sir A. de Rothschild ; Coll. du baron Alphonse de Rothschild, 1889 ; legs, en 1905, à Mme Maurice Ephrussi..</text:p>
      <text:p text:style-name="_5f_inventaire">Inv. Steve 4862. </text:p>
      <text:h text:style-name="Heading_20_2" text:outline-level="2"><text:bookmark-start text:name="__RefHeading__176_204533229"/><text:span text:style-name="T3">Garniture de trois </text:span><text:span text:style-name="T4">vases « des âges »</text:span><text:bookmark-end text:name="__RefHeading__176_204533229"/></text:h>
      <text:h text:style-name="P15" text:outline-level="3"><text:bookmark-start text:name="__RefHeading__22878_1657041517"/>Vase « des âges »<text:bookmark-end text:name="__RefHeading__22878_1657041517"/></text:h>
      <text:p text:style-name="_5f_description">Manufacture royale de porcelaine de Sèvres, 1779.</text:p>
      <text:p text:style-name="P4">Porcelaine tendre, fond vert, décor polychrome et rehauts d’or.</text:p>
      <text:p text:style-name="_5f_dimensions"><text:span text:style-name="T1">Dimensions :</text:span> haut. : 0,490 m ; larg. : 0,265 m ; larg. : 0,200 m. </text:p>
      <text:p text:style-name="P4"><text:span text:style-name="T1">Marques :</text:span> marque peinte en bleu, au double L ; absence de lettre-date ; marque de peintre ou de doreur : B (Jean-Pierre Boulanger, actif de 1754 à 1785) ; marque en creux difficile à lire.</text:p>
      <text:p text:style-name="P4"><text:span text:style-name="T7">Localisation :</text:span><text:span text:style-name="T8"> </text:span></text:p>
      <text:p text:style-name="P4">Salle à manger.</text:p>
      <text:p text:style-name="_5f_inventaire"><text:soft-page-break/>Inv. Steve 5057. </text:p>
      <text:h text:style-name="P15" text:outline-level="3"><text:bookmark-start text:name="__RefHeading__22880_1657041517"/>Vase « des âges »<text:bookmark-end text:name="__RefHeading__22880_1657041517"/></text:h>
      <text:p text:style-name="_5f_description">Manufacture royale de porcelaine de Sèvres, 1779.</text:p>
      <text:p text:style-name="P4">Porcelaine tendre, fond vert, décor polychrome et rehauts d’or.</text:p>
      <text:p text:style-name="_5f_dimensions"><text:span text:style-name="T1">Dimensions :</text:span> haut. : 0,430 m ; long. : 0,240 m ; larg. : 0,180 m. </text:p>
      <text:p text:style-name="P4"><text:span text:style-name="T1">Marques :</text:span> marque peinte en bleu, au double L ; absence de lettre-date ; marque de peintre ou de doreur : B (Jean-Pierre Boulanger, actif de 1754 à 1785) ; marque en creux difficile à lire.</text:p>
      <text:p text:style-name="P4"><text:span text:style-name="T7">Localisation :</text:span><text:span text:style-name="T8"> </text:span></text:p>
      <text:p text:style-name="P4">Salle à manger.</text:p>
      <text:p text:style-name="_5f_inventaire">Inv. Steve 4855</text:p>
      <text:h text:style-name="P15" text:outline-level="3"><text:bookmark-start text:name="__RefHeading__22882_1657041517"/>Vase « des âges »<text:bookmark-end text:name="__RefHeading__22882_1657041517"/></text:h>
      <text:p text:style-name="_5f_description">Manufacture royale de porcelaine de Sèvres, 1779.</text:p>
      <text:p text:style-name="P4">Porcelaine tendre, fond vert, décor polychrome et rehauts d’or.</text:p>
      <text:p text:style-name="_5f_dimensions"><text:span text:style-name="T1">Dimensions :</text:span> haut. : 0,430 m ; long. : 0,240 m ; larg. : 0,180 m. </text:p>
      <text:p text:style-name="P4"><text:span text:style-name="T1">Marques :</text:span> marque peinte en bleu, au double L ; absence de lettre-date ; marque de peintre ou de doreur : B (Jean-Pierre Boulanger, actif de 1754 à 1785) ; marque en creux difficile à lire.</text:p>
      <text:p text:style-name="P4"><text:span text:style-name="T7">Localisation :</text:span><text:span text:style-name="T8"> </text:span></text:p>
      <text:p text:style-name="P4">Salle à manger.</text:p>
      <text:p text:style-name="P5">Provenance :</text:p>
      <text:p text:style-name="P1">Pour le seul vase central : Coll. de Ralph Bernal ; sa vente après décès, Christie’s Londres, du lundi 5 au vendredi 9 mars 1855, cat. n°597, repr. ; adjugé £ 388,10 au marquis de Hertford ; legs à madame Oger ? </text:p>
      <text:p text:style-name="P1">Pour la réunion des trois vases: Coll. du baron Alphonse de Rothschild ; legs, en 1905, à Mme Maurice Ephrussi.</text:p>
      <text:p text:style-name="_5f_inventaire">Inv. Steve 4854</text:p>
      <text:h text:style-name="Heading_20_1" text:outline-level="1"><text:bookmark-start text:name="__RefHeading__178_204533229"/>Les pièces de déjeuners<text:bookmark-end text:name="__RefHeading__178_204533229"/></text:h>
      <text:h text:style-name="Heading_20_2" text:outline-level="2"><text:bookmark-start text:name="__RefHeading__180_204533229"/><text:span text:style-name="T4">Soucoupe </text:span><text:span text:style-name="T3">de </text:span><text:span text:style-name="T4">gobelet à « quatre pans ronds » </text:span><text:span text:style-name="T3">et </text:span><text:span text:style-name="T4">pot à sucre « quatre pans ronds »</text:span><text:bookmark-end text:name="__RefHeading__180_204533229"/></text:h>
      <text:h text:style-name="Heading_20_3" text:outline-level="3"><text:bookmark-start text:name="__RefHeading__22884_1657041517"/><text:span text:style-name="T4">Soucoupe </text:span><text:span text:style-name="T3">de </text:span><text:span text:style-name="T4">gobelet à « quatre pans ronds »</text:span><text:bookmark-end text:name="__RefHeading__22884_1657041517"/></text:h>
      <text:p text:style-name="_5f_description">Manufacture royale de porcelaine de Vincennes, vers 1752.</text:p>
      <text:p text:style-name="P4">Porcelaine tendre, fond blanc, décor polychrome et rehauts d’or.</text:p>
      <text:p text:style-name="_5f_dimensions"><text:span text:style-name="T1">Dimensions : </text:span>haut. : 0,030 m ; long. 0,141 m ; larg. : 0,133 m.</text:p>
      <text:p text:style-name="P4"><text:soft-page-break/><text:span text:style-name="T1">Marques :</text:span> marque peinte en bleu, au double L ; un point.</text:p>
      <text:p text:style-name="P4"><text:span text:style-name="T7">Localisation</text:span><text:span text:style-name="T1"> : </text:span></text:p>
      <text:p text:style-name="P4">Salle à manger.</text:p>
      <text:p text:style-name="_5f_inventaire">Inv. Steve 3576</text:p>
      <text:h text:style-name="P15" text:outline-level="3"><text:bookmark-start text:name="__RefHeading__22886_1657041517"/>Pot à sucre à « quatre pans ronds »<text:bookmark-end text:name="__RefHeading__22886_1657041517"/></text:h>
      <text:p text:style-name="_5f_description">Manufacture royale de porcelaine de Vincennes, vers 1752.</text:p>
      <text:p text:style-name="P4">Porcelaine tendre, fond blanc, décor polychrome et rehauts d’or.</text:p>
      <text:p text:style-name="_5f_dimensions"><text:span text:style-name="T1">Dimensions : </text:span>haut. : 0,088 m ; long. 0,094 m ; larg. : 0,087 m.</text:p>
      <text:p text:style-name="P4"><text:span text:style-name="T1">Marques :</text:span> marque peinte en bleu, au double L ; un point.</text:p>
      <text:p text:style-name="P4"><text:span text:style-name="T1">Étiquette : </text:span>Collée sous le pot à sucre, une étiquette fragmentaire de la coll. Chavagnac, composée des armoiries de la famille Chavagnac (de sable à quatre faces d’or accompagnées de trois roses de même rangées en chef) sommées d’une couronne de comte et accompagnées au-dessous du nom de Chavagnac.</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de Machault d’Arnouville ?; transmis par héritage ?; Coll. du comte Xavier de Chavagnac ; sa vente, à Paris, Hôtel Drouot, Salle 6, M<text:span text:style-name="T10">e</text:span> Henri Baudoin, du 19 au 21 juin 1911, cat. n° 233, non repr. ; adjugé 825 francs à Henri Stettiner ; Coll. de Mme Maurice Ephrussi.</text:p>
      <text:p text:style-name="_5f_inventaire">Inv. Steve 5361</text:p>
      <text:h text:style-name="Heading_20_2" text:outline-level="2"><text:bookmark-start text:name="__RefHeading__182_204533229"/><text:span text:style-name="T4">Soucoupe </text:span><text:span text:style-name="T3">de</text:span><text:span text:style-name="T4"> gobelet « Hébert »</text:span><text:bookmark-end text:name="__RefHeading__182_204533229"/></text:h>
      <text:p text:style-name="_5f_description">Manufacture royale de porcelaine de Vincennes, vers 1753.</text:p>
      <text:p text:style-name="P4">Porcelaine tendre, fond blanc, décor de camaïeu carmin et rehauts d’or.</text:p>
      <text:p text:style-name="_5f_dimensions"><text:span text:style-name="T1">Dimensions :</text:span> haut. : 0,024 m ; diam ; : 0,138 m.</text:p>
      <text:p text:style-name="P4"><text:span text:style-name="T1">Marques :</text:span> marques peintes en bleu, au double L ; marque au point ; marque de peintre : étoile (Antoine Caton, actif de 1749 à 1797) ; marque en creux : o.</text:p>
      <text:p text:style-name="P4"><text:span text:style-name="T7">Localisation</text:span><text:span text:style-name="T1"> : </text:span></text:p>
      <text:p text:style-name="P4">Réserves.</text:p>
      <text:p text:style-name="_5f_inventaire">Inv. Steve 3426</text:p>
      <text:h text:style-name="P13" text:outline-level="2"><text:bookmark-start text:name="__RefHeading__184_204533229"/>Théière « Calabre »<text:bookmark-end text:name="__RefHeading__184_204533229"/></text:h>
      <text:p text:style-name="_5f_description">Manufacture royale de porcelaine de Vincennes, vers 1753-1754.</text:p>
      <text:p text:style-name="P4">Porcelaine tendre, fond bleu « lapis », décor polychrome et rehauts d’or.</text:p>
      <text:p text:style-name="_5f_dimensions"><text:span text:style-name="T1">Dimensions : </text:span>haut. (a. c.) : 0,115 m ; haut. <text:span text:style-name="T15">(s. c.): 0,092 m ; long. : 0,160 m ; larg. : 0,110 m ; diam. </text:span>0,055 m.</text:p>
      <text:p text:style-name="P4"><text:soft-page-break/><text:span text:style-name="T1">Marques :</text:span> marque peinte en bleu, au double L, avec un point au centre ; absence de lettre-date ; marque de peintre : sigle de Mutel (actif de 1754 à 1759, de 1765 à 1767 et de 1771 à 1774).</text:p>
      <text:p text:style-name="P4"><text:span text:style-name="T7">Localisation</text:span><text:span text:style-name="T1"> : </text:span></text:p>
      <text:p text:style-name="P4">Salle à manger.</text:p>
      <text:p text:style-name="_5f_inventaire">Inv. Steve : 4866 ancien inventaire : 2375 A</text:p>
      <text:h text:style-name="P13" text:outline-level="2"><text:bookmark-start text:name="__RefHeading__186_204533229"/>Pot à sucre « Calabre » <text:bookmark-end text:name="__RefHeading__186_204533229"/></text:h>
      <text:p text:style-name="_5f_description">Manufacture royale de porcelaine de Vincennes, 1753-1754.</text:p>
      <text:p text:style-name="P4">Porcelaine tendre, fond blanc, décor de camaïeu carmin et rehauts d’or.</text:p>
      <text:p text:style-name="_5f_dimensions"><text:span text:style-name="T1">Dimensions :</text:span> haut. (s. c.): 0,070 m ; haut. <text:span text:style-name="T17">(a. c.) : 0,094 m ; diam. : 0,091 m. </text:span></text:p>
      <text:p text:style-name="P4"><text:span text:style-name="T1">Marques :</text:span> marques peintes en rose, au double L ; lettre-date a (1753-1754) ; marque de peintre : x (Philippe Secroix dit Xhrouuet père, actif de 1750 à 1775).</text:p>
      <text:p text:style-name="P4"><text:span text:style-name="T1">État :</text:span> la dorure est un peu passée.</text:p>
      <text:p text:style-name="P4"><text:span text:style-name="T7">Localisation :</text:span><text:span text:style-name="T8"> </text:span></text:p>
      <text:p text:style-name="P4">Salle à manger.</text:p>
      <text:p text:style-name="_5f_inventaire">Inv. Steve 5034</text:p>
      <text:h text:style-name="Heading_20_2" text:outline-level="2"><text:span text:style-name="T5">Déjeuner « en porte-huillier »</text:span><text:span text:style-name="T6"> comprenant un </text:span><text:span text:style-name="T5">plateau « en porte-huilier »</text:span><text:span text:style-name="T6">, un </text:span><text:span text:style-name="T5">gobelet « à la Reine »</text:span><text:span text:style-name="T6"> et un </text:span><text:span text:style-name="T5">pot du sucre « du Roy »</text:span><text:span text:style-name="T6"> :</text:span></text:h>
      <text:h text:style-name="Heading_20_3" text:outline-level="3"><text:bookmark-start text:name="__RefHeading__188_204533229"/><text:span text:style-name="T4">Plateau</text:span><text:span text:style-name="T3"> </text:span><text:span text:style-name="T4">« en porte-huillier »</text:span><text:bookmark-end text:name="__RefHeading__188_204533229"/></text:h>
      <text:p text:style-name="_5f_description">Manufacture royale de porcelaine de Vincennes, 1753-1754.</text:p>
      <text:p text:style-name="P4">Porcelaine tendre, fond bleu lapis, décor polychrome et rehauts d’or.</text:p>
      <text:p text:style-name="_5f_dimensions"><text:span text:style-name="T1">Dimensions : </text:span>haut. : 0,053 m ; long. : 0,272 m ; larg. 0,138 m.</text:p>
      <text:p text:style-name="P4"><text:span text:style-name="T1">Marques :</text:span> marque peinte en bleu, au double L ; lettre-date A (1753-1754) ; absence de marque de peintre ; marque en creux : æ.</text:p>
      <text:p text:style-name="P4"><text:span text:style-name="T7">Localisation</text:span><text:span text:style-name="T1"> : </text:span></text:p>
      <text:p text:style-name="P4">Salle à manger.</text:p>
      <text:p text:style-name="_5f_inventaire">Inv. Steve 4906</text:p>
      <text:h text:style-name="P15" text:outline-level="3"><text:bookmark-start text:name="__RefHeading__190_204533229"/>Gobelet « à la Reine »<text:bookmark-end text:name="__RefHeading__190_204533229"/></text:h>
      <text:p text:style-name="_5f_description">Manufacture royale de porcelaine de Vincennes, 1753-1754.</text:p>
      <text:p text:style-name="P4">Porcelaine tendre, fond bleu lapis, décor polychrome et rehauts d’or.</text:p>
      <text:p text:style-name="_5f_dimensions"><text:span text:style-name="T1">Dimensions : </text:span>haut. : 0,073 m ; diam. 0,075 m ; prof. : 0,095 m.</text:p>
      <text:p text:style-name="P4"><text:span text:style-name="T1">Marques :</text:span> marque peinte en bleu, au double L ; absence de lettre-date et de marque de peintre ; marque en creux : Do.</text:p>
      <text:p text:style-name="P4"><text:span text:style-name="T7">Localisation</text:span><text:span text:style-name="T1"> : </text:span></text:p>
      <text:p text:style-name="P4"><text:soft-page-break/>Salle à manger.</text:p>
      <text:p text:style-name="_5f_inventaire">Inv. Steve 4903</text:p>
      <text:h text:style-name="P15" text:outline-level="3"><text:bookmark-start text:name="__RefHeading__192_204533229"/>Pot à sucre « du Roy »<text:bookmark-end text:name="__RefHeading__192_204533229"/></text:h>
      <text:p text:style-name="_5f_description">Manufacture royale de porcelaine de Vincennes, 1753-1754.</text:p>
      <text:p text:style-name="P4">Porcelaine tendre, fond bleu lapis, décor polychrome et rehauts d’or.</text:p>
      <text:p text:style-name="_5f_dimensions"><text:span text:style-name="T1">Dimensions : </text:span>haut. (s. c.): 0,053 m ; diam. 0,081 m.</text:p>
      <text:p text:style-name="P4"><text:span text:style-name="T1">Marques :</text:span> marque peinte en bleu, au double L ; absence de lettre-date et de marque de peintre ; marque en creux : 4.</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de la marquise Turgot, vente après décès à Paris, Hôtel Drouot, Salle 8, M<text:span text:style-name="T10">e</text:span> Paul Chevallier, vendredi 1<text:span text:style-name="T10">er</text:span> et samedi 2 avril 1887, cat. n°23, non repr. <text:span text:style-name="T1">; </text:span>adjugé<text:span text:style-name="T1"> </text:span>720 francs à Kahn ; Anc. Coll. de Monsieur Rosenberg ; Coll. de M. X [Rosenberg], vente à Paris, Hôtel Drouot, Salle 1, M<text:span text:style-name="T10">e </text:span>Paul Chevallier, mardi 29 avril 1902, cat. n°109, non repr.; adjugé 1260 francs à Ephrussi ; Coll. de Mme Maurice Ephrussi.</text:p>
      <text:p text:style-name="_5f_inventaire">Inv. Steve 4909</text:p>
      <text:h text:style-name="Heading_20_2" text:outline-level="2"><text:bookmark-start text:name="__RefHeading__194_204533229"/><text:span text:style-name="T8">Soucoupe</text:span> de <text:span text:style-name="T8">gobelet « litron »</text:span><text:bookmark-end text:name="__RefHeading__194_204533229"/></text:h>
      <text:p text:style-name="_5f_description">Manufacture royale de porcelaine de Sèvres, 1754-1755.</text:p>
      <text:p text:style-name="P4">Porcelaine tendre, fond blanc, décor de camaïeu carmin et rehauts d’or.</text:p>
      <text:p text:style-name="_5f_dimensions"><text:span text:style-name="T1">Dimensions :</text:span> haut. : 0,032 m ; diam. : 0,141 m.</text:p>
      <text:p text:style-name="P4"><text:span text:style-name="T1">Marques :</text:span> marques peintes en bleu, au double L ; lettre-date B (1754-1755) ; marque de peintre : M (17) (Jean-Louis Morin, actif de 1754 à 1787).</text:p>
      <text:p text:style-name="P4"><text:span text:style-name="T7">Localisation :</text:span><text:span text:style-name="T8"> </text:span></text:p>
      <text:p text:style-name="P4">Réserves.</text:p>
      <text:p text:style-name="_5f_inventaire">Inv. Steve 4994</text:p>
      <text:h text:style-name="P13" text:outline-level="2"><text:bookmark-start text:name="__RefHeading__16364_1626123278"/>Gobelet « Hébert »<text:bookmark-end text:name="__RefHeading__16364_1626123278"/></text:h>
      <text:p text:style-name="_5f_description">Manufacture royale de porcelaine de Vincennes, 1754-1755.</text:p>
      <text:p text:style-name="P4">Porcelaine tendre, fond blanc, décor de camaïeu carmin et rehauts d’or.</text:p>
      <text:p text:style-name="_5f_dimensions"><text:span text:style-name="T1">Dimensions :</text:span> haut. : 0,064 m ; diam. : 0,077 m ; long. : 0,102 m. </text:p>
      <text:p text:style-name="P4"><text:span text:style-name="T1">Marques :</text:span> marques peintes en bleu, au double L ; lettre-date B (1754-1755) ; marque de peintre : sigle de Mutel (50) (actif de 1754 à 1759, de 1765 à 1767 et de 1771 à 1774) ; marques en creux : N (23) et 4 (48) ou G ( 11).</text:p>
      <text:p text:style-name="P4"><text:span text:style-name="T7">Localisation</text:span><text:span text:style-name="T1"> : </text:span></text:p>
      <text:p text:style-name="P4"><text:soft-page-break/>Salle à manger.</text:p>
      <text:p text:style-name="_5f_inventaire">Inv. Steve 3460</text:p>
      <text:h text:style-name="P13" text:outline-level="2"><text:bookmark-start text:name="__RefHeading__196_204533229"/>Gobelet « Bouret »<text:bookmark-end text:name="__RefHeading__196_204533229"/></text:h>
      <text:p text:style-name="_5f_description">Manufacture royale de porcelaine de Vincennes, 1754-1755.</text:p>
      <text:p text:style-name="P4">Porcelaine tendre, fond bleu « céleste », décor polychrome et rehauts d’or.</text:p>
      <text:p text:style-name="_5f_dimensions"><text:span text:style-name="T1">Dimensions : </text:span>haut. : 0,043 m ; diam. : 0,057 m.</text:p>
      <text:p text:style-name="P4"><text:span text:style-name="T1">Marques :</text:span> marque peinte en bleu, au double L ; lettre-date B (1754-1755) ; marque de peintre : N (peintre de fleurs non identifié, actif vers 1753-1755).</text:p>
      <text:p text:style-name="P4"><text:span text:style-name="T7">Localisation</text:span><text:span text:style-name="T1"> : </text:span></text:p>
      <text:p text:style-name="P4">Salle à manger.</text:p>
      <text:p text:style-name="_5f_inventaire">Inv. Steve 4735</text:p>
      <text:h text:style-name="Heading_20_2" text:outline-level="2"><text:bookmark-start text:name="__RefHeading__198_204533229"/><text:span text:style-name="T4">Gobelet  « à la Reine » </text:span><text:span text:style-name="T3">et sa</text:span><text:span text:style-name="T4"> soucoupe</text:span><text:bookmark-end text:name="__RefHeading__198_204533229"/></text:h>
      <text:h text:style-name="Heading_20_3" text:outline-level="3"><text:bookmark-start text:name="__RefHeading__200_204533229"/><text:span text:style-name="T4">Gobelet  « à la Reine » </text:span><text:span text:style-name="T3">et sa</text:span><text:span text:style-name="T4"> soucoupe</text:span><text:bookmark-end text:name="__RefHeading__200_204533229"/></text:h>
      <text:p text:style-name="_5f_description">Manufacture royale de porcelaine de Vincennes, 1754-1755.</text:p>
      <text:p text:style-name="P4">Porcelaine tendre, fond bleu céleste, décor polychrome et rehauts d’or.</text:p>
      <text:p text:style-name="_5f_dimensions"><text:span text:style-name="T1">Dimensions :</text:span> haut. : 0,082 m ; diam. : 0,086 m ; prof. : 0,112 m ;</text:p>
      <text:p text:style-name="P4"><text:span text:style-name="T1">Marques :</text:span> marque peinte en bleu, au double L ; lettre-date, partiellement effacée, B (1754-1755).</text:p>
      <text:p text:style-name="P4"><text:span text:style-name="T7">Localisation</text:span><text:span text:style-name="T1"> : </text:span></text:p>
      <text:p text:style-name="P4">Salle à manger.</text:p>
      <text:p text:style-name="_5f_inventaire">Inv. Steve 4767</text:p>
      <text:h text:style-name="P15" text:outline-level="3"><text:bookmark-start text:name="__RefHeading__202_204533229"/>Soucoupe<text:bookmark-end text:name="__RefHeading__202_204533229"/></text:h>
      <text:p text:style-name="_5f_description">Manufacture royale de porcelaine de Vincennes, 1754-1755.</text:p>
      <text:p text:style-name="P4">Porcelaine tendre, fond bleu céleste, décor polychrome et rehauts d’or.</text:p>
      <text:p text:style-name="_5f_dimensions"><text:span text:style-name="T1">Dimensions :</text:span> haut. : 0,038 m ; diam. : 0,157 m.</text:p>
      <text:p text:style-name="P4"><text:span text:style-name="T1">Marques :</text:span> marque peinte en bleu, au double L, très effacé et illisible ; absence de lettre-date et de marque de peintre ; marque en creux : 3.</text:p>
      <text:p text:style-name="P4"><text:span text:style-name="T7">Localisation</text:span><text:span text:style-name="T1"> : </text:span></text:p>
      <text:p text:style-name="P4">Salle à manger.</text:p>
      <text:p text:style-name="P5">Provenance : </text:p>
      <text:p text:style-name="P4">Coll. Henri Chasles ; sa vente après décès, à Paris, Hôtel Drouot, Salles 9 et 11, M<text:span text:style-name="T10">e</text:span> François Lair-Dubreuil, 9 au 18 décembre 1907, cat. n°251, non repr.:, adjugée 155 francs à Girard ; Coll. de Mme Maurice Ephrussi.</text:p>
      <text:p text:style-name="_5f_inventaire">Inv. Steve 4768</text:p>
      <text:h text:style-name="P13" text:outline-level="2"><text:bookmark-start text:name="__RefHeading__204_204533229"/><text:soft-page-break/>Pot à lait « Hébert »<text:bookmark-end text:name="__RefHeading__204_204533229"/></text:h>
      <text:p text:style-name="_5f_description">Manufacture royale de porcelaine de Vincennes, 1753-1754.</text:p>
      <text:p text:style-name="P4">Porcelaine tendre, fond bleu « lapis », décor en camaïeu carmin et rehauts d’or.</text:p>
      <text:p text:style-name="_5f_dimensions"><text:span text:style-name="T1">Dimensions : </text:span>haut. (a. c.) : 0,126 m ; haut. <text:span text:style-name="T15">(s. c.): 0,098 m ; long. : 0,110 m ; larg. : 0,080 m ; diam. </text:span>0,055 m.</text:p>
      <text:p text:style-name="P4"><text:span text:style-name="T1">Marques :</text:span> marque peinte en bleu, au double L ; lettre-date : B (1754-1755) ; marque de peintre : X (Philippe Secroix dit Xhrouuet père, actif de 1750 à 1775).</text:p>
      <text:p text:style-name="P4"><text:span text:style-name="T7">Localisation</text:span><text:span text:style-name="T1"> : </text:span></text:p>
      <text:p text:style-name="P4">Réserves.</text:p>
      <text:p text:style-name="_5f_inventaire">Inv. Steve 4905</text:p>
      <text:h text:style-name="P13" text:outline-level="2"><text:bookmark-start text:name="__RefHeading__206_204533229"/>Pot à sucre « Hébert »<text:bookmark-end text:name="__RefHeading__206_204533229"/></text:h>
      <text:p text:style-name="_5f_description">Manufacture royale de porcelaine de Vincennes, 1753-1754.</text:p>
      <text:p text:style-name="P4">Porcelaine tendre, fond bleu « lapis », décor en camaïeu bleu et rehauts d’or.</text:p>
      <text:p text:style-name="_5f_dimensions"><text:span text:style-name="T1">Dimensions : </text:span>haut. (a. c.) : 0,085 m ; haut. (s. c.): 0,056 m ; diam. 0,075 m.</text:p>
      <text:p text:style-name="P4"><text:span text:style-name="T1">Marques :</text:span> marque peinte en bleu, au double L ; lettre-date : B (1754-1755) ; marque de peintre : deux points (peintre non identifié) ; marque en creux : o.</text:p>
      <text:p text:style-name="P4"><text:span text:style-name="T7">Localisation</text:span><text:span text:style-name="T1"> : </text:span></text:p>
      <text:p text:style-name="P4">Salle à manger.</text:p>
      <text:p text:style-name="_5f_inventaire">Inv. Steve 4874</text:p>
      <text:h text:style-name="P13" text:outline-level="2"><text:bookmark-start text:name="__RefHeading__208_204533229"/>Pot à sucre « Hébert »<text:bookmark-end text:name="__RefHeading__208_204533229"/></text:h>
      <text:p text:style-name="_5f_description">Manufacture royale de porcelaine de Vincennes, 1753-1754.</text:p>
      <text:p text:style-name="P4">Porcelaine tendre, fond blanc, décor polychrome et rehauts d’or.</text:p>
      <text:p text:style-name="_5f_dimensions"><text:span text:style-name="T1">Dimensions : </text:span>haut. (a. c.) : 0,065 m ; haut. (s. c.): 0,045 m ; diam. 0,055 m.</text:p>
      <text:p text:style-name="P4"><text:span text:style-name="T1">Marques :</text:span> marque peinte en bleu, au double L ; lettre-date : B (1754-1755) ; marque de peintre : L (Denis Levé, actif de 1754 à 1793 et de 1795 à 1805) ; marque en creux : o.</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de Mme Camille Lelong ?; sa 2<text:span text:style-name="T10">ème</text:span> vente à Paris, Galerie Georges Petit, M<text:span text:style-name="T10">e</text:span> Paul Chevallier, du 11 au 13 mai 1903, cat. n°657, non repr. ; adjugé 270 francs à Henri Stettiner ; Coll. de Mme Maurice Ephrussi.</text:p>
      <text:p text:style-name="_5f_inventaire">Inv. Steve 1274</text:p>
      <text:h text:style-name="P13" text:outline-level="2"><text:bookmark-start text:name="__RefHeading__210_204533229"/><text:soft-page-break/>Pot à sucre « Calabre »<text:bookmark-end text:name="__RefHeading__210_204533229"/></text:h>
      <text:p text:style-name="_5f_description">Manufacture royale de porcelaine de Vincennes, 1753-1754.</text:p>
      <text:p text:style-name="P4">Porcelaine tendre, fond bleu « lapis », décor polychrome et rehauts d’or.</text:p>
      <text:p text:style-name="_5f_dimensions"><text:span text:style-name="T1">Dimensions : </text:span>haut. (s. c.): 0,070 m ; diam. 0,090 m.</text:p>
      <text:p text:style-name="P4"><text:span text:style-name="T1">Marques :</text:span> marque peinte en bleu, au double L ; lettre-date B (1754-1755) ; marque de peintre : sigle de Mutel (actif de 1754 à 1759, de 1765 à 1767 et de 1771 à 1774) ; marque en creux : o.</text:p>
      <text:p text:style-name="P4"><text:span text:style-name="T1">Autre marque :</text:span> trace de cachet en cire rouge, en dessous.</text:p>
      <text:p text:style-name="P4"><text:span text:style-name="T7">Localisation</text:span><text:span text:style-name="T1"> : </text:span></text:p>
      <text:p text:style-name="P4">Salle à manger.</text:p>
      <text:p text:style-name="_5f_inventaire">Inv. Steve 4873</text:p>
      <text:h text:style-name="P13" text:outline-level="2"><text:bookmark-start text:name="__RefHeading__212_204533229"/>Pot à sucre « à la Reine »<text:bookmark-end text:name="__RefHeading__212_204533229"/></text:h>
      <text:p text:style-name="_5f_description">Manufacture royale de porcelaine de Vincennes, vers 1753-1754.</text:p>
      <text:p text:style-name="P4">Porcelaine tendre, fond blanc, décor de camaïeu carmin et rehauts d’or.</text:p>
      <text:p text:style-name="_5f_dimensions"><text:span text:style-name="T1">Dimensions :</text:span> haut. (s. c.): 0,062 m ; haut. <text:span text:style-name="T17">(a. c.): 0,090 ; diam. : 0,110 m.</text:span></text:p>
      <text:p text:style-name="P4"><text:span text:style-name="T1">Marques :</text:span> marque peinte en bleu, au double L ; absence de lettre-date ; marque de peintre : sigle d’André-Vincent Vielliard père (actif de 1752 à 1790) ; autre marque : point.</text:p>
      <text:p text:style-name="P4"><text:span text:style-name="T7">Localisation :</text:span><text:span text:style-name="T8"> </text:span></text:p>
      <text:p text:style-name="P4">Salle à manger.</text:p>
      <text:p text:style-name="_5f_inventaire">Inv. Steve 4988</text:p>
      <text:h text:style-name="Heading_20_2" text:outline-level="2"><text:bookmark-start text:name="__RefHeading__214_204533229"/><text:span text:style-name="T4">Déjeuner « Hébert » </text:span><text:span text:style-name="T3">comprenant un</text:span><text:span text:style-name="T4"> plateau « Hébert »</text:span><text:span text:style-name="T3"> et un</text:span><text:span text:style-name="T4"> pot à lait « à trois pieds »</text:span><text:bookmark-end text:name="__RefHeading__214_204533229"/></text:h>
      <text:h text:style-name="P15" text:outline-level="3"><text:bookmark-start text:name="__RefHeading__216_204533229"/>Plateau « Hébert »<text:bookmark-end text:name="__RefHeading__216_204533229"/></text:h>
      <text:p text:style-name="_5f_description">Manufacture royale de porcelaine de Vincennes, 1754-1755.</text:p>
      <text:p text:style-name="P4">Porcelaine tendre, fond blanc, décor de camaïeu carmin et rehauts d’or.</text:p>
      <text:p text:style-name="_5f_dimensions"><text:span text:style-name="T1">Dimensions :</text:span> haut. : 0,033 m ; long. : 0,287 m ; larg ; : 0,230 m.</text:p>
      <text:p text:style-name="P4"><text:span text:style-name="T1">Marques :</text:span> marques peintes en bleu, au double L ; lettre-date B (1754-1755) ; marque de peintre : X (Philippe Secroix dit Xhrouuet père, actif de 1750 à 1775).</text:p>
      <text:p text:style-name="P4"><text:span text:style-name="T7">Localisation :</text:span><text:span text:style-name="T8"> </text:span></text:p>
      <text:p text:style-name="P4">Réserves.</text:p>
      <text:p text:style-name="_5f_inventaire">Inv. Steve 5000</text:p>
      <text:h text:style-name="P15" text:outline-level="3"><text:bookmark-start text:name="__RefHeading__218_204533229"/><text:soft-page-break/>Pot à lait « à trois pieds »<text:bookmark-end text:name="__RefHeading__218_204533229"/></text:h>
      <text:p text:style-name="_5f_description">Manufacture royale de porcelaine de Sèvres, 1754-1755.</text:p>
      <text:p text:style-name="P4">Porcelaine tendre, fond blanc, décor de camaïeu carmin et rehauts d’or.</text:p>
      <text:p text:style-name="_5f_dimensions"><text:span text:style-name="T1">Dimensions :</text:span> haut. : 0,094 m ; long. : 0,110 m ; larg ; : 0,078 m.</text:p>
      <text:p text:style-name="P4"><text:span text:style-name="T1">Marques :</text:span> marques peintes en bleu, au double L ; lettre-date B (1754-1755) ; marques de peintres : X (Philippe Secroix dit Xhrouuet père, actif de 1750 à 1775).</text:p>
      <text:p text:style-name="P4"><text:span text:style-name="T7">Localisation :</text:span><text:span text:style-name="T8"> </text:span></text:p>
      <text:p text:style-name="P4">Salle à manger.</text:p>
      <text:p text:style-name="_5f_inventaire">Inv. Steve 3417</text:p>
      <text:h text:style-name="Heading_20_2" text:outline-level="2"><text:bookmark-start text:name="__RefHeading__220_204533229"/><text:span text:style-name="T4">Plateau</text:span><text:span text:style-name="T3"> </text:span><text:span text:style-name="T4">« en porte-huillier »</text:span><text:bookmark-end text:name="__RefHeading__220_204533229"/></text:h>
      <text:p text:style-name="_5f_description">Manufacture royale de porcelaine de Vincennes, vers 1754.</text:p>
      <text:p text:style-name="P4">Porcelaine tendre, fond bleu céleste, décor polychrome et rehauts d’or.</text:p>
      <text:p text:style-name="_5f_dimensions"><text:span text:style-name="T1">Dimensions : </text:span>haut. : 0,049 m ; long. : 0,277 m ; larg. 0,138 m.</text:p>
      <text:p text:style-name="P4"><text:span text:style-name="T1">Marques :</text:span> marque peinte en bleu, au double L ; absence de lettre-date et de marque de peintre.</text:p>
      <text:p text:style-name="P4"><text:span text:style-name="T7">Localisation</text:span><text:span text:style-name="T1"> : </text:span></text:p>
      <text:p text:style-name="P4">Salle à manger.</text:p>
      <text:p text:style-name="_5f_inventaire">Inv. Steve 4733.<text:span text:style-name="T18">4994</text:span></text:p>
      <text:p text:style-name="_5f_inventaire"/>
      <text:h text:style-name="Heading_20_2" text:outline-level="2"><text:bookmark-start text:name="__RefHeading__222_204533229"/><text:span text:style-name="T4">Gobelet « couvert »</text:span><text:span text:style-name="T3"> et sa </text:span><text:span text:style-name="T4">soucoupe</text:span><text:bookmark-end text:name="__RefHeading__222_204533229"/></text:h>
      <text:h text:style-name="P15" text:outline-level="3"><text:bookmark-start text:name="__RefHeading__22888_1657041517"/>Gobelet « couvert »<text:bookmark-end text:name="__RefHeading__22888_1657041517"/></text:h>
      <text:p text:style-name="_5f_description">Manufacture royale de porcelaine de Vincennes, 1755-1756.</text:p>
      <text:p text:style-name="P4">Porcelaine tendre, fond blanc, décor de camaïeu carmin et rehauts d’or.</text:p>
      <text:p text:style-name="_5f_dimensions"><text:span text:style-name="T1">Dimensions :</text:span> haut. : 0,068 m ; diam. : 0,069 m ; long. : 0,092 m. </text:p>
      <text:p text:style-name="P4"><text:span text:style-name="T1">Marques :</text:span> marques peintes en bleu, au double L ; lettre-date C (1755-1756) ; absence de marque de peintre ; marque en creux : TBa ou Tba.</text:p>
      <text:p text:style-name="P4"><text:span text:style-name="T7">Localisation :</text:span><text:span text:style-name="T8"> </text:span></text:p>
      <text:p text:style-name="P4">Salle à manger.</text:p>
      <text:p text:style-name="_5f_inventaire">Inv. Steve 3456</text:p>
      <text:h text:style-name="P15" text:outline-level="3"><text:bookmark-start text:name="__RefHeading__22890_1657041517"/>Soucoupe<text:bookmark-end text:name="__RefHeading__22890_1657041517"/></text:h>
      <text:p text:style-name="_5f_description">Manufacture royale de porcelaine de Vincennes, 1755-1756.</text:p>
      <text:p text:style-name="P4">Porcelaine tendre, fond blanc, décor de camaïeu carmin et rehauts d’or.</text:p>
      <text:p text:style-name="_5f_dimensions"><text:span text:style-name="T1">Dimensions :</text:span> haut. : 0,033 m ; diam. : 0,135 m.</text:p>
      <text:p text:style-name="P4"><text:soft-page-break/><text:span text:style-name="T1">Marques :</text:span> marques peintes en bleu, au double L ; lettre-date C (1755-1756) ; marque de peintre : croix (Philippe Secroix dit Xhrouuet père, actif de 1750-1775). </text:p>
      <text:p text:style-name="P4"><text:span text:style-name="T7">Localisation :</text:span><text:span text:style-name="T8"> </text:span></text:p>
      <text:p text:style-name="P4">Réserves.</text:p>
      <text:p text:style-name="_5f_inventaire">Inv. Steve 3457</text:p>
      <text:h text:style-name="P13" text:outline-level="2"><text:bookmark-start text:name="__RefHeading__224_204533229"/>Pot à sucre « Bouret »<text:bookmark-end text:name="__RefHeading__224_204533229"/></text:h>
      <text:p text:style-name="_5f_description">Manufacture royale de porcelaine de Sèvres, 1755-1756.</text:p>
      <text:p text:style-name="P4">Porcelaine tendre, fond blanc, décor de camaïeu carmin et rehauts d’or.</text:p>
      <text:p text:style-name="_5f_dimensions"><text:span text:style-name="T1">Dimensions :</text:span> haut. (a. c.): 0,083 m ; haut. (s. c.): 0,076 m ; diam. : 0,076 m.</text:p>
      <text:p text:style-name="P4"><text:span text:style-name="T1">Marques :</text:span> marques peintes en bleu, au double L ; lettre-date C (1755-1756) ; absence de marque de peintre ; marque en creux : une croix.</text:p>
      <text:p text:style-name="P4"><text:span text:style-name="T1">État :</text:span> la prise du couvercle a disparu.</text:p>
      <text:p text:style-name="P4"><text:span text:style-name="T7">Localisation :</text:span><text:span text:style-name="T8"> </text:span></text:p>
      <text:p text:style-name="P4">Réserves.</text:p>
      <text:p text:style-name="_5f_inventaire">Inv. Steve 3414</text:p>
      <text:h text:style-name="P13" text:outline-level="2"><text:bookmark-start text:name="__RefHeading__226_204533229"/>Gobelet « couvert »<text:bookmark-end text:name="__RefHeading__226_204533229"/></text:h>
      <text:p text:style-name="_5f_description">Manufacture royale de porcelaine de Sèvres, vers 1756 ?</text:p>
      <text:p text:style-name="P4">Porcelaine tendre, fond blanc, décor de camaïeu carmin et rehauts d’or.</text:p>
      <text:p text:style-name="_5f_dimensions"><text:span text:style-name="T1">Dimensions :</text:span> haut. : 0,068 m ; diam. : 0,066 m ; long. : 0,088 m. </text:p>
      <text:p text:style-name="P4"><text:span text:style-name="T1">Marques :</text:span> marques peintes en bleu, au double L ; absence de lettre-date ; marque de peintre : sigle d’un peintre d’oiseaux, actif de 1753 à 1761, non identifié ; marque en creux : T.</text:p>
      <text:p text:style-name="P4"><text:span text:style-name="T7">Localisation :</text:span><text:span text:style-name="T8"> </text:span></text:p>
      <text:p text:style-name="P4">Salle à manger.</text:p>
      <text:p text:style-name="_5f_inventaire">Inv. Steve 3435</text:p>
      <text:h text:style-name="Heading_20_2" text:outline-level="2"><text:bookmark-start text:name="__RefHeading__228_204533229"/><text:span text:style-name="T4">Déjeuner à tiroir à pieds </text:span><text:span text:style-name="T3">comprenant un</text:span><text:span text:style-name="T4"> plateau</text:span><text:span text:style-name="T3"> «  </text:span><text:span text:style-name="T4">à tiroir à pieds », </text:span><text:span text:style-name="T3">un</text:span><text:span text:style-name="T4"> pot à lait à trois pieds, </text:span><text:span text:style-name="T3">un</text:span><text:span text:style-name="T4"> pot à sucre « Calabre », </text:span><text:span text:style-name="T3">un </text:span><text:span text:style-name="T4">gobelet « Bouillard » </text:span><text:span text:style-name="T3">et</text:span><text:span text:style-name="T4"> sa soucoupe</text:span><text:bookmark-end text:name="__RefHeading__228_204533229"/></text:h>
      <text:h text:style-name="Heading_20_3" text:outline-level="3"><text:bookmark-start text:name="__RefHeading__230_204533229"/><text:span text:style-name="T4">Plateau</text:span><text:span text:style-name="T3"> </text:span><text:span text:style-name="T4">« à tiroir à pieds »</text:span><text:bookmark-end text:name="__RefHeading__230_204533229"/></text:h>
      <text:p text:style-name="_5f_description">Manufacture royale de porcelaine de Vincennes, vers 1755-1756 ?</text:p>
      <text:p text:style-name="P4">Porcelaine tendre, fond blanc, décor de camaïeu carmin et rehauts d’or.</text:p>
      <text:p text:style-name="_5f_dimensions"><text:span text:style-name="T1">Dimensions :</text:span> plateau : haut. : 0,028 m; long. : 0,178 m ; larg. : 0,126 m.</text:p>
      <text:p text:style-name="P4"><text:soft-page-break/><text:span text:style-name="T1">Marques :</text:span> marques peintes en bleu, au double L ; absence de lettre-date et de marque de peintre ; marques en creux : Gu.</text:p>
      <text:p text:style-name="P4"><text:span text:style-name="T7">Localisation :</text:span><text:span text:style-name="T8"> </text:span></text:p>
      <text:p text:style-name="P4">Salle à manger.</text:p>
      <text:p text:style-name="_5f_inventaire">Inv. Steve. 4982</text:p>
      <text:h text:style-name="P15" text:outline-level="3"><text:bookmark-start text:name="__RefHeading__232_204533229"/>Pot à lait « à trois pieds »<text:bookmark-end text:name="__RefHeading__232_204533229"/></text:h>
      <text:p text:style-name="_5f_description">Manufacture royale de porcelaine de Vincennes, vers 1755-1756 ?</text:p>
      <text:p text:style-name="P4">Porcelaine tendre, fond blanc, décor de camaïeu carmin et rehauts d’or.</text:p>
      <text:p text:style-name="_5f_dimensions"><text:span text:style-name="T2">Dimensions :</text:span><text:span text:style-name="T14">  Haut : 8 Long : 8 Prof : 13</text:span></text:p>
      <text:p text:style-name="P4"><text:span text:style-name="T1">Marques :</text:span> marques peintes en bleu, au double L ; absence de lettre-date et de marque de peintre.</text:p>
      <text:p text:style-name="P4"><text:span text:style-name="T7">Localisation :</text:span><text:span text:style-name="T8"> </text:span></text:p>
      <text:p text:style-name="P4">Salle à manger.</text:p>
      <text:p text:style-name="_5f_inventaire">Inv. Steve 4983</text:p>
      <text:h text:style-name="P15" text:outline-level="3"><text:bookmark-start text:name="__RefHeading__234_204533229"/>Pot à sucre « Calabre »<text:bookmark-end text:name="__RefHeading__234_204533229"/></text:h>
      <text:p text:style-name="_5f_description">Manufacture royale de porcelaine de Vincennes, vers 1755-1756 ?</text:p>
      <text:p text:style-name="P4">Porcelaine tendre, fond blanc, décor de camaïeu carmin et rehauts d’or.</text:p>
      <text:p text:style-name="_5f_dimensions"><text:span text:style-name="T1">Dimensions :</text:span> haut. (sans couvercle): 0,050 m ; haut. (avec couvercle) : 0,070 m ; diam. : 0,060 m.</text:p>
      <text:p text:style-name="P4"><text:span text:style-name="T1">Marques :</text:span> marques peintes en bleu, au double L ; absence de lettre-date et de marque de peintre ; marques en creux : m (22).</text:p>
      <text:p text:style-name="P4"><text:span text:style-name="T7">Localisation :</text:span><text:span text:style-name="T8"> </text:span></text:p>
      <text:p text:style-name="P4">Salle à manger.</text:p>
      <text:p text:style-name="_5f_inventaire">Inv. Steve 4984</text:p>
      <text:h text:style-name="P15" text:outline-level="3"><text:bookmark-start text:name="__RefHeading__236_204533229"/>Gobelet « Bouillard »<text:bookmark-end text:name="__RefHeading__236_204533229"/></text:h>
      <text:p text:style-name="_5f_description">Manufacture royale de porcelaine de Vincennes, vers 1755-1756 ?</text:p>
      <text:p text:style-name="P4">Porcelaine tendre, fond blanc, décor de camaïeu carmin et rehauts d’or.</text:p>
      <text:p text:style-name="_5f_dimensions"><text:span text:style-name="T1">Dimensions :</text:span> haut. : 0,042 m ; diam ; : 0,056 m ; long ; : 0,072 m ;</text:p>
      <text:p text:style-name="P4"><text:span text:style-name="T1">Marques :</text:span> marques peintes en bleu, au double L ; absence de lettre-date et de marque de peintre ; marques en creux : JB (17).</text:p>
      <text:p text:style-name="P4"><text:span text:style-name="T7">Localisation :</text:span><text:span text:style-name="T8"> </text:span></text:p>
      <text:p text:style-name="P4">Salle à manger.</text:p>
      <text:p text:style-name="_5f_inventaire">Inv. Steve. 4989</text:p>
      <text:h text:style-name="P15" text:outline-level="3"><text:bookmark-start text:name="__RefHeading__238_204533229"/>Soucoupe.<text:bookmark-end text:name="__RefHeading__238_204533229"/></text:h>
      <text:p text:style-name="_5f_description">Manufacture royale de porcelaine de Vincennes, vers 1755-1756 ?</text:p>
      <text:p text:style-name="P4">Porcelaine tendre, fond blanc, décor de camaïeu carmin et rehauts d’or.</text:p>
      <text:p text:style-name="_5f_dimensions"><text:span text:style-name="T1">Dimensions :</text:span> haut ; : 0,024 m ; diam ; : 0 ,096 m.</text:p>
      <text:p text:style-name="P4"><text:soft-page-break/><text:span text:style-name="T1">Marques :</text:span> marques peintes en bleu, au double L ; absence de lettre-date et de marque de peintre ; marques en creux : S inversé.</text:p>
      <text:p text:style-name="P4"><text:span text:style-name="T7">Localisation :</text:span><text:span text:style-name="T8"> </text:span></text:p>
      <text:p text:style-name="P4">Salle à manger.</text:p>
      <text:p text:style-name="_5f_inventaire">Inv. Steve. 4990</text:p>
      <text:h text:style-name="Heading_20_2" text:outline-level="2"><text:bookmark-start text:name="__RefHeading__240_204533229"/><text:span text:style-name="T3">Cinq</text:span><text:span text:style-name="T4"> gobelets « litron » </text:span><text:span text:style-name="T3">et</text:span><text:span text:style-name="T4"> </text:span><text:span text:style-name="T3">cinq</text:span><text:span text:style-name="T4"> soucoupes</text:span><text:bookmark-end text:name="__RefHeading__240_204533229"/></text:h>
      <text:h text:style-name="P15" text:outline-level="3"><text:bookmark-start text:name="__RefHeading__22892_1657041517"/>Gobelet « litron »<text:bookmark-end text:name="__RefHeading__22892_1657041517"/></text:h>
      <text:p text:style-name="_5f_description">Manufacture royale de porcelaine de Sèvres, 1756-1757.</text:p>
      <text:p text:style-name="P4">Porcelaine tendre, fond blanc, décor de camaïeu carmin et rehauts d’or.</text:p>
      <text:p text:style-name="_5f_dimensions"><text:span text:style-name="T1">Dimensions :</text:span> haut. : 0,068 m ; long. : 0,089 m ; diam. : 0,066 m.</text:p>
      <text:p text:style-name="P4"><text:span text:style-name="T1">Marques :</text:span> marques peintes en bleu, au double L ; lettre-date D (1756-1757) ; absence de marque de peintre ; marque en creux : oo et M.</text:p>
      <text:p text:style-name="P4"><text:span text:style-name="T7">Localisation :</text:span><text:span text:style-name="T8"> </text:span></text:p>
      <text:p text:style-name="P4">Salle à manger.</text:p>
      <text:p text:style-name="_5f_inventaire">Inv. Steve 3430</text:p>
      <text:h text:style-name="P17" text:outline-level="3"><text:bookmark-start text:name="__RefHeading__22894_1657041517"/>Gobelet « litron »<text:bookmark-end text:name="__RefHeading__22894_1657041517"/></text:h>
      <text:p text:style-name="_5f_description">Manufacture royale de porcelaine de Sèvres, 1756-1757.</text:p>
      <text:p text:style-name="P4">Porcelaine tendre, fond blanc, décor de camaïeu carmin et rehauts d’or.</text:p>
      <text:p text:style-name="_5f_dimensions"><text:span text:style-name="T1">Dimensions :</text:span> haut. : 0,068 m ; long. : 0,089 m ; diam. : 0,066 m.</text:p>
      <text:p text:style-name="P4"><text:span text:style-name="T1">Marques :</text:span> marques peintes en bleu, au double L ; lettre-date D (1756-1757) ; absence de marque de peintre ; marque en creux : 4.</text:p>
      <text:p text:style-name="P4"><text:span text:style-name="T7">Localisation :</text:span><text:span text:style-name="T8"> </text:span></text:p>
      <text:p text:style-name="P4">Salle à manger.</text:p>
      <text:p text:style-name="_5f_inventaire">Inv. Steve 3431</text:p>
      <text:h text:style-name="P17" text:outline-level="3"><text:bookmark-start text:name="__RefHeading__22896_1657041517"/>Gobelet « litron »<text:bookmark-end text:name="__RefHeading__22896_1657041517"/></text:h>
      <text:p text:style-name="_5f_description">Manufacture royale de porcelaine de Sèvres, 1756-1757.</text:p>
      <text:p text:style-name="P4">Porcelaine tendre, fond blanc, décor de camaïeu carmin et rehauts d’or.</text:p>
      <text:p text:style-name="_5f_dimensions"><text:span text:style-name="T1">Dimensions :</text:span> haut. : 0,068 m ; long. : 0,089 m ; diam. : 0,066 m.</text:p>
      <text:p text:style-name="P4"><text:span text:style-name="T1">Marques :</text:span> marques peintes en bleu, au double L ; lettre-date D (1756-1757) ; absence de marque de peintre ; marque en creux : 4.</text:p>
      <text:p text:style-name="P4"><text:span text:style-name="T7">Localisation :</text:span><text:span text:style-name="T8"> </text:span></text:p>
      <text:p text:style-name="P4">Salle à manger.</text:p>
      <text:p text:style-name="_5f_inventaire">Inv. Steve 3432</text:p>
      <text:h text:style-name="P17" text:outline-level="3"><text:bookmark-start text:name="__RefHeading__22898_1657041517"/><text:soft-page-break/>Gobelet « litron »<text:bookmark-end text:name="__RefHeading__22898_1657041517"/></text:h>
      <text:p text:style-name="_5f_description">Manufacture royale de porcelaine de Sèvres, 1756-1757.</text:p>
      <text:p text:style-name="P4">Porcelaine tendre, fond blanc, décor de camaïeu carmin et rehauts d’or.</text:p>
      <text:p text:style-name="_5f_dimensions"><text:span text:style-name="T1">Dimensions :</text:span> haut. : 0,068 m ; long. : 0,089 m ; diam. : 0,066 m.</text:p>
      <text:p text:style-name="P4"><text:span text:style-name="T1">Marques :</text:span> marques peintes en bleu, au double L ; lettre-date D (1756-1757) ; absence de marque de peintre ; marque en creux : 4 ou h et aa.</text:p>
      <text:p text:style-name="P4"><text:span text:style-name="T7">Localisation :</text:span><text:span text:style-name="T8"> </text:span></text:p>
      <text:p text:style-name="P4">Salle à manger.</text:p>
      <text:p text:style-name="_5f_inventaire">Inv. Steve 3433</text:p>
      <text:h text:style-name="P17" text:outline-level="3"><text:bookmark-start text:name="__RefHeading__22900_1657041517"/>Gobelet « litron »<text:bookmark-end text:name="__RefHeading__22900_1657041517"/></text:h>
      <text:p text:style-name="_5f_description">Manufacture royale de porcelaine de Sèvres, 1756-1757.</text:p>
      <text:p text:style-name="P4">Porcelaine tendre, fond blanc, décor de camaïeu carmin et rehauts d’or.</text:p>
      <text:p text:style-name="_5f_dimensions"><text:span text:style-name="T1">Dimensions :</text:span> haut. : 0,068 m ; long. : 0,089 m ; diam. : 0,066 m.</text:p>
      <text:p text:style-name="P4"><text:span text:style-name="T1">Marques :</text:span> marques peintes en bleu, au double L ; lettre-date D (1756-1757) ; absence de marque de peintre ; marque en creux : j ou 4.</text:p>
      <text:p text:style-name="P4"><text:span text:style-name="T7">Localisation :</text:span><text:span text:style-name="T8"> </text:span></text:p>
      <text:p text:style-name="P4">Salle à manger.</text:p>
      <text:p text:style-name="_5f_inventaire">Inv. Steve 3434</text:p>
      <text:h text:style-name="P17" text:outline-level="3"><text:bookmark-start text:name="__RefHeading__22902_1657041517"/>Soucoupe<text:bookmark-end text:name="__RefHeading__22902_1657041517"/></text:h>
      <text:p text:style-name="_5f_description">Manufacture royale de porcelaine de Sèvres, 1756-1757.</text:p>
      <text:p text:style-name="P4">Porcelaine tendre, fond blanc, décor de camaïeu carmin et rehauts d’or.</text:p>
      <text:p text:style-name="_5f_dimensions"><text:span text:style-name="T1">Dimensions :</text:span> haut. : 0,030 m ; diam. : 0,140 m.</text:p>
      <text:p text:style-name="P4"><text:span text:style-name="T1">Marques :</text:span> marques peintes en bleu, au double L ; lettre-date D (1756-1757) ; absence de marque de peintre ; marque en creux : 46.</text:p>
      <text:p text:style-name="P4"><text:span text:style-name="T7">Localisation :</text:span><text:span text:style-name="T8"> </text:span></text:p>
      <text:p text:style-name="P4">Salle à manger.</text:p>
      <text:p text:style-name="_5f_inventaire">Inv. Steve 3419</text:p>
      <text:h text:style-name="P17" text:outline-level="3"><text:bookmark-start text:name="__RefHeading__22904_1657041517"/>Soucoupe<text:bookmark-end text:name="__RefHeading__22904_1657041517"/></text:h>
      <text:p text:style-name="_5f_description">Manufacture royale de porcelaine de Sèvres, 1756-1757.</text:p>
      <text:p text:style-name="P4">Porcelaine tendre, fond blanc, décor de camaïeu carmin et rehauts d’or.</text:p>
      <text:p text:style-name="_5f_dimensions"><text:span text:style-name="T1">Dimensions :</text:span> haut. : 0,030 m ; diam. : 0,140 m.</text:p>
      <text:p text:style-name="P4"><text:span text:style-name="T1">Marques :</text:span> marques peintes en bleu, au double L ; lettre-date D (1756-1757) ; absence de marque de peintre ; marque en creux : 44.</text:p>
      <text:p text:style-name="P4"><text:span text:style-name="T7">Localisation :</text:span><text:span text:style-name="T8"> </text:span></text:p>
      <text:p text:style-name="P4">Salle à manger.</text:p>
      <text:p text:style-name="_5f_inventaire">Inv. Steve 3420</text:p>
      <text:h text:style-name="P17" text:outline-level="3"><text:bookmark-start text:name="__RefHeading__22906_1657041517"/><text:soft-page-break/>Soucoupe<text:bookmark-end text:name="__RefHeading__22906_1657041517"/></text:h>
      <text:p text:style-name="_5f_description">Manufacture royale de porcelaine de Sèvres, 1756-1757.</text:p>
      <text:p text:style-name="P4">Porcelaine tendre, fond blanc, décor de camaïeu carmin et rehauts d’or.</text:p>
      <text:p text:style-name="_5f_dimensions"><text:span text:style-name="T1">Dimensions :</text:span> haut. : 0,030 m ; diam. : 0,140 m.</text:p>
      <text:p text:style-name="P4"><text:span text:style-name="T1">Marques :</text:span> marques peintes en bleu, au double L ; lettre-date D (1756-1757) ; absence de marque de peintre ; marque en creux : 44.</text:p>
      <text:p text:style-name="P4"><text:span text:style-name="T7">Localisation :</text:span><text:span text:style-name="T8"> </text:span></text:p>
      <text:p text:style-name="P4">Salle à manger.</text:p>
      <text:p text:style-name="_5f_inventaire">Inv. Steve 3422</text:p>
      <text:h text:style-name="P17" text:outline-level="3"><text:bookmark-start text:name="__RefHeading__22908_1657041517"/>Soucoupe<text:bookmark-end text:name="__RefHeading__22908_1657041517"/></text:h>
      <text:p text:style-name="_5f_description">Manufacture royale de porcelaine de Sèvres, 1756-1757.</text:p>
      <text:p text:style-name="P4">Porcelaine tendre, fond blanc, décor de camaïeu carmin et rehauts d’or.</text:p>
      <text:p text:style-name="_5f_dimensions"><text:span text:style-name="T1">Dimensions :</text:span> haut. : 0,030 m ; diam. : 0,140 m.</text:p>
      <text:p text:style-name="P4"><text:span text:style-name="T1">Marques :</text:span> marques peintes en bleu, au double L ; lettre-date D (1756-1757) ; absence de marque de peintre ; marque en creux : 41.</text:p>
      <text:p text:style-name="P4"><text:span text:style-name="T7">Localisation :</text:span><text:span text:style-name="T8"> </text:span></text:p>
      <text:p text:style-name="P4">Salle à manger.</text:p>
      <text:p text:style-name="_5f_inventaire">Inv. Steve 3423</text:p>
      <text:h text:style-name="P17" text:outline-level="3"><text:bookmark-start text:name="__RefHeading__22910_1657041517"/>Soucoupe<text:bookmark-end text:name="__RefHeading__22910_1657041517"/></text:h>
      <text:p text:style-name="_5f_description">Manufacture royale de porcelaine de Sèvres, 1756-1757.</text:p>
      <text:p text:style-name="P4">Porcelaine tendre, fond blanc, décor de camaïeu carmin et rehauts d’or.</text:p>
      <text:p text:style-name="_5f_dimensions"><text:span text:style-name="T1">Dimensions :</text:span> haut. : 0,030 m ; diam. : 0,140 m.</text:p>
      <text:p text:style-name="P4"><text:span text:style-name="T1">Marques :</text:span> marques peintes en rose, au double L ; lettre-date D (1756-1757) ; marque de peintre : sigle de Charles Buteux l’aîné, père (actif de 1756 à 1782).</text:p>
      <text:p text:style-name="P4"><text:span text:style-name="T7">Localisation :</text:span><text:span text:style-name="T8"> </text:span></text:p>
      <text:p text:style-name="P4">Réserves.</text:p>
      <text:p text:style-name="_5f_inventaire">Inv. Steve 3424</text:p>
      <text:h text:style-name="Heading_20_2" text:outline-level="2"><text:bookmark-start text:name="__RefHeading__242_204533229"/><text:span text:style-name="T4">Gobelet « Bouillard »</text:span><text:span text:style-name="T3"> et sa</text:span><text:span text:style-name="T4"> soucoupe</text:span><text:bookmark-end text:name="__RefHeading__242_204533229"/></text:h>
      <text:h text:style-name="P15" text:outline-level="3"><text:bookmark-start text:name="__RefHeading__22912_1657041517"/>Gobelet « litron »<text:bookmark-end text:name="__RefHeading__22912_1657041517"/></text:h>
      <text:p text:style-name="_5f_description">Manufacture royale de porcelaine de Sèvres, 1756-1757.</text:p>
      <text:p text:style-name="P4">Porcelaine tendre, fond blanc, décor de camaïeu carmin et rehauts d’or.</text:p>
      <text:p text:style-name="_5f_dimensions"><text:span text:style-name="T1">Dimensions :</text:span> haut. : 0,060 m ; diam. : 0,070 m ; long. : 0,095 m ; </text:p>
      <text:p text:style-name="P4"><text:span text:style-name="T1">Marques :</text:span> marques peintes en bleu, au double L ; lettre-date D (1756-1757); marque de peintre : sigle de Jean-Charles Sioux l’aîné (actif de 1752 à 1792).</text:p>
      <text:p text:style-name="P4"><text:soft-page-break/><text:span text:style-name="T7">Localisation</text:span><text:span text:style-name="T1"> : </text:span></text:p>
      <text:p text:style-name="P4">Réserves.</text:p>
      <text:p text:style-name="_5f_inventaire">Inv. Steve 3409</text:p>
      <text:h text:style-name="P15" text:outline-level="3"><text:bookmark-start text:name="__RefHeading__22914_1657041517"/>Soucoupe<text:bookmark-end text:name="__RefHeading__22914_1657041517"/></text:h>
      <text:p text:style-name="_5f_description">Manufacture royale de porcelaine de Sèvres, 1756-1757.</text:p>
      <text:p text:style-name="P4">Porcelaine tendre, fond blanc, décor de camaïeu carmin et rehauts d’or.</text:p>
      <text:p text:style-name="_5f_dimensions"><text:span text:style-name="T1">Dimensions :</text:span> haut. : 0,030 m ; diam. : 0,138 m.</text:p>
      <text:p text:style-name="P4"><text:span text:style-name="T1">Marques :</text:span> marques peintes en bleu, au double L ; lettre-date D (1756-1757); marque de peintre : sigle de Jean-Charles Sioux l’aîné (actif de 1752 à 1792).</text:p>
      <text:p text:style-name="P3">Étiquette :</text:p>
      <text:p text:style-name="P4">Étiquette octogonale marron : « <text:span text:style-name="T8">J. Dennery - 49, rue Laffitte Paris - Garantie Ancien - Spécialité de porcelaines anciennes</text:span> ».</text:p>
      <text:p text:style-name="P4"><text:span text:style-name="T7">Localisation</text:span><text:span text:style-name="T1"> : </text:span></text:p>
      <text:p text:style-name="P4">Réserves.</text:p>
      <text:p text:style-name="P5">Provenance :</text:p>
      <text:p text:style-name="P4">Coll. Dupont-Auberville ? ; sa vente après décès à Paris, Hôtel Drouot, Salle 8, M<text:span text:style-name="T10">e </text:span>Paul Chevallier, du 9 au 12 février 1891, cat. n°164, non repr. ; adjugé 20 francs à Jules Dennery ; Maison Jules Dennery, Paris ; Coll. de Mme Maurice Ephrussi.</text:p>
      <text:p text:style-name="_5f_inventaire">Inv. Steve 3410</text:p>
      <text:h text:style-name="P13" text:outline-level="2"><text:bookmark-start text:name="__RefHeading__244_204533229"/>Pot à lait « à trois pieds »<text:bookmark-end text:name="__RefHeading__244_204533229"/></text:h>
      <text:p text:style-name="_5f_description">Manufacture royale de porcelaine de Sèvres, 1756-1757.</text:p>
      <text:p text:style-name="P4">Porcelaine tendre, fond vert, décor polychrome et rehauts d’or.</text:p>
      <text:p text:style-name="_5f_dimensions"><text:span text:style-name="T1">Dimensions : </text:span>haut. : 0,080 m ; long. : 0,085 m ; larg. : 0,065 m.</text:p>
      <text:p text:style-name="P4"><text:span text:style-name="T1">Marques :</text:span> marque peinte en bleu, au double L ; lettre-date : d (1756-1757) ; marque de peintre illisible.</text:p>
      <text:p text:style-name="P4"><text:span text:style-name="T7">Localisation</text:span><text:span text:style-name="T1"> : </text:span></text:p>
      <text:p text:style-name="P4">Salle à manger.</text:p>
      <text:p text:style-name="_5f_inventaire">Inv. Steve 4857</text:p>
      <text:h text:style-name="P13" text:outline-level="2"><text:bookmark-start text:name="__RefHeading__246_204533229"/>Pot à lait « à trois pieds »<text:bookmark-end text:name="__RefHeading__246_204533229"/></text:h>
      <text:p text:style-name="_5f_description">Manufacture royale de porcelaine de Sèvres, 1756-1757</text:p>
      <text:p text:style-name="P4">Porcelaine tendre, fond rose, décor polychrome et rehauts d’or.</text:p>
      <text:p text:style-name="_5f_dimensions"><text:span text:style-name="T1">Dimensions : </text:span>haut. : 0,094 m ; diam. : 0,078 m ; prof. : 0,110 m.</text:p>
      <text:p text:style-name="P4"><text:span text:style-name="T1">Marques :</text:span> marque peinte en bleu, au double L ; lettre-date d (1756-1757) ; marque de peintre : sigle d’un peintre non identifié, actif vers 1753-1755.</text:p>
      <text:p text:style-name="P4"><text:soft-page-break/><text:span text:style-name="T7">Localisation</text:span><text:span text:style-name="T1"> : </text:span></text:p>
      <text:p text:style-name="P4">Salle à manger.</text:p>
      <text:p text:style-name="_5f_inventaire">Inv. Steve 1267</text:p>
      <text:h text:style-name="P13" text:outline-level="2"><text:bookmark-start text:name="__RefHeading__248_204533229"/>Théière « Calabre »<text:bookmark-end text:name="__RefHeading__248_204533229"/></text:h>
      <text:p text:style-name="_5f_description">Manufacture royale de porcelaine de Sèvres, 1756-1757</text:p>
      <text:p text:style-name="P4">Porcelaine tendre, fond rose, décor polychrome et rehauts d’or.</text:p>
      <text:p text:style-name="_5f_dimensions"><text:span text:style-name="T1">Dimensions : </text:span>haut. : 0,123 m ; long. : 0,185 m ; larg. : 0,096 m.</text:p>
      <text:p text:style-name="P4"><text:span text:style-name="T1">Marques :</text:span> marque peinte en bleu, au double L ; lettre-date D (1756-1757) ; marque de peintre : ♫ (Louis-Gabriel Chulot, actif de 1755 à 1800) ; marque en creux : Z◊. </text:p>
      <text:p text:style-name="P4"><text:span text:style-name="T7">Localisation</text:span><text:span text:style-name="T1"> : </text:span></text:p>
      <text:p text:style-name="P4">Réserves</text:p>
      <text:p text:style-name="_5f_inventaire">Inv. Steve 5377</text:p>
      <text:h text:style-name="Heading_20_2" text:outline-level="2"><text:bookmark-start text:name="__RefHeading__250_204533229"/><text:span text:style-name="T4">Déjeuner « carré » </text:span><text:span text:style-name="T3">comprenant un</text:span><text:span text:style-name="T4"> plateau</text:span><text:span text:style-name="T3"> « </text:span><text:span text:style-name="T4">carré », </text:span><text:span text:style-name="T3">un</text:span><text:span text:style-name="T4"> gobelet « Bouillard »</text:span><text:span text:style-name="T3">,</text:span><text:span text:style-name="T4"> </text:span><text:span text:style-name="T3">sa</text:span><text:span text:style-name="T4"> soucoupe </text:span><text:span text:style-name="T3">et un</text:span><text:span text:style-name="T4"> pot à sucre « Calabre »</text:span><text:bookmark-end text:name="__RefHeading__250_204533229"/></text:h>
      <text:h text:style-name="Heading_20_3" text:outline-level="3"><text:bookmark-start text:name="__RefHeading__252_204533229"/><text:span text:style-name="T4">Plateau</text:span><text:span text:style-name="T3"> </text:span><text:span text:style-name="T4">« carré »</text:span><text:bookmark-end text:name="__RefHeading__252_204533229"/></text:h>
      <text:p text:style-name="_5f_description">Manufacture royale de porcelaine de Vincennes, 1756-1757.</text:p>
      <text:p text:style-name="P4">Porcelaine tendre, fond blanc, décor de camaïeu carmin et rehauts d’or.</text:p>
      <text:p text:style-name="_5f_dimensions"><text:span text:style-name="T1">Dimensions :</text:span> haut. : 0,02 m ; côté : 0,150 m.</text:p>
      <text:p text:style-name="P4"><text:span text:style-name="T1">Marques :</text:span> marques peintes en bleu, au double L ; lettre-date D (1756-1757) ; marque de peintre : sigle de Claude-Antoine Tardy (actif de 1757 à 1795).</text:p>
      <text:p text:style-name="P4"><text:span text:style-name="T1">Étiquette :</text:span> Étiquette octogonale (vieillie) : « <text:span text:style-name="T8">J. DENNERY, 49, RUE LAFFITTE - PARIS - GARANT ANCIEN - SPÉCIALITÉ DE PORCELAINES ANCIENNES</text:span> ».</text:p>
      <text:p text:style-name="P4"><text:span text:style-name="T7">Localisation :</text:span><text:span text:style-name="T8"> </text:span></text:p>
      <text:p text:style-name="P4">Réserves.</text:p>
      <text:p text:style-name="P5">Provenance :</text:p>
      <text:p text:style-name="P4">Maison Jules Dennery, Paris ; Coll. de Mme Maurice Ephrussi.</text:p>
      <text:p text:style-name="P6">Inventaire Steve : 5019</text:p>
      <text:h text:style-name="P15" text:outline-level="3"><text:bookmark-start text:name="__RefHeading__22916_1657041517"/>Gobelet « Calabre »<text:bookmark-end text:name="__RefHeading__22916_1657041517"/></text:h>
      <text:p text:style-name="_5f_description">Manufacture royale de porcelaine de Sèvres, 1756-1757.</text:p>
      <text:p text:style-name="P4">Porcelaine tendre, fond blanc, décor de camaïeu carmin et rehauts d’or.</text:p>
      <text:p text:style-name="_5f_dimensions"><text:span text:style-name="T1">Dimensions :</text:span> haut. : 0,068 m ; diam. : 0,063 m ; long. : 0,087 m.</text:p>
      <text:p text:style-name="P4"><text:soft-page-break/><text:span text:style-name="T1">Marques :</text:span> marques peintes en rose, au double L ; lettre-date D (1756-1757) ; marque de peintre : x (cette marque est attribuée à Jean-Charles Grison l’aîné, ce qui est impossible puisque cet artiste ne fut actif que de 1772 à 1774).</text:p>
      <text:p text:style-name="P4"><text:span text:style-name="T7">Localisation :</text:span><text:span text:style-name="T8"> </text:span></text:p>
      <text:p text:style-name="P4">Réserves.</text:p>
      <text:p text:style-name="_5f_inventaire">Inv. Steve 3467</text:p>
      <text:h text:style-name="P15" text:outline-level="3"><text:bookmark-start text:name="__RefHeading__254_204533229"/>Soucoupe<text:bookmark-end text:name="__RefHeading__254_204533229"/></text:h>
      <text:p text:style-name="_5f_description">Manufacture royale de porcelaine de Sèvres, 1757-1758.</text:p>
      <text:p text:style-name="P4">Porcelaine tendre, fond blanc, décor de camaïeu carmin et rehauts d’or.</text:p>
      <text:p text:style-name="_5f_dimensions"><text:span text:style-name="T1">Dimensions :</text:span> haut. : 0,029 m ; diam. : 0,125 m.</text:p>
      <text:p text:style-name="P4"><text:span text:style-name="T1">Marques :</text:span> marques peintes en rose, au double L ; lettre-date D (1756-1757) ; marque de peintre : x (cette marque est attribuée à Jean-Charles Grison l’aîné, ce qui impossible puisque cet artiste ne fut actif que de 1772 à 1774).</text:p>
      <text:p text:style-name="P4"><text:span text:style-name="T7">Localisation :</text:span><text:span text:style-name="T8"> </text:span></text:p>
      <text:p text:style-name="P4">Réserves.</text:p>
      <text:p text:style-name="_5f_inventaire">Inv. Steve 3462</text:p>
      <text:h text:style-name="P15" text:outline-level="3"><text:bookmark-start text:name="__RefHeading__256_204533229"/>Pot à sucre « Calabre »<text:bookmark-end text:name="__RefHeading__256_204533229"/></text:h>
      <text:p text:style-name="_5f_description">Manufacture royale de porcelaine de Sèvres, 1757-1758.</text:p>
      <text:p text:style-name="P4">Porcelaine tendre, fond blanc, décor de camaïeu carmin et rehauts d’or.</text:p>
      <text:p text:style-name="_5f_dimensions"><text:span text:style-name="T1">Dimensions :</text:span> haut. (s. c.): 0,050 m ; haut. <text:span text:style-name="T17">(a. c.) : 0,073 m ; diam. : 0,061 m.</text:span></text:p>
      <text:p text:style-name="P4"><text:span text:style-name="T1">Marques :</text:span> marques peintes en rose, au double L ; lettre-date D (1756-1757) ; marque de peintre : 6 (Bertrand, actif de 1757 à 1775) ; marque en creux : T et b ou 6.</text:p>
      <text:p text:style-name="P4"><text:span text:style-name="T7">Localisation :</text:span><text:span text:style-name="T8"> </text:span></text:p>
      <text:p text:style-name="P4">Réserves.</text:p>
      <text:p text:style-name="_5f_inventaire">Inv. Steve 5032</text:p>
      <text:h text:style-name="P13" text:outline-level="2"><text:bookmark-start text:name="__RefHeading__258_204533229"/>Pot à sucre « Calabre »<text:bookmark-end text:name="__RefHeading__258_204533229"/></text:h>
      <text:p text:style-name="_5f_description">Manufacture royale de porcelaine de Vincennes, 1756-1757.</text:p>
      <text:p text:style-name="P4">Porcelaine tendre, fond blanc, décor de camaïeu carmin et rehauts d’or.</text:p>
      <text:p text:style-name="_5f_dimensions"><text:span text:style-name="T1">Dimensions :</text:span>  haut. (s. c.): 0,050 m ; haut. <text:span text:style-name="T17">(a. c.) : 0,073 m ; diam. : 0,061 m.</text:span></text:p>
      <text:p text:style-name="P4"><text:span text:style-name="T1">Marques :</text:span> marques peintes en bleu, au double L ; lettre-date E (1757-1758) ; marque de peintre : Nicolas Catrice (actif de 1757 à 1774) ; marque en creux : une croix.</text:p>
      <text:p text:style-name="P4"><text:span text:style-name="T7">Localisation :</text:span><text:span text:style-name="T8"> </text:span></text:p>
      <text:p text:style-name="P4">Salle à manger.</text:p>
      <text:p text:style-name="_5f_inventaire">Inv. Steve 5005</text:p>
      <text:h text:style-name="P13" text:outline-level="2"><text:bookmark-start text:name="__RefHeading__260_204533229"/><text:soft-page-break/>Pot à sucre « Calabre »<text:bookmark-end text:name="__RefHeading__260_204533229"/></text:h>
      <text:p text:style-name="_5f_description">Manufacture royale de porcelaine de Sèvres, 1757-1758.</text:p>
      <text:p text:style-name="P4">Porcelaine tendre, fond blanc, décor de camaïeu carmin et rehauts d’or.</text:p>
      <text:p text:style-name="_5f_dimensions"><text:span text:style-name="T1">Dimensions :</text:span> haut. : 0,028 m ; long. : 0,283 m ; larg ; : 0,230 m.</text:p>
      <text:p text:style-name="P4"><text:span text:style-name="T1">Marques :</text:span> marques peintes en rose, au double L ; lettre-date E (1757-1758) ; marque de peintre : N (François-Joseph Aloncle, actif de 1758 à 1781).</text:p>
      <text:p text:style-name="P4"><text:span text:style-name="T1">État :</text:span> la dorure est un peu passée.</text:p>
      <text:p text:style-name="P4"><text:span text:style-name="T7">Localisation :</text:span><text:span text:style-name="T8"> </text:span></text:p>
      <text:p text:style-name="P4">Salle à manger.</text:p>
      <text:p text:style-name="P5">Provenance : </text:p>
      <text:p text:style-name="P4">Coll. d’Henry Fitzhenry ; sa vente, Paris, Hôtel Drouot, Salles n<text:span text:style-name="T10">os</text:span> 7 et 8, Me Lair-Dubreuil, du 13 au 16 décembre 1909, cat. n°264, repr. ; adjugé 885 francs à Henri Stettiner ; Coll. de Mme Maurice Ephrussi.</text:p>
      <text:p text:style-name="_5f_inventaire">Inv. Steve. 5033</text:p>
      <text:h text:style-name="P13" text:outline-level="2"><text:bookmark-start text:name="__RefHeading__262_204533229"/>Pot à sucre « Bouret »<text:bookmark-end text:name="__RefHeading__262_204533229"/></text:h>
      <text:p text:style-name="_5f_description">Manufacture royale de porcelaine de Sèvres, 1757-1758.</text:p>
      <text:p text:style-name="P4">Porcelaine tendre, fond blanc, décor de camaïeu carmin et rehauts d’or.</text:p>
      <text:p text:style-name="_5f_dimensions"><text:span text:style-name="T1">Dimensions :</text:span> haut. (s. c.): 0,072 m ; haut. <text:span text:style-name="T17">(a. c.): 0,102 m ; diam. : 0,088 m. </text:span></text:p>
      <text:p text:style-name="P4"><text:span text:style-name="T1">Marques :</text:span> marques peintes en bleu, au double L ; lettre-date E (1757-1758) ; marque de peintre : M (Jean-Louis Morin, actif de 1754 à 1787).</text:p>
      <text:p text:style-name="P4"><text:span text:style-name="T1">État :</text:span> quelques éclats de la dorure.</text:p>
      <text:p text:style-name="P4"><text:span text:style-name="T7">Localisation :</text:span><text:span text:style-name="T8"> </text:span></text:p>
      <text:p text:style-name="P4">Salle à manger.</text:p>
      <text:p text:style-name="_5f_inventaire">Inv. Steve 5038 Ancien inventaire : 2600 A</text:p>
      <text:h text:style-name="Heading_20_2" text:outline-level="2"><text:bookmark-start text:name="__RefHeading__264_204533229"/><text:span text:style-name="T4">Déjeuner « Corbeille Triangle a Jours » </text:span><text:span text:style-name="T3">comprenant un</text:span><text:span text:style-name="T4"> plateau « Corbeille Triangle a Jours »</text:span><text:span text:style-name="T3">, un </text:span><text:span text:style-name="T4">gobelet « Hébert »</text:span><text:span text:style-name="T3">, sa </text:span><text:span text:style-name="T4">soucoupe  </text:span><text:span text:style-name="T3">et un </text:span><text:span text:style-name="T4">pot à lait à « trois pieds »</text:span><text:bookmark-end text:name="__RefHeading__264_204533229"/></text:h>
      <text:h text:style-name="Heading_20_3" text:outline-level="3"><text:bookmark-start text:name="__RefHeading__266_204533229"/><text:span text:style-name="T4">Plateau</text:span><text:span text:style-name="T3"> </text:span><text:span text:style-name="T4">« Corbeille Triangle a Jours »</text:span><text:bookmark-end text:name="__RefHeading__266_204533229"/></text:h>
      <text:p text:style-name="_5f_description">Manufacture royale de porcelaine de Sèvres, 1757-1758.</text:p>
      <text:p text:style-name="P4">Porcelaine tendre, fond rose, décor polychrome et rehauts d’or.</text:p>
      <text:p text:style-name="_5f_dimensions"><text:span text:style-name="T1">Dimensions : </text:span>haut. : 0,043 m ; diam. : 0,214 m.</text:p>
      <text:p text:style-name="P4"><text:soft-page-break/><text:span text:style-name="T1">Marques :</text:span> marque peinte en bleu, au double L ; lettre-date E (1757-1758) ; absence de marque de peintre.</text:p>
      <text:p text:style-name="P4"><text:span text:style-name="T7">Localisation</text:span><text:span text:style-name="T1"> : </text:span></text:p>
      <text:p text:style-name="P4">Salle à manger.</text:p>
      <text:p text:style-name="_5f_inventaire">Inv. Steve 1248</text:p>
      <text:h text:style-name="P15" text:outline-level="3"><text:bookmark-start text:name="__RefHeading__268_204533229"/>Gobelet « Hébert »<text:bookmark-end text:name="__RefHeading__268_204533229"/></text:h>
      <text:p text:style-name="_5f_description">Manufacture royale de porcelaine de Sèvres, 1757-1758.</text:p>
      <text:p text:style-name="P4">Porcelaine tendre, fond rose, décor polychrome et rehauts d’or.</text:p>
      <text:p text:style-name="_5f_dimensions"><text:span text:style-name="T1">Dimensions : </text:span>haut. : 0,054 m ; diam. : 0,065 m ; prof. : 0,083 m.</text:p>
      <text:p text:style-name="P4"><text:span text:style-name="T1">Marques :</text:span> marque peinte en bleu, au double L ; lettre-date E (1757-1758) ; absence de marque de peintre ; marque en creux : oo.</text:p>
      <text:p text:style-name="P4"><text:span text:style-name="T7">Localisation</text:span><text:span text:style-name="T1"> : </text:span></text:p>
      <text:p text:style-name="P4">Salle à manger.</text:p>
      <text:p text:style-name="_5f_inventaire">Inv. Steve 1259</text:p>
      <text:h text:style-name="Heading_20_3" text:outline-level="3"><text:bookmark-start text:name="__RefHeading__270_204533229"/><text:span text:style-name="T4">Soucoupe </text:span><text:span text:style-name="T3">de</text:span><text:span text:style-name="T4"> gobelet « Bouillard »</text:span><text:bookmark-end text:name="__RefHeading__270_204533229"/></text:h>
      <text:p text:style-name="_5f_description">Manufacture royale de porcelaine de Sèvres, 1757-1758.</text:p>
      <text:p text:style-name="P4">Porcelaine tendre, fond rose, décor polychrome et rehauts d’or.</text:p>
      <text:p text:style-name="_5f_dimensions"><text:span text:style-name="T1">Dimensions : </text:span>haut. : 0,028 m ; diam. : 0,100 m.</text:p>
      <text:p text:style-name="P4"><text:span text:style-name="T1">Marques :</text:span> marque peinte en bleu, au double L ; lettre-date E (1757-1758) ; absence de marque de peintre ; marque en creux : 3.</text:p>
      <text:p text:style-name="P4"><text:span text:style-name="T7">Localisation</text:span><text:span text:style-name="T1"> : </text:span></text:p>
      <text:p text:style-name="P4">Salle à manger.</text:p>
      <text:p text:style-name="_5f_inventaire">Inv. Steve 1260</text:p>
      <text:h text:style-name="P15" text:outline-level="3"><text:bookmark-start text:name="__RefHeading__272_204533229"/>Pot à lait « à trois pieds »<text:bookmark-end text:name="__RefHeading__272_204533229"/></text:h>
      <text:p text:style-name="_5f_description">Manufacture royale de porcelaine de Sèvres, 1757-1758.</text:p>
      <text:p text:style-name="P4">Porcelaine tendre, fond rose, décor polychrome et rehauts d’or.</text:p>
      <text:p text:style-name="_5f_dimensions"><text:span text:style-name="T1">Dimensions : </text:span>haut. : 0,082 m ; long. : 0,087 m ; larg. : 0,068 m.</text:p>
      <text:p text:style-name="P4"><text:span text:style-name="T1">Marques :</text:span> marque peinte en bleu, au double L ; lettre-date E (1757-1758) ; absence de marque de peintre.</text:p>
      <text:p text:style-name="P4"><text:span text:style-name="T7">Localisation</text:span><text:span text:style-name="T1"> : </text:span></text:p>
      <text:p text:style-name="P4">Salle à manger.</text:p>
      <text:p text:style-name="_5f_inventaire">Inv. Steve 1266</text:p>
      <text:h text:style-name="Heading_20_2" text:outline-level="2"><text:bookmark-start text:name="__RefHeading__274_204533229"/><text:soft-page-break/><text:span text:style-name="T4">Gobelet « Bouillard »</text:span><text:span text:style-name="T3">, sa </text:span><text:span text:style-name="T4">soucoupe </text:span><text:span text:style-name="T3">et une </text:span><text:span text:style-name="T4">théière « Calabre »</text:span><text:bookmark-end text:name="__RefHeading__274_204533229"/></text:h>
      <text:h text:style-name="P15" text:outline-level="3"><text:bookmark-start text:name="__RefHeading__276_204533229"/>Gobelet « Bouillard »<text:bookmark-end text:name="__RefHeading__276_204533229"/></text:h>
      <text:p text:style-name="_5f_description">Manufacture royale de porcelaine de Sèvres, 1757-1758.</text:p>
      <text:p text:style-name="P4">Porcelaine tendre, fond rose, décor polychrome et rehauts d’or.</text:p>
      <text:p text:style-name="_5f_dimensions"><text:span text:style-name="T1">Dimensions : </text:span>haut. : 0,060 m ; diam. : 0,070 m ; prof. : 0,092 m.</text:p>
      <text:p text:style-name="P4"><text:span text:style-name="T1">Marques :</text:span> marque peinte en bleu, au double L ; lettre-date E (1757-1758) ; absence de marque de peintre ; marque en creux : oo.</text:p>
      <text:p text:style-name="P4"><text:span text:style-name="T7">Localisation</text:span><text:span text:style-name="T1"> : </text:span></text:p>
      <text:p text:style-name="P4">Salle à manger.</text:p>
      <text:p text:style-name="_5f_inventaire">Inv. Steve 1251</text:p>
      <text:h text:style-name="P15" text:outline-level="3"><text:bookmark-start text:name="__RefHeading__278_204533229"/>Soucoupe<text:bookmark-end text:name="__RefHeading__278_204533229"/></text:h>
      <text:p text:style-name="_5f_description">Manufacture royale de porcelaine de Sèvres, 1757-1758.</text:p>
      <text:p text:style-name="P4">Porcelaine tendre, fond rose, décor polychrome et rehauts d’or.</text:p>
      <text:p text:style-name="_5f_dimensions"><text:span text:style-name="T1">Dimensions : </text:span>haut. : 0,030 m ; diam. : 0,130 m.</text:p>
      <text:p text:style-name="P4"><text:span text:style-name="T1">Marques :</text:span> marque peinte en bleu, au double L ; lettre-date E (1757-1758) ; absence de marque de peintre ; marque en creux : I.</text:p>
      <text:p text:style-name="P4"><text:span text:style-name="T7">Localisation</text:span><text:span text:style-name="T1"> : </text:span></text:p>
      <text:p text:style-name="P4">Salle à manger.</text:p>
      <text:p text:style-name="_5f_inventaire">Inv. Steve 1250</text:p>
      <text:h text:style-name="P15" text:outline-level="3"><text:bookmark-start text:name="__RefHeading__280_204533229"/>Théière « Calabre »<text:bookmark-end text:name="__RefHeading__280_204533229"/></text:h>
      <text:p text:style-name="_5f_description">Manufacture royale de porcelaine de Sèvres, 1757-1758.</text:p>
      <text:p text:style-name="P4">Porcelaine tendre, fond rose, décor polychrome et rehauts d’or.</text:p>
      <text:p text:style-name="_5f_dimensions"><text:span text:style-name="T1">Dimensions : </text:span>haut. (a. c.) : 0,120 m ; haut. <text:span text:style-name="T15">(s. c.) : 0,100 m ; long. : 0,157 m ; larg. : 0,092 m.</text:span></text:p>
      <text:p text:style-name="P4"><text:span text:style-name="T1">Marques :</text:span> marque peinte en bleu, au double L ; lettre-date E (1757-1758) ; marque de peintre : sigle de Jacques-François Micaud père (actif de 1757 à 1810) ; marque en creux : J.</text:p>
      <text:p text:style-name="P4"><text:span text:style-name="T1">État :</text:span> la prise du couvercle, cassée, a disparu. </text:p>
      <text:p text:style-name="P4"><text:span text:style-name="T7">Localisation</text:span><text:span text:style-name="T1"> : </text:span></text:p>
      <text:p text:style-name="P4">Salle à manger.</text:p>
      <text:p text:style-name="_5f_inventaire">Inv. Steve 1268</text:p>
      <text:h text:style-name="Heading_20_2" text:outline-level="2"><text:bookmark-start text:name="__RefHeading__282_204533229"/><text:span text:style-name="T4">Gobelet « Bouillard »</text:span><text:span text:style-name="T3">, sa </text:span><text:span text:style-name="T4">soucoupe </text:span><text:span text:style-name="T3">et </text:span><text:span text:style-name="T4">pot à lait « Hébert »</text:span><text:bookmark-end text:name="__RefHeading__282_204533229"/></text:h>
      <text:h text:style-name="P15" text:outline-level="3"><text:bookmark-start text:name="__RefHeading__284_204533229"/>Gobelet « Bouillard »<text:bookmark-end text:name="__RefHeading__284_204533229"/></text:h>
      <text:p text:style-name="_5f_description">Manufacture royale de porcelaine de Sèvres, 1757-1758.</text:p>
      <text:p text:style-name="P4"><text:soft-page-break/>Porcelaine tendre, fond rose, décor polychrome et rehauts d’or.</text:p>
      <text:p text:style-name="_5f_dimensions"><text:span text:style-name="T1">Dimensions : </text:span>haut. : 0,060 m ; diam. : 0,070 m ; prof. : 0,092 m.</text:p>
      <text:p text:style-name="P4"><text:span text:style-name="T1">Marques :</text:span> marque peinte en bleu, au double L ; lettre-date E (1757-1758) ; marque de peintre : sigle de Louis-Gabriel Chulot (actif de 1755 à 1800) ; marque en creux : CP.</text:p>
      <text:p text:style-name="P4"><text:span text:style-name="T7">Localisation</text:span><text:span text:style-name="T1"> : </text:span></text:p>
      <text:p text:style-name="P4">Salle à manger.</text:p>
      <text:p text:style-name="_5f_inventaire">Inv. Steve 1254</text:p>
      <text:h text:style-name="P15" text:outline-level="3"><text:bookmark-start text:name="__RefHeading__286_204533229"/>Soucoupe<text:bookmark-end text:name="__RefHeading__286_204533229"/></text:h>
      <text:p text:style-name="_5f_description">Manufacture royale de porcelaine de Sèvres, 1757-1758.</text:p>
      <text:p text:style-name="P4">Porcelaine tendre, fond rose, décor polychrome et rehauts d’or.</text:p>
      <text:p text:style-name="_5f_dimensions"><text:span text:style-name="T1">Dimensions : </text:span>haut. : 0,030 m ; diam. : 0,130 m.</text:p>
      <text:p text:style-name="P4"><text:span text:style-name="T1">Marques :</text:span> marque peinte en bleu, au double L ; lettre-date E (1757-1758) ; marque de peintre : œ (Mathieu Fouré, actif de 1754 à 1762) ; marque en creux : I.</text:p>
      <text:p text:style-name="P4"><text:span text:style-name="T7">Localisation</text:span><text:span text:style-name="T1"> : </text:span></text:p>
      <text:p text:style-name="P4">Salle à manger.</text:p>
      <text:p text:style-name="_5f_inventaire">Inv. Steve 1253</text:p>
      <text:h text:style-name="P15" text:outline-level="3"><text:bookmark-start text:name="__RefHeading__288_204533229"/>Pot à lait « Hébert »<text:bookmark-end text:name="__RefHeading__288_204533229"/></text:h>
      <text:p text:style-name="_5f_description">Manufacture royale de porcelaine de Sèvres, 1757-1758.</text:p>
      <text:p text:style-name="P4">Porcelaine tendre, fond rose, décor polychrome et rehauts d’or.</text:p>
      <text:p text:style-name="_5f_dimensions"><text:span text:style-name="T1">Dimensions : </text:span>haut. (a. c.) : 0,096 m ; haut. <text:span text:style-name="T15">(s. c.) : 0,083 m ; long. : 0,100 m ; larg. : 0,075 m.</text:span></text:p>
      <text:p text:style-name="P4"><text:span text:style-name="T1">Marques :</text:span> marque peinte en bleu, au double L ; lettre-date E (1757-1758) ; marque de peintre : œ (Mathieu Fouré, actif de 1754 à 1762) ; marque en creux : Bo.</text:p>
      <text:p text:style-name="P4"><text:span text:style-name="T7">Localisation</text:span><text:span text:style-name="T1"> : </text:span></text:p>
      <text:p text:style-name="P4">Salle à manger.</text:p>
      <text:p text:style-name="_5f_inventaire">Inv. Steve : 4762 ancien inventaire : 2190 A</text:p>
      <text:h text:style-name="Heading_20_2" text:outline-level="2"><text:bookmark-start text:name="__RefHeading__290_204533229"/><text:span text:style-name="T4">Soucoupe de gobelet « Bouillard »</text:span><text:span text:style-name="T3">, </text:span><text:span text:style-name="T4">pot à lait « Hébert » </text:span><text:span text:style-name="T3">et </text:span><text:span text:style-name="T4">pot à sucre « Calabre »</text:span><text:bookmark-end text:name="__RefHeading__290_204533229"/></text:h>
      <text:h text:style-name="P15" text:outline-level="3"><text:bookmark-start text:name="__RefHeading__292_204533229"/>Soucoupe de gobelet « Bouillard »<text:bookmark-end text:name="__RefHeading__292_204533229"/></text:h>
      <text:p text:style-name="_5f_description">Manufacture royale de porcelaine de Sèvres, vers 1757-1758.</text:p>
      <text:p text:style-name="P4">Porcelaine tendre, fond rose, décor polychrome et rehauts d’or.</text:p>
      <text:p text:style-name="_5f_dimensions"><text:span text:style-name="T1">Dimensions : </text:span>haut. : 0,012 m ; diam. : 0,074 m.</text:p>
      <text:p text:style-name="P4"><text:span text:style-name="T1">Marques :</text:span> absence de marque peinte.</text:p>
      <text:p text:style-name="P4"><text:span text:style-name="T7">Localisation</text:span><text:span text:style-name="T1"> : </text:span></text:p>
      <text:p text:style-name="P4">Salle à manger.</text:p>
      <text:p text:style-name="_5f_inventaire"><text:soft-page-break/>Inv. Steve 1262</text:p>
      <text:h text:style-name="P15" text:outline-level="3"><text:bookmark-start text:name="__RefHeading__294_204533229"/>Pot à lait « Hébert »<text:bookmark-end text:name="__RefHeading__294_204533229"/></text:h>
      <text:p text:style-name="_5f_description">Manufacture royale de porcelaine de Sèvres, 1757-1758.</text:p>
      <text:p text:style-name="P4">Porcelaine tendre, fond rose, décor polychrome et rehauts d’or.</text:p>
      <text:p text:style-name="_5f_dimensions"><text:span text:style-name="T1">Dimensions : </text:span>haut. : 0,075 m ; long. : 0,075 m ; larg. : 0,060 m.</text:p>
      <text:p text:style-name="P4"><text:span text:style-name="T1">Marques :</text:span> marque peinte en bleu, au double L ; absence de lettre-date; marque de peintre : &amp; (peintre non identifié, actif vers 1753-1761) ; marque en creux : FA.</text:p>
      <text:p text:style-name="P4"><text:span text:style-name="T7">Localisation</text:span><text:span text:style-name="T1"> : </text:span></text:p>
      <text:p text:style-name="P4">Salle à manger.</text:p>
      <text:p text:style-name="_5f_inventaire">Inv. Steve : 4761 ancien inventaire : 2189 A</text:p>
      <text:h text:style-name="P15" text:outline-level="3"><text:bookmark-start text:name="__RefHeading__296_204533229"/>Pot à sucre « Calabre »<text:bookmark-end text:name="__RefHeading__296_204533229"/></text:h>
      <text:p text:style-name="_5f_description">Manufacture royale de porcelaine de Sèvres, vers 1757-1758.</text:p>
      <text:p text:style-name="P4">Porcelaine tendre, fond rose, décor polychrome et rehauts d’or.</text:p>
      <text:p text:style-name="_5f_dimensions"><text:span text:style-name="T1">Dimensions : </text:span>haut. (a. c.) : 0,070 m ; haut. (s. c.) : 0,050 m ; diam. : 0,060 m.</text:p>
      <text:p text:style-name="P4"><text:span text:style-name="T1">Marques :</text:span> marque peinte en bleu, au double L ; lettre-date E (1757-1758) ; absence de marque de peintre ; marque en creux : p.</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de Mme Camille Lelong ? ; sa 1<text:span text:style-name="T10">ère</text:span> vente après décès à Paris, Galerie Georges Petit, M<text:span text:style-name="T10">e</text:span> Paul Chevallier, du 27 avril au 1<text:span text:style-name="T10">er</text:span> mai 1903, cat. n°169, non repr. ; adjugé 8700 francs à Henri Stettiner ; Coll. de Mme Maurice Ephrussi.</text:p>
      <text:p text:style-name="_5f_inventaire">Inv. Steve 1261</text:p>
      <text:h text:style-name="Heading_20_2" text:outline-level="2"><text:bookmark-start text:name="__RefHeading__298_204533229"/><text:span text:style-name="T4">Gobelet « Hébert » </text:span><text:span text:style-name="T3">et sa</text:span><text:span text:style-name="T4"> soucoupe</text:span><text:bookmark-end text:name="__RefHeading__298_204533229"/></text:h>
      <text:h text:style-name="P15" text:outline-level="3"><text:bookmark-start text:name="__RefHeading__300_204533229"/>Gobelet « Hébert »<text:bookmark-end text:name="__RefHeading__300_204533229"/></text:h>
      <text:p text:style-name="_5f_description">Manufacture royale de porcelaine de Sèvres, vers 1758.</text:p>
      <text:p text:style-name="P4">Porcelaine tendre, fond rose, décor polychrome et rehauts d’or.</text:p>
      <text:p text:style-name="_5f_dimensions"><text:span text:style-name="T1">Dimensions : </text:span>haut. : 0,056 m ; diam. : 0,068 m ; prof. : 0,085 m.</text:p>
      <text:p text:style-name="P4"><text:span text:style-name="T1">Marques :</text:span> marque peinte en bleu, au double L ; absence de lettre-date ; marque de peintre : sigle fragmentaire de Jacques Fontaine (actif de 1752 à 1800) ; marques en creux : 19°.</text:p>
      <text:p text:style-name="P4"><text:span text:style-name="T7">Localisation</text:span><text:span text:style-name="T1"> : </text:span></text:p>
      <text:p text:style-name="P4">Salle à manger.</text:p>
      <text:p text:style-name="_5f_inventaire">Inv. Steve 1271</text:p>
      <text:h text:style-name="P15" text:outline-level="3"><text:bookmark-start text:name="__RefHeading__302_204533229"/><text:soft-page-break/>Soucoupe<text:bookmark-end text:name="__RefHeading__302_204533229"/></text:h>
      <text:p text:style-name="_5f_description">Manufacture royale de porcelaine de Sèvres, vers 1758.</text:p>
      <text:p text:style-name="P4">Porcelaine tendre, fond rose, décor polychrome et rehauts d’or.</text:p>
      <text:p text:style-name="_5f_dimensions"><text:span text:style-name="T1">Dimensions : </text:span>haut. : 0,025 m ; diam. : 0,120 m.</text:p>
      <text:p text:style-name="P4"><text:span text:style-name="T1">Marques :</text:span> marque peinte en bleu, au double L ; absence de lettre-date ; marque de peintre : sigle de Jacques Fontaine (actif de 1752 à 1800).</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d’Henri Chasles ; sa vente après décès, à Paris, Hôtel Drouot, Salles 9 et 10, M<text:span text:style-name="T10">e</text:span> François Lair-Dubreuil, du 9 au 14 décembre 1907, cat. n°383, non repr. ; adjugé 1 755 francs à Henri Stettiner ; Coll. de Mme Maurice Ephrussi.</text:p>
      <text:p text:style-name="_5f_inventaire">Inv. Steve 1270</text:p>
      <text:h text:style-name="Heading_20_2" text:outline-level="2"><text:bookmark-start text:name="__RefHeading__304_204533229"/><text:span text:style-name="T4">Gobelet « couvert » </text:span><text:span text:style-name="T3">et sa</text:span><text:span text:style-name="T4"> soucoupe</text:span><text:bookmark-end text:name="__RefHeading__304_204533229"/></text:h>
      <text:h text:style-name="P15" text:outline-level="3"><text:bookmark-start text:name="__RefHeading__306_204533229"/>Gobelet « couvert »<text:bookmark-end text:name="__RefHeading__306_204533229"/></text:h>
      <text:p text:style-name="_5f_description">Manufacture royale de porcelaine de Sèvres, vers 1758.</text:p>
      <text:p text:style-name="P4">Porcelaine tendre, fond rose, décor polychrome et rehauts d’or.</text:p>
      <text:p text:style-name="_5f_dimensions"><text:span text:style-name="T1">Dimensions : </text:span>haut. : 0,060 m ; diam. : 0,060 m ; prof. : 0,082 m.</text:p>
      <text:p text:style-name="P4"><text:span text:style-name="T1">Marques :</text:span> absence de marques peintes ; marques en creux : 4 et yp.</text:p>
      <text:p text:style-name="P4"><text:span text:style-name="T7">Localisation</text:span><text:span text:style-name="T1"> : </text:span></text:p>
      <text:p text:style-name="P4">Salle à manger.</text:p>
      <text:p text:style-name="_5f_inventaire">Inventaire : 1257 Inv. Steve 2041 B</text:p>
      <text:h text:style-name="P15" text:outline-level="3"><text:bookmark-start text:name="__RefHeading__308_204533229"/>Soucoupe<text:bookmark-end text:name="__RefHeading__308_204533229"/></text:h>
      <text:p text:style-name="_5f_description">Manufacture royale de porcelaine de Sèvres, vers 1758.</text:p>
      <text:p text:style-name="P4">Porcelaine tendre, fond rose, décor polychrome et rehauts d’or.</text:p>
      <text:p text:style-name="_5f_dimensions"><text:span text:style-name="T1">Dimensions : </text:span>haut. : 0,029 m ; diam. : 0,122 m.</text:p>
      <text:p text:style-name="P4"><text:span text:style-name="T1">Marques :</text:span> absence de marques.</text:p>
      <text:p text:style-name="P4"><text:span text:style-name="T7">Localisation</text:span><text:span text:style-name="T1"> : </text:span></text:p>
      <text:p text:style-name="P4">Salle à manger.</text:p>
      <text:p text:style-name="_5f_inventaire">Inventaire : 1258 Inv. Steve 2042 B</text:p>
      <text:h text:style-name="P13" text:outline-level="2"><text:bookmark-start text:name="__RefHeading__310_204533229"/>Gobelet « litron »<text:bookmark-end text:name="__RefHeading__310_204533229"/></text:h>
      <text:p text:style-name="_5f_description">Manufacture royale de porcelaine de Sèvres, 1758-1759.</text:p>
      <text:p text:style-name="P4"><text:soft-page-break/>Porcelaine tendre, fond blanc, décor de camaïeu carmin et rehauts d’or.</text:p>
      <text:p text:style-name="_5f_dimensions"><text:span text:style-name="T1">Dimensions :</text:span> haut. : 0,047 m ; long. : 0,067 m ; diam. : 0,049 m.</text:p>
      <text:p text:style-name="P4"><text:span text:style-name="T1">Marques :</text:span> marques peintes en bleu, au double L ; lettre-date F (1758-1759) ; marque de peintre : sigle de Pierre-François Yvernel (actif de 1750 à 1759).</text:p>
      <text:p text:style-name="P4"><text:span text:style-name="T1">État :</text:span> la dorure a complètement disparu.</text:p>
      <text:p text:style-name="P4"><text:span text:style-name="T7">Localisation</text:span><text:span text:style-name="T1"> : </text:span></text:p>
      <text:p text:style-name="P4">Réserves.</text:p>
      <text:p text:style-name="_5f_inventaire">Inv. Steve 3455</text:p>
      <text:h text:style-name="P13" text:outline-level="2"><text:bookmark-start text:name="__RefHeading__312_204533229"/>Pot à lait « à trois pieds »<text:bookmark-end text:name="__RefHeading__312_204533229"/></text:h>
      <text:p text:style-name="_5f_description">Manufacture royale de porcelaine de Sèvres, 1758-1759.</text:p>
      <text:p text:style-name="P4">Porcelaine tendre, fond blanc, décor polychrome et rehauts d’or.</text:p>
      <text:p text:style-name="_5f_dimensions"><text:span text:style-name="T1">Dimensions : </text:span>haut. : 0,092 m ; long. : 0,102 m ; larg. : 0,045 m.</text:p>
      <text:p text:style-name="P4"><text:span text:style-name="T1">Marques :</text:span> marque peinte en bleu, au double L ; lettre-date F (1758-1759) ; marque de peintre : x (Philippe Secroix dit Xhrouuet père, actif de 1750 à 1775).</text:p>
      <text:p text:style-name="P4"><text:span text:style-name="T7">Localisation</text:span><text:span text:style-name="T1"> : </text:span></text:p>
      <text:p text:style-name="P4">Salle à manger.</text:p>
      <text:p text:style-name="_5f_inventaire">Inv. Steve 5374</text:p>
      <text:h text:style-name="P13" text:outline-level="2"><text:bookmark-start text:name="__RefHeading__314_204533229"/>Pot à sucre « Bouret »<text:bookmark-end text:name="__RefHeading__314_204533229"/></text:h>
      <text:p text:style-name="_5f_description">Manufacture royale de porcelaine de Sèvres, 1758-1759.</text:p>
      <text:p text:style-name="P4">Porcelaine tendre, fond blanc, décor polychrome et rehauts d’or.</text:p>
      <text:p text:style-name="_5f_dimensions"><text:span text:style-name="T1">Dimensions : </text:span>haut. (a. c.) : 0,095 m ; haut. (s. c.): 0,062 m ; diam. : 0,076 m.</text:p>
      <text:p text:style-name="P4"><text:span text:style-name="T1">Marques :</text:span> marque peinte en bleu, au double L ; lettre-date F (1758-1759) ; marque de peintre : M (Jean-Louis Morin, actif de 1754 à 1787).</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de Madame Veuve Chapuis (?) ; sa vente après décès, à Paris, Hôtel Drouot, Salle 6, M<text:span text:style-name="T10">e</text:span> Paul Chevallier, jeudi 6 et vendredi 7 décembre 1900, cat. n°48, non repr. ; adjugé 225 francs à Henri Stettiner ; Coll. de Mme Maurice Ephrussi.</text:p>
      <text:p text:style-name="_5f_inventaire">Inv. Steve 5338</text:p>
      <text:h text:style-name="P13" text:outline-level="2"><text:bookmark-start text:name="__RefHeading__316_204533229"/>Pot à sucre « Bouret »<text:bookmark-end text:name="__RefHeading__316_204533229"/></text:h>
      <text:p text:style-name="_5f_description">Manufacture royale de porcelaine de Sèvres, 1758-1759.</text:p>
      <text:p text:style-name="P4"><text:soft-page-break/>Porcelaine tendre, fond blanc, décor polychrome et rehauts d’or.</text:p>
      <text:p text:style-name="_5f_dimensions"><text:span text:style-name="T1">Dimensions : </text:span>haut. (a. c.) : 0,069 m ; diam. : 0,060 m.</text:p>
      <text:p text:style-name="P4"><text:span text:style-name="T1">Marques :</text:span> marque peinte en bleu, au double L ; lettre-date F (1758-1759) ; marque de peintre : PT (Pierre-Nicolas Pithou l’aîné, actif de 1760 à 1790).</text:p>
      <text:p text:style-name="P4"><text:span text:style-name="T7">Localisation</text:span><text:span text:style-name="T1"> : </text:span></text:p>
      <text:p text:style-name="P4">Réserves. </text:p>
      <text:p text:style-name="_5f_inventaire">Inv. Steve 5071</text:p>
      <text:h text:style-name="Heading_20_2" text:outline-level="2"><text:bookmark-start text:name="__RefHeading__22918_1657041517"/><text:span text:style-name="T3"><text:s/></text:span><text:span text:style-name="T4">Déjeuner « à tiroir » </text:span><text:span text:style-name="T3">comprenant un</text:span><text:span text:style-name="T4"> plateau</text:span><text:span text:style-name="T3"> « </text:span><text:span text:style-name="T4">à tiroir », </text:span><text:span text:style-name="T3">un</text:span><text:span text:style-name="T4"> gobelet « Bouillard », sa soucoupe, un pot à lait « Hébert » </text:span><text:span text:style-name="T3">et</text:span><text:span text:style-name="T4"> </text:span><text:span text:style-name="T3">un</text:span><text:span text:style-name="T4"> pot à sucre « Calabre »</text:span><text:bookmark-end text:name="__RefHeading__22918_1657041517"/></text:h>
      <text:h text:style-name="Heading_20_3" text:outline-level="3"><text:bookmark-start text:name="__RefHeading__318_204533229"/><text:span text:style-name="T4">Plateau</text:span><text:span text:style-name="T3"> « </text:span><text:span text:style-name="T4">à tiroir »</text:span><text:bookmark-end text:name="__RefHeading__318_204533229"/></text:h>
      <text:p text:style-name="_5f_description">Manufacture royale de porcelaine de Sèvres, vers 1758-1759.</text:p>
      <text:p text:style-name="P4">Porcelaine tendre, fond blanc, décor de camaïeu carmin et rehauts d’or.</text:p>
      <text:p text:style-name="_5f_dimensions"><text:span text:style-name="T1">Dimensions :</text:span> plateau : haut. : 0,029 m; long. : 0,173 m ; larg. : 0,123 m.</text:p>
      <text:p text:style-name="P4"><text:span text:style-name="T1">Marques :</text:span> marques peintes en bleu, au double L ; absence de lettre-date et de marque de peintre.</text:p>
      <text:p text:style-name="P4"><text:span text:style-name="T7">Localisation :</text:span><text:span text:style-name="T8"> </text:span></text:p>
      <text:p text:style-name="P4">Réserves.</text:p>
      <text:p text:style-name="_5f_inventaire">Inv. Steve 5021</text:p>
      <text:h text:style-name="P15" text:outline-level="3"><text:bookmark-start text:name="__RefHeading__320_204533229"/>Gobelet « Bouillard »<text:bookmark-end text:name="__RefHeading__320_204533229"/></text:h>
      <text:p text:style-name="_5f_description">Manufacture royale de porcelaine de Sèvres, vers 1758-1759 ?</text:p>
      <text:p text:style-name="P4">Porcelaine tendre, fond blanc, décor de camaïeu carmin et rehauts d’or.</text:p>
      <text:p text:style-name="_5f_dimensions"><text:span text:style-name="T1">Dimensions :</text:span> haut. : 0,042 m ; diam ; : 0,056 m ; long ; : 0,072 m ;</text:p>
      <text:p text:style-name="P4"><text:span text:style-name="T1">Marques :</text:span> absence de lettre-date et de marque de peintre.</text:p>
      <text:p text:style-name="P4"><text:span text:style-name="T7">Localisation :</text:span><text:span text:style-name="T8"> </text:span></text:p>
      <text:p text:style-name="P4">Réserves.</text:p>
      <text:p text:style-name="_5f_inventaire">Inv. Steve 5020</text:p>
      <text:h text:style-name="P15" text:outline-level="3"><text:bookmark-start text:name="__RefHeading__322_204533229"/>Soucoupe<text:bookmark-end text:name="__RefHeading__322_204533229"/></text:h>
      <text:p text:style-name="_5f_description">Manufacture royale de porcelaine de Sèvres, vers 1758-1759 ?</text:p>
      <text:p text:style-name="P4">Porcelaine tendre, fond blanc, décor de camaïeu carmin et rehauts d’or.</text:p>
      <text:p text:style-name="_5f_dimensions"><text:span text:style-name="T1">Dimensions :</text:span> haut ; : 0,024 m ; diam ; : 0 ,096 m.</text:p>
      <text:p text:style-name="P4"><text:span text:style-name="T1">Marques :</text:span> absence de lettre-date et de marque de peintre.</text:p>
      <text:p text:style-name="P4"><text:span text:style-name="T7">Localisation :</text:span><text:span text:style-name="T8"> </text:span></text:p>
      <text:p text:style-name="P4">Réserves.</text:p>
      <text:p text:style-name="_5f_inventaire">Inv. Steve 5022</text:p>
      <text:h text:style-name="P15" text:outline-level="3"><text:bookmark-start text:name="__RefHeading__324_204533229"/><text:soft-page-break/>Pot à lait « Hébert »<text:bookmark-end text:name="__RefHeading__324_204533229"/></text:h>
      <text:p text:style-name="_5f_description">Manufacture royale de porcelaine de Sèvres, 1758-1759.</text:p>
      <text:p text:style-name="P4">Porcelaine tendre, fond blanc, décor de camaïeu carmin et rehauts d’or.</text:p>
      <text:p text:style-name="_5f_dimensions"><text:span text:style-name="T1">Dimensions :</text:span> haut. (s. c.): 0,075 m ; haut. <text:span text:style-name="T15">(a. c.) : 0,100 m ; long. : 0,075 m ; larg. : 0,060 m.</text:span></text:p>
      <text:p text:style-name="P4"><text:span text:style-name="T1">Marques :</text:span> marques peintes en bleu, au double L ; lettre-date F (1758-1759) ; marque de peintre : F (marque d’un peintre de fleurs, actif vers 1758, inconnu).</text:p>
      <text:p text:style-name="P4"><text:span text:style-name="T7">Localisation :</text:span><text:span text:style-name="T8"> </text:span></text:p>
      <text:p text:style-name="P4">Réserves.</text:p>
      <text:p text:style-name="_5f_inventaire">Inv. Steve 5023</text:p>
      <text:h text:style-name="P15" text:outline-level="3"><text:bookmark-start text:name="__RefHeading__326_204533229"/>Pot à sucre « Calabre »<text:bookmark-end text:name="__RefHeading__326_204533229"/></text:h>
      <text:p text:style-name="_5f_description">Manufacture royale de porcelaine de Sèvres, 1758-1759.</text:p>
      <text:p text:style-name="P4">Porcelaine tendre, fond blanc, décor de camaïeu carmin et rehauts d’or.</text:p>
      <text:p text:style-name="_5f_dimensions"><text:span text:style-name="T1">Dimensions :</text:span> haut. (sans couvercle): 0,050 m ; haut. (avec couvercle) : 0,070 m ; diam. : 0,060 m.</text:p>
      <text:p text:style-name="P4"><text:span text:style-name="T1">Marques :</text:span> marques peintes en rose, au double L ; lettre-date F (1758-1759) ; marques de peintres : sigle (Méreaud le jeune, actif de 1756 à 1780) et H (sigle d’un peintre de fleurs, actif d’environ 1753 à 1761, en 1763 et 1764, dont l’identité est incertaine) ; marque en creux : 3.</text:p>
      <text:p text:style-name="P4"><text:span text:style-name="T7">Localisation :</text:span><text:span text:style-name="T8"> </text:span></text:p>
      <text:p text:style-name="P4">Réserves.</text:p>
      <text:p text:style-name="_5f_inventaire">Inv. Steve 5031</text:p>
      <text:h text:style-name="Heading_20_2" text:outline-level="2"><text:bookmark-start text:name="__RefHeading__328_204533229"/><text:span text:style-name="T4">Gobelet « Bouillard »</text:span><text:span text:style-name="T3"> et une </text:span><text:span text:style-name="T4">soucoupe</text:span><text:bookmark-end text:name="__RefHeading__328_204533229"/></text:h>
      <text:h text:style-name="P15" text:outline-level="3"><text:bookmark-start text:name="__RefHeading__22920_1657041517"/>Gobelet « Bouillard »<text:bookmark-end text:name="__RefHeading__22920_1657041517"/></text:h>
      <text:p text:style-name="_5f_description">Manufacture royale de porcelaine de Sèvres, 1759-1760.</text:p>
      <text:p text:style-name="P4">Porcelaine tendre, fond blanc, décor de camaïeu carmin et rehauts d’or.</text:p>
      <text:p text:style-name="_5f_dimensions"><text:span text:style-name="T1">Dimensions :</text:span> haut. : 0,070 m ; diam. : 0,070 m ; long. : 0,092 m. </text:p>
      <text:p text:style-name="P4"><text:span text:style-name="T1">Marques :</text:span> marques peintes en bleu, au double L ; lettre-date G (1759-1760) ; absence de marque de peintre ; marque en creux : CL et T.</text:p>
      <text:p text:style-name="P4"><text:span text:style-name="T7">Localisation</text:span><text:span text:style-name="T1"> : </text:span></text:p>
      <text:p text:style-name="P4">Salle à manger.</text:p>
      <text:p text:style-name="_5f_inventaire">Inv. Steve 3458</text:p>
      <text:h text:style-name="P15" text:outline-level="3"><text:bookmark-start text:name="__RefHeading__22922_1657041517"/>Soucoupe<text:bookmark-end text:name="__RefHeading__22922_1657041517"/></text:h>
      <text:p text:style-name="_5f_description">Manufacture royale de porcelaine de Sèvres, 1762.</text:p>
      <text:p text:style-name="P4">Porcelaine tendre, fond blanc, décor de camaïeu carmin et rehauts d’or.</text:p>
      <text:p text:style-name="_5f_dimensions"><text:span text:style-name="T1">Dimensions :</text:span> haut. : 0,033 m ; diam. : 0,135 m.</text:p>
      <text:p text:style-name="P4"><text:soft-page-break/><text:span text:style-name="T1">Marques :</text:span> marques peintes en bleu, au double L ; lettre-date I (1761) ; marque d’un peintre inconnu : cinq points formant un V , d’un peintre non identifié ; marque en creux : S.</text:p>
      <text:p text:style-name="P4"><text:span text:style-name="T7">Localisation</text:span><text:span text:style-name="T1"> : </text:span></text:p>
      <text:p text:style-name="P4">Réserves.</text:p>
      <text:p text:style-name="_5f_inventaire">Inv. Steve 3429</text:p>
      <text:h text:style-name="Heading_20_2" text:outline-level="2"><text:bookmark-start text:name="__RefHeading__330_204533229"/><text:span text:style-name="T3">Quatre </text:span><text:span text:style-name="T4">gobelets « Bouillard » </text:span><text:span text:style-name="T3">et leurs</text:span><text:span text:style-name="T4"> soucoupes</text:span><text:bookmark-end text:name="__RefHeading__330_204533229"/></text:h>
      <text:h text:style-name="P15" text:outline-level="3"><text:bookmark-start text:name="__RefHeading__332_204533229"/>Gobelet « Bouillard »<text:bookmark-end text:name="__RefHeading__332_204533229"/></text:h>
      <text:p text:style-name="_5f_description">Manufacture royale de porcelaine de Sèvres, vers 1757-1761.</text:p>
      <text:p text:style-name="P4">Porcelaine tendre, fond blanc, décor de camaïeu carmin et rehauts d’or.</text:p>
      <text:p text:style-name="_5f_dimensions"><text:span text:style-name="T1">Dimensions :</text:span> haut. : 0,060 m ; diam. : 0,070 m ; long. : 0,092 m. </text:p>
      <text:p text:style-name="P4"><text:span text:style-name="T1">Marques :</text:span> marques peintes en bleu, au double L ; absence de lettre-date ; marque de peintre : sigle d’un peintre d’oiseaux, actif de 1753 à 1761, non identifié ; marque en creux : oo et Eh.</text:p>
      <text:p text:style-name="P4"><text:span text:style-name="T7">Localisation :</text:span><text:span text:style-name="T8"> </text:span></text:p>
      <text:p text:style-name="P4">Réserves.</text:p>
      <text:p text:style-name="_5f_inventaire">Inv. Steve 3452</text:p>
      <text:h text:style-name="Heading_20_3" text:outline-level="3"><text:bookmark-start text:name="__RefHeading__334_204533229"/><text:span text:style-name="T3">G</text:span><text:span text:style-name="T4">obelet « Bouillard »</text:span><text:bookmark-end text:name="__RefHeading__334_204533229"/></text:h>
      <text:p text:style-name="_5f_description">Manufacture royale de porcelaine de Sèvres, 1761.</text:p>
      <text:p text:style-name="P4">Porcelaine tendre, fond blanc, décor de camaïeu carmin et rehauts d’or.</text:p>
      <text:p text:style-name="_5f_dimensions"><text:span text:style-name="T1">Dimensions :</text:span> haut. : 0,060 m ; diam. : 0,070 m ; long. : 0,092 m. </text:p>
      <text:p text:style-name="P4"><text:span text:style-name="T1">Marques :</text:span> marques peintes en bleu, au double L ; lettre-date I (1761) ; marque de peintre : M (Jean-Louis Morin, actif de 1754 à 1787).</text:p>
      <text:p text:style-name="P4"><text:span text:style-name="T7">Localisation :</text:span><text:span text:style-name="T8"> </text:span></text:p>
      <text:p text:style-name="P4">Réserves.</text:p>
      <text:p text:style-name="_5f_inventaire">Inv. Steve 3451</text:p>
      <text:h text:style-name="Heading_20_3" text:outline-level="3"><text:bookmark-start text:name="__RefHeading__336_204533229"/><text:span text:style-name="T3">G</text:span><text:span text:style-name="T4">obelet « Bouillard »</text:span><text:bookmark-end text:name="__RefHeading__336_204533229"/></text:h>
      <text:p text:style-name="_5f_description">Manufacture royale de porcelaine de Sèvres, vers 1757-1761.</text:p>
      <text:p text:style-name="P4">Porcelaine tendre, fond blanc, décor de camaïeu carmin et rehauts d’or.</text:p>
      <text:p text:style-name="_5f_dimensions"><text:span text:style-name="T1">Dimensions :</text:span> haut. : 0,060 m ; diam. : 0,070 m ; long. : 0,092 m. </text:p>
      <text:p text:style-name="P4"><text:span text:style-name="T1">Marques :</text:span> marques peintes en bleu, au double L ; absence de lettre-date ; marque de peintre : sigle de peintre d’oiseaux, actif de 1753 à 1761, non identifié; marque en creux : oo.</text:p>
      <text:p text:style-name="P4"><text:span text:style-name="T7">Localisation :</text:span><text:span text:style-name="T8"> </text:span></text:p>
      <text:p text:style-name="P4">Réserves.</text:p>
      <text:p text:style-name="_5f_inventaire">Inv. Steve 3453</text:p>
      <text:h text:style-name="Heading_20_3" text:outline-level="3"><text:bookmark-start text:name="__RefHeading__338_204533229"/><text:soft-page-break/><text:span text:style-name="T3">G</text:span><text:span text:style-name="T4">obelet « Bouillard »</text:span><text:bookmark-end text:name="__RefHeading__338_204533229"/></text:h>
      <text:p text:style-name="_5f_description">Manufacture royale de porcelaine de Sèvres, 1759-1760.</text:p>
      <text:p text:style-name="P4">Porcelaine tendre, fond blanc, décor de camaïeu carmin et rehauts d’or.</text:p>
      <text:p text:style-name="_5f_dimensions"><text:span text:style-name="T1">Dimensions :</text:span> haut. : 0,060 m ; diam. : 0,070 m ; long. : 0,092 m. </text:p>
      <text:p text:style-name="P4"><text:span text:style-name="T1">Marques :</text:span> marques peintes en rose, au double L ; lettre-date G (1759-1760) ; marque de peintre : cinq points formant un V, sigle d’un peintre non identifié ; marque en creux : x.</text:p>
      <text:p text:style-name="P4"><text:span text:style-name="T7">Localisation :</text:span><text:span text:style-name="T8"> </text:span></text:p>
      <text:p text:style-name="P4">Réserves.</text:p>
      <text:p text:style-name="_5f_inventaire">Inv. Steve 3450</text:p>
      <text:h text:style-name="P15" text:outline-level="3"><text:bookmark-start text:name="__RefHeading__340_204533229"/>Soucoupe<text:bookmark-end text:name="__RefHeading__340_204533229"/></text:h>
      <text:p text:style-name="_5f_description">Manufacture royale de porcelaine de Sèvres, 1761.</text:p>
      <text:p text:style-name="P4">Porcelaine tendre, fond blanc, décor de camaïeu carmin et rehauts d’or.</text:p>
      <text:p text:style-name="_5f_dimensions"><text:span text:style-name="T1">Dimensions :</text:span> haut. : 0,032 m ; diam. : 0,132 m. </text:p>
      <text:p text:style-name="P4"><text:span text:style-name="T1">Marques :</text:span> marques peintes en bleu, au double L ; lettre-date I (1761) ; marque de peintre : M (Jean-Louis Morin, actif de 1754 à 1787).</text:p>
      <text:p text:style-name="P4"><text:span text:style-name="T7">Localisation :</text:span><text:span text:style-name="T8"> </text:span></text:p>
      <text:p text:style-name="P4">Réserves.</text:p>
      <text:p text:style-name="_5f_inventaire">Inv. Steve 3447</text:p>
      <text:h text:style-name="P15" text:outline-level="3"><text:bookmark-start text:name="__RefHeading__342_204533229"/>Soucoupe<text:bookmark-end text:name="__RefHeading__342_204533229"/></text:h>
      <text:p text:style-name="_5f_description">Manufacture royale de porcelaine de Sèvres, 1761.</text:p>
      <text:p text:style-name="P4">Porcelaine tendre, fond blanc, décor de camaïeu carmin et rehauts d’or.</text:p>
      <text:p text:style-name="_5f_dimensions"><text:span text:style-name="T1">Dimensions :</text:span> haut. : 0,032 m ; diam. : 0,132 m. </text:p>
      <text:p text:style-name="P4"><text:span text:style-name="T1">Marques :</text:span> marques peintes en bleu, au double L ; lettre-date I (1761) ; marque de peintre : M (Jean-Louis Morin, actif de 1754 à 1787) ; marque en creux : S inversé.</text:p>
      <text:p text:style-name="P4"><text:span text:style-name="T7">Localisation :</text:span><text:span text:style-name="T8"> </text:span></text:p>
      <text:p text:style-name="P4">Réserves.</text:p>
      <text:p text:style-name="_5f_inventaire">Inv. Steve 3448</text:p>
      <text:h text:style-name="P15" text:outline-level="3"><text:bookmark-start text:name="__RefHeading__344_204533229"/>Soucoupe<text:bookmark-end text:name="__RefHeading__344_204533229"/></text:h>
      <text:p text:style-name="_5f_description">Manufacture royale de porcelaine de Sèvres, vers 1757-1760.</text:p>
      <text:p text:style-name="P4">Porcelaine tendre, fond blanc, décor de camaïeu carmin et rehauts d’or.</text:p>
      <text:p text:style-name="_5f_dimensions"><text:span text:style-name="T1">Dimensions :</text:span> haut. : 0,032 m ; diam. : 0,132 m. </text:p>
      <text:p text:style-name="P4"><text:span text:style-name="T1">Marques :</text:span> marques peintes en bleu, au double L ; absence de lettre-date ; marque de peintre : sigle d’un peintre d’oiseaux, actif de 1753 à 1761, non identifié.</text:p>
      <text:p text:style-name="P4"><text:span text:style-name="T7">Localisation :</text:span><text:span text:style-name="T8"> </text:span></text:p>
      <text:p text:style-name="P4">Réserves.</text:p>
      <text:p text:style-name="_5f_inventaire">Inv. Steve 3446</text:p>
      <text:h text:style-name="P15" text:outline-level="3"><text:bookmark-start text:name="__RefHeading__346_204533229"/><text:soft-page-break/>Soucoupe<text:bookmark-end text:name="__RefHeading__346_204533229"/></text:h>
      <text:p text:style-name="_5f_description">Manufacture royale de porcelaine de Sèvres, 1759-1760.</text:p>
      <text:p text:style-name="P4">Porcelaine tendre, fond blanc, décor de camaïeu carmin et rehauts d’or.</text:p>
      <text:p text:style-name="_5f_dimensions"><text:span text:style-name="T1">Dimensions :</text:span> haut. : 0,032 m ; diam. : 0,132 m. </text:p>
      <text:p text:style-name="P4"><text:span text:style-name="T1">Marques :</text:span> marques peintes en rose, au double L ; lettre-date G (1759-1760) ; marque de peintre : cinq points formant un V, sigle d’un peintre non identifié.</text:p>
      <text:p text:style-name="P4"><text:span text:style-name="T7">Localisation :</text:span><text:span text:style-name="T8"> </text:span></text:p>
      <text:p text:style-name="P4">Réserves.</text:p>
      <text:p text:style-name="_5f_inventaire">Inv. Steve 3449</text:p>
      <text:h text:style-name="Heading_20_2" text:outline-level="2"><text:bookmark-start text:name="__RefHeading__348_204533229"/><text:span text:style-name="T4">Gobelet « Chinois » </text:span><text:span text:style-name="T3">( ?)</text:span><text:bookmark-end text:name="__RefHeading__348_204533229"/></text:h>
      <text:p text:style-name="_5f_description">Manufacture royale de porcelaine de Sèvres, 1759-1760.</text:p>
      <text:p text:style-name="P4">Porcelaine tendre, fond blanc, décor de camaïeu carmin et rehauts d’or.</text:p>
      <text:p text:style-name="_5f_dimensions"><text:span text:style-name="T1">Dimensions :</text:span> haut. : 0,047 m ; diam. : 0,076 m. </text:p>
      <text:p text:style-name="P4"><text:span text:style-name="T1">Marques :</text:span> marques peintes en rose, au double L ; lettre-date G (1759-1760) ; marque de peintre : cinq points formant un V, sigle d’un peintre non identifié ; en creux : oo.</text:p>
      <text:p text:style-name="P4"><text:span text:style-name="T7">Localisation :</text:span><text:span text:style-name="T8"> </text:span></text:p>
      <text:p text:style-name="P4">Réserves.</text:p>
      <text:p text:style-name="_5f_inventaire">Inv. Steve 3463</text:p>
      <text:h text:style-name="P13" text:outline-level="2"><text:bookmark-start text:name="__RefHeading__350_204533229"/>Pot à lait « à trois pieds »<text:bookmark-end text:name="__RefHeading__350_204533229"/></text:h>
      <text:p text:style-name="_5f_description">Manufacture royale de porcelaine de Sèvres, 1759-1760.</text:p>
      <text:p text:style-name="P4">Porcelaine tendre, fond vert, décor polychrome et rehauts d’or.</text:p>
      <text:p text:style-name="_5f_dimensions"><text:span text:style-name="T1">Dimensions : </text:span>haut. : 0,102 m ; long. : 0,110 m ; larg. : 0,075 m.</text:p>
      <text:p text:style-name="P4"><text:span text:style-name="T1">Marques :</text:span> marque peinte en bleu, au double L ; lettre-date : g (1756-1757) ; marque de peintre : croix (Philippe Secroix dit Xhrouuet père, actif de 1750-1775).</text:p>
      <text:p text:style-name="P4"><text:span text:style-name="T7">Localisation</text:span><text:span text:style-name="T1"> : </text:span></text:p>
      <text:p text:style-name="P4">Salle à manger.</text:p>
      <text:p text:style-name="_5f_inventaire">Inv. Steve 4856</text:p>
      <text:h text:style-name="P13" text:outline-level="2"><text:bookmark-start text:name="__RefHeading__352_204533229"/>Pot à sucre « Calabre » <text:bookmark-end text:name="__RefHeading__352_204533229"/></text:h>
      <text:p text:style-name="_5f_description">Manufacture royale de porcelaine de Sèvres, 1759-1760.</text:p>
      <text:p text:style-name="P4">Porcelaine tendre, fond blanc, décor de camaïeu carmin et rehauts d’or.</text:p>
      <text:p text:style-name="_5f_dimensions"><text:span text:style-name="T1">Dimensions :</text:span> haut. : 0,084 m ; diam. : 0,103 m. </text:p>
      <text:p text:style-name="P4"><text:soft-page-break/><text:span text:style-name="T1">Marques :</text:span> marques peintes en rose, au double L ; lettre-date G (1759-1760) ; marque de peintre : PT (Pierre-Nicolas Pithou l’aîné ou le jeune, actif de 1760 à 1790) ; marque en creux : 2.</text:p>
      <text:p text:style-name="P4"><text:span text:style-name="T1">État :</text:span> la dorure a pratiquement disparu.</text:p>
      <text:p text:style-name="P4"><text:span text:style-name="T7">Localisation :</text:span><text:span text:style-name="T8"> </text:span></text:p>
      <text:p text:style-name="P4">Salle à manger.</text:p>
      <text:p text:style-name="_5f_inventaire">Inv. Steve 5037</text:p>
      <text:h text:style-name="P13" text:outline-level="2"><text:bookmark-start text:name="__RefHeading__354_204533229"/>Déjeuner « losange » avec un plateau « losange » et une théière « Calabre »<text:bookmark-end text:name="__RefHeading__354_204533229"/></text:h>
      <text:h text:style-name="P15" text:outline-level="3"><text:bookmark-start text:name="__RefHeading__356_204533229"/>Plateau « losange »<text:bookmark-end text:name="__RefHeading__356_204533229"/></text:h>
      <text:p text:style-name="_5f_description">Manufacture royale de porcelaine de Sèvres, 1759-1760.</text:p>
      <text:p text:style-name="P4">Porcelaine tendre, fond blanc, décor polychrome et rehauts d’or.</text:p>
      <text:p text:style-name="_5f_dimensions"><text:span text:style-name="T1">Dimensions : </text:span>haut. : 0,028 m ; long. : 0,320 m; larg. : 0,270 m.</text:p>
      <text:p text:style-name="P4"><text:span text:style-name="T1">Marques :</text:span> marque peinte en bleu, au double L ; lettre-date : G (1759-1760) ; marque de peintre : Y  (Edmé-François Bouillat père, actif de 1758 à 1810).</text:p>
      <text:p text:style-name="P4"><text:span text:style-name="T7">Localisation</text:span><text:span text:style-name="T1"> : </text:span></text:p>
      <text:p text:style-name="P4">Réserves.</text:p>
      <text:p text:style-name="_5f_inventaire">Inv. Steve 1953 Ancien inv. 2018 B</text:p>
      <text:h text:style-name="P15" text:outline-level="3"><text:bookmark-start text:name="__RefHeading__358_204533229"/>Théière « Calabre »<text:bookmark-end text:name="__RefHeading__358_204533229"/></text:h>
      <text:p text:style-name="_5f_description">Manufacture royale de porcelaine de Sèvres, 1759.</text:p>
      <text:p text:style-name="P4">Porcelaine tendre, fond blanc, décor polychrome et rehauts d’or.</text:p>
      <text:p text:style-name="_5f_dimensions"><text:span text:style-name="T1">Dimensions : </text:span>haut. (a. c.) : 0,089 m ; haut. <text:span text:style-name="T15">(s. c.) : 0,074 m ; long. : 0,122 m; larg. : 0,064 m.</text:span></text:p>
      <text:p text:style-name="P4"><text:span text:style-name="T1">Marques :</text:span> marque peinte en bleu, au double L ; lettre-date : G (1759-1760) ; marque de peintre : H  (marque d’un peintre inconnu, actif de 1753 à 1761, en 1763 et en 1764) ; marque en creux : 3.</text:p>
      <text:p text:style-name="P4"><text:span text:style-name="T7">Localisation</text:span><text:span text:style-name="T1"> : </text:span></text:p>
      <text:p text:style-name="P4">Salle à manger.</text:p>
      <text:p text:style-name="_5f_inventaire">Inv. Steve 5383</text:p>
      <text:h text:style-name="Heading_20_2" text:outline-level="2"><text:bookmark-start text:name="__RefHeading__360_204533229"/><text:span text:style-name="T4">Gobelet « Hébert » </text:span><text:span text:style-name="T3">et sa</text:span><text:span text:style-name="T4"> soucoupe</text:span><text:bookmark-end text:name="__RefHeading__360_204533229"/></text:h>
      <text:h text:style-name="P15" text:outline-level="3"><text:bookmark-start text:name="__RefHeading__362_204533229"/>Gobelet « Hébert »<text:bookmark-end text:name="__RefHeading__362_204533229"/></text:h>
      <text:p text:style-name="_5f_description">Manufacture royale de porcelaine de Sèvres, 1760.</text:p>
      <text:p text:style-name="P4">Porcelaine tendre, fond « petit verd », décor polychrome et rehauts d’or.</text:p>
      <text:p text:style-name="_5f_dimensions"><text:span text:style-name="T1">Dimensions : </text:span>haut. : 0,060 m ; diam. : 0,075 m ; prof. : 0,095 m.</text:p>
      <text:p text:style-name="P4"><text:soft-page-break/><text:span text:style-name="T1">Marques :</text:span> marque peinte en bleu, au double L ; lettre-date, assez effacée : H (1760) ; absence de marque de peintre ; marques en creux : T et LA ( ?).</text:p>
      <text:p text:style-name="P4"><text:span text:style-name="T7">Localisation</text:span><text:span text:style-name="T1"> : </text:span></text:p>
      <text:p text:style-name="P4">Salle à manger.</text:p>
      <text:p text:style-name="_5f_inventaire">Inv. Steve 1281</text:p>
      <text:h text:style-name="P15" text:outline-level="3"><text:bookmark-start text:name="__RefHeading__364_204533229"/>Soucoupe<text:bookmark-end text:name="__RefHeading__364_204533229"/></text:h>
      <text:p text:style-name="_5f_description">Manufacture royale de porcelaine de Sèvres, 1760.</text:p>
      <text:p text:style-name="P4">Porcelaine tendre, fond « petit verd », décor polychrome et rehauts d’or.</text:p>
      <text:p text:style-name="_5f_dimensions"><text:span text:style-name="T1">Dimensions : </text:span>haut. : 0,028 m ; diam. : 0,133 m.</text:p>
      <text:p text:style-name="P4"><text:span text:style-name="T1">Marques :</text:span> marque peinte en bleu, au double L ; lettre-date H (1760) ; marque de peintre : sigle d’Etienne Evans (actif de 1752 à 1786).</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de Monsieur Boy ; sa 2<text:span text:style-name="T10">ème</text:span> vente après décès à Paris, Hôtel Drouot, Salle 1, M<text:span text:style-name="T10">e</text:span> Paul Chevallier, du 8 au 10 juin 1905, cat. n°38, non repr. ; adjugés 465 francs à Vandermeersch ; acquis pour 600 francs, le 19 décembre 1910, par Béatrice Ephrussi auprès de Vandermeersch ; Coll. de Mme Maurice Ephrussi.</text:p>
      <text:p text:style-name="_5f_inventaire">Inv. Steve 1282</text:p>
      <text:h text:style-name="Heading_20_2" text:outline-level="2"><text:bookmark-start text:name="__RefHeading__366_204533229"/><text:span text:style-name="T4">Gobelet « Hébert » </text:span><text:span text:style-name="T3">et sa</text:span><text:span text:style-name="T4"> soucoupe</text:span><text:bookmark-end text:name="__RefHeading__366_204533229"/></text:h>
      <text:h text:style-name="P15" text:outline-level="3"><text:bookmark-start text:name="__RefHeading__368_204533229"/>Gobelet « Hébert »<text:bookmark-end text:name="__RefHeading__368_204533229"/></text:h>
      <text:p text:style-name="_5f_description">Manufacture royale de porcelaine de Sèvres, 1760.</text:p>
      <text:p text:style-name="P4">Porcelaine tendre, fond « petit verd », décor polychrome et rehauts d’or.</text:p>
      <text:p text:style-name="_5f_dimensions"><text:span text:style-name="T1">Dimensions : </text:span>haut. : 0,056 m ; diam. : 0,068 m ; prof. : 0,085 m.</text:p>
      <text:p text:style-name="P4"><text:span text:style-name="T1">Marques :</text:span> marque peinte en bleu, au double L ; lettre-date, assez effacée : H (1760) ; marque de peintre : sigle d’André-Vincent Vielliard (actif de 1752 à 1790) ; marques en creux : oo et æ.</text:p>
      <text:p text:style-name="P4"><text:span text:style-name="T7">Localisation</text:span><text:span text:style-name="T1"> : </text:span></text:p>
      <text:p text:style-name="P4">Salle à manger.</text:p>
      <text:p text:style-name="_5f_inventaire">Inv. Steve 4743</text:p>
      <text:h text:style-name="P15" text:outline-level="3"><text:bookmark-start text:name="__RefHeading__370_204533229"/>Soucoupe<text:bookmark-end text:name="__RefHeading__370_204533229"/></text:h>
      <text:p text:style-name="_5f_description">Manufacture royale de porcelaine de Sèvres, 1760.</text:p>
      <text:p text:style-name="P4">Porcelaine tendre, fond « petit verd », décor polychrome et rehauts d’or.</text:p>
      <text:p text:style-name="_5f_dimensions"><text:span text:style-name="T1">Dimensions : </text:span>haut. : 0,025 m ; diam. : 0,120 m.</text:p>
      <text:p text:style-name="P4"><text:span text:style-name="T1">Marques :</text:span> marque peinte en bleu, au double L ; lettre-date H (1760) ; marque de peintre : sigle d’André-Vincent Vielliard (actif de 1752 à 1790) ; marques en creux : 3.</text:p>
      <text:p text:style-name="P4"><text:soft-page-break/><text:span text:style-name="T7">Localisation</text:span><text:span text:style-name="T1"> : </text:span></text:p>
      <text:p text:style-name="P4">Salle à manger.</text:p>
      <text:p text:style-name="_5f_inventaire">Inv. Steve 4742</text:p>
      <text:h text:style-name="P13" text:outline-level="2"><text:bookmark-start text:name="__RefHeading__372_204533229"/>Gobelet « litron »<text:bookmark-end text:name="__RefHeading__372_204533229"/></text:h>
      <text:p text:style-name="_5f_description">Manufacture royale de porcelaine de Sèvres, 1760.</text:p>
      <text:p text:style-name="P4">Porcelaine tendre, fond bleu « lapis », décor polychrome et rehauts d’or.</text:p>
      <text:p text:style-name="_5f_dimensions"><text:span text:style-name="T1">Dimensions : </text:span>haut. : 0,045 m ; diam. : 0,050 m ; long. : 0,067 m.</text:p>
      <text:p text:style-name="P4"><text:span text:style-name="T1">Marques :</text:span> marque peinte en bleu, au double L ; lettre-date H (1760) ; marque de peintre : N (François-Joseph Aloncle, actif de 1758 à 1781) ; marques en creux : po.</text:p>
      <text:p text:style-name="P4"><text:span text:style-name="T7">Localisation</text:span><text:span text:style-name="T1"> : </text:span></text:p>
      <text:p text:style-name="P4">Salle à manger.</text:p>
      <text:p text:style-name="_5f_inventaire">Inv. Steve 4897</text:p>
      <text:h text:style-name="Heading_20_2" text:outline-level="2"><text:bookmark-start text:name="__RefHeading__22924_1657041517"/><text:span text:style-name="T4">Gobelet « Bouillard »</text:span><text:span text:style-name="T3"> et une </text:span><text:span text:style-name="T4">soucoupe</text:span><text:bookmark-end text:name="__RefHeading__22924_1657041517"/></text:h>
      <text:h text:style-name="P15" text:outline-level="3"><text:bookmark-start text:name="__RefHeading__22926_1657041517"/>Gobelet « Bouillard »<text:bookmark-end text:name="__RefHeading__22926_1657041517"/></text:h>
      <text:p text:style-name="_5f_description">Manufacture royale de porcelaine de Sèvres, 1785.</text:p>
      <text:p text:style-name="P4">Porcelaine tendre, fond blanc, décor de camaïeu carmin et rehauts d’or.</text:p>
      <text:p text:style-name="_5f_dimensions"><text:span text:style-name="T1">Dimensions :</text:span> haut. : 0,039 m ; diam. : 0,048 m ; long. : 0,062 m.</text:p>
      <text:p text:style-name="P4"><text:span text:style-name="T1">Marques :</text:span> marques peintes en bleu, au double L ; lettre-date, très effacée, HH (1785) ; marque de peintre : sigle de Jean-Charles Sioux l’aîné (actif de 1752 à 1792).</text:p>
      <text:p text:style-name="P4"><text:span text:style-name="T1">Autre marque : </text:span>à l’encre noire effacée, sous le gobelet : « <text:span text:style-name="T8">N</text:span><text:span text:style-name="T11">o</text:span><text:span text:style-name="T8">…</text:span> ».</text:p>
      <text:p text:style-name="P4"><text:span text:style-name="T7">Localisation</text:span><text:span text:style-name="T1"> : </text:span></text:p>
      <text:p text:style-name="P4">Salle à manger.</text:p>
      <text:p text:style-name="_5f_inventaire">Inv. Steve 5009</text:p>
      <text:h text:style-name="P15" text:outline-level="3"><text:bookmark-start text:name="__RefHeading__22928_1657041517"/>Soucoupe<text:bookmark-end text:name="__RefHeading__22928_1657041517"/></text:h>
      <text:p text:style-name="_5f_description">Manufacture royale de porcelaine de Sèvres, 1760.</text:p>
      <text:p text:style-name="P4">Porcelaine tendre, fond blanc, décor de camaïeu carmin et rehauts d’or.</text:p>
      <text:p text:style-name="_5f_dimensions"><text:span text:style-name="T1">Dimensions :</text:span> haut. : 0,020 m ; diam. : 0,092 m.</text:p>
      <text:p text:style-name="P4"><text:span text:style-name="T1">Marques :</text:span> marques peintes en bleu, au double L ; lettre-date H (1760) ; marque de peintre : sigle de Nicolas Catrice (actif de 1757 à 1774) ; marque en creux : nn ou m.</text:p>
      <text:p text:style-name="P4"><text:span text:style-name="T1">Étiquette : </text:span>étiquette ovale, très vieillie : « <text:span text:style-name="T8">six </text:span>[ ?] <text:span text:style-name="T8">250</text:span><text:span text:style-name="T11">x</text:span><text:span text:style-name="T8"> </text:span>».</text:p>
      <text:p text:style-name="P4"><text:span text:style-name="T7">Localisation</text:span><text:span text:style-name="T1"> : </text:span></text:p>
      <text:p text:style-name="P4">Salle à manger.</text:p>
      <text:p text:style-name="_5f_inventaire">Inv. Steve 5008</text:p>
      <text:h text:style-name="Heading_20_2" text:outline-level="2"><text:bookmark-start text:name="__RefHeading__374_204533229"/><text:soft-page-break/><text:span text:style-name="T3">Trois </text:span><text:span text:style-name="T4">gobelets « Bouillard » </text:span><text:span text:style-name="T3">et leurs</text:span><text:span text:style-name="T4"> soucoupes</text:span><text:bookmark-end text:name="__RefHeading__374_204533229"/></text:h>
      <text:h text:style-name="P15" text:outline-level="3"><text:bookmark-start text:name="__RefHeading__376_204533229"/>Gobelet « Bouillard »<text:bookmark-end text:name="__RefHeading__376_204533229"/></text:h>
      <text:p text:style-name="_5f_description">Manufacture royale de porcelaine de Sèvres, 1760.</text:p>
      <text:p text:style-name="P4">Porcelaine tendre, fond bleu céleste, décor polychrome et rehauts d’or.</text:p>
      <text:p text:style-name="_5f_dimensions"><text:span text:style-name="T1">Dimensions : </text:span>haut. : 0,060 m ; diam. : 0,070 m ; prof. : 0,095 m.</text:p>
      <text:p text:style-name="P4"><text:span text:style-name="T1">Marques :</text:span> marque peinte en bleu, au double L ; lettre-date H (1760) ; marque de peintre : sigle de Guillaume Noël (actif de 1755 à 1800) ; marque en creux : oo.</text:p>
      <text:p text:style-name="P4"><text:span text:style-name="T7">Localisation</text:span><text:span text:style-name="T1"> : </text:span></text:p>
      <text:p text:style-name="P4">Salle à manger.</text:p>
      <text:p text:style-name="_5f_inventaire">Inv. Steve 4745</text:p>
      <text:h text:style-name="P15" text:outline-level="3"><text:bookmark-start text:name="__RefHeading__378_204533229"/>Soucoupe<text:bookmark-end text:name="__RefHeading__378_204533229"/></text:h>
      <text:p text:style-name="_5f_description">Manufacture royale de porcelaine de Sèvres, 1760.</text:p>
      <text:p text:style-name="P4">Porcelaine tendre, fond bleu céleste, décor polychrome et rehauts d’or.</text:p>
      <text:p text:style-name="_5f_dimensions"><text:span text:style-name="T1">Dimensions : </text:span>haut. : 0,029 m ; diam. : 0,135 m.</text:p>
      <text:p text:style-name="P4"><text:span text:style-name="T1">Marques :</text:span> marque peinte en rouge, au double L ; lettre-date H (1760) ; marque de peintre : sigle de François Binet (actif de 1750 à 1775) ; marque en creux : S.</text:p>
      <text:p text:style-name="P4"><text:span text:style-name="T7">Localisation</text:span><text:span text:style-name="T1"> : </text:span></text:p>
      <text:p text:style-name="P4">Salle à manger.</text:p>
      <text:p text:style-name="P4"><text:span text:style-name="T1">Étiquette :</text:span> fragment d’étiquette « <text:span text:style-name="T8">Mr Fitzhenry</text:span> ».</text:p>
      <text:p text:style-name="P4"><text:span text:style-name="T7">Provenance</text:span><text:span text:style-name="T1"> : </text:span></text:p>
      <text:p text:style-name="P4">Coll. de M. Fitzhenry ; sa vente à Paris, Hôtel Drouot, Salles 7 et 8, M<text:span text:style-name="T10">e</text:span> François Lair-Dubreuil, du 13 au 16 décembre 1909, cat. n°248, non repr. ; adjugés 720 francs à Henri Stettiner ; Coll. de Mme Maurice Ephrussi.</text:p>
      <text:p text:style-name="_5f_inventaire">Inv. Steve 4774</text:p>
      <text:h text:style-name="P18" text:outline-level="3"><text:bookmark-start text:name="__RefHeading__380_204533229"/>Gobelet « Bouillard »<text:bookmark-end text:name="__RefHeading__380_204533229"/></text:h>
      <text:p text:style-name="_5f_description">Manufacture royale de porcelaine de Sèvres, 1760.</text:p>
      <text:p text:style-name="P4">Porcelaine tendre, fond bleu céleste, décor polychrome et rehauts d’or.</text:p>
      <text:p text:style-name="_5f_dimensions"><text:span text:style-name="T1">Dimensions : </text:span>haut. : 0,060 m ; diam. : 0,070 m ; prof. : 0,095 m.</text:p>
      <text:p text:style-name="P4"><text:span text:style-name="T1">Marques :</text:span> marque peinte en bleu, au double L ; lettre-date H (1760) ; marque de peintre : sigle de Guillaume Noël (actif de 1755 à 1800) ; marque en creux : I.</text:p>
      <text:p text:style-name="P4"><text:span text:style-name="T7">Localisation</text:span><text:span text:style-name="T1"> : </text:span></text:p>
      <text:p text:style-name="P4">Salle à manger.</text:p>
      <text:p text:style-name="_5f_inventaire">Inv. Steve 4771</text:p>
      <text:h text:style-name="P15" text:outline-level="3"><text:bookmark-start text:name="__RefHeading__382_204533229"/>Soucoupe<text:bookmark-end text:name="__RefHeading__382_204533229"/></text:h>
      <text:p text:style-name="_5f_description">Manufacture royale de porcelaine de Sèvres, 1760.</text:p>
      <text:p text:style-name="P4"><text:soft-page-break/>Porcelaine tendre, fond bleu céleste, décor polychrome et rehauts d’or.</text:p>
      <text:p text:style-name="_5f_dimensions"><text:span text:style-name="T1">Dimensions : </text:span>haut. : 0,029 m ; diam. : 0,135 m.</text:p>
      <text:p text:style-name="P4"><text:span text:style-name="T1">Marques :</text:span> marque peinte en bleu, au double L ; lettre-date H (1760) ; marque de peintre : sigle de François Binet (actif de 1750 à 1775) ; marque en creux : S.</text:p>
      <text:p text:style-name="P4"><text:span text:style-name="T7">Localisation</text:span><text:span text:style-name="T1"> : </text:span></text:p>
      <text:p text:style-name="P4">Salle à manger.</text:p>
      <text:p text:style-name="_5f_inventaire">Inv. Steve 4772</text:p>
      <text:h text:style-name="P15" text:outline-level="3"><text:bookmark-start text:name="__RefHeading__384_204533229"/>Gobelet « Bouillard »<text:bookmark-end text:name="__RefHeading__384_204533229"/></text:h>
      <text:p text:style-name="_5f_description">Manufacture royale de porcelaine de Sèvres, vers 1760.</text:p>
      <text:p text:style-name="P4">Porcelaine tendre, fond bleu céleste, décor polychrome et rehauts d’or.</text:p>
      <text:p text:style-name="_5f_dimensions"><text:span text:style-name="T1">Dimensions : </text:span>haut. : 0,060 m ; diam. : 0,070 m ; prof. : 0,095 m.</text:p>
      <text:p text:style-name="P4"><text:span text:style-name="T1">Marques :</text:span> marque peinte en bleu, au double L ; absence de lettre-date ; marque de peintre : sigle de Jacques Fontaine (actif de 1752 à 1800).</text:p>
      <text:p text:style-name="P4"><text:span text:style-name="T7">Localisation</text:span><text:span text:style-name="T1"> : </text:span></text:p>
      <text:p text:style-name="P4">Salle à manger.</text:p>
      <text:p text:style-name="_5f_inventaire">Inv. Steve 1280</text:p>
      <text:h text:style-name="P15" text:outline-level="3"><text:bookmark-start text:name="__RefHeading__386_204533229"/>Soucoupe<text:bookmark-end text:name="__RefHeading__386_204533229"/></text:h>
      <text:p text:style-name="_5f_description">Manufacture royale de porcelaine de Sèvres, vers 1760.</text:p>
      <text:p text:style-name="P4">Porcelaine tendre, fond bleu céleste, décor polychrome et rehauts d’or.</text:p>
      <text:p text:style-name="_5f_dimensions"><text:span text:style-name="T1">Dimensions : </text:span>haut. : 0,029 m ; diam. : 0,135 m.</text:p>
      <text:p text:style-name="P4"><text:span text:style-name="T1">Marques :</text:span> absence de marque peinte.</text:p>
      <text:p text:style-name="P4"><text:span text:style-name="T7">Localisation</text:span><text:span text:style-name="T1"> : </text:span></text:p>
      <text:p text:style-name="P4">Salle à manger.</text:p>
      <text:p text:style-name="_5f_inventaire">Inv. Steve 4776</text:p>
      <text:h text:style-name="Heading_20_2" text:outline-level="2"><text:bookmark-start text:name="__RefHeading__388_204533229"/><text:span text:style-name="T4">Gobelet « Calabre » </text:span><text:span text:style-name="T3">et sa </text:span><text:span text:style-name="T4">soucoupe</text:span><text:bookmark-end text:name="__RefHeading__388_204533229"/></text:h>
      <text:h text:style-name="P15" text:outline-level="3"><text:bookmark-start text:name="__RefHeading__22930_1657041517"/>Gobelet « Calabre »<text:bookmark-end text:name="__RefHeading__22930_1657041517"/></text:h>
      <text:p text:style-name="_5f_description">Manufacture royale de porcelaine de Sèvres, 1760.</text:p>
      <text:p text:style-name="P4">Porcelaine tendre, fond blanc, décor de camaïeu carmin et rehauts d’or.</text:p>
      <text:p text:style-name="_5f_dimensions"><text:span text:style-name="T1">Dimensions :</text:span> haut. : 0,072 m ; diam. : 0,067 m ; long. : 0,088 m.</text:p>
      <text:p text:style-name="P4"><text:span text:style-name="T1">Marques :</text:span> marques peintes en bleu, au double L ; lettre-date H (1760) ; absence de marque de peintre ; marque en creux : f.</text:p>
      <text:p text:style-name="P4"><text:span text:style-name="T7">Localisation :</text:span><text:span text:style-name="T8"> </text:span></text:p>
      <text:p text:style-name="P4">Salle à manger.</text:p>
      <text:p text:style-name="_5f_inventaire">Inv. Steve 3444</text:p>
      <text:h text:style-name="P15" text:outline-level="3"><text:bookmark-start text:name="__RefHeading__22932_1657041517"/><text:soft-page-break/>Soucoupe<text:bookmark-end text:name="__RefHeading__22932_1657041517"/></text:h>
      <text:p text:style-name="_5f_description">Manufacture royale de porcelaine de Sèvres, 1760.</text:p>
      <text:p text:style-name="P4">Porcelaine tendre, fond blanc, décor de camaïeu carmin et rehauts d’or.</text:p>
      <text:p text:style-name="_5f_dimensions"><text:span text:style-name="T1">Dimensions :</text:span> haut. : 0,029 m ; diam. : 0,135 m.</text:p>
      <text:p text:style-name="P4"><text:span text:style-name="T1">Marques :</text:span> marques peintes en bleu, au double L ; lettre-date H (1760) ; absence de marque de peintre.</text:p>
      <text:p text:style-name="P4"><text:span text:style-name="T1"><text:s/></text:span><text:span text:style-name="T7">Localisation :</text:span><text:span text:style-name="T8"> </text:span></text:p>
      <text:p text:style-name="P4">Salle à manger.</text:p>
      <text:p text:style-name="_5f_inventaire">Inv. Steve 3425 </text:p>
      <text:h text:style-name="Heading_20_2" text:outline-level="2"><text:bookmark-start text:name="__RefHeading__390_204533229"/><text:span text:style-name="T4">Gobelet « Bouillard » </text:span><text:span text:style-name="T3">et sa</text:span><text:span text:style-name="T4"> soucoupe</text:span><text:bookmark-end text:name="__RefHeading__390_204533229"/></text:h>
      <text:h text:style-name="P15" text:outline-level="3"><text:bookmark-start text:name="__RefHeading__392_204533229"/>Gobelet « Bouillard »<text:bookmark-end text:name="__RefHeading__392_204533229"/></text:h>
      <text:p text:style-name="_5f_description">Manufacture royale de porcelaine de Sèvres, vers 1760.</text:p>
      <text:p text:style-name="P4">Porcelaine tendre, fond bleu lapis vermiculé, décor polychrome et rehauts d’or.</text:p>
      <text:p text:style-name="_5f_dimensions"><text:span text:style-name="T1">Dimensions : </text:span>haut. : 0,027 m ; diam. : 0,043 m ; prof. : 0,054 m.</text:p>
      <text:p text:style-name="P4"><text:span text:style-name="T1">Marques :</text:span> absence de marque de peintre.</text:p>
      <text:p text:style-name="P4"><text:span text:style-name="T7">Localisation</text:span><text:span text:style-name="T1"> : </text:span></text:p>
      <text:p text:style-name="P4">Salle à manger.</text:p>
      <text:p text:style-name="_5f_inventaire">Inv. Steve 4899</text:p>
      <text:h text:style-name="P15" text:outline-level="3"><text:bookmark-start text:name="__RefHeading__394_204533229"/>Soucoupe<text:bookmark-end text:name="__RefHeading__394_204533229"/></text:h>
      <text:p text:style-name="_5f_description">Manufacture royale de porcelaine de Sèvres, vers 1760.</text:p>
      <text:p text:style-name="P4">Porcelaine tendre, fond bleu lapis vermiculé, décor polychrome et rehauts d’or.</text:p>
      <text:p text:style-name="_5f_dimensions"><text:span text:style-name="T1">Dimensions : </text:span>haut. : 0,015 m ; diam. : 0,071 m.</text:p>
      <text:p text:style-name="P4"><text:span text:style-name="T1">Marques :</text:span> absence de marque peinte ; marque en creux : 4.</text:p>
      <text:p text:style-name="P4"><text:span text:style-name="T7">Localisation</text:span><text:span text:style-name="T1"> : </text:span></text:p>
      <text:p text:style-name="P4">Salle à manger.</text:p>
      <text:p text:style-name="P4"><text:span text:style-name="T7">Provenance</text:span><text:span text:style-name="T1"> : </text:span></text:p>
      <text:p text:style-name="P4">Ancienne coll. Maurice Kann ? ; sa vente à Paris, Galerie Georges Petit, M<text:span text:style-name="T10">es</text:span> François Lair-Dubreuil et Henri Baudoin, du 5 au 8 décembre 1910, cat. n°86, non repr. ; adjugés 1670 à Mme Allain ; Coll. de Mme Maurice Ephrussi.</text:p>
      <text:p text:style-name="_5f_inventaire">Inv. Steve 4900</text:p>
      <text:h text:style-name="P13" text:outline-level="2"><text:bookmark-start text:name="__RefHeading__396_204533229"/>Gobelet « couvert »<text:bookmark-end text:name="__RefHeading__396_204533229"/></text:h>
      <text:p text:style-name="_5f_description">Manufacture royale de porcelaine de Sèvres, 1760.</text:p>
      <text:p text:style-name="P4"><text:soft-page-break/>Porcelaine tendre, fond « petit verd », décor polychrome et rehauts d’or.</text:p>
      <text:p text:style-name="_5f_dimensions"><text:span text:style-name="T1">Dimensions : </text:span>haut. : 0,070 m ; diam. : 0,068 m ; prof. : 0,090 m.</text:p>
      <text:p text:style-name="P4"><text:span text:style-name="T1">Marques :</text:span> marque peinte en bleu, au double L ; lettre-date H (1760) ; marque de peintre : sigle de Dominique Joffroy (actif de 1753 à 1770) ; marque en creux : S.</text:p>
      <text:p text:style-name="P4"><text:span text:style-name="T7">Localisation</text:span><text:span text:style-name="T1"> : </text:span></text:p>
      <text:p text:style-name="P4">Salle à manger.</text:p>
      <text:p text:style-name="_5f_inventaire">Inv. Steve 4773</text:p>
      <text:h text:style-name="Heading_20_2" text:outline-level="2"><text:bookmark-start text:name="__RefHeading__398_204533229"/><text:span text:style-name="T4">Déjeuner « du Roy » </text:span><text:span text:style-name="T3">comprenant un</text:span><text:span text:style-name="T4"> plateau « du Roy »</text:span><text:span text:style-name="T3">, un pot à sucre « Hébert »</text:span><text:span text:style-name="T4"> </text:span><text:span text:style-name="T3">et un</text:span><text:span text:style-name="T4"> pot à lait « à trois pieds</text:span><text:bookmark-end text:name="__RefHeading__398_204533229"/></text:h>
      <text:h text:style-name="P15" text:outline-level="3"><text:bookmark-start text:name="__RefHeading__400_204533229"/>Plateau « du Roy »<text:bookmark-end text:name="__RefHeading__400_204533229"/></text:h>
      <text:p text:style-name="_5f_description">Manufacture royale de porcelaine de Sèvres, 1760.</text:p>
      <text:p text:style-name="P4">Porcelaine tendre, fond « petit verd », décor polychrome et rehauts d’or.</text:p>
      <text:p text:style-name="_5f_dimensions"><text:span text:style-name="T1">Dimensions : </text:span>haut. : 0,020 m ; long. : 0,247 m; larg. : 0,174 m.</text:p>
      <text:p text:style-name="P4"><text:span text:style-name="T1">Marques :</text:span> marque peinte en bleu, au double L ; lettre-date H (1760) ; marque de peintre : L (Denis Levé, actif de 1754 à 1793 et de 1795 à 1805) ; marque en creux : Bp.</text:p>
      <text:p text:style-name="P4"><text:span text:style-name="T7">Localisation</text:span><text:span text:style-name="T1"> : </text:span></text:p>
      <text:p text:style-name="P4">Salle à manger.</text:p>
      <text:p text:style-name="_5f_inventaire">Inv. Steve 4770</text:p>
      <text:h text:style-name="P15" text:outline-level="3"><text:bookmark-start text:name="__RefHeading__402_204533229"/>Pot à sucre « Hébert »<text:bookmark-end text:name="__RefHeading__402_204533229"/></text:h>
      <text:p text:style-name="_5f_description">Manufacture royale de porcelaine de Sèvres, 1760.</text:p>
      <text:p text:style-name="P4">Porcelaine tendre, fond « petit verd », décor polychrome et rehauts d’or.</text:p>
      <text:p text:style-name="_5f_dimensions"><text:span text:style-name="T1">Dimensions : </text:span>haut. (s. c.) : 0,055 m ; diam. : 0,66 m.</text:p>
      <text:p text:style-name="P4"><text:span text:style-name="T1">Marques :</text:span> marque peinte en bleu, au double L ; lettre-date H (1760) ; marque de peintre : L (Denis Levé, actif de 1754 à 1793 et de 1795 à 1805).</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de Monsieur Boy ; sa 2<text:span text:style-name="T10">ème</text:span> vente après décès à Paris, Hôtel Drouot, Salle 1, M<text:span text:style-name="T10">e</text:span> Paul Chevallier, du 8 au 10 juin 1905, cat. n°38, non repr. ; adjugé 385 francs à ducrey ; Coll. de Mme Maurice Ephrussi.</text:p>
      <text:p text:style-name="_5f_inventaire">Inv. Steve 4750</text:p>
      <text:h text:style-name="P15" text:outline-level="3"><text:bookmark-start text:name="__RefHeading__404_204533229"/>Pot à lait « à trois pieds »<text:bookmark-end text:name="__RefHeading__404_204533229"/></text:h>
      <text:p text:style-name="_5f_description">Manufacture royale de porcelaine de Sèvres, 1760 ?</text:p>
      <text:p text:style-name="P4">Porcelaine tendre, fond « petit verd », décor polychrome et rehauts d’or.</text:p>
      <text:p text:style-name="_5f_dimensions"><text:span text:style-name="T1">Dimensions : </text:span>haut. : 0,0 m ; long. : 0, m; larg. : 0, m.</text:p>
      <text:p text:style-name="P4"><text:soft-page-break/><text:span text:style-name="T1">Marques :</text:span> absence de marque peinte.</text:p>
      <text:p text:style-name="P4"><text:span text:style-name="T7">Localisation</text:span><text:span text:style-name="T1"> : </text:span></text:p>
      <text:p text:style-name="P4">Salle à manger.</text:p>
      <text:p text:style-name="_5f_inventaire">Inv. Steve 1286</text:p>
      <text:h text:style-name="Heading_20_2" text:outline-level="2"><text:bookmark-start text:name="__RefHeading__406_204533229"/><text:span text:style-name="T4">Déjeuner « triangle » </text:span><text:span text:style-name="T3">comprenant un </text:span><text:span text:style-name="T4">plateau « triangle »</text:span><text:span text:style-name="T3">, un </text:span><text:span text:style-name="T4">gobelet « couvert »</text:span><text:span text:style-name="T3"> et sa </text:span><text:span text:style-name="T4">soucoupe</text:span><text:bookmark-end text:name="__RefHeading__406_204533229"/></text:h>
      <text:h text:style-name="P15" text:outline-level="3"><text:bookmark-start text:name="__RefHeading__408_204533229"/>Plateau « triangle »<text:bookmark-end text:name="__RefHeading__408_204533229"/></text:h>
      <text:p text:style-name="_5f_description">Manufacture royale de porcelaine de Sèvres, vers 1759.</text:p>
      <text:p text:style-name="P4">Porcelaine tendre, fond « petit verd », décor polychrome et rehauts d’or.</text:p>
      <text:p text:style-name="_5f_dimensions"><text:span text:style-name="T1">Dimensions : </text:span>haut. : 0,022 m ; diam. : 0,250 m.</text:p>
      <text:p text:style-name="P4"><text:span text:style-name="T1">Marques :</text:span> absence de marque peinte ; marque en creux : 60.</text:p>
      <text:p text:style-name="P4"><text:span text:style-name="T7">Localisation</text:span><text:span text:style-name="T1"> : </text:span></text:p>
      <text:p text:style-name="P4">Salle à manger.</text:p>
      <text:p text:style-name="_5f_inventaire">Inv. Steve 1285</text:p>
      <text:h text:style-name="P15" text:outline-level="3"><text:bookmark-start text:name="__RefHeading__410_204533229"/>Gobelet « couvert »<text:bookmark-end text:name="__RefHeading__410_204533229"/></text:h>
      <text:p text:style-name="_5f_description">Manufacture royale de porcelaine de Sèvres, vers 1760.</text:p>
      <text:p text:style-name="P4">Porcelaine tendre, fond « petit verd », décor polychrome et rehauts d’or.</text:p>
      <text:p text:style-name="_5f_dimensions"><text:span text:style-name="T1">Dimensions : </text:span>haut. : 0,060 m ; diam. : 0,058 m ; prof. : 0,080 m.</text:p>
      <text:p text:style-name="P4"><text:span text:style-name="T1">Marques :</text:span> absence de marque peinte ; marque en creux : T.</text:p>
      <text:p text:style-name="P4"><text:span text:style-name="T7">Localisation</text:span><text:span text:style-name="T1"> : </text:span></text:p>
      <text:p text:style-name="P4">Salle à manger.</text:p>
      <text:p text:style-name="_5f_inventaire">Inv. Steve 4775</text:p>
      <text:h text:style-name="P15" text:outline-level="3"><text:bookmark-start text:name="__RefHeading__412_204533229"/>Soucoupe<text:bookmark-end text:name="__RefHeading__412_204533229"/></text:h>
      <text:p text:style-name="_5f_description">Manufacture royale de porcelaine de Sèvres, 1760.</text:p>
      <text:p text:style-name="P4">Porcelaine tendre, fond « petit verd », décor polychrome et rehauts d’or.</text:p>
      <text:p text:style-name="_5f_dimensions"><text:span text:style-name="T1">Dimensions : </text:span>haut. : 0,030 m ; diam. : 0,126 m.</text:p>
      <text:p text:style-name="P4"><text:span text:style-name="T1">Marques :</text:span> marque peinte en bleu, au double L ; lettre-date H (1760) ; marque de peintre effacée et très fragmentaire : probablement le sigle d’Antoine-Toussaint Cornailles (actif de 1755 à 1800).</text:p>
      <text:p text:style-name="P4"><text:span text:style-name="T7">Localisation</text:span><text:span text:style-name="T1"> : </text:span></text:p>
      <text:p text:style-name="P4">Salle à manger.</text:p>
      <text:p text:style-name="_5f_inventaire">Inv. Steve 4744</text:p>
      <text:h text:style-name="P13" text:outline-level="2"><text:bookmark-start text:name="__RefHeading__414_204533229"/><text:soft-page-break/>Pot à sucre « Calabre »<text:bookmark-end text:name="__RefHeading__414_204533229"/></text:h>
      <text:p text:style-name="_5f_description">Manufacture royale de porcelaine de Sèvres, 1760. </text:p>
      <text:p text:style-name="P4">Porcelaine tendre, fond blanc, décor polychrome et rehauts d’or.</text:p>
      <text:p text:style-name="_5f_dimensions"><text:span text:style-name="T1">Dimensions : </text:span>haut. : 0,100 m ; diam. : 0,089 m.</text:p>
      <text:p text:style-name="P4"><text:span text:style-name="T1">Marques :</text:span> marque peinte en bleu (très effacée), au double L ; lettre-date H (1760) ; marque en creux : I. </text:p>
      <text:p text:style-name="P4"><text:span text:style-name="T1">Autre marque :</text:span> Sous le couvercle, à l’encre noire : <text:span text:style-name="T8">Seguin Vente</text:span>. </text:p>
      <text:p text:style-name="P4"><text:span text:style-name="T7">Localisation</text:span><text:span text:style-name="T1"> : </text:span></text:p>
      <text:p text:style-name="P4">Réserves. </text:p>
      <text:p text:style-name="P4"><text:span text:style-name="T7">Provenance</text:span><text:span text:style-name="T1"> : </text:span></text:p>
      <text:p text:style-name="P4">Coll. Charles Séguin ; Coll. de Monsieur X… [Charles Séguin], vente à Paris, Hôtel Drouot, Salle 6, M<text:span text:style-name="T10">e </text:span>François Lair-Dubreuil, du 12 au 15 décembre 1910, cat. n°86, non repr. ; adjugé 130 francs à Henri Stettiner ; Coll. de Mme Maurice Ephrussi.</text:p>
      <text:p text:style-name="_5f_inventaire">Inv. Steve 3317</text:p>
      <text:h text:style-name="P13" text:outline-level="2"><text:bookmark-start text:name="__RefHeading__416_204533229"/>Gobelet « couvert »<text:bookmark-end text:name="__RefHeading__416_204533229"/></text:h>
      <text:p text:style-name="_5f_description">Manufacture royale de porcelaine de Sèvres, 1761.</text:p>
      <text:p text:style-name="P4">Porcelaine tendre, fond blanc, décor de camaïeu carmin et rehauts d’or.</text:p>
      <text:p text:style-name="_5f_dimensions"><text:span text:style-name="T1">Dimensions :</text:span> haut. : 0,060 m ; long. : 0,081 m ; diam. : 0,060 m.</text:p>
      <text:p text:style-name="P4"><text:span text:style-name="T1">Marques :</text:span> marques peintes en bleu, au double L ; lettre-date i (1761) ; marque de peintre : sigle d’un peintre non identifié.</text:p>
      <text:p text:style-name="P4"><text:span text:style-name="T7">Localisation :</text:span><text:span text:style-name="T8"> </text:span></text:p>
      <text:p text:style-name="P4">Réserves.</text:p>
      <text:p text:style-name="_5f_inventaire">Inv. Steve 3465</text:p>
      <text:h text:style-name="P13" text:outline-level="2"><text:bookmark-start text:name="__RefHeading__418_204533229"/>Pot à lait « à trois pieds »<text:bookmark-end text:name="__RefHeading__418_204533229"/></text:h>
      <text:p text:style-name="_5f_description">Manufacture royale de porcelaine de Sèvres, 1761.</text:p>
      <text:p text:style-name="P4">Porcelaine tendre, fond bleu « céleste », décor polychrome et rehauts d’or.</text:p>
      <text:p text:style-name="_5f_dimensions"><text:span text:style-name="T1">Dimensions : </text:span>haut. : 0,102 m ; long. : 0,110 m ; larg. : 0,075 m.</text:p>
      <text:p text:style-name="P4"><text:span text:style-name="T1">Marques :</text:span> marque peinte en blanc, au double L ; lettre-date : I (1761) ; marque de peintre : .3. (sigle d’un peintre de fleurs non identifié, actif vers 1756-1761 et en 1764).</text:p>
      <text:p text:style-name="P4"><text:span text:style-name="T7">Localisation</text:span><text:span text:style-name="T1"> : </text:span></text:p>
      <text:p text:style-name="P4">Salle à manger.</text:p>
      <text:p text:style-name="_5f_inventaire">Inv. Steve 4766</text:p>
      <text:h text:style-name="P13" text:outline-level="2"><text:bookmark-start text:name="__RefHeading__420_204533229"/><text:soft-page-break/>Pot à sucre « Hébert »<text:bookmark-end text:name="__RefHeading__420_204533229"/></text:h>
      <text:p text:style-name="_5f_description">Manufacture royale de porcelaine de Sèvres, 1761.</text:p>
      <text:p text:style-name="P4">Porcelaine tendre, fond bleu « lapis » vermiculé, décor polychrome et rehauts d’or.</text:p>
      <text:p text:style-name="_5f_dimensions"><text:span text:style-name="T1">Dimensions : </text:span>haut. (a. c.) : 0,088 m ; haut. (s. c.): 0,056 m ; diam. 0,068 m.</text:p>
      <text:p text:style-name="P4"><text:span text:style-name="T1">Marques :</text:span> marque peinte en bleu, au double L ; lettre-date : I (1761) ; marque de peintre : N (François-Joseph Aloncle, actif de 1758 à 1761).</text:p>
      <text:p text:style-name="P4"><text:span text:style-name="T1">Étiquette : </text:span>Collée au fond du pot à sucre, une étiquette de la coll. Chavagnac, composée des armoiries de la famille Chavagnac (de sable à quatre faces d’or accompagnées de trois roses de même rangées en chef) sommées d’une couronne de comte et accompagnées au-dessous du nom de Chavagnac.</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de Machault d’Arnouville ?; transmis par héritage ?; Coll. du comte Xavier de Chavagnac ; sa vente, à Paris, Hôtel Drouot, Salle 6, M<text:span text:style-name="T10">e</text:span> Henri Baudoin, du 19 au 21 juin 1911, cat. n° 276, non repr. ; adjugé 1725 francs à Henri Stettiner ; Coll. de Mme Maurice Ephrussi.</text:p>
      <text:p text:style-name="_5f_inventaire">Inv. Steve 4884</text:p>
      <text:h text:style-name="P13" text:outline-level="2"><text:bookmark-start text:name="__RefHeading__422_204533229"/>Pot à sucre « Calabre »<text:bookmark-end text:name="__RefHeading__422_204533229"/></text:h>
      <text:p text:style-name="_5f_description">Manufacture royale de porcelaine de Sèvres, vers 1760.</text:p>
      <text:p text:style-name="P4">Porcelaine tendre, fond petit « verd », décor polychrome et rehauts d’or.</text:p>
      <text:p text:style-name="_5f_dimensions"><text:span text:style-name="T1">Dimensions : </text:span>haut. (a. c.) : 0,100 m ; haut. (s. c.): 0,069 m ; diam. 0,089 m.</text:p>
      <text:p text:style-name="P4"><text:span text:style-name="T1">Marques :</text:span> absence de marques peintes (effacées) ; marque en creux : o.</text:p>
      <text:p text:style-name="P4"><text:span text:style-name="T1">Autres marques :</text:span> sous le couvercle, à l’encre noire, un très fragmentaire : « <text:span text:style-name="T8">n°09</text:span> », correspondant vraisemblablement à l’inventaire « Chappey », « <text:span text:style-name="T8">9501</text:span> », « <text:span text:style-name="T9">year</text:span><text:span text:style-name="T8"> </text:span>» et « <text:span text:style-name="T8">toæ</text:span> », faisant peut-être référence à son passage dans une coll. anglaise.</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Edouard Chappey, sa 2<text:span text:style-name="T10">ème</text:span> vente après décès, à Paris, Galerie Georges Petit, M<text:span text:style-name="T10">es </text:span>Chevallier et François Lair-Dubreuil, du 29 avril au 3 mai 1907, cat. n°638, non repr.; adjugé 900 francs à Henri Stettiner ; Coll. de Mme Maurice Ephrussi.</text:p>
      <text:p text:style-name="_5f_inventaire">Inv. Steve 1288 Ancien inventaire : 2081 B</text:p>
      <text:h text:style-name="P13" text:outline-level="2"><text:bookmark-start text:name="__RefHeading__424_204533229"/>Pot à sucre « Calabre »<text:bookmark-end text:name="__RefHeading__424_204533229"/></text:h>
      <text:p text:style-name="_5f_description">Manufacture royale de porcelaine de Sèvres, vers 1760.</text:p>
      <text:p text:style-name="P4"><text:soft-page-break/>Porcelaine tendre, fond blanc, décor polychrome et rehauts d’or.</text:p>
      <text:p text:style-name="_5f_dimensions"><text:span text:style-name="T1">Dimensions : </text:span>haut. (a. c.) : 0,065 m ; haut. (s. c.): 0,045 m ; diam. 0,055 m.</text:p>
      <text:p text:style-name="P4"><text:span text:style-name="T1">Marques :</text:span> marque peinte en bleu, au double L ; absence de lettre-date ; marque de peintre : sigle d’un peintre de fleurs non identifié (actif vers 1754-1758) .</text:p>
      <text:p text:style-name="P4"><text:span text:style-name="T7">Localisation</text:span><text:span text:style-name="T1"> : </text:span></text:p>
      <text:p text:style-name="P4">Salle à manger.</text:p>
      <text:p text:style-name="_5f_inventaire">Inv. Steve 5351</text:p>
      <text:h text:style-name="Heading_20_2" text:outline-level="2"><text:bookmark-start text:name="__RefHeading__426_204533229"/><text:span text:style-name="T4">Déjeuner « Hébert » </text:span><text:span text:style-name="T3">comprenant un</text:span><text:span text:style-name="T4"> plateau « Hébert »</text:span><text:span text:style-name="T3">, un </text:span><text:span text:style-name="T4">gobelet « Hébert »</text:span><text:span text:style-name="T3">, sa </text:span><text:span text:style-name="T4">soucoupe</text:span><text:span text:style-name="T3">, une </text:span><text:span text:style-name="T4">théière « Calabre »</text:span><text:span text:style-name="T3">, un </text:span><text:span text:style-name="T4">pot à sucre « Hébert » </text:span><text:span text:style-name="T3">et un </text:span><text:span text:style-name="T4">pot à lait « à trois pieds »</text:span><text:bookmark-end text:name="__RefHeading__426_204533229"/></text:h>
      <text:h text:style-name="P15" text:outline-level="3"><text:bookmark-start text:name="__RefHeading__428_204533229"/>Plateau « Hébert »<text:bookmark-end text:name="__RefHeading__428_204533229"/></text:h>
      <text:p text:style-name="_5f_description">Manufacture royale de porcelaine de Sèvres, 1761.</text:p>
      <text:p text:style-name="P4">Porcelaine tendre, fond blanc, décor polychrome et rehauts d’or.</text:p>
      <text:p text:style-name="_5f_dimensions"><text:span text:style-name="T1">Dimensions : </text:span>haut. : 0,030 m ; long. : 0,280 m; larg. : 0,226 m.</text:p>
      <text:p text:style-name="P4"><text:span text:style-name="T1">Marques :</text:span> marque peinte en bleu, au double L ; lettre-date : I (1761) ; marque de peintre : N. 9<text:span text:style-name="T10">. </text:span> (Charles-Nicolas Buteux fils aîné ou l’aîné, actif de 1763 à 1801).</text:p>
      <text:p text:style-name="P4"><text:span text:style-name="T7">Localisation</text:span><text:span text:style-name="T1"> : </text:span></text:p>
      <text:p text:style-name="P4">Réserves.</text:p>
      <text:p text:style-name="P4"><text:span text:style-name="T7">Provenance</text:span><text:span text:style-name="T1"> : </text:span></text:p>
      <text:p text:style-name="P4">Vente à Paris, Hôtel Drouot, Salle 6, M<text:span text:style-name="T10">e</text:span> Paul Chevallier, lundi 12 et mardi 13 mai 1902, cat. n°41, non repr. [adjugé 420 francs] ? ; Coll. de Monsieur Devaux, sa vente (après décès) à Paris, Hôtel Drouot, Salles 7 et 8, M<text:span text:style-name="T10">e</text:span> François Lair-Dubreuil, mercredi 27 et jeudi 28 novembre 1907, cat. n°119, non repr. [adjugé 560 francs à Weinberg] ; Maison Weinberg, Paris ; Coll. de Mme Maurice Ephrussi.</text:p>
      <text:p text:style-name="_5f_inventaire">Inv. Steve 5345</text:p>
      <text:h text:style-name="P18" text:outline-level="3"><text:bookmark-start text:name="__RefHeading__430_204533229"/>Gobelet « Hébert »<text:bookmark-end text:name="__RefHeading__430_204533229"/></text:h>
      <text:p text:style-name="_5f_description">Manufacture royale de porcelaine de Sèvres, 1761.</text:p>
      <text:p text:style-name="P4">Porcelaine tendre, fond blanc, décor polychrome et rehauts d’or.</text:p>
      <text:p text:style-name="_5f_dimensions"><text:span text:style-name="T1">Dimensions : </text:span>haut. : 0,077 m ; long. : 0,095 m; diam. : 0,077 m.</text:p>
      <text:p text:style-name="P4"><text:span text:style-name="T1">Marques :</text:span> marque peinte en bleu, au double L ; lettre-date : I (1761) ; marque de peintre (en partie effacée) : N. 9<text:span text:style-name="T10">. </text:span> (Charles-Nicolas Buteux fils aîné ou l’aîné, actif de 1763 à 1801).</text:p>
      <text:p text:style-name="P4"><text:span text:style-name="T7">Localisation</text:span><text:span text:style-name="T1"> : </text:span></text:p>
      <text:p text:style-name="P4">Réserves.</text:p>
      <text:p text:style-name="_5f_inventaire">Inv. Steve 5311. </text:p>
      <text:h text:style-name="P15" text:outline-level="3"><text:bookmark-start text:name="__RefHeading__432_204533229"/>Soucoupe de gobelet « Hébert »<text:bookmark-end text:name="__RefHeading__432_204533229"/></text:h>
      <text:p text:style-name="_5f_description">Manufacture royale de porcelaine de Sèvres, 1761.</text:p>
      <text:p text:style-name="P4"><text:soft-page-break/>Porcelaine tendre, fond blanc, décor polychrome et rehauts d’or.</text:p>
      <text:p text:style-name="_5f_dimensions"><text:span text:style-name="T1">Dimensions : </text:span>haut. : 0,030 m ; diam. : 0,030 m.</text:p>
      <text:p text:style-name="P4"><text:span text:style-name="T1">Marques :</text:span> marque peinte en bleu, au double L ; lettre-date : I (1761) ; marque de peintre : N. 9<text:span text:style-name="T10">. </text:span> (Charles-Nicolas Buteux fils aîné ou l’aîné, actif de 1763 à 1801) ; marques en creux : 3 et W.</text:p>
      <text:p text:style-name="P4"><text:span text:style-name="T7">Localisation</text:span><text:span text:style-name="T1"> : </text:span></text:p>
      <text:p text:style-name="P4">Réserves.</text:p>
      <text:p text:style-name="_5f_inventaire">Inv. Steve 5312</text:p>
      <text:h text:style-name="P15" text:outline-level="3"><text:bookmark-start text:name="__RefHeading__434_204533229"/>Théière « Calabre »<text:bookmark-end text:name="__RefHeading__434_204533229"/></text:h>
      <text:p text:style-name="_5f_description">Manufacture royale de porcelaine de Sèvres, 1761.</text:p>
      <text:p text:style-name="P4">Porcelaine tendre, fond blanc, décor polychrome et rehauts d’or.</text:p>
      <text:p text:style-name="_5f_dimensions"><text:span text:style-name="T1">Dimensions : </text:span>haut. (a. c.) : 0,120 m ; haut. <text:span text:style-name="T15">(s. c.) : 0,102 m ; long. : 0,162 m ; larg. : 0,093 m.</text:span></text:p>
      <text:p text:style-name="P4"><text:span text:style-name="T1">Marques :</text:span> marque peinte en bleu illisible car effacée. </text:p>
      <text:p text:style-name="P4"><text:span text:style-name="T7">Localisation</text:span><text:span text:style-name="T1"> : </text:span></text:p>
      <text:p text:style-name="P4">Réserves.</text:p>
      <text:p text:style-name="_5f_inventaire">Inv. Steve 5297</text:p>
      <text:h text:style-name="P15" text:outline-level="3"><text:bookmark-start text:name="__RefHeading__436_204533229"/>Pot à sucre « Hébert »<text:bookmark-end text:name="__RefHeading__436_204533229"/></text:h>
      <text:p text:style-name="_5f_description">Manufacture royale de porcelaine de Sèvres, 1761.</text:p>
      <text:p text:style-name="P4">Porcelaine tendre, fond blanc, décor polychrome et rehauts d’or.</text:p>
      <text:p text:style-name="_5f_dimensions"><text:span text:style-name="T1">Dimensions : </text:span>haut. (a. c.) : 0,080 m ; haut. (s. c.) : 0,055 m; diam. : 0,072 m.</text:p>
      <text:p text:style-name="P4"><text:span text:style-name="T1">Marques :</text:span> marque peinte en bleu, au double L ; lettre-date : I (1761) ; marque de peintre : N. 9<text:span text:style-name="T10">. </text:span> (Charles-Nicolas Buteux fils aîné ou l’aîné, actif de 1763 à 1801) ; marque en creux : I. </text:p>
      <text:p text:style-name="P4"><text:span text:style-name="T7">Localisation</text:span><text:span text:style-name="T1"> : </text:span></text:p>
      <text:p text:style-name="P4">Réserves.</text:p>
      <text:p text:style-name="_5f_inventaire">Inv. Steve 5310. </text:p>
      <text:h text:style-name="P15" text:outline-level="3"><text:bookmark-start text:name="__RefHeading__438_204533229"/>Pot à lait « à trois pieds »<text:bookmark-end text:name="__RefHeading__438_204533229"/></text:h>
      <text:p text:style-name="_5f_description">Manufacture royale de porcelaine de Sèvres, 1761.</text:p>
      <text:p text:style-name="P4">Porcelaine tendre, fond blanc, décor polychrome et rehauts d’or.</text:p>
      <text:p text:style-name="_5f_dimensions"><text:span text:style-name="T1">Dimensions : </text:span>haut. : 0,082 m ; long. : 0,084 m; larg. : 0,058 m.</text:p>
      <text:p text:style-name="P4"><text:span text:style-name="T1">Marques :</text:span> marque peinte en bleu, au double L ; lettre-date : I (1761) ; marque de peintre : N. 9<text:span text:style-name="T10">. </text:span> (Charles-Nicolas Buteux fils aîné ou l’aîné, actif de 1763 à 1801).</text:p>
      <text:p text:style-name="P4"><text:span text:style-name="T7">Localisation</text:span><text:span text:style-name="T1"> : </text:span></text:p>
      <text:p text:style-name="P4">Réserves.</text:p>
      <text:p text:style-name="_5f_inventaire">Inv. Steve 5306</text:p>
      <text:h text:style-name="Heading_20_2" text:outline-level="2"><text:bookmark-start text:name="__RefHeading__440_204533229"/><text:soft-page-break/><text:span text:style-name="T4">Pot à lait « à trois pieds »</text:span><text:span text:style-name="T3"> et </text:span><text:span text:style-name="T4">chocolatière</text:span><text:bookmark-end text:name="__RefHeading__440_204533229"/></text:h>
      <text:h text:style-name="P15" text:outline-level="3"><text:bookmark-start text:name="__RefHeading__442_204533229"/>Pot à lait « à trois pieds »<text:bookmark-end text:name="__RefHeading__442_204533229"/></text:h>
      <text:p text:style-name="_5f_description">Manufacture royale de porcelaine de Sèvres, 1761.</text:p>
      <text:p text:style-name="P4">Porcelaine tendre, fond bleu « céleste », décor polychrome et rehauts d’or.</text:p>
      <text:p text:style-name="_5f_dimensions"><text:span text:style-name="T1">Dimensions : </text:span>haut. : 0,094 m ; diam. : 0,078 m ; prof. : 0,110 m.</text:p>
      <text:p text:style-name="P4"><text:span text:style-name="T1">Marques :</text:span> marque peinte en bleu, au double L ; lettre-date I (1761) ; marque de peintre : sigle de Guillaume Noël (actif de 1755 à 1800).</text:p>
      <text:p text:style-name="P4"><text:span text:style-name="T7">Localisation</text:span><text:span text:style-name="T1"> : </text:span></text:p>
      <text:p text:style-name="P4">Salle à manger.</text:p>
      <text:p text:style-name="_5f_inventaire">Inv. Steve 4754</text:p>
      <text:h text:style-name="P15" text:outline-level="3"><text:bookmark-start text:name="__RefHeading__444_204533229"/>Chocolatière<text:bookmark-end text:name="__RefHeading__444_204533229"/></text:h>
      <text:p text:style-name="_5f_description">Manufacture royale de porcelaine de Sèvres, vers 1761.</text:p>
      <text:p text:style-name="P4">Porcelaine tendre, fond bleu « céleste », décor polychrome et rehauts d’or, bois et monture en argent.</text:p>
      <text:p text:style-name="_5f_dimensions"><text:span text:style-name="T1">Dimensions : </text:span>haut. : 0,029 m ; diam. : 0,123 m.</text:p>
      <text:p text:style-name="P4"><text:span text:style-name="T1">Marques :</text:span> absence de marque peinte ; marque en creux : CS.</text:p>
      <text:p text:style-name="P4"><text:span text:style-name="T7">Localisation</text:span><text:span text:style-name="T1"> : </text:span></text:p>
      <text:p text:style-name="P4">Salle à manger.</text:p>
      <text:p text:style-name="_5f_inventaire">Inv. Steve 4755</text:p>
      <text:h text:style-name="Heading_20_2" text:outline-level="2"><text:bookmark-start text:name="__RefHeading__446_204533229"/><text:span text:style-name="T4">Gobelet « litron » </text:span><text:span text:style-name="T3">et sa</text:span><text:span text:style-name="T4"> soucoupe</text:span><text:bookmark-end text:name="__RefHeading__446_204533229"/></text:h>
      <text:h text:style-name="P15" text:outline-level="3"><text:bookmark-start text:name="__RefHeading__448_204533229"/>Gobelet « litron »<text:bookmark-end text:name="__RefHeading__448_204533229"/></text:h>
      <text:p text:style-name="_5f_description">Manufacture royale de porcelaine de Sèvres, 1763.</text:p>
      <text:p text:style-name="P4">Porcelaine tendre, fond « petit verd », décor polychrome et rehauts d’or.</text:p>
      <text:p text:style-name="_5f_dimensions"><text:span text:style-name="T1">Dimensions : </text:span>haut. : 0,075 m ; diam. : 0,072 m ; prof. : 0,100 m.</text:p>
      <text:p text:style-name="P4"><text:span text:style-name="T1">Marques :</text:span> marque peinte en bleu, au double L ; lettre-date K (1763) ; marque de peintre : sigle de Jean-Baptiste Nouhalier l’aîné (actif de 1753 à 1754 et de 1757 à 1766) ; marques en creux : oo.</text:p>
      <text:p text:style-name="P4"><text:span text:style-name="T7">Localisation</text:span><text:span text:style-name="T1"> : </text:span></text:p>
      <text:p text:style-name="P4">Salle à manger.</text:p>
      <text:p text:style-name="_5f_inventaire">Inv. Steve. 1275<text:tab/></text:p>
      <text:h text:style-name="P15" text:outline-level="3"><text:bookmark-start text:name="__RefHeading__450_204533229"/>Soucoupe<text:bookmark-end text:name="__RefHeading__450_204533229"/></text:h>
      <text:p text:style-name="_5f_description">Manufacture royale de porcelaine de Sèvres, 1763.</text:p>
      <text:p text:style-name="P4">Porcelaine tendre, fond « petit verd », décor polychrome et rehauts d’or.</text:p>
      <text:p text:style-name="_5f_dimensions"><text:span text:style-name="T1">Dimensions : </text:span>haut. : 0,034 m ; diam. : 0,147 m.</text:p>
      <text:p text:style-name="P4"><text:soft-page-break/><text:span text:style-name="T1">Marques :</text:span> marque peinte en bleu, au double L ; lettre-date K (1763) ; marque de peintre : sigle de Jean-Baptiste Nouhalier l’aîné (actif de 1753 à 1754 et de 1757 à 1766) ; marques en creux : M et oo.</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Edouard Chappey, 1905 ; Coll. de Mme Maurice Ephrussi.</text:p>
      <text:p text:style-name="_5f_inventaire">Inv. Steve 1276</text:p>
      <text:h text:style-name="Heading_20_2" text:outline-level="2"><text:bookmark-start text:name="__RefHeading__452_204533229"/><text:span text:style-name="T4">Gobelet « litron » </text:span><text:span text:style-name="T3">et sa</text:span><text:span text:style-name="T4"> soucoupe</text:span><text:bookmark-end text:name="__RefHeading__452_204533229"/></text:h>
      <text:h text:style-name="P15" text:outline-level="3"><text:bookmark-start text:name="__RefHeading__454_204533229"/>Gobelet « litron »<text:bookmark-end text:name="__RefHeading__454_204533229"/></text:h>
      <text:p text:style-name="_5f_description">Manufacture royale de porcelaine de Sèvres, 1763.</text:p>
      <text:p text:style-name="P4">Porcelaine tendre, fond bleu « céleste », décor polychrome et rehauts d’or.</text:p>
      <text:p text:style-name="_5f_dimensions"><text:span text:style-name="T1">Dimensions : </text:span>haut. : 0,044 m ; diam. : 0,049 m ; prof. : 0,069 m.</text:p>
      <text:p text:style-name="P4"><text:span text:style-name="T1">Marques :</text:span> marque peinte en bleu, au double L, très effacées ; lettre-date K (1763) ; absence de marque de peintre ; marque en creux : III.</text:p>
      <text:p text:style-name="P4"><text:span text:style-name="T7">Localisation</text:span><text:span text:style-name="T1"> : </text:span></text:p>
      <text:p text:style-name="P4">Salle à manger.</text:p>
      <text:p text:style-name="_5f_inventaire">Inv. Steve 4736</text:p>
      <text:h text:style-name="P15" text:outline-level="3"><text:bookmark-start text:name="__RefHeading__456_204533229"/>Soucoupe<text:bookmark-end text:name="__RefHeading__456_204533229"/></text:h>
      <text:p text:style-name="_5f_description">Manufacture royale de porcelaine de Sèvres, 1763.</text:p>
      <text:p text:style-name="P4">Porcelaine tendre, fond bleu « céleste », décor polychrome et rehauts d’or.</text:p>
      <text:p text:style-name="_5f_dimensions"><text:span text:style-name="T1">Dimensions : </text:span>haut. : 0,023 m ; diam. : 0,107 m.</text:p>
      <text:p text:style-name="P4"><text:span text:style-name="T1">Marques :</text:span> marque peinte en bleu, au double L, très effacées ; lettre-date K (1763) ; absence de marque de peintre ; marque en creux : S.</text:p>
      <text:p text:style-name="P4"><text:span text:style-name="T7">Localisation</text:span><text:span text:style-name="T1"> : </text:span></text:p>
      <text:p text:style-name="P4">Salle à manger.</text:p>
      <text:p text:style-name="_5f_inventaire">Inv. Steve 4737</text:p>
      <text:h text:style-name="Heading_20_2" text:outline-level="2"><text:bookmark-start text:name="__RefHeading__458_204533229"/><text:span text:style-name="T4">Gobelet « litron »</text:span><text:span text:style-name="T3"> et </text:span><text:span text:style-name="T4">sa soucoupe</text:span><text:bookmark-end text:name="__RefHeading__458_204533229"/></text:h>
      <text:h text:style-name="P15" text:outline-level="3"><text:bookmark-start text:name="__RefHeading__22934_1657041517"/>Gobelet « litron »<text:bookmark-end text:name="__RefHeading__22934_1657041517"/></text:h>
      <text:p text:style-name="_5f_description">Manufacture royale de porcelaine de Sèvres, 1763.</text:p>
      <text:p text:style-name="P4">Porcelaine tendre, fond blanc, décor de camaïeu carmin et rehauts d’or.</text:p>
      <text:p text:style-name="_5f_dimensions"><text:span text:style-name="T1">Dimensions :</text:span> haut. : 0,047 m ; diam. : 0,051 m ; long. : 0,070 m ; </text:p>
      <text:p text:style-name="P4"><text:soft-page-break/><text:span text:style-name="T1">Marques :</text:span> marque peinte en bleu, au double L ; lettre-date : très probablement K (1763) ; absence de marque de peintre ; marque en creux : Fo.</text:p>
      <text:p text:style-name="P4"><text:span text:style-name="T7">Localisation</text:span><text:span text:style-name="T1"> : </text:span></text:p>
      <text:p text:style-name="P4">Réserves.</text:p>
      <text:p text:style-name="_5f_inventaire">Inv. Steve 3412</text:p>
      <text:h text:style-name="P15" text:outline-level="3"><text:bookmark-start text:name="__RefHeading__22936_1657041517"/>Soucoupe <text:bookmark-end text:name="__RefHeading__22936_1657041517"/></text:h>
      <text:p text:style-name="_5f_description">Manufacture royale de porcelaine de Sèvres, 1763 ?</text:p>
      <text:p text:style-name="P4">Porcelaine tendre, fond blanc, décor de camaïeu carmin et rehauts d’or.</text:p>
      <text:p text:style-name="_5f_dimensions"><text:span text:style-name="T1">Dimensions :</text:span> haut. : 0,021 m ; diam. : 0,105 m.</text:p>
      <text:p text:style-name="P4"><text:span text:style-name="T1">Marques :</text:span> marque peinte en bleu, au double L, très effacée; lettre-date effacée ; absence de lettre-date.</text:p>
      <text:p text:style-name="P4"><text:span text:style-name="T7">Localisation</text:span><text:span text:style-name="T1"> : </text:span></text:p>
      <text:p text:style-name="P4">Réserves.</text:p>
      <text:p text:style-name="_5f_inventaire">Inv. Steve 3411</text:p>
      <text:h text:style-name="Heading_20_2" text:outline-level="2"><text:bookmark-start text:name="__RefHeading__460_204533229"/><text:span text:style-name="T4">Gobelet « litron » </text:span><text:span text:style-name="T3">et sa</text:span><text:span text:style-name="T4"> soucoupe</text:span><text:bookmark-end text:name="__RefHeading__460_204533229"/></text:h>
      <text:h text:style-name="P15" text:outline-level="3"><text:bookmark-start text:name="__RefHeading__462_204533229"/>Gobelet « litron »<text:bookmark-end text:name="__RefHeading__462_204533229"/></text:h>
      <text:p text:style-name="_5f_description">Manufacture royale de porcelaine de Sèvres, vers 1763.</text:p>
      <text:p text:style-name="P4">Porcelaine tendre, fond rose marbré, décor polychrome et rehauts d’or.</text:p>
      <text:p text:style-name="_5f_dimensions"><text:span text:style-name="T1">Dimensions : </text:span>haut. : 0,048 m ; diam. : 0,050 m ; prof. : 0,068 m.</text:p>
      <text:p text:style-name="P4"><text:span text:style-name="T1">Marques :</text:span> marque peinte en bleu, au double L ; absence de lettre-date.</text:p>
      <text:p text:style-name="P4"><text:span text:style-name="T7">Localisation</text:span><text:span text:style-name="T1"> : </text:span></text:p>
      <text:p text:style-name="P4">Réserves.</text:p>
      <text:p text:style-name="_5f_inventaire">Inv. Steve 5237</text:p>
      <text:h text:style-name="P15" text:outline-level="3"><text:bookmark-start text:name="__RefHeading__464_204533229"/>Soucoupe<text:bookmark-end text:name="__RefHeading__464_204533229"/></text:h>
      <text:p text:style-name="_5f_description">Manufacture royale de porcelaine de Sèvres, vers 1763.</text:p>
      <text:p text:style-name="P4">Porcelaine tendre, fond rose marbré, décor polychrome et rehauts d’or.</text:p>
      <text:p text:style-name="_5f_dimensions"><text:span text:style-name="T1">Dimensions : </text:span>haut. : 0,022 m ; diam. : 0,105 m.</text:p>
      <text:p text:style-name="P4"><text:span text:style-name="T1">Marques :</text:span> marque peinte en bleu, au double L ; absence de lettre-date ; marques en creux : 3.</text:p>
      <text:p text:style-name="P4"><text:span text:style-name="T7">Localisation</text:span><text:span text:style-name="T1"> : </text:span></text:p>
      <text:p text:style-name="P4">Réserves</text:p>
      <text:p text:style-name="_5f_inventaire">Inv. Steve 5238</text:p>
      <text:h text:style-name="P13" text:outline-level="2"><text:bookmark-start text:name="__RefHeading__466_204533229"/><text:soft-page-break/>Gobelet « litron »<text:bookmark-end text:name="__RefHeading__466_204533229"/></text:h>
      <text:p text:style-name="_5f_description">Manufacture royale de porcelaine de Sèvres, vers 1763.</text:p>
      <text:p text:style-name="P4">Porcelaine tendre, fond blanc, décor polychrome et rehauts d’or.</text:p>
      <text:p text:style-name="_5f_dimensions"><text:span text:style-name="T1">Dimensions : </text:span>haut. : 0,046 m ; diam. : 0,050 m ; long. : 0,068 m..</text:p>
      <text:p text:style-name="P4"><text:span text:style-name="T1">Marques :</text:span> marque peinte en bleu, au double L ; lettre-date et marque de peintre impossibles à lire du fait du cachet ; marques en creux : JB.</text:p>
      <text:p text:style-name="P4"><text:span text:style-name="T1">Autre marque :</text:span> cachet, à la cire rouge, avec la devise de la famille de Rothschild : « <text:span text:style-name="T8">concordia, integritas, industria</text:span> ».</text:p>
      <text:p text:style-name="P4"><text:span text:style-name="T7">Provenance</text:span><text:span text:style-name="T1"> : </text:span></text:p>
      <text:p text:style-name="P4">Coll. du baron Alphonse de Rothschild  ? ; Coll. de Mme Maurice Ephrussi.</text:p>
      <text:p text:style-name="P4"><text:span text:style-name="T7">Localisation</text:span><text:span text:style-name="T1"> : </text:span></text:p>
      <text:p text:style-name="P4">Salle à manger.</text:p>
      <text:p text:style-name="_5f_inventaire">Inv. Steve 4843 </text:p>
      <text:h text:style-name="P13" text:outline-level="2"><text:bookmark-start text:name="__RefHeading__468_204533229"/>Pot à lait « Hébert »<text:bookmark-end text:name="__RefHeading__468_204533229"/></text:h>
      <text:p text:style-name="_5f_description">Manufacture royale de porcelaine de Sèvres, 1763.</text:p>
      <text:p text:style-name="P4">Porcelaine tendre, fond vert, décor polychrome et rehauts d’or.</text:p>
      <text:p text:style-name="_5f_dimensions"><text:span text:style-name="T1">Dimensions : </text:span>haut. (a. c.) : 0,096 m ; haut. (s. c.): 0,083 m ; long. : 0,100 m ; larg. : 0,075 m. </text:p>
      <text:p text:style-name="P4"><text:span text:style-name="T1">Marques :</text:span> marque peinte en bleu, au double L ; lettre-date : K (1763) ; marque de peintre : ancre (Charles Buteux l’aîné, actif de 1756 à 1782) ; marque en creux : T…W.</text:p>
      <text:p text:style-name="P4"><text:span text:style-name="T7">Localisation</text:span><text:span text:style-name="T1"> : </text:span></text:p>
      <text:p text:style-name="P4">Salle à manger.</text:p>
      <text:p text:style-name="_5f_inventaire">Inv. Steve 4861</text:p>
      <text:h text:style-name="P13" text:outline-level="2"><text:bookmark-start text:name="__RefHeading__470_204533229"/>Pot à lait<text:bookmark-end text:name="__RefHeading__470_204533229"/></text:h>
      <text:p text:style-name="_5f_description">Manufacture royale de porcelaine de Sèvres, 1763.</text:p>
      <text:p text:style-name="P4">Porcelaine tendre, fond rose, décor polychrome et rehauts d’or.</text:p>
      <text:p text:style-name="_5f_dimensions"><text:span text:style-name="T1">Dimensions : </text:span>haut. : 0,102 m ; long. : 0,110 m ; larg. : 0,075 m.</text:p>
      <text:p text:style-name="P4"><text:span text:style-name="T1">Marques :</text:span> marque peinte en bleu, au double L ; lettre-date : K (1763) ; absence de marque de peintre ; marque en creux : T.</text:p>
      <text:p text:style-name="P4"><text:span text:style-name="T7">Localisation</text:span><text:span text:style-name="T1"> : </text:span></text:p>
      <text:p text:style-name="P4">Salle à manger.</text:p>
      <text:p text:style-name="_5f_inventaire">Inv. Steve 1269</text:p>
      <text:h text:style-name="P13" text:outline-level="2"><text:bookmark-start text:name="__RefHeading__472_204533229"/><text:soft-page-break/>Pot à lait « à trois pieds »<text:bookmark-end text:name="__RefHeading__472_204533229"/></text:h>
      <text:p text:style-name="_5f_description">Manufacture royale de porcelaine de Sèvres, vers 1763.</text:p>
      <text:p text:style-name="P4">Porcelaine tendre, fond rose, décor polychrome et rehauts d’or.</text:p>
      <text:p text:style-name="_5f_dimensions"><text:span text:style-name="T1">Dimensions : </text:span>haut. : 0,080 m ; long. : 0,085 m ; larg. : 0,065 m.</text:p>
      <text:p text:style-name="P4"><text:span text:style-name="T1">Marques :</text:span> marque peinte en bleu, au double L ; absence de lettre-date ; fragment de marque marque de peintre .., correspondant vraisemblablement au sigle de Jean-Baptiste Tandart l’aïné (actif de 1754 à 1800). </text:p>
      <text:p text:style-name="P4"><text:span text:style-name="T7">Localisation</text:span><text:span text:style-name="T1"> : </text:span></text:p>
      <text:p text:style-name="P4">Salle à manger. </text:p>
      <text:p text:style-name="_5f_inventaire">Inv. Steve 4760  </text:p>
      <text:h text:style-name="P13" text:outline-level="2"><text:bookmark-start text:name="__RefHeading__474_204533229"/>Pot à sucre « Calabre »<text:bookmark-end text:name="__RefHeading__474_204533229"/></text:h>
      <text:p text:style-name="_5f_description">Manufacture royale de porcelaine de Sèvres, vers 1763.</text:p>
      <text:p text:style-name="P4">Porcelaine tendre, fond bleu « céleste », décor polychrome et rehauts d’or.</text:p>
      <text:p text:style-name="_5f_dimensions"><text:span text:style-name="T1">Dimensions : </text:span>haut. (a. c.) : 0,073 m ; haut. (s. c.): 0,050 m ; diam. 0,061 m.</text:p>
      <text:p text:style-name="P4"><text:span text:style-name="T1">Marques :</text:span> marque peinte en bleu, au double L ; absence de lettre-date et de marque de peintre.</text:p>
      <text:p text:style-name="P4"><text:span text:style-name="T7">Localisation</text:span><text:span text:style-name="T1"> : </text:span></text:p>
      <text:p text:style-name="P4">Salle à manger.</text:p>
      <text:p text:style-name="_5f_inventaire">Inv. Steve 4734</text:p>
      <text:h text:style-name="P13" text:outline-level="2"><text:bookmark-start text:name="__RefHeading__476_204533229"/>Pot à sucre « Calabre »<text:bookmark-end text:name="__RefHeading__476_204533229"/></text:h>
      <text:p text:style-name="_5f_description">Manufacture royale de porcelaine de Sèvres, vers 1763.</text:p>
      <text:p text:style-name="P4">Porcelaine tendre, fond vert, décor polychrome et rehauts d’or.</text:p>
      <text:p text:style-name="_5f_dimensions"><text:span text:style-name="T1">Dimensions : </text:span>haut. (a. c.) : 0,060 m ; haut. (s. c.): 0,042 m ; diam. : 0,060 m.</text:p>
      <text:p text:style-name="P4"><text:span text:style-name="T1">Marques :</text:span> absence de marques.</text:p>
      <text:p text:style-name="P4"><text:span text:style-name="T1">État :</text:span> la prise du couvercle a disparu.</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du comte Xavier de Chavagnac ; sa vente, à Paris, Hôtel Drouot, Salle 6, M<text:span text:style-name="T10">e</text:span> Henri Baudoin, du 19 au 21 juin 1911, cat. n° 273, repr. ; adjugé 1455 francs à Henri Stettiner ; Coll. de Mme Maurice Ephrussi.</text:p>
      <text:p text:style-name="_5f_inventaire">Inv. Steve 4858</text:p>
      <text:h text:style-name="Heading_20_2" text:outline-level="2"><text:bookmark-start text:name="__RefHeading__478_204533229"/><text:soft-page-break/><text:span text:style-name="T4">Gobelet « Bouret »</text:span><text:span text:style-name="T3">, sa </text:span><text:span text:style-name="T4">soucoupe </text:span><text:span text:style-name="T3">et </text:span><text:span text:style-name="T4">pot à sucre « Calabre »</text:span><text:bookmark-end text:name="__RefHeading__478_204533229"/></text:h>
      <text:h text:style-name="P15" text:outline-level="3"><text:bookmark-start text:name="__RefHeading__480_204533229"/>Gobelet « Bouillard »<text:bookmark-end text:name="__RefHeading__480_204533229"/></text:h>
      <text:p text:style-name="_5f_description">Manufacture royale de porcelaine de Sèvres, vers 1763.</text:p>
      <text:p text:style-name="P4">Porcelaine tendre, fond petit « verd », décor polychrome et rehauts d’or.</text:p>
      <text:p text:style-name="_5f_dimensions"><text:span text:style-name="T1">Dimensions : </text:span>haut. : 0,060 m ; diam. : 0,070 m ; prof. : 0,075 m.</text:p>
      <text:p text:style-name="P4"><text:span text:style-name="T1">Marques :</text:span> marque peinte en bleu, au double L ; absence lettre-date ; marque de peintre : sigle de Vincent Taillandier (actif de 1753 à 1790).</text:p>
      <text:p text:style-name="P4"><text:span text:style-name="T7">Localisation</text:span><text:span text:style-name="T1"> : </text:span></text:p>
      <text:p text:style-name="P4">Salle à manger.</text:p>
      <text:p text:style-name="_5f_inventaire">Inv. Steve 1283</text:p>
      <text:h text:style-name="P15" text:outline-level="3"><text:bookmark-start text:name="__RefHeading__482_204533229"/>Soucoupe<text:bookmark-end text:name="__RefHeading__482_204533229"/></text:h>
      <text:p text:style-name="_5f_description">Manufacture royale de porcelaine de Sèvres, vers 1763.</text:p>
      <text:p text:style-name="P4">Porcelaine tendre, fond petit « verd », décor polychrome et rehauts d’or.</text:p>
      <text:p text:style-name="_5f_dimensions"><text:span text:style-name="T1">Dimensions : </text:span>haut. : 0,029 m ; diam. : 0,123 m.</text:p>
      <text:p text:style-name="P4"><text:span text:style-name="T1">Marques :</text:span> marque peinte en bleu, au double L ; absence lettre-date ; marque de peintre : sigle de Vincent Taillandier (actif de 1753 à 1790).</text:p>
      <text:p text:style-name="P4"><text:span text:style-name="T1">État :</text:span> la dorure a un peu souffert.</text:p>
      <text:p text:style-name="P4"><text:span text:style-name="T7">Localisation</text:span><text:span text:style-name="T1"> : </text:span></text:p>
      <text:p text:style-name="P4">Salle à manger.</text:p>
      <text:p text:style-name="_5f_inventaire">Inv. Steve 1284</text:p>
      <text:h text:style-name="P15" text:outline-level="3"><text:bookmark-start text:name="__RefHeading__484_204533229"/>Pot à sucre « Calabre »<text:bookmark-end text:name="__RefHeading__484_204533229"/></text:h>
      <text:p text:style-name="_5f_description">Manufacture royale de porcelaine de Sèvres, vers 1763.</text:p>
      <text:p text:style-name="P4">Porcelaine tendre, fond petit « verd », décor polychrome et rehauts d’or.</text:p>
      <text:p text:style-name="_5f_dimensions"><text:span text:style-name="T1">Dimensions : </text:span>haut. (a. c.) : 0,110 m ; haut. (s. c.): 0,081 m ; diam. 0,098 m.</text:p>
      <text:p text:style-name="P4"><text:span text:style-name="T1">Marques :</text:span> marque peinte en bleu, au double L ; absence lettre-date ; marque de peintre : sigle de Vincent Taillandier (actif de 1753 à 1790).</text:p>
      <text:p text:style-name="P4"><text:span text:style-name="T1">Autre marque :</text:span> à l’encre noire, sous le couvercle, « <text:span text:style-name="T8">1800</text:span> ».</text:p>
      <text:p text:style-name="P4"><text:span text:style-name="T1">État :</text:span> la dorure a un peu souffert.</text:p>
      <text:p text:style-name="P4"><text:span text:style-name="T7">Localisation</text:span><text:span text:style-name="T1"> : </text:span></text:p>
      <text:p text:style-name="P4">Salle à manger.</text:p>
      <text:p text:style-name="_5f_inventaire">Inv. Steve 1287</text:p>
      <text:h text:style-name="Heading_20_2" text:outline-level="2"><text:bookmark-start text:name="__RefHeading__488_204533229"/><text:soft-page-break/><text:span text:style-name="T4">Gobelet « litron » </text:span><text:span text:style-name="T3">et sa</text:span><text:span text:style-name="T4"> soucoup</text:span><text:span text:style-name="T4">e</text:span><text:bookmark-end text:name="__RefHeading__488_204533229"/></text:h>
      <text:h text:style-name="P15" text:outline-level="3"><text:bookmark-start text:name="__RefHeading__490_204533229"/>Gobelet « litron »<text:bookmark-end text:name="__RefHeading__490_204533229"/></text:h>
      <text:p text:style-name="_5f_description">Manufacture royale de porcelaine de Sèvres, vers 1764.</text:p>
      <text:p text:style-name="P4">Porcelaine tendre, fond blanc, décor polychrome et rehauts d’or.</text:p>
      <text:p text:style-name="_5f_dimensions"><text:span text:style-name="T1">Dimensions : </text:span>haut. : 0,044 m ; diam. : 0,049 m ; prof. : 0,069 m.</text:p>
      <text:p text:style-name="P4"><text:span text:style-name="T1">Marques :</text:span> absence de marque peinte ; marques en creux : a.</text:p>
      <text:p text:style-name="P4"><text:span text:style-name="T7">Localisation</text:span><text:span text:style-name="T1"> : </text:span></text:p>
      <text:p text:style-name="P4">Salle à manger.</text:p>
      <text:p text:style-name="_5f_inventaire">Inv. Steve 5181</text:p>
      <text:h text:style-name="P15" text:outline-level="3"><text:bookmark-start text:name="__RefHeading__492_204533229"/>Soucoupe<text:bookmark-end text:name="__RefHeading__492_204533229"/></text:h>
      <text:p text:style-name="_5f_description">Manufacture royale de porcelaine de Sèvres, vers 1764.</text:p>
      <text:p text:style-name="P4">Porcelaine tendre, fond blanc, décor polychrome et rehauts d’or.</text:p>
      <text:p text:style-name="_5f_dimensions"><text:span text:style-name="T1">Dimensions : </text:span>haut. : 0,023 m ; diam. : 0,107 m.</text:p>
      <text:p text:style-name="P4"><text:span text:style-name="T1">Marques :</text:span> marque peinte en bleu, au double L ; absence de lettre-date et de marque de peintre ; marque en creux : 3.</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de M***, vente à Paris, M<text:span text:style-name="T10">e</text:span> Bonnefons, jeudi 28 février 1850, cat. n°22, non repr. (?); Coll. Edouard Chappey, 1905 ; Coll. Henri Chasles, vente après décès, à Paris, Hôtel Drouot, Salles 9 à 11, du lundi 9 au samedi 14 décembre 1907, Salles 9 et 10, du lundi 16 au mercredi 18 décembre 1907, M<text:span text:style-name="T10">e</text:span> François Lair-Dubreuil, cat. n°309, non repr.; adjugées 505 francs à Henri Stettiner ; Coll. de Mme Maurice Ephrussi.</text:p>
      <text:p text:style-name="_5f_inventaire">Inv. Steve 5182</text:p>
      <text:h text:style-name="P13" text:outline-level="2"><text:bookmark-start text:name="__RefHeading__494_204533229"/>Gobelet « litron »<text:bookmark-end text:name="__RefHeading__494_204533229"/></text:h>
      <text:p text:style-name="_5f_description">Manufacture royale de porcelaine de Sèvres, vers 1764.</text:p>
      <text:p text:style-name="P4">Porcelaine tendre, fond blanc, décor polychrome et rehauts d’or.</text:p>
      <text:p text:style-name="_5f_dimensions"><text:span text:style-name="T1">Dimensions : </text:span>haut. : 0,044 m ; diam. : 0,049 m ; prof. : 0,069 m.</text:p>
      <text:p text:style-name="P4"><text:span text:style-name="T1">Marques :</text:span> absence de marque peinte ; marques en creux : oo et æ.</text:p>
      <text:p text:style-name="P4"><text:span text:style-name="T1">Autre marque :</text:span> à l’encre, le « <text:span text:style-name="T8">n°147</text:span> », correspondant à l’inventaire de la coll. Chappey.</text:p>
      <text:p text:style-name="P4"><text:span text:style-name="T7">Localisation</text:span><text:span text:style-name="T1"> : </text:span></text:p>
      <text:p text:style-name="P4">Salle à manger.</text:p>
      <text:p text:style-name="P4"><text:span text:style-name="T7">Provenance</text:span><text:span text:style-name="T1"> : </text:span></text:p>
      <text:p text:style-name="P4"><text:soft-page-break/>Coll. de M***, vente à Paris, M<text:span text:style-name="T10">e</text:span> Bonnefons, jeudi 28 février 1850, cat. n°22, non repr. (?) ; Coll. Edouard Chappey, 1905 ; sa  1<text:span text:style-name="T10">ère</text:span> vente, Paris, Galerie Georges Petit, M<text:span text:style-name="T10">es </text:span>Paul Chevallier et François Lair-Dubreuil, du 11 au 15 mars 1907, cat. n°309, non repr.; adjugées 360 francs à Henri Stettiner ; Coll. de Mme Maurice Ephrussi.</text:p>
      <text:p text:style-name="_5f_inventaire">Inv. Steve 5235</text:p>
      <text:h text:style-name="Heading_20_2" text:outline-level="2"><text:bookmark-start text:name="__RefHeading__22938_1657041517"/><text:span text:style-name="T4">Gobelet « Bouillard »</text:span><text:span text:style-name="T3"> et sa </text:span><text:span text:style-name="T4">soucoupe</text:span><text:bookmark-end text:name="__RefHeading__22938_1657041517"/></text:h>
      <text:h text:style-name="P15" text:outline-level="3"><text:bookmark-start text:name="__RefHeading__22940_1657041517"/>Gobelet « Bouillard »<text:bookmark-end text:name="__RefHeading__22940_1657041517"/></text:h>
      <text:p text:style-name="_5f_description">Manufacture royale de porcelaine de Sèvres, 1764.</text:p>
      <text:p text:style-name="P4">Porcelaine tendre, fond blanc, décor de camaïeu carmin et rehauts d’or.</text:p>
      <text:p text:style-name="_5f_dimensions"><text:span text:style-name="T1">Dimensions :</text:span> haut. : 0,052 m ; diam. : 0,060 m ; long. : 0,079 m.</text:p>
      <text:p text:style-name="P4"><text:span text:style-name="T1">Marques :</text:span> marques peintes en bleu, au double L ; lettre-date L (1764) ; marque de peintre : Ch (Étienne-Jean Chabry, fils ou fils aîné ou l’aîné, actif de 1764 à 1787) ; marque en creux : 113 ou 118.</text:p>
      <text:p text:style-name="P4"><text:span text:style-name="T7">Localisation</text:span><text:span text:style-name="T1"> : </text:span></text:p>
      <text:p text:style-name="P4">Salle à manger.</text:p>
      <text:p text:style-name="_5f_inventaire">Inv. Steve 3445</text:p>
      <text:h text:style-name="P15" text:outline-level="3"><text:bookmark-start text:name="__RefHeading__22942_1657041517"/>Soucoupe<text:bookmark-end text:name="__RefHeading__22942_1657041517"/></text:h>
      <text:p text:style-name="_5f_description">Manufacture royale de porcelaine de Sèvres, 1764.</text:p>
      <text:p text:style-name="P4">Porcelaine tendre, fond blanc, décor de camaïeu carmin et rehauts d’or.</text:p>
      <text:p text:style-name="_5f_dimensions"><text:span text:style-name="T1">Dimensions :</text:span> haut. : 0,028 m. ; diam. : 0,121 m.</text:p>
      <text:p text:style-name="P4"><text:span text:style-name="T1">Marques :</text:span> marques peintes en bleu, au double L ; lettre-date L (1764) ; marque de peintre : Ch (Étienne-Jean Chabry, fils ou fils aîné ou l’aîné, actif de 1764 à 1787) ; marque en creux : S et I ou SJ.</text:p>
      <text:p text:style-name="P4"><text:span text:style-name="T7">Localisation</text:span><text:span text:style-name="T1"> : </text:span></text:p>
      <text:p text:style-name="P4">Réserves.</text:p>
      <text:p text:style-name="_5f_inventaire">Inv. Steve 3427</text:p>
      <text:h text:style-name="P13" text:outline-level="2"><text:bookmark-start text:name="__RefHeading__496_204533229"/>Pot à lait « à trois pieds »<text:bookmark-end text:name="__RefHeading__496_204533229"/></text:h>
      <text:p text:style-name="_5f_description">Manufacture royale de porcelaine de Sèvres, 1764.</text:p>
      <text:p text:style-name="P4">Porcelaine tendre, fond blanc, décor de camaïeu carmin et rehauts d’or.</text:p>
      <text:p text:style-name="_5f_dimensions"><text:span text:style-name="T1">Dimensions :</text:span> haut. : 0,094 m ; long. : 0,107 m ; larg. : 0,077 m. </text:p>
      <text:p text:style-name="P4"><text:span text:style-name="T1">Marques :</text:span> marques peintes en rose, au double L ; lettre-date M (1764) ; absence de marque de peintre.</text:p>
      <text:p text:style-name="P4"><text:span text:style-name="T7">Localisation :</text:span><text:span text:style-name="T8"> </text:span></text:p>
      <text:p text:style-name="P4">Salle à manger.</text:p>
      <text:p text:style-name="_5f_inventaire">Inv. Steve 5014</text:p>
      <text:h text:style-name="P13" text:outline-level="2"><text:bookmark-start text:name="__RefHeading__498_204533229"/><text:soft-page-break/>Pot à sucre « Calabre »<text:bookmark-end text:name="__RefHeading__498_204533229"/></text:h>
      <text:p text:style-name="_5f_description">Manufacture royale de porcelaine de Sèvres, vers 1764.</text:p>
      <text:p text:style-name="P4">Porcelaine tendre, fond blanc, décor polychrome et rehauts d’or.</text:p>
      <text:p text:style-name="_5f_dimensions"><text:span text:style-name="T1">Dimensions : </text:span>haut. (a. c.) : 0,060 m ; haut. (s. c.): 0,042 m ; diam. : 0,060 m.</text:p>
      <text:p text:style-name="P4"><text:span text:style-name="T1">Marques :</text:span> marque peinte en bleu, au double L ; absence de lettre-date et de marque de peintre.</text:p>
      <text:p text:style-name="P4"><text:span text:style-name="T1">Étiquette :</text:span> sous le couvercle, petite étiquette rectangulaire sur laquelle est inscrit, à l’encre noire : « <text:span text:style-name="T8">Mr Fitzhenry</text:span> ».</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d’Henry Fitzhenry; sa vente, à Paris, Hôtel Drouot, Salles 7 et 8, M<text:span text:style-name="T10">e</text:span> François Lair-Dubreuil, du 13 au 16 décembre 1909, cat. n° 270, repr. ; adjugé 800 francs à Henri Stettiner ; Coll. de Mme Maurice Ephrussi.</text:p>
      <text:p text:style-name="_5f_inventaire">Inv. Steve 4784</text:p>
      <text:h text:style-name="Heading_20_2" text:outline-level="2"><text:bookmark-start text:name="__RefHeading__500_204533229"/><text:span text:style-name="T4">Gobelet « litron » </text:span><text:span text:style-name="T3">et sa</text:span><text:span text:style-name="T4"> soucoupe</text:span><text:bookmark-end text:name="__RefHeading__500_204533229"/></text:h>
      <text:h text:style-name="P15" text:outline-level="3"><text:bookmark-start text:name="__RefHeading__502_204533229"/>Gobelet « litron »<text:bookmark-end text:name="__RefHeading__502_204533229"/></text:h>
      <text:p text:style-name="_5f_description">Manufacture royale de porcelaine de Sèvres, 1765.</text:p>
      <text:p text:style-name="P4">Porcelaine tendre, fond blanc, décor polychrome et rehauts d’or.</text:p>
      <text:p text:style-name="_5f_dimensions"><text:span text:style-name="T1">Dimensions : </text:span>haut. : 0,044 m ; diam. : 0,049 m ; prof. : 0,069 m.</text:p>
      <text:p text:style-name="P4"><text:span text:style-name="T1">Marques :</text:span> marque peinte en bleu, au double L, très effacées ; lettre-date et marque de peintre illisibles ; marques en creux : CL.</text:p>
      <text:p text:style-name="P4"><text:span text:style-name="T1">Autre marque :</text:span> à l’encre noire, « <text:span text:style-name="T8">35</text:span> ». </text:p>
      <text:p text:style-name="P4"><text:span text:style-name="T7">Localisation</text:span><text:span text:style-name="T1"> : </text:span></text:p>
      <text:p text:style-name="P4">Salle à manger.</text:p>
      <text:p text:style-name="_5f_inventaire">Inv. Steve 5199</text:p>
      <text:h text:style-name="P15" text:outline-level="3"><text:bookmark-start text:name="__RefHeading__504_204533229"/>Soucoupe<text:bookmark-end text:name="__RefHeading__504_204533229"/></text:h>
      <text:p text:style-name="_5f_description">Manufacture royale de porcelaine de Sèvres, 1765.</text:p>
      <text:p text:style-name="P4">Porcelaine tendre, fond blanc, décor polychrome et rehauts d’or.</text:p>
      <text:p text:style-name="_5f_dimensions"><text:span text:style-name="T1">Dimensions : </text:span>haut. : 0,023 m ; diam. : 0,107 m.</text:p>
      <text:p text:style-name="P4"><text:span text:style-name="T1">Marques :</text:span> marque peinte en bleu, au double L ; lettre-date M (1765) ; marque de peintre : sigle de Jean-Louis Thévenet l’aîné ou père (actif de 1741 à 1777)  ; marques en creux : 3.</text:p>
      <text:p text:style-name="P4"><text:span text:style-name="T7">Localisation</text:span><text:span text:style-name="T1"> : </text:span></text:p>
      <text:p text:style-name="P4">Salle à manger.</text:p>
      <text:p text:style-name="P4"><text:span text:style-name="T7">Provenance</text:span><text:span text:style-name="T1"> : </text:span></text:p>
      <text:p text:style-name="P4"><text:soft-page-break/>Coll. de Monsieur Boy (?); sa 2<text:span text:style-name="T10">ème</text:span> vente après décès, à Paris, Hôtel Drouot, Salle 1, M<text:span text:style-name="T10">e </text:span>Paul Chevallier, du 8 au 10 juin 1905, cat. n°29, non repr.; adjugés 420 francs à Charles Mannheim ; Coll. de Mme Maurice Ephrussi.</text:p>
      <text:p text:style-name="_5f_inventaire">Inv. Steve 5200</text:p>
      <text:h text:style-name="P13" text:outline-level="2"><text:bookmark-start text:name="__RefHeading__506_204533229"/>Gobelet « litron »<text:bookmark-end text:name="__RefHeading__506_204533229"/></text:h>
      <text:p text:style-name="_5f_description">Manufacture royale de porcelaine de Sèvres, 1765.</text:p>
      <text:p text:style-name="P4">Porcelaine tendre, fond bleu « nouveau », décor polychrome et rehauts d’or.</text:p>
      <text:p text:style-name="_5f_dimensions"><text:span text:style-name="T1">Dimensions : </text:span>haut. : 0,045 m ; diam. : 0,050 m ; long. : 0,067 m.</text:p>
      <text:p text:style-name="P4"><text:span text:style-name="T1">Marques :</text:span> marque peinte en bleu, au double L ; lettre-date M (1765) ; marque de peintre : sigle d’André-Vincent Vielliard père (actif de 1752 à 1790) ; marques en creux : trois carrés.</text:p>
      <text:p text:style-name="P4"><text:span text:style-name="T7">Localisation</text:span><text:span text:style-name="T1"> : </text:span></text:p>
      <text:p text:style-name="P4">Salle à manger.</text:p>
      <text:p text:style-name="_5f_inventaire">Inv. Steve 4871</text:p>
      <text:h text:style-name="Heading_20_2" text:outline-level="2"><text:bookmark-start text:name="__RefHeading__508_204533229"/><text:span text:style-name="T4">Gobelet « litron » </text:span><text:span text:style-name="T3">et sa</text:span><text:span text:style-name="T4"> soucoupe</text:span><text:bookmark-end text:name="__RefHeading__508_204533229"/></text:h>
      <text:h text:style-name="P15" text:outline-level="3"><text:bookmark-start text:name="__RefHeading__510_204533229"/>Gobelet « litron »<text:bookmark-end text:name="__RefHeading__510_204533229"/></text:h>
      <text:p text:style-name="_5f_description">Manufacture royale de porcelaine de Sèvres, vers 1765.</text:p>
      <text:p text:style-name="P4">Porcelaine tendre, fond blanc, décor polychrome et rehauts d’or.</text:p>
      <text:p text:style-name="_5f_dimensions"><text:span text:style-name="T1">Dimensions : </text:span>haut. : 0,046 m ; diam. : 0,050 m ; prof. : 0,068 m.</text:p>
      <text:p text:style-name="P4"><text:span text:style-name="T1">Marques :</text:span> marque peinte en bleu, au double L ; absence de lettre-date; marque de peintre : Δ (Antoine Capelle, actif de 1745 à 1787 et en 1790) ; marque en creux : HG.</text:p>
      <text:p text:style-name="P4"><text:span text:style-name="T7">Localisation</text:span><text:span text:style-name="T1"> : </text:span></text:p>
      <text:p text:style-name="P4">Salle à manger.</text:p>
      <text:p text:style-name="_5f_inventaire">Inv. Steve 1932</text:p>
      <text:h text:style-name="P15" text:outline-level="3"><text:bookmark-start text:name="__RefHeading__512_204533229"/>Soucoupe<text:bookmark-end text:name="__RefHeading__512_204533229"/></text:h>
      <text:p text:style-name="_5f_description">Manufacture royale de porcelaine de Sèvres, vers 1765.</text:p>
      <text:p text:style-name="P4">Porcelaine tendre, fond blanc, décor polychrome et rehauts d’or.</text:p>
      <text:p text:style-name="_5f_dimensions"><text:span text:style-name="T1">Dimensions : </text:span>haut. : 0,023 m ; diam. : 0,112 m.</text:p>
      <text:p text:style-name="P4"><text:span text:style-name="T1">Marques :</text:span> marque peinte en bleu, au double L ; absence de lettre-date; marque de peintre : Δ (Antoine Capelle, actif de 1745 à 1787 et en 1790) ; marque en creux : 6.</text:p>
      <text:p text:style-name="P4"><text:span text:style-name="T7">Localisation</text:span><text:span text:style-name="T1"> : </text:span></text:p>
      <text:p text:style-name="P4">Salle à manger.</text:p>
      <text:p text:style-name="_5f_inventaire">Inv. Steve 1933</text:p>
      <text:h text:style-name="Heading_20_2" text:outline-level="2"><text:bookmark-start text:name="__RefHeading__514_204533229"/><text:soft-page-break/><text:span text:style-name="T4">Soucoupe </text:span><text:span text:style-name="T3">de</text:span><text:span text:style-name="T4"> gobelet « litron »</text:span><text:bookmark-end text:name="__RefHeading__514_204533229"/></text:h>
      <text:p text:style-name="_5f_description">Manufacture royale de porcelaine de Sèvres, vers 1765.</text:p>
      <text:p text:style-name="P4">Porcelaine tendre, fond rose, décor polychrome et rehauts d’or.</text:p>
      <text:p text:style-name="_5f_dimensions"><text:span text:style-name="T1">Dimensions : </text:span>haut. : 0,025 m ; diam. : 0,105 m.</text:p>
      <text:p text:style-name="P4"><text:span text:style-name="T1">Marques :</text:span> marque peinte en noir, au double L ; absence de lettre-date ; marque de peintre, en doré : sigle de Guillaume Noël, actif de 1755 à 1800) ; marque de doreur, en noir : DR (François Drand, actif de 1764 à 1780) ; marques en creux : PM et une croix.</text:p>
      <text:p text:style-name="P4"><text:span text:style-name="T7">Localisation</text:span><text:span text:style-name="T1"> : </text:span></text:p>
      <text:p text:style-name="P4">Salle à manger.</text:p>
      <text:p text:style-name="_5f_inventaire">Inv. Steve 1272.- 1271 Pour le gobelet litron</text:p>
      <text:h text:style-name="Heading_20_2" text:outline-level="2"><text:bookmark-start text:name="__RefHeading__516_204533229"/><text:span text:style-name="T4">Gobelet « couvert » </text:span><text:span text:style-name="T3">et sa</text:span><text:span text:style-name="T4"> soucoupe</text:span><text:bookmark-end text:name="__RefHeading__516_204533229"/></text:h>
      <text:h text:style-name="P15" text:outline-level="3"><text:bookmark-start text:name="__RefHeading__518_204533229"/>Gobelet « couvert »<text:bookmark-end text:name="__RefHeading__518_204533229"/></text:h>
      <text:p text:style-name="_5f_description">Manufacture royale de porcelaine de Sèvres, vers 1765.</text:p>
      <text:p text:style-name="P4">Porcelaine tendre, fond rose, décor polychrome et rehauts d’or.</text:p>
      <text:p text:style-name="_5f_dimensions"><text:span text:style-name="T1">Dimensions : </text:span>haut. : 0,060 m ; diam. : 0,060 m ; prof. : 0,082 m.</text:p>
      <text:p text:style-name="P4"><text:span text:style-name="T1">Marques :</text:span> marque peinte en bleu, au double L ; absence de lettre-date; marque de peintre : sigle de Vincent Taillandier (actif de 1753 à 1790).</text:p>
      <text:p text:style-name="P4"><text:span text:style-name="T7">Localisation</text:span><text:span text:style-name="T1"> : </text:span></text:p>
      <text:p text:style-name="P4">Salle à manger.</text:p>
      <text:p text:style-name="_5f_inventaire">Inv. Steve 1263</text:p>
      <text:h text:style-name="P15" text:outline-level="3"><text:bookmark-start text:name="__RefHeading__520_204533229"/>Soucoupe<text:bookmark-end text:name="__RefHeading__520_204533229"/></text:h>
      <text:p text:style-name="_5f_description">Manufacture royale de porcelaine de Sèvres, vers 1765.</text:p>
      <text:p text:style-name="P4">Porcelaine tendre, fond bleu lapis vermiculé, décor polychrome et rehauts d’or.</text:p>
      <text:p text:style-name="_5f_dimensions"><text:span text:style-name="T1">Dimensions : </text:span>haut. : 0,029 m ; diam. : 0,122 m.</text:p>
      <text:p text:style-name="P4"><text:span text:style-name="T1">Marques :</text:span> marque peinte en bleu, au double L ; absence de lettre-date; marque de peintre : sigle de Vincent Taillandier (actif de 1753 à 1790) ; marque en creux : S.</text:p>
      <text:p text:style-name="P4"><text:span text:style-name="T1">Autre marque :</text:span> à l’encre noire : « <text:span text:style-name="T8">n°205/21 887</text:span> ».</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Edouard Chappey, 1905 ; Coll. de M. et Mme Marius Paulme, Paris ; Coll. de Madame X… [Mme Marius Paulme], vente à Paris, Hôtel Drouot, Salle 6, M<text:span text:style-name="T10">e </text:span>Charles Dubourg, vendredi 8 et samedi 9 mars 1918, cat. n°72, repr. ; adjugée 4000 francs ; Coll. de Mme Maurice Ephrussi.</text:p>
      <text:p text:style-name="_5f_inventaire">Inv. Steve 1264</text:p>
      <text:h text:style-name="P13" text:outline-level="2"><text:bookmark-start text:name="__RefHeading__522_204533229"/><text:soft-page-break/>Pot à sucre « Bouret »<text:bookmark-end text:name="__RefHeading__522_204533229"/></text:h>
      <text:p text:style-name="_5f_description">Manufacture royale de porcelaine de Sèvres, 1765.</text:p>
      <text:p text:style-name="P4">Porcelaine tendre, fond bleu lapis, décor polychrome et rehauts d’or.</text:p>
      <text:p text:style-name="_5f_dimensions"><text:span text:style-name="T1">Dimensions : </text:span>haut. (a. c.) : 0,063 m ; haut. (s. c.): 0,043 m ; diam. : 0,056 m.</text:p>
      <text:p text:style-name="P4"><text:span text:style-name="T1">Marques :</text:span> marque peinte en bleu, au double L ; lettre-date M (1765) ; marque de peintre : François-Joseph Aloncle (actif de 1758 à 1781) ; marque en creux : S.</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The hon. Mrs. John Ashley, Christie’s Londres, mercredi 29 et jeudi 30 mai 1907, cat. n°65, npon repr. ; Coll. de Mme Maurice Ephrussi.</text:p>
      <text:p text:style-name="_5f_inventaire">Inv. Steve 4875</text:p>
      <text:h text:style-name="P13" text:outline-level="2"><text:bookmark-start text:name="__RefHeading__524_204533229"/>Théière « Calabre »<text:bookmark-end text:name="__RefHeading__524_204533229"/></text:h>
      <text:p text:style-name="_5f_description">Manufacture royale de porcelaine de Sèvres, 1765.</text:p>
      <text:p text:style-name="P4">Porcelaine tendre, fond bleu lapis, décor polychrome et rehauts d’or.</text:p>
      <text:p text:style-name="_5f_dimensions"><text:span text:style-name="T1">Dimensions : </text:span>haut. (a. c.) : 0,120 m ; haut. <text:span text:style-name="T15">(s. c.): 0,100 m ; long. : 0,157 m ; larg. : 0,092 m.</text:span></text:p>
      <text:p text:style-name="P4"><text:span text:style-name="T1">Marques :</text:span> marque peinte en bleu, au double L ; lettre-date M (1765) ; marque de peintre : sigle d’André-Vincent Vielliard père (actif de 1752 à 1790).</text:p>
      <text:p text:style-name="P4"><text:span text:style-name="T7">Localisation</text:span><text:span text:style-name="T1"> : </text:span></text:p>
      <text:p text:style-name="P4">Salle à manger.</text:p>
      <text:p text:style-name="_5f_inventaire">Inv. Steve 4848</text:p>
      <text:h text:style-name="Heading_20_2" text:outline-level="2"><text:bookmark-start text:name="__RefHeading__526_204533229"/><text:span text:style-name="T4">Déjeuner « Hébert » </text:span><text:span text:style-name="T3">comprenant un</text:span><text:span text:style-name="T4"> plateau « Hébert »</text:span><text:span text:style-name="T3">, un </text:span><text:span text:style-name="T4">pot à lait « à trois pieds »</text:span><text:span text:style-name="T3">, un </text:span><text:span text:style-name="T4">pot à sucre « hébert » </text:span><text:span text:style-name="T3">et une</text:span><text:span text:style-name="T4"> théière « Calabre »</text:span><text:bookmark-end text:name="__RefHeading__526_204533229"/></text:h>
      <text:h text:style-name="P15" text:outline-level="3"><text:bookmark-start text:name="__RefHeading__528_204533229"/>Plateau « Hébert »<text:bookmark-end text:name="__RefHeading__528_204533229"/></text:h>
      <text:p text:style-name="_5f_description">Manufacture royale de porcelaine de Sèvres, vers 1765.</text:p>
      <text:p text:style-name="P4">Porcelaine tendre, fond blanc, décor polychrome et rehauts d’or.</text:p>
      <text:p text:style-name="_5f_dimensions"><text:span text:style-name="T1">Dimensions : </text:span>haut. : 0,030 m ; long. : 0,280 m; larg. : 0,226 m.</text:p>
      <text:p text:style-name="P4"><text:span text:style-name="T1">Marques :</text:span> marque peinte en bleu, au double L, très effacée ; lettre-date illisible ; marque de peintre : 6  (Bertrand, actif de 1757 à 1775) ; marque en creux : SE ( ?).</text:p>
      <text:p text:style-name="P4"><text:span text:style-name="T7">Localisation</text:span><text:span text:style-name="T1"> : </text:span></text:p>
      <text:p text:style-name="P4">Réserves.</text:p>
      <text:p text:style-name="_5f_inventaire"><text:soft-page-break/>Inv. Steve 4931</text:p>
      <text:h text:style-name="P15" text:outline-level="3"><text:bookmark-start text:name="__RefHeading__530_204533229"/>Pot à lait « à trois pieds »<text:bookmark-end text:name="__RefHeading__530_204533229"/></text:h>
      <text:p text:style-name="_5f_description">Manufacture royale de porcelaine de Sèvres, 1765.</text:p>
      <text:p text:style-name="P4">Porcelaine tendre, fond blanc, décor polychrome et rehauts d’or.</text:p>
      <text:p text:style-name="_5f_dimensions"><text:span text:style-name="T19">Dimensions : </text:span><text:span text:style-name="T21">haut. : 0,08 m ; long. : 0, m; larg. : 0, m.</text:span></text:p>
      <text:p text:style-name="P4"><text:span text:style-name="T1">Marques :</text:span> marque peinte en bleu, au double L, très effacée ; lettre-date m (1765) ; marque de peintre : 6  (Bertrand, actif de 1757 à 1775).</text:p>
      <text:p text:style-name="P4"><text:span text:style-name="T7">Localisation</text:span><text:span text:style-name="T1"> : </text:span></text:p>
      <text:p text:style-name="P4">Salle à manger.</text:p>
      <text:p text:style-name="_5f_inventaire">Inv. Steve 5352</text:p>
      <text:h text:style-name="P15" text:outline-level="3"><text:bookmark-start text:name="__RefHeading__532_204533229"/>Pot à sucre « hébert »<text:bookmark-end text:name="__RefHeading__532_204533229"/></text:h>
      <text:p text:style-name="_5f_description">Manufacture royale de porcelaine de Sèvres, 1765.</text:p>
      <text:p text:style-name="P4">Porcelaine tendre, fond blanc, décor polychrome et rehauts d’or.</text:p>
      <text:p text:style-name="_5f_dimensions"><text:span text:style-name="T2">Dimensions </text:span><text:span text:style-name="T19">: </text:span><text:span text:style-name="T21">haut. : 0,09 m ; diam : 0.07m</text:span></text:p>
      <text:p text:style-name="P4"><text:span text:style-name="T1">Marques :</text:span> marque peinte en bleu, au double L, légèrement effacée ; lettre-date M (1765) ; marque de peintre : 6  (Bertrand, actif de 1757 à 1775).</text:p>
      <text:p text:style-name="P4"><text:span text:style-name="T1">État :</text:span> la dorure est totalement effacée.</text:p>
      <text:p text:style-name="P4"><text:span text:style-name="T7">Localisation</text:span><text:span text:style-name="T1"> : </text:span></text:p>
      <text:p text:style-name="P4">Salle à manger.</text:p>
      <text:p text:style-name="_5f_inventaire">Inv. Steve 4977</text:p>
      <text:h text:style-name="P15" text:outline-level="3"><text:bookmark-start text:name="__RefHeading__534_204533229"/>Théière « Calabre »<text:bookmark-end text:name="__RefHeading__534_204533229"/></text:h>
      <text:p text:style-name="_5f_description">Manufacture royale de porcelaine de Sèvres, 1765.</text:p>
      <text:p text:style-name="P4">Porcelaine tendre, fond blanc, décor polychrome et rehauts d’or.</text:p>
      <text:p text:style-name="_5f_dimensions"><text:span text:style-name="T1">Dimensions </text:span><text:span text:style-name="T20">: </text:span><text:span text:style-name="T21">haut. : 0,11 m ; long. : 0,14 m; prof. : 0,8 m.</text:span></text:p>
      <text:p text:style-name="P4"><text:span text:style-name="T1">Marques :</text:span> marque peinte en bleu, au double L, très effacée ; lettre-date m (1765) ; marque de peintre : 6  (Bertrand, actif de 1757 à 1775) ; marque en creux : T.</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de Michel Ephrussi ; Coll. de Monsieur X. [Michel Ephrussi], vente à Paris, Galerie Georges Petit, M<text:span text:style-name="T10">e</text:span> Henri Baudoin, lundi 22 mai 1911, cat. n°38, non repr. ; adjugé 1 700 francs à Henri Stettiner ; CFoll. de Mme Maurice Ephrussi. </text:p>
      <text:p text:style-name="_5f_inventaire">Inv. Steve 4976</text:p>
      <text:h text:style-name="P13" text:outline-level="2"><text:bookmark-start text:name="__RefHeading__536_204533229"/><text:soft-page-break/>Gobelet « litron »<text:bookmark-end text:name="__RefHeading__536_204533229"/></text:h>
      <text:p text:style-name="_5f_description">Manufacture royale de porcelaine de Sèvres, 1766.</text:p>
      <text:p text:style-name="P4">Porcelaine tendre, fond blanc, décor de camaïeu carmin et rehauts d’or.</text:p>
      <text:p text:style-name="_5f_dimensions"><text:span text:style-name="T1">Dimensions :</text:span> haut. : 0,067 m ; long. : 0,092 m ; diam. : 0,069 m.</text:p>
      <text:p text:style-name="P4"><text:span text:style-name="T1">Marques :</text:span> marques peintes en bleu, au double L ; lettre-date N (1766) ; marque de peintre : sigle d’un peintre non identifié; marque en creux : 10 (52) ou JP ( 19).</text:p>
      <text:p text:style-name="P4"><text:span text:style-name="T1">État :</text:span> la dorure a pratiquement disparu.</text:p>
      <text:p text:style-name="P4"><text:span text:style-name="T7">Localisation</text:span><text:span text:style-name="T1"> : </text:span></text:p>
      <text:p text:style-name="P4">Réserves.</text:p>
      <text:p text:style-name="_5f_inventaire">Inv. Steve 3436</text:p>
      <text:h text:style-name="P13" text:outline-level="2"><text:bookmark-start text:name="__RefHeading__538_204533229"/>Déjeuner « Duplessis » comprenant un plateau « Duplessis » et un pot à lait « à trois pieds »<text:bookmark-end text:name="__RefHeading__538_204533229"/></text:h>
      <text:h text:style-name="Heading_20_3" text:outline-level="3"><text:bookmark-start text:name="__RefHeading__540_204533229"/>Plateau « Duplessis »<text:bookmark-end text:name="__RefHeading__540_204533229"/></text:h>
      <text:p text:style-name="_5f_description">Manufacture royale de porcelaine de Sèvres, 1766.</text:p>
      <text:p text:style-name="P4">Porcelaine tendre, fond blanc, décor polychrome et rehauts d’or.</text:p>
      <text:p text:style-name="_5f_dimensions"><text:span text:style-name="T1">Dimensions : </text:span>haut. : 0,044 m ; long. : 0,356 m; larg. : 0,265 m.</text:p>
      <text:p text:style-name="P4"><text:span text:style-name="T1">Marques :</text:span> marque peinte en bleu, au double L ; lettre-date N (1766) ; marque de peintre : L  (Denis Levé, actif de 1754 à 1793 et de 1785 à 1805) ; marque en creux : j.</text:p>
      <text:p text:style-name="P4"><text:span text:style-name="T7">Localisation</text:span><text:span text:style-name="T1"> : </text:span></text:p>
      <text:p text:style-name="P4">Réserves.</text:p>
      <text:p text:style-name="_5f_inventaire">Inv. Steve 5346</text:p>
      <text:h text:style-name="Heading_20_3" text:outline-level="3"><text:bookmark-start text:name="__RefHeading__542_204533229"/>Pot à lait « à trois pieds »<text:bookmark-end text:name="__RefHeading__542_204533229"/></text:h>
      <text:p text:style-name="_5f_description">Manufacture royale de porcelaine de Sèvres, 1766.</text:p>
      <text:p text:style-name="P4">Porcelaine tendre, fond blanc, décor polychrome et rehauts d’or.</text:p>
      <text:p text:style-name="_5f_dimensions"><text:span text:style-name="T1">Dimensions : </text:span>haut. : 0,096 m ; long. : 0,107 m; larg. : 0,070 m.</text:p>
      <text:p text:style-name="P4"><text:span text:style-name="T1">Marques :</text:span> marque peinte en bleu, au double L ; lettre-date N (1766) ; marque de peintre : L  (Denis Levé, actif de 1754 à 1793 et de 1785 à 1805). <text:span text:style-name="T7"> </text:span></text:p>
      <text:p text:style-name="P4"><text:span text:style-name="T7">Localisation</text:span><text:span text:style-name="T1"> : </text:span></text:p>
      <text:p text:style-name="P4">Réserves.</text:p>
      <text:p text:style-name="_5f_inventaire">Inv. Steve 5308</text:p>
      <text:h text:style-name="P13" text:outline-level="2"><text:bookmark-start text:name="__RefHeading__544_204533229"/><text:soft-page-break/>Plateau « triangle »<text:bookmark-end text:name="__RefHeading__544_204533229"/></text:h>
      <text:p text:style-name="_5f_description">Manufacture royale de porcelaine de Sèvres, 1766.</text:p>
      <text:p text:style-name="P4">Porcelaine tendre, fond blanc, décor polychrome et rehauts d’or.</text:p>
      <text:p text:style-name="_5f_dimensions"><text:span text:style-name="T1">Dimensions : </text:span>haut. : 0,027 m ; long. : 0,220 m.</text:p>
      <text:p text:style-name="P4"><text:span text:style-name="T1">Marques :</text:span> marque peinte en bleu, au double L ; lettre-date n (1766) ; marque de peintre : ca (Freta, actif de 1763 à 1768) ; marque en creux : 60.</text:p>
      <text:p text:style-name="P4"><text:span text:style-name="T7">Localisation</text:span><text:span text:style-name="T1"> : </text:span></text:p>
      <text:p text:style-name="P4">Réserves.</text:p>
      <text:p text:style-name="_5f_inventaire">Inv. Steve 5052</text:p>
      <text:h text:style-name="Heading_20_2" text:outline-level="2"><text:bookmark-start text:name="__RefHeading__546_204533229"/><text:span text:style-name="T3">Deux </text:span><text:span text:style-name="T4">gobelets « Bouillard »</text:span><text:span text:style-name="T3">, trois </text:span><text:span text:style-name="T4">soucoupes</text:span><text:span text:style-name="T3">, un </text:span><text:span text:style-name="T4">pot à lait « à trois pieds »</text:span><text:span text:style-name="T3"> et un </text:span><text:span text:style-name="T4">pot à sucre « Calabre »</text:span><text:bookmark-end text:name="__RefHeading__546_204533229"/></text:h>
      <text:h text:style-name="P19" text:outline-level="3"><text:bookmark-start text:name="__RefHeading__548_204533229"/>Gobelet « Bouillard » <text:bookmark-end text:name="__RefHeading__548_204533229"/></text:h>
      <text:p text:style-name="_5f_description">Manufacture royale de porcelaine de Sèvres, 1772.</text:p>
      <text:p text:style-name="P4">Porcelaine tendre, fond blanc, décor de camaïeu carmin et rehauts d’or.</text:p>
      <text:p text:style-name="_5f_dimensions"><text:span text:style-name="T1">Dimensions :</text:span> haut. : 0,060 m ; long. : 0,093 m ; diam. : 0,069 m.</text:p>
      <text:p text:style-name="P4"><text:span text:style-name="T1">Marques :</text:span> marques peintes en rose, au double L ; lettre-date T (1772) ; marque de peintre : sigle de Cyprien-Julien Hirel de Choisy (actif de 1770 à 1812) ; marque en creux : une croix.</text:p>
      <text:p text:style-name="P4"><text:span text:style-name="T7">Localisation :</text:span><text:span text:style-name="T8"> </text:span></text:p>
      <text:p text:style-name="P4">Réserves.</text:p>
      <text:p text:style-name="_5f_inventaire">Inv. Steve 3461</text:p>
      <text:h text:style-name="P19" text:outline-level="3"><text:bookmark-start text:name="__RefHeading__550_204533229"/>Gobelet « Bouillard » <text:bookmark-end text:name="__RefHeading__550_204533229"/></text:h>
      <text:p text:style-name="_5f_description">Manufacture royale de porcelaine de Sèvres, 1772 ?</text:p>
      <text:p text:style-name="P4">Porcelaine tendre, fond blanc, décor de camaïeu carmin et rehauts d’or.</text:p>
      <text:p text:style-name="_5f_dimensions"><text:span text:style-name="T1">Dimensions :</text:span> haut. : 0,060 m ; long. : 0,090 m ; diam. : 0,070 m.</text:p>
      <text:p text:style-name="P4"><text:span text:style-name="T1">Marques :</text:span> marques peintes en rose, au double L, très effacées ; lettre-date effacée ; marque de peintre : sigle de Cyprien-Julien Hirel de Choisy (actif de 1770 à 1812).</text:p>
      <text:p text:style-name="P3">Étiquette :</text:p>
      <text:p text:style-name="P4">Etiquette marron très vieillie : « <text:span text:style-name="T8">N° siz</text:span> [sic] <text:span text:style-name="T8">110 f</text:span> ».</text:p>
      <text:p text:style-name="P4"><text:span text:style-name="T7">Localisation :</text:span><text:span text:style-name="T8"> </text:span></text:p>
      <text:p text:style-name="P4">Réserves.</text:p>
      <text:p text:style-name="_5f_inventaire">Inv. Steve 3466</text:p>
      <text:h text:style-name="P15" text:outline-level="3"><text:bookmark-start text:name="__RefHeading__552_204533229"/>Soucoupe<text:bookmark-end text:name="__RefHeading__552_204533229"/></text:h>
      <text:p text:style-name="_5f_description">Manufacture royale de porcelaine de Sèvres, 1767.</text:p>
      <text:p text:style-name="P4"><text:soft-page-break/>Porcelaine tendre, fond blanc, décor de camaïeu carmin et rehauts d’or.</text:p>
      <text:p text:style-name="_5f_dimensions"><text:span text:style-name="T1">Dimensions :</text:span> haut. : 0,034 m ; diam. : 0,136 m. </text:p>
      <text:p text:style-name="P4"><text:span text:style-name="T1">Marques :</text:span> marques peintes en bleu, au double L ; lettre-date 0 (1767) ; marque de peintre : sigle de Raux l’aîné (actif de 1766 à 1779) ; marque en creux : q.</text:p>
      <text:p text:style-name="P4"><text:span text:style-name="T7">Localisation :</text:span><text:span text:style-name="T8"> </text:span></text:p>
      <text:p text:style-name="P4">Réserves.</text:p>
      <text:p text:style-name="_5f_inventaire">Inv. Steve 5047</text:p>
      <text:h text:style-name="P15" text:outline-level="3"><text:bookmark-start text:name="__RefHeading__554_204533229"/>Soucoupe<text:bookmark-end text:name="__RefHeading__554_204533229"/></text:h>
      <text:p text:style-name="_5f_description">Manufacture royale de porcelaine de Sèvres, 1766 ?</text:p>
      <text:p text:style-name="P4">Porcelaine tendre, fond blanc, décor de camaïeu carmin et rehauts d’or.</text:p>
      <text:p text:style-name="_5f_dimensions"><text:span text:style-name="T1">Dimensions :</text:span> haut. : 0,034 m ; diam. : 0,135 m. </text:p>
      <text:p text:style-name="P4"><text:span text:style-name="T1">Marques :</text:span> marques peintes en bleu, au double L ; lettre-date difficile à lire mais probablement n (1766) ; marque en creux : S.</text:p>
      <text:p text:style-name="P4"><text:span text:style-name="T7">Localisation :</text:span><text:span text:style-name="T8"> </text:span></text:p>
      <text:p text:style-name="P4">Réserves.</text:p>
      <text:p text:style-name="_5f_inventaire">Inv. Steve 5048</text:p>
      <text:h text:style-name="P15" text:outline-level="3"><text:bookmark-start text:name="__RefHeading__556_204533229"/>Soucoupe<text:bookmark-end text:name="__RefHeading__556_204533229"/></text:h>
      <text:p text:style-name="_5f_description">Manufacture royale de porcelaine de Sèvres, vers 1766.</text:p>
      <text:p text:style-name="P4">Porcelaine tendre, fond blanc, décor de camaïeu carmin et rehauts d’or.</text:p>
      <text:p text:style-name="_5f_dimensions"><text:span text:style-name="T1">Dimensions :</text:span> haut. : 0,032 m ; diam. : 0,135 m. </text:p>
      <text:p text:style-name="P4"><text:span text:style-name="T1">Marques :</text:span> marques peintes en bleu, au double L ; absence de lettre-date et de marque de peintre ; marque en creux : pc.</text:p>
      <text:p text:style-name="P4"><text:span text:style-name="T7">Localisation :</text:span><text:span text:style-name="T8"> </text:span></text:p>
      <text:p text:style-name="P4">Réserves.</text:p>
      <text:p text:style-name="_5f_inventaire">Inv. Steve 5046</text:p>
      <text:h text:style-name="P19" text:outline-level="3"><text:bookmark-start text:name="__RefHeading__558_204533229"/>Pot à lait « à trois pieds »<text:bookmark-end text:name="__RefHeading__558_204533229"/></text:h>
      <text:p text:style-name="_5f_description">Manufacture royale de porcelaine de Sèvres, 1772.</text:p>
      <text:p text:style-name="P4">Porcelaine tendre, fond blanc, décor de camaïeu carmin et rehauts d’or.</text:p>
      <text:p text:style-name="_5f_dimensions"><text:span text:style-name="T1">Dimensions :</text:span> haut. : 0,100 m ; long. : 0,106 m ; larg. : 0,074 m.</text:p>
      <text:p text:style-name="P4"><text:span text:style-name="T1">Marques :</text:span> marques peintes en bleu, au double L ; lettre-date T (1772) ; marque de peintre : sigle de Cyprien-Julien Hirel de Choisy (actif de 1770 à 1812).</text:p>
      <text:p text:style-name="P4"><text:span text:style-name="T7">Localisation :</text:span><text:span text:style-name="T8"> </text:span></text:p>
      <text:p text:style-name="P4">Salle à manger.</text:p>
      <text:p text:style-name="_5f_inventaire">Inv. Steve 5016</text:p>
      <text:h text:style-name="P15" text:outline-level="3"><text:bookmark-start text:name="__RefHeading__560_204533229"/>Pot à sucre « Calabre » <text:bookmark-end text:name="__RefHeading__560_204533229"/></text:h>
      <text:p text:style-name="_5f_description">Manufacture royale de porcelaine de Sèvres, 1772.</text:p>
      <text:p text:style-name="P4"><text:soft-page-break/>Porcelaine tendre, fond blanc, décor de camaïeu carmin et rehauts d’or.</text:p>
      <text:p text:style-name="_5f_dimensions"><text:span text:style-name="T1">Dimensions :</text:span> haut. (a. c.): 0,100 m ; haut. <text:span text:style-name="T17">(s. c.) : 0,070 m ; diam. : 0,089 m. </text:span></text:p>
      <text:p text:style-name="P4"><text:span text:style-name="T1">Marques :</text:span> marques peintes en bleu, au double L ; lettre-date t (1772) ; absence de marque de peintre ; marque en creux : U.</text:p>
      <text:p text:style-name="P4"><text:span text:style-name="T7">Localisation :</text:span><text:span text:style-name="T8"> </text:span></text:p>
      <text:p text:style-name="P4">Salle à manger.</text:p>
      <text:p text:style-name="_5f_inventaire">Inv. Steve 5035</text:p>
      <text:h text:style-name="Heading_20_2" text:outline-level="2"><text:bookmark-start text:name="__RefHeading__562_204533229"/><text:span text:style-name="T3">Cinq </text:span><text:span text:style-name="T4">Gobelets « litron »</text:span><text:span text:style-name="T3">,</text:span><text:span text:style-name="T4"> </text:span><text:span text:style-name="T3">six </text:span><text:span text:style-name="T4">soucoupes </text:span><text:span text:style-name="T3">et une </text:span><text:span text:style-name="T4">théière « Calabre »</text:span><text:bookmark-end text:name="__RefHeading__562_204533229"/></text:h>
      <text:h text:style-name="P15" text:outline-level="3"><text:bookmark-start text:name="__RefHeading__564_204533229"/>Gobelet « litron »<text:bookmark-end text:name="__RefHeading__564_204533229"/></text:h>
      <text:p text:style-name="_5f_description">Manufacture royale de porcelaine de Sèvres, vers 1767-1773.</text:p>
      <text:p text:style-name="P4">Porcelaine tendre, fond blanc, décor de camaïeu carmin et rehauts d’or.</text:p>
      <text:p text:style-name="_5f_dimensions"><text:span text:style-name="T1">Dimensions :</text:span> haut. : 0,059 m ; diam. : 0,056 m ; long. : 0,080 m. </text:p>
      <text:p text:style-name="P4"><text:span text:style-name="T1">Marques :</text:span> marques effacées.</text:p>
      <text:p text:style-name="P4"><text:span text:style-name="T7">Localisation :</text:span><text:span text:style-name="T8"> </text:span></text:p>
      <text:p text:style-name="P4">Réserves.</text:p>
      <text:p text:style-name="_5f_inventaire">Inv. Steve 3443</text:p>
      <text:h text:style-name="P18" text:outline-level="3"><text:bookmark-start text:name="__RefHeading__566_204533229"/>Gobelet « litron »<text:bookmark-end text:name="__RefHeading__566_204533229"/></text:h>
      <text:p text:style-name="_5f_description">Manufacture royale de porcelaine de Sèvres, vers 1767-1773.</text:p>
      <text:p text:style-name="P4">Porcelaine tendre, fond blanc, décor de camaïeu carmin et rehauts d’or.</text:p>
      <text:p text:style-name="_5f_dimensions"><text:span text:style-name="T1">Dimensions :</text:span> haut. : 0,059 m ; diam. : 0,056 m ; long. : 0,080 m.</text:p>
      <text:p text:style-name="P4"><text:span text:style-name="T1">Marques :</text:span> marques peintes en bleu, au double L ; absence de lettre-date et de marque de peintre ; marque en creux : S (33).</text:p>
      <text:p text:style-name="P4"><text:span text:style-name="T7">Localisation :</text:span><text:span text:style-name="T8"> </text:span></text:p>
      <text:p text:style-name="P4">Réserves.</text:p>
      <text:p text:style-name="_5f_inventaire">Inv. Steve 3440</text:p>
      <text:h text:style-name="P15" text:outline-level="3"><text:bookmark-start text:name="__RefHeading__568_204533229"/>Gobelet « litron »<text:bookmark-end text:name="__RefHeading__568_204533229"/></text:h>
      <text:p text:style-name="_5f_description">Manufacture royale de porcelaine de Sèvres, 1768.</text:p>
      <text:p text:style-name="P4">Porcelaine tendre, fond blanc, décor de camaïeu carmin et rehauts d’or.</text:p>
      <text:p text:style-name="_5f_dimensions"><text:span text:style-name="T1">Dimensions :</text:span> haut. : 0,059 m ; diam. : 0,056 m ; long. : 0,080 m. </text:p>
      <text:p text:style-name="P4"><text:span text:style-name="T1">Marques :</text:span> marques peintes en bleu, au double L, assez effacée ; lettre-date très effacée mais très vraisemblablement P (1768) ; absence de marque de peintre ; marque en creux : une croix.</text:p>
      <text:p text:style-name="P4"><text:span text:style-name="T7">Localisation :</text:span><text:span text:style-name="T8"> </text:span></text:p>
      <text:p text:style-name="P4">Réserves.</text:p>
      <text:p text:style-name="_5f_inventaire"><text:soft-page-break/>Inv. Steve 3439</text:p>
      <text:h text:style-name="P15" text:outline-level="3"><text:bookmark-start text:name="__RefHeading__570_204533229"/>Gobelet « litron »<text:bookmark-end text:name="__RefHeading__570_204533229"/></text:h>
      <text:p text:style-name="_5f_description">Manufacture royale de porcelaine de Sèvres, 1768.</text:p>
      <text:p text:style-name="P4">Porcelaine tendre, fond blanc, décor de camaïeu carmin et rehauts d’or.</text:p>
      <text:p text:style-name="_5f_dimensions"><text:span text:style-name="T1">Dimensions :</text:span> haut. : 0,059 m ; diam. : 0,056 m ; long. : 0,080 m.</text:p>
      <text:p text:style-name="P4"><text:span text:style-name="T1">Marques :</text:span> marques peintes en bleu, au double L ; lettre-date très effacée mais probablement P (1768) ; absence de marque de peintre.</text:p>
      <text:p text:style-name="P4"><text:span text:style-name="T7">Localisation :</text:span><text:span text:style-name="T8"> </text:span></text:p>
      <text:p text:style-name="P4">Réserves.</text:p>
      <text:p text:style-name="_5f_inventaire">Inv. Steve 3442</text:p>
      <text:h text:style-name="P15" text:outline-level="3"><text:bookmark-start text:name="__RefHeading__572_204533229"/>Gobelet « litron »<text:bookmark-end text:name="__RefHeading__572_204533229"/></text:h>
      <text:p text:style-name="_5f_description">Manufacture royale de porcelaine de Sèvres, 1772.</text:p>
      <text:p text:style-name="P4">Porcelaine tendre, fond blanc, décor de camaïeu carmin et rehauts d’or.</text:p>
      <text:p text:style-name="_5f_dimensions"><text:span text:style-name="T1">Dimensions :</text:span> haut. : 0,058 m ; diam. : 0,057 m ; long. : 0,080 m. </text:p>
      <text:p text:style-name="P4"><text:span text:style-name="T1">Marques :</text:span> marques peintes en rose, au double L ; lettre-date T (1772) ; marque en creux : y et un rectangle.</text:p>
      <text:p text:style-name="P4"><text:span text:style-name="T7">Localisation :</text:span><text:span text:style-name="T8"> </text:span></text:p>
      <text:p text:style-name="P4">Réserves.</text:p>
      <text:p text:style-name="_5f_inventaire">Inv. Steve 3441</text:p>
      <text:h text:style-name="P15" text:outline-level="3"><text:bookmark-start text:name="__RefHeading__574_204533229"/>Soucoupe<text:bookmark-end text:name="__RefHeading__574_204533229"/></text:h>
      <text:p text:style-name="_5f_description">Manufacture royale de porcelaine de Sèvres, 1767.</text:p>
      <text:p text:style-name="P4">Porcelaine tendre, fond blanc, décor de camaïeu carmin et rehauts d’or.</text:p>
      <text:p text:style-name="_5f_dimensions"><text:span text:style-name="T1">Dimensions :</text:span> haut. : 0,031 m ; diam. : 0,124 m. </text:p>
      <text:p text:style-name="P4"><text:span text:style-name="T1">Marques :</text:span> marques peintes en bleu, au double L ; lettre-date 0 (1767) ; marque de peintre : sigle de Raux l’aîné (actif de 1766 à 1779) ; marque en creux : S.</text:p>
      <text:p text:style-name="P4"><text:span text:style-name="T7">Localisation :</text:span><text:span text:style-name="T8"> </text:span></text:p>
      <text:p text:style-name="P4">Réserves.</text:p>
      <text:p text:style-name="_5f_inventaire">Inv. Steve 5042</text:p>
      <text:h text:style-name="P15" text:outline-level="3"><text:bookmark-start text:name="__RefHeading__576_204533229"/>Soucoupe<text:bookmark-end text:name="__RefHeading__576_204533229"/></text:h>
      <text:p text:style-name="_5f_description">Manufacture royale de porcelaine de Sèvres, 1767-1773.</text:p>
      <text:p text:style-name="P4">Porcelaine tendre, fond blanc, décor de camaïeu carmin et rehauts d’or.</text:p>
      <text:p text:style-name="_5f_dimensions"><text:span text:style-name="T1">Dimensions :</text:span> haut. : 0,031 m ; diam. : 0,124 m. </text:p>
      <text:p text:style-name="P4"><text:span text:style-name="T1">Marques :</text:span> marques peintes en bleu, au double L ; absence de lettre-date ; en creux : SY.</text:p>
      <text:p text:style-name="P4"><text:span text:style-name="T7">Localisation :</text:span><text:span text:style-name="T8"> </text:span></text:p>
      <text:p text:style-name="P4">Réserves.</text:p>
      <text:p text:style-name="_5f_inventaire">Inv. Steve 5044</text:p>
      <text:h text:style-name="P15" text:outline-level="3"><text:bookmark-start text:name="__RefHeading__578_204533229"/><text:soft-page-break/>Soucoupe<text:bookmark-end text:name="__RefHeading__578_204533229"/></text:h>
      <text:p text:style-name="_5f_description">Manufacture royale de porcelaine de Sèvres, 1768.</text:p>
      <text:p text:style-name="P4">Porcelaine tendre, fond blanc, décor de camaïeu carmin et rehauts d’or.</text:p>
      <text:p text:style-name="_5f_dimensions"><text:span text:style-name="T1">Dimensions :</text:span> haut. : 0,031 m ; diam. : 0,124 m. </text:p>
      <text:p text:style-name="P4"><text:span text:style-name="T1">Marques :</text:span> marques peintes en bleu, au double L ; lettre-date P (1768) ; marque de peintre : D<text:span text:style-name="T10">i</text:span>  (sigle d’un peintre de fleurs, actif vers 1769, non identifié); marque en creux : SJO.</text:p>
      <text:p text:style-name="P4"><text:span text:style-name="T7">Localisation :</text:span><text:span text:style-name="T8"> </text:span></text:p>
      <text:p text:style-name="P4">Réserves.</text:p>
      <text:p text:style-name="_5f_inventaire">Inv. Steve 5041</text:p>
      <text:h text:style-name="P15" text:outline-level="3"><text:bookmark-start text:name="__RefHeading__580_204533229"/>Soucoupe<text:bookmark-end text:name="__RefHeading__580_204533229"/></text:h>
      <text:p text:style-name="_5f_description">Manufacture royale de porcelaine de Sèvres, 1768 ?</text:p>
      <text:p text:style-name="P4">Porcelaine tendre, fond blanc, décor de camaïeu carmin et rehauts d’or.</text:p>
      <text:p text:style-name="_5f_dimensions"><text:span text:style-name="T1">Dimensions :</text:span> haut. : 0,031 m ; diam. : 0,124 m. </text:p>
      <text:p text:style-name="P4"><text:span text:style-name="T1">Marques :</text:span> marques peintes en bleu, au double L très effacée; lettre-date effacée mais vraisemblablement P (1768) ; marque de peintre : D<text:span text:style-name="T10">i</text:span>  (sigle d’un peintre de fleurs, actif vers 1769, non identifié) ; marque en creux : S. </text:p>
      <text:p text:style-name="P4"><text:span text:style-name="T7">Localisation :</text:span><text:span text:style-name="T8"> </text:span></text:p>
      <text:p text:style-name="P4">Réserves.</text:p>
      <text:p text:style-name="_5f_inventaire">Inv. Steve 5040</text:p>
      <text:h text:style-name="P15" text:outline-level="3"><text:bookmark-start text:name="__RefHeading__582_204533229"/>Soucoupe<text:bookmark-end text:name="__RefHeading__582_204533229"/></text:h>
      <text:p text:style-name="_5f_description">Manufacture royale de porcelaine de Sèvres, 1773.</text:p>
      <text:p text:style-name="P4">Porcelaine tendre, fond blanc, décor de camaïeu carmin et rehauts d’or.</text:p>
      <text:p text:style-name="_5f_dimensions"><text:span text:style-name="T1">Dimensions :</text:span> haut. : 0,030 m ; diam. : 0,120 m. </text:p>
      <text:p text:style-name="P4"><text:span text:style-name="T1">Marques :</text:span> marques peintes en rose, au double L ; lettre-date U (1773) ; marques de peintres : en rose, C (Philippe Castel, actif de 1771 à 1797) et, en bleu, …. (Pierre-Théodore Buteux, actif de 1765 à 1784) ; marque en creux : une croix dans un rectangle.</text:p>
      <text:p text:style-name="P4"><text:span text:style-name="T7">Localisation :</text:span><text:span text:style-name="T8"> </text:span></text:p>
      <text:p text:style-name="P4">Réserves.</text:p>
      <text:p text:style-name="_5f_inventaire">Inv. Steve 5045</text:p>
      <text:h text:style-name="P15" text:outline-level="3"><text:bookmark-start text:name="__RefHeading__584_204533229"/>Soucoupe<text:bookmark-end text:name="__RefHeading__584_204533229"/></text:h>
      <text:p text:style-name="_5f_description">Manufacture royale de porcelaine de Sèvres, 1773.</text:p>
      <text:p text:style-name="P4">Porcelaine tendre, fond blanc, décor de camaïeu carmin et rehauts d’or.</text:p>
      <text:p text:style-name="_5f_dimensions"><text:span text:style-name="T1">Dimensions :</text:span> haut. : 0,031 m ; diam. : 0,124 m. </text:p>
      <text:p text:style-name="P4"><text:span text:style-name="T1">Marques :</text:span> marques peintes en bleu, au double L ; lettre-date U (1773) ; marques de peintres : en rose, sigle de Pouillot (actif de 1773 à 1779) et, en bleu, z (Joyau, actif de 1766 à 1776), en creux : M.</text:p>
      <text:p text:style-name="P4"><text:span text:style-name="T7">Localisation :</text:span><text:span text:style-name="T8"> </text:span></text:p>
      <text:p text:style-name="P4">Réserves.</text:p>
      <text:p text:style-name="_5f_inventaire"><text:soft-page-break/>Inv. Steve 5043</text:p>
      <text:h text:style-name="P15" text:outline-level="3"><text:bookmark-start text:name="__RefHeading__586_204533229"/>Théière « Calabre »<text:bookmark-end text:name="__RefHeading__586_204533229"/></text:h>
      <text:p text:style-name="_5f_description">Manufacture royale de porcelaine de Sèvres, vers 1770 ?</text:p>
      <text:p text:style-name="P4">Porcelaine tendre, fond blanc, décor de camaïeu carmin et rehauts d’or.</text:p>
      <text:p text:style-name="_5f_dimensions"><text:span text:style-name="T1">Dimensions :</text:span> haut. (s. c.): 0,100 m ; haut. <text:span text:style-name="T15">(a. c.) : 0,122 m ; long. : 0,162 m ; larg. : 0,090 m.</text:span></text:p>
      <text:p text:style-name="P4"><text:span text:style-name="T1">Marques :</text:span> absence de lettre-date et de marques.</text:p>
      <text:p text:style-name="P4"><text:span text:style-name="T7">Localisation :</text:span><text:span text:style-name="T8"> </text:span></text:p>
      <text:p text:style-name="P4">Salle à manger.</text:p>
      <text:p text:style-name="_5f_inventaire">Inv. Steve 5018</text:p>
      <text:h text:style-name="P13" text:outline-level="2"><text:bookmark-start text:name="__RefHeading__588_204533229"/>Pot à lait « à trois pieds »<text:bookmark-end text:name="__RefHeading__588_204533229"/></text:h>
      <text:p text:style-name="_5f_description">Manufacture royale de porcelaine de Sèvres, vers 1767.</text:p>
      <text:p text:style-name="P4">Porcelaine tendre, fond blanc, décor polychrome et rehauts d’or.</text:p>
      <text:p text:style-name="_5f_dimensions"><text:span text:style-name="T1">Dimensions : </text:span>haut. : 0,080 m ; long. : 0,085 m ; larg. : 0,065 m.</text:p>
      <text:p text:style-name="P4"><text:span text:style-name="T1">Marques :</text:span> marque peinte en bleu, au double L ; lettre-date illisible ; marque de peintre : ca (Freta, actif de 1763 à 1768).</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d’Henri Chasles ; sa vente après décès, à Paris, Hôtel Drouot, Salles 9 et 10, M<text:span text:style-name="T10">e</text:span> François Lair-Dubreuil, du 9 au 14 décembre 1907, cat. n°362, non repr. ; adjugé 655 à Henri Stettiner ; Coll. de Mme Maurice Ephrussi.</text:p>
      <text:p text:style-name="_5f_inventaire">Inv. Steve 5120</text:p>
      <text:h text:style-name="P13" text:outline-level="2"><text:bookmark-start text:name="__RefHeading__590_204533229"/>Théière « Calabre »<text:bookmark-end text:name="__RefHeading__590_204533229"/></text:h>
      <text:p text:style-name="_5f_description">Manufacture royale de porcelaine de Sèvres, 1767.</text:p>
      <text:p text:style-name="P4">Porcelaine tendre, fond vert, décor polychrome et rehauts d’or.</text:p>
      <text:p text:style-name="_5f_dimensions"><text:span text:style-name="T1">Dimensions : </text:span>haut. (a. c.) : 0,135 m ; haut. <text:span text:style-name="T15">(s. c.): 0,115 m ; long. : 0,175 m ; larg. : 0,110 m.</text:span></text:p>
      <text:p text:style-name="P4"><text:span text:style-name="T1">Marques :</text:span> marque peinte en bleu, au double L ; lettre-date O (1767) ; marque de peintre : P’ (Jean-Jacques Pierre le jeune actif de 1763 à 1800).</text:p>
      <text:p text:style-name="P4"><text:span text:style-name="T7">Localisation</text:span><text:span text:style-name="T1"> : </text:span></text:p>
      <text:p text:style-name="P4">Salle à manger.</text:p>
      <text:p text:style-name="P4"><text:span text:style-name="T7">Provenance</text:span><text:span text:style-name="T1"> : </text:span></text:p>
      <text:p text:style-name="P4">Vente à Paris, Hôtel Drouot, Salle 11, M<text:span text:style-name="T10">e </text:span>François Lair-Dubreuil, 23 mai 1908, cat. n°40, non repr.; adjugée 290 francs ; Coll. de Mme Maurice Ephrussi.</text:p>
      <text:p text:style-name="_5f_inventaire">Inv. Steve 4860</text:p>
      <text:h text:style-name="P13" text:outline-level="2"><text:bookmark-start text:name="__RefHeading__592_204533229"/><text:soft-page-break/>Plateau « du Roy »<text:bookmark-end text:name="__RefHeading__592_204533229"/></text:h>
      <text:p text:style-name="_5f_description">Manufacture royale de porcelaine de Sèvres, 1767.</text:p>
      <text:p text:style-name="P4">Porcelaine tendre, fond blanc, décor polychrome et rehauts d’or.</text:p>
      <text:p text:style-name="_5f_dimensions"><text:span text:style-name="T1">Dimensions : </text:span>haut. : 0,020 m ; long. : 0,245 m; larg. : 0,175 m.</text:p>
      <text:p text:style-name="P4"><text:span text:style-name="T1">Marques :</text:span> marque peinte en bleu, au double L, très effacée ; lettre-date O (1767) ; marque de peintre : B. n. (Nicolas Bulidon, actif de 1763 à 1792) ; marque en creux : gp.</text:p>
      <text:p text:style-name="P4"><text:span text:style-name="T7">Localisation</text:span><text:span text:style-name="T1"> : </text:span></text:p>
      <text:p text:style-name="P4">Réserves.</text:p>
      <text:p text:style-name="_5f_inventaire">Inv. Steve 4930</text:p>
      <text:h text:style-name="Heading_20_2" text:outline-level="2"><text:bookmark-start text:name="__RefHeading__594_204533229"/><text:span text:style-name="T4">Gobelet « litron » </text:span><text:span text:style-name="T3">et sa</text:span><text:span text:style-name="T4"> soucoupe</text:span><text:bookmark-end text:name="__RefHeading__594_204533229"/></text:h>
      <text:h text:style-name="P15" text:outline-level="3"><text:bookmark-start text:name="__RefHeading__596_204533229"/>Gobelet « litron »<text:bookmark-end text:name="__RefHeading__596_204533229"/></text:h>
      <text:p text:style-name="_5f_description">Manufacture royale de porcelaine de Sèvres, 1768.</text:p>
      <text:p text:style-name="P4">Porcelaine tendre, fond blanc, décor polychrome et rehauts d’or.</text:p>
      <text:p text:style-name="_5f_dimensions"><text:span text:style-name="T1">Dimensions : </text:span>haut. : 0,059 m ; diam. : 0,055 m ; prof. : 0,073 m.</text:p>
      <text:p text:style-name="P4"><text:span text:style-name="T1">Marques :</text:span> marque peinte en bleu, au double L ; lettre-date P (1768) ; marque de peintre : sigle de Guillaume Noël (actif de 1755 à 1800) ; marques en creux : 142.</text:p>
      <text:p text:style-name="P4"><text:span text:style-name="T1">Autre marque :</text:span> à l’encre, le « <text:span text:style-name="T8">n°103</text:span> », correspondant à l’inventaire de la coll. Chappey.</text:p>
      <text:p text:style-name="P4"><text:span text:style-name="T7">Localisation</text:span><text:span text:style-name="T1"> : </text:span></text:p>
      <text:p text:style-name="P4">Salle à manger.</text:p>
      <text:p text:style-name="_5f_inventaire">Inv. Steve 5189</text:p>
      <text:h text:style-name="P15" text:outline-level="3"><text:bookmark-start text:name="__RefHeading__598_204533229"/>Soucoupe<text:bookmark-end text:name="__RefHeading__598_204533229"/></text:h>
      <text:p text:style-name="_5f_description">Manufacture royale de porcelaine de Sèvres, vers 1768.</text:p>
      <text:p text:style-name="P4">Porcelaine tendre, fond blanc, décor polychrome et rehauts d’or.</text:p>
      <text:p text:style-name="_5f_dimensions"><text:span text:style-name="T1">Dimensions : </text:span>haut. : 0,030 m ; diam. : 0,120 m.</text:p>
      <text:p text:style-name="P4"><text:span text:style-name="T1">Marques :</text:span> marque peinte en bleu, au double L ; lettre-date P (1768) ; marque de peintre : sigle de Guillaume Noël (actif de 1755 à 1800) ; marque en creux : M.</text:p>
      <text:p text:style-name="P4"><text:span text:style-name="T1">Autre marque :</text:span> à l’encre, le « <text:span text:style-name="T8">n°103</text:span> », correspondant à l’inventaire de la coll. Chappey.</text:p>
      <text:p text:style-name="P4"><text:span text:style-name="T1">Étiquette :</text:span> étiquette fragmentaire de la coll. Chappey : « <text:span text:style-name="T8">CO…</text:span> ».</text:p>
      <text:p text:style-name="P4"><text:span text:style-name="T7">Localisation</text:span><text:span text:style-name="T1"> : </text:span></text:p>
      <text:p text:style-name="P4">Salle à manger.</text:p>
      <text:p text:style-name="P4"><text:span text:style-name="T23">Provenance</text:span><text:span text:style-name="T24"> : </text:span></text:p>
      <text:p text:style-name="P4"><text:span text:style-name="T22">Coll. Edouard Chappey, 1905 ; Coll. </text:span>Edouard Chappey, sa 1<text:span text:style-name="T10">ère</text:span> vente après décès, à Paris, Galerie Georges Petit, M<text:span text:style-name="T10">es</text:span> Paul Chevallier et François Lair-Dubreuil, du 11 au 15 mars 1907, cat. n°44, non repr. ; adjugées 410 francs à Henri Stettiner ; Coll. de Mme Maurice Ephrussi.</text:p>
      <text:p text:style-name="_5f_inventaire"><text:soft-page-break/>Inv. Steve 5190</text:p>
      <text:h text:style-name="Heading_20_2" text:outline-level="2"><text:bookmark-start text:name="__RefHeading__600_204533229"/><text:span text:style-name="T3">Deux </text:span><text:span text:style-name="T4">gobelets « litron » </text:span><text:span text:style-name="T3">et leurs</text:span><text:span text:style-name="T4"> soucoupes</text:span><text:bookmark-end text:name="__RefHeading__600_204533229"/></text:h>
      <text:h text:style-name="P15" text:outline-level="3"><text:bookmark-start text:name="__RefHeading__602_204533229"/>Gobelet « litron »<text:bookmark-end text:name="__RefHeading__602_204533229"/></text:h>
      <text:p text:style-name="_5f_description">Manufacture royale de porcelaine de Sèvres, 1768.</text:p>
      <text:p text:style-name="P4">Porcelaine tendre, fond blanc, décor polychrome et rehauts d’or.</text:p>
      <text:p text:style-name="_5f_dimensions"><text:span text:style-name="T1">Dimensions : </text:span>haut. : 0,046 m ; diam. : 0,050 m ; prof. : 0,070 m.</text:p>
      <text:p text:style-name="P4"><text:span text:style-name="T1">Marques :</text:span> marque peinte en bleu, au double L ; lettre-date P (1768) ; marque de peintre : ca (Freta, actif de 1763 à 1768) ; marques en creux : oo et It.</text:p>
      <text:p text:style-name="P4"><text:span text:style-name="T1">État : </text:span>la dorure est légèrement passée.</text:p>
      <text:p text:style-name="P4"><text:span text:style-name="T7">Localisation</text:span><text:span text:style-name="T1"> : </text:span></text:p>
      <text:p text:style-name="P4">Salle à manger.</text:p>
      <text:p text:style-name="_5f_inventaire">Inv. Steve 5124</text:p>
      <text:h text:style-name="P15" text:outline-level="3"><text:bookmark-start text:name="__RefHeading__604_204533229"/>Soucoupe<text:bookmark-end text:name="__RefHeading__604_204533229"/></text:h>
      <text:p text:style-name="_5f_description">Manufacture royale de porcelaine de Sèvres, 1768.</text:p>
      <text:p text:style-name="P4">Porcelaine tendre, fond blanc, décor polychrome et rehauts d’or.</text:p>
      <text:p text:style-name="_5f_dimensions"><text:span text:style-name="T1">Dimensions : </text:span>haut. : 0,025 m ; diam. : 0,107 m.</text:p>
      <text:p text:style-name="P4"><text:span text:style-name="T1">Marques :</text:span> marque peinte en bleu, au double L ; lettre-date P (1768) ; marque de peintre : ca (Freta, actif de 1763 à 1768) ; marque en creux : S.</text:p>
      <text:p text:style-name="P4"><text:span text:style-name="T7">Localisation</text:span><text:span text:style-name="T1"> : </text:span></text:p>
      <text:p text:style-name="P4">Salle à manger.</text:p>
      <text:p text:style-name="P4"><text:span text:style-name="T1">Étiquette :</text:span> étiquette ovale, fragmentaire : « <text:span text:style-name="T8">. </text:span><text:span text:style-name="T16">III .</text:span><text:span text:style-name="T15"> ».</text:span></text:p>
      <text:p text:style-name="_5f_inventaire">Inv. Steve 5121</text:p>
      <text:h text:style-name="P18" text:outline-level="3"><text:bookmark-start text:name="__RefHeading__606_204533229"/>Gobelet « litron »<text:bookmark-end text:name="__RefHeading__606_204533229"/></text:h>
      <text:p text:style-name="_5f_description">Manufacture royale de porcelaine de Sèvres, vers 1768.</text:p>
      <text:p text:style-name="P4">Porcelaine tendre, fond blanc, décor polychrome et rehauts d’or.</text:p>
      <text:p text:style-name="_5f_dimensions"><text:span text:style-name="T1">Dimensions : </text:span>haut. : 0,046 m ; diam. : 0,050 m ; prof. : 0,070 m.</text:p>
      <text:p text:style-name="P4"><text:span text:style-name="T1">Marques :</text:span> marque peinte en bleu, au double L ; lettre-date P (1768) ; marque de peintre : ca (Freta, actif de 1763 à 1768) ; marques en creux : S et OB.</text:p>
      <text:p text:style-name="P4"><text:span text:style-name="T7">Localisation</text:span><text:span text:style-name="T1"> : </text:span></text:p>
      <text:p text:style-name="P4">Salle à manger.</text:p>
      <text:p text:style-name="_5f_inventaire">Inv. Steve 5123</text:p>
      <text:h text:style-name="P15" text:outline-level="3"><text:bookmark-start text:name="__RefHeading__608_204533229"/>Soucoupe<text:bookmark-end text:name="__RefHeading__608_204533229"/></text:h>
      <text:p text:style-name="_5f_description">Manufacture royale de porcelaine de Sèvres, vers 1768.</text:p>
      <text:p text:style-name="P4"><text:soft-page-break/>Porcelaine tendre, fond blanc, décor polychrome et rehauts d’or.</text:p>
      <text:p text:style-name="_5f_dimensions"><text:span text:style-name="T1">Dimensions : </text:span>haut. : 0,025 m ; diam. : 0,107 m.</text:p>
      <text:p text:style-name="P4"><text:span text:style-name="T1">Marques :</text:span> marque peinte en bleu, au double L ; lettre-date P (1768) ; marque de peintre : ca (Freta, actif de 1763 à 1768) ; marque en creux : S.</text:p>
      <text:p text:style-name="P4"><text:span text:style-name="T7">Localisation</text:span><text:span text:style-name="T1"> : </text:span></text:p>
      <text:p text:style-name="P4">Salle à manger.</text:p>
      <text:p text:style-name="P5">Provenance :</text:p>
      <text:p text:style-name="P4">Coll. de Monsieur Boy (?); sa 2<text:span text:style-name="T10">ème</text:span> vente après décès, à Paris, Hôtel Drouot, Salle 1, M<text:span text:style-name="T10">e </text:span>Paul Chevallier, du 8 au 10 juin 1905, cat. n°31, non repr.; adjugés 390 francs à Samson et peut-être revendus, soit à Vandermeersch, soit à Edouard Chappey : </text:p>
      <text:list xml:id="list4669982007587612649" text:style-name="WW8Num30">
        <text:list-item>
          <text:p text:style-name="P12">Maison Vandermeersch, Paris (?); achat de Béatrice Ephrussi auprès de Vandermeersch, le 4 févier 1907, pour 450 francs ; Coll. de Mme Maurice Ephrussi.</text:p>
        </text:list-item>
        <text:list-item>
          <text:p text:style-name="P12">Coll. Edouard Chappey, 1905 ; sa  1<text:span text:style-name="T10">ère</text:span> vente, Paris, Galerie Georges Petit, M<text:span text:style-name="T10">es </text:span>Paul Chevallier et François Lair-Dubreuil, du 11 au 15 mars 1907, cat. n°25, non repr. ; adjugées 400 francs à Henri Stettiner ; Coll. de Mme Maurice Ephrussi.</text:p>
        </text:list-item>
      </text:list>
      <text:p text:style-name="_5f_inventaire">Inv. Steve 5122</text:p>
      <text:h text:style-name="Heading_20_2" text:outline-level="2"><text:bookmark-start text:name="__RefHeading__610_204533229"/><text:span text:style-name="T4">Gobelet « litron » </text:span><text:span text:style-name="T3">et sa</text:span><text:span text:style-name="T4"> soucoupe</text:span><text:bookmark-end text:name="__RefHeading__610_204533229"/></text:h>
      <text:h text:style-name="P15" text:outline-level="3"><text:bookmark-start text:name="__RefHeading__612_204533229"/>Gobelet « litron »<text:bookmark-end text:name="__RefHeading__612_204533229"/></text:h>
      <text:p text:style-name="_5f_description">Manufacture royale de porcelaine de Sèvres, 1768.</text:p>
      <text:p text:style-name="P4">Porcelaine tendre, fond doré pointillé, décor polychrome et rehauts d’or.</text:p>
      <text:p text:style-name="_5f_dimensions"><text:span text:style-name="T1">Dimensions : </text:span>haut. : 0,047 m ; diam. : 0,049 m ; prof. : 0,067 m.</text:p>
      <text:p text:style-name="P4"><text:span text:style-name="T1">Marques :</text:span> marque peinte en bleu, au double L ; lettre-date P (1768) ; marque de peintre : sigle de Jacques-François Micaud père (actif de 1757 à 1810) ; marque en creux : S.</text:p>
      <text:p text:style-name="P4"><text:span text:style-name="T1">État :</text:span> le gobelet présente une fêlure qui a été restaurée et un éclat sur sa base.</text:p>
      <text:p text:style-name="P4"><text:span text:style-name="T7">Localisation</text:span><text:span text:style-name="T1"> : </text:span></text:p>
      <text:p text:style-name="P4">Salle à manger.</text:p>
      <text:p text:style-name="_5f_inventaire">Inv. Steve 1938</text:p>
      <text:h text:style-name="P15" text:outline-level="3"><text:bookmark-start text:name="__RefHeading__614_204533229"/>Soucoupe<text:bookmark-end text:name="__RefHeading__614_204533229"/></text:h>
      <text:p text:style-name="_5f_description">Manufacture royale de porcelaine de Sèvres, 1768.</text:p>
      <text:p text:style-name="P4">Porcelaine tendre, fond doré pointillé, décor polychrome et rehauts d’or.</text:p>
      <text:p text:style-name="_5f_dimensions"><text:span text:style-name="T1">Dimensions : </text:span>haut. : 0,023 m ; diam. : 0,108 m.</text:p>
      <text:p text:style-name="P4"><text:span text:style-name="T1">Marques :</text:span> marque peinte en bleu, au double L ; lettre-date P (1768) ; marque de peintre : sigle de Jacques-François Micaud père (actif de 1757 à 1810) ; marque en creux : S10.</text:p>
      <text:p text:style-name="P4"><text:span text:style-name="T7">Localisation</text:span><text:span text:style-name="T1"> : </text:span></text:p>
      <text:p text:style-name="P4">Salle à manger.</text:p>
      <text:p text:style-name="_5f_inventaire">Inv. Steve 1939</text:p>
      <text:h text:style-name="P13" text:outline-level="2"><text:bookmark-start text:name="__RefHeading__616_204533229"/><text:soft-page-break/>Gobelet « litron »<text:bookmark-end text:name="__RefHeading__616_204533229"/></text:h>
      <text:p text:style-name="_5f_description">Manufacture royale de porcelaine de Sèvres, vers 1768.</text:p>
      <text:p text:style-name="P4">Porcelaine tendre, fond blanc, décor polychrome et rehauts d’or.</text:p>
      <text:p text:style-name="_5f_dimensions"><text:span text:style-name="T1">Dimensions : </text:span>haut. : 0,044 m ; diam. : 0,049 m ; long. : 0,069 m.</text:p>
      <text:p text:style-name="P4"><text:span text:style-name="T1">Marques :</text:span> marques peintes illisibles du fait du cachet ; marques en creux : Jp.</text:p>
      <text:p text:style-name="P4"><text:span text:style-name="T1">Autre marque :</text:span> cachet, à la cire rouge, avec la devise de la famille de Rothschild : « <text:span text:style-name="T8">concordia, integritas, industria</text:span> ».</text:p>
      <text:p text:style-name="P4"><text:span text:style-name="T1">État:</text:span> anse cassée.</text:p>
      <text:p text:style-name="P4"><text:span text:style-name="T7">Localisation</text:span><text:span text:style-name="T1"> : </text:span></text:p>
      <text:p text:style-name="P4">Salle à manger.</text:p>
      <text:p text:style-name="_5f_inventaire">Inv. Steve 5201</text:p>
      <text:h text:style-name="Heading_20_2" text:outline-level="2"><text:bookmark-start text:name="__RefHeading__618_204533229"/><text:span text:style-name="T3">Deux </text:span><text:span text:style-name="T4">gobelets « Bouillard » </text:span><text:span text:style-name="T3">et leurs</text:span><text:span text:style-name="T4"> soucoupes</text:span><text:bookmark-end text:name="__RefHeading__618_204533229"/></text:h>
      <text:h text:style-name="P15" text:outline-level="3"><text:bookmark-start text:name="__RefHeading__620_204533229"/>Gobelet « Bouillard »<text:bookmark-end text:name="__RefHeading__620_204533229"/></text:h>
      <text:p text:style-name="_5f_description">Manufacture royale de porcelaine de Sèvres, vers 1768.</text:p>
      <text:p text:style-name="P4">Porcelaine tendre, fond blanc, décor polychrome et rehauts d’or.</text:p>
      <text:p text:style-name="_5f_dimensions"><text:span text:style-name="T1">Dimensions : </text:span>haut. : 0,045 m ; diam. : 0,056 m ; prof. : 0,070 m.</text:p>
      <text:p text:style-name="P4"><text:span text:style-name="T1">Marques :</text:span> absence de marque peinte ; marque en creux : S.</text:p>
      <text:p text:style-name="P4"><text:span text:style-name="T1">Autre marque :</text:span> à l’encre, le « <text:span text:style-name="T8">n°57</text:span> », correspondant à l’inventaire de la coll. Chappey.</text:p>
      <text:p text:style-name="P4"><text:span text:style-name="T7">Localisation</text:span><text:span text:style-name="T1"> : </text:span></text:p>
      <text:p text:style-name="P4">Salle à manger.</text:p>
      <text:p text:style-name="_5f_inventaire">Inv. Steve 5228</text:p>
      <text:h text:style-name="P15" text:outline-level="3"><text:bookmark-start text:name="__RefHeading__622_204533229"/>Soucoupe<text:bookmark-end text:name="__RefHeading__622_204533229"/></text:h>
      <text:p text:style-name="_5f_description">Manufacture royale de porcelaine de Sèvres, 1760.</text:p>
      <text:p text:style-name="P4">Porcelaine tendre, fond blanc, décor polychrome et rehauts d’or.</text:p>
      <text:p text:style-name="_5f_dimensions"><text:span text:style-name="T1">Dimensions : </text:span>haut. : 0,023 m ; diam. : 0,095 m.</text:p>
      <text:p text:style-name="P4"><text:span text:style-name="T1">Marques :</text:span> absence de marque peinte ; marque en creux : JS.</text:p>
      <text:p text:style-name="P4"><text:span text:style-name="T1">Autre marque :</text:span> à l’encre, le « <text:span text:style-name="T8">n°57</text:span> », correspondant à l’inventaire de la coll. Chappey.</text:p>
      <text:p text:style-name="P4"><text:span text:style-name="T7">Localisation</text:span><text:span text:style-name="T1"> : </text:span></text:p>
      <text:p text:style-name="P4">Salle à manger.</text:p>
      <text:p text:style-name="P4"><text:span text:style-name="T1">Étiquette :</text:span> étiquette : « <text:span text:style-name="T8">COLL. ED. CHAPPEY</text:span> ».</text:p>
      <text:p text:style-name="P5">Provenance :</text:p>
      <text:p text:style-name="P1"><text:span text:style-name="T25">Coll. Edouard Chappey, 1905 ; sa  1</text:span><text:span text:style-name="T13">ère</text:span><text:span text:style-name="T25"> vente, Paris, Galerie Georges Petit, M</text:span><text:span text:style-name="T13">es </text:span><text:span text:style-name="T25">Paul Chevallier et François Lair-Dubreuil, du 11 au 15 mars 1907, cat. n°110, non repr. ; adjugées 300 francs à Henri Stettiner ; Coll. de Mme Maurice Ephrussi.</text:span></text:p>
      <text:p text:style-name="_5f_inventaire"><text:soft-page-break/>Inv. Steve 5231</text:p>
      <text:h text:style-name="P18" text:outline-level="3"><text:bookmark-start text:name="__RefHeading__624_204533229"/>Gobelet « Bouillard »<text:bookmark-end text:name="__RefHeading__624_204533229"/></text:h>
      <text:p text:style-name="_5f_description">Manufacture royale de porcelaine de Sèvres, vers 1768.</text:p>
      <text:p text:style-name="P4">Porcelaine tendre, fond blanc, décor polychrome et rehauts d’or.</text:p>
      <text:p text:style-name="_5f_dimensions"><text:span text:style-name="T1">Dimensions : </text:span>haut. : 0,045 m ; diam. : 0,056 m ; prof. : 0,070 m.</text:p>
      <text:p text:style-name="P4"><text:span text:style-name="T1">Marques :</text:span> absence de marque peinte ; marques en creux : U et S.</text:p>
      <text:p text:style-name="P4"><text:span text:style-name="T1">Autre marque :</text:span> à l’encre, « <text:span text:style-name="T8">GA</text:span> ».</text:p>
      <text:p text:style-name="P4"><text:span text:style-name="T7">Localisation</text:span><text:span text:style-name="T1"> : </text:span></text:p>
      <text:p text:style-name="P4">Salle à manger.</text:p>
      <text:p text:style-name="_5f_inventaire">Inv. Steve 5229</text:p>
      <text:h text:style-name="P15" text:outline-level="3"><text:bookmark-start text:name="__RefHeading__626_204533229"/>Soucoupe<text:bookmark-end text:name="__RefHeading__626_204533229"/></text:h>
      <text:p text:style-name="_5f_description">Manufacture royale de porcelaine de Sèvres, vers 1768.</text:p>
      <text:p text:style-name="P4">Porcelaine tendre, fond blanc, décor polychrome et rehauts d’or.</text:p>
      <text:p text:style-name="_5f_dimensions"><text:span text:style-name="T1">Dimensions : </text:span>haut. : 0,023 m ; diam. : 0,095 m.</text:p>
      <text:p text:style-name="P4"><text:span text:style-name="T1">Marques :</text:span> absence de marque peinte ; marque en creux : S.</text:p>
      <text:p text:style-name="P4"><text:span text:style-name="T7">Localisation</text:span><text:span text:style-name="T1"> : </text:span></text:p>
      <text:p text:style-name="P4">Salle à manger.</text:p>
      <text:p text:style-name="P5">Provenance :</text:p>
      <text:p text:style-name="P1">Coll. Edouard Chappey, 1905 ; Coll. de Mme Maurice Ephrussi.</text:p>
      <text:p text:style-name="_5f_inventaire">Inv. Steve 5232</text:p>
      <text:h text:style-name="P13" text:outline-level="2"><text:bookmark-start text:name="__RefHeading__628_204533229"/>Gobelet « Bouillard »<text:bookmark-end text:name="__RefHeading__628_204533229"/></text:h>
      <text:p text:style-name="_5f_description">Manufacture royale de porcelaine de Sèvres, 1768.</text:p>
      <text:p text:style-name="P4">Porcelaine tendre, fond bleu céleste, décor polychrome et rehauts d’or.</text:p>
      <text:p text:style-name="_5f_dimensions"><text:span text:style-name="T1">Dimensions : </text:span>haut. : 0,060 m ; diam. : 0,070 m ; prof. : 0,090 m.</text:p>
      <text:p text:style-name="P4"><text:span text:style-name="T1">Marques :</text:span> marque peinte en bleu, au double L ; lettre-date P (1768) ; absence de marque de peintre ; marques en creux : T.</text:p>
      <text:p text:style-name="P4"><text:span text:style-name="T7">Localisation</text:span><text:span text:style-name="T1"> : </text:span></text:p>
      <text:p text:style-name="P4">Salle à manger.</text:p>
      <text:p text:style-name="_5f_inventaire">Inv. Steve 4769</text:p>
      <text:h text:style-name="P13" text:outline-level="2"><text:bookmark-start text:name="__RefHeading__630_204533229"/>Pot à lait « à trois pieds »<text:bookmark-end text:name="__RefHeading__630_204533229"/></text:h>
      <text:p text:style-name="_5f_description">Manufacture royale de porcelaine de Sèvres, 1768.</text:p>
      <text:p text:style-name="P4">Porcelaine tendre, fond « mosaïqué » bleu et blanc, décor polychrome et rehauts d’or.</text:p>
      <text:p text:style-name="_5f_dimensions"><text:soft-page-break/><text:span text:style-name="T1">Dimensions : </text:span>haut. : 0,094 m ; long. : 0,108 m ; larg. : 0,075 m.</text:p>
      <text:p text:style-name="P4"><text:span text:style-name="T1">Marques :</text:span> marque peinte en bleu, au double L ; lettre-date : P (1768) ; marque de peintre : S (Pierre-Antoine Méreaud l’aîné, actif de 1754 à 1791).</text:p>
      <text:p text:style-name="P4"><text:span text:style-name="T7">Localisation</text:span><text:span text:style-name="T1"> : </text:span></text:p>
      <text:p text:style-name="P4">Salle à manger.</text:p>
      <text:p text:style-name="_5f_inventaire">Inv. Steve 4777</text:p>
      <text:h text:style-name="P13" text:outline-level="2"><text:bookmark-start text:name="__RefHeading__632_204533229"/>Pot à lait « à trois pieds »<text:bookmark-end text:name="__RefHeading__632_204533229"/></text:h>
      <text:p text:style-name="_5f_description">Manufacture royale de porcelaine de Sèvres, vers 1768.</text:p>
      <text:p text:style-name="P4">Porcelaine tendre, fond bleu « lapis », décor polychrome et rehauts d’or.</text:p>
      <text:p text:style-name="_5f_dimensions"><text:span text:style-name="T1">Dimensions : </text:span>haut. : 0,102 m ; long. : 0,110 m ; larg. : 0,075 m.</text:p>
      <text:p text:style-name="P4"><text:span text:style-name="T1">Marques :</text:span> absence de marques.</text:p>
      <text:p text:style-name="P4"><text:span text:style-name="T7">Localisation</text:span><text:span text:style-name="T1"> : </text:span></text:p>
      <text:p text:style-name="P4">Salle à manger.</text:p>
      <text:p text:style-name="_5f_inventaire">Inv. Steve 4895</text:p>
      <text:h text:style-name="Heading_20_2" text:outline-level="2"><text:bookmark-start text:name="__RefHeading__634_204533229"/><text:span text:style-name="T4">Gobelet « litron » </text:span><text:span text:style-name="T3">et sa</text:span><text:span text:style-name="T4"> soucoupe</text:span><text:bookmark-end text:name="__RefHeading__634_204533229"/></text:h>
      <text:h text:style-name="P15" text:outline-level="3"><text:bookmark-start text:name="__RefHeading__636_204533229"/>Gobelet « litron »<text:bookmark-end text:name="__RefHeading__636_204533229"/></text:h>
      <text:p text:style-name="_5f_description">Manufacture royale de porcelaine de Sèvres, 1769.</text:p>
      <text:p text:style-name="P4">Porcelaine tendre, fond blanc, décor polychrome et rehauts d’or.</text:p>
      <text:p text:style-name="_5f_dimensions"><text:span text:style-name="T1">Dimensions : </text:span>haut. : 0,045 m ; diam. : 0,050 m ; prof. : 0,070 m.</text:p>
      <text:p text:style-name="P4"><text:span text:style-name="T1">Marques :</text:span> marque peinte en bleu, au double L ; lettre-date Q (1769) ; marque de peintre : quatre points (Pierre-Théodore Buteux, actif de 1765 à 1784) ; marques en creux : M° ou S1° ( ?).</text:p>
      <text:p text:style-name="P4"><text:span text:style-name="T1">Étiquette : </text:span>étiquette rectangulaire, au cartouche bleu : « <text:span text:style-name="T8">VANDERMEERSCH - Porcelaines Anciennes - 31bis, rue des Saints Pères </text:span>».</text:p>
      <text:p text:style-name="P4"><text:span text:style-name="T7">Localisation</text:span><text:span text:style-name="T1"> : </text:span></text:p>
      <text:p text:style-name="P4">Salle à manger.</text:p>
      <text:p text:style-name="_5f_inventaire">Inv. Steve 5230</text:p>
      <text:h text:style-name="P15" text:outline-level="3"><text:bookmark-start text:name="__RefHeading__638_204533229"/>Soucoupe<text:bookmark-end text:name="__RefHeading__638_204533229"/></text:h>
      <text:p text:style-name="_5f_description">Manufacture royale de porcelaine de Sèvres, 1769.</text:p>
      <text:p text:style-name="P4">Porcelaine tendre, fond blanc, décor polychrome et rehauts d’or.</text:p>
      <text:p text:style-name="_5f_dimensions"><text:span text:style-name="T1">Dimensions : </text:span>haut. : 0,023 m ; diam. : 0,111 m.</text:p>
      <text:p text:style-name="P4"><text:span text:style-name="T1">Marques :</text:span> marque peinte en bleu, au double L ; lettre-date Q (1769) ; marque de peintre : quatre points (Pierre-Théodore Buteux, actif de 1765 à 1784) ; marques en creux : !b.</text:p>
      <text:p text:style-name="P4"><text:span text:style-name="T7">Localisation</text:span><text:span text:style-name="T1"> : </text:span></text:p>
      <text:p text:style-name="P4"><text:soft-page-break/>Salle à manger.</text:p>
      <text:p text:style-name="P4"><text:span text:style-name="T7">Provenance</text:span><text:span text:style-name="T1"> : </text:span></text:p>
      <text:p text:style-name="P4">Coll. Eugène Féral ; sa vente après décès, à Paris, Hôtel Drouot, M<text:span text:style-name="T10">e </text:span>Paul Chevallier, Salles 9 et 10, du lundi 22 au mercredi 24 avril 1901, cat. n°264, non repr.; adjugés 630 francs à Vandermeersch ; achat de Béatrice Ephrussi, le 19 décembre 1910, auprès de la Maison Vandermeersch pour 400 francs ; Coll. de Mme Maurice Ephrussi.</text:p>
      <text:p text:style-name="_5f_inventaire">Inv. Steve 5233</text:p>
      <text:h text:style-name="Heading_20_2" text:outline-level="2"><text:bookmark-start text:name="__RefHeading__640_204533229"/><text:span text:style-name="T4">Gobelet « litron » </text:span><text:span text:style-name="T3">et sa</text:span><text:span text:style-name="T4"> soucoupe</text:span><text:bookmark-end text:name="__RefHeading__640_204533229"/></text:h>
      <text:h text:style-name="P15" text:outline-level="3"><text:bookmark-start text:name="__RefHeading__642_204533229"/>Gobelet « litron »<text:bookmark-end text:name="__RefHeading__642_204533229"/></text:h>
      <text:p text:style-name="_5f_description">Manufacture royale de porcelaine de Sèvres, 1769.</text:p>
      <text:p text:style-name="P4">Porcelaine tendre, fond bleu « nouveau », décor polychrome et rehauts d’or.</text:p>
      <text:p text:style-name="_5f_dimensions"><text:span text:style-name="T1">Dimensions : </text:span>haut. : 0,045 m ; diam. : 0,050 m ; prof. : 0,067 m.</text:p>
      <text:p text:style-name="P4"><text:span text:style-name="T1">Marques :</text:span> marque peinte en bleu, au double L ; lettre-date q (1769) ; marque de peintre : cp (Antoine-Joseph Chappuis le jeune, actif de 1761 à 1787) ; marque en creux : un rectangle.</text:p>
      <text:p text:style-name="P4"><text:span text:style-name="T1">Autres marques : </text:span>à l’encre noire décolorée : « <text:span text:style-name="T8">6’0 </text:span>».</text:p>
      <text:p text:style-name="P4"><text:span text:style-name="T7">Localisation</text:span><text:span text:style-name="T1"> : </text:span></text:p>
      <text:p text:style-name="P4">Salle à manger.</text:p>
      <text:p text:style-name="_5f_inventaire">Inv. Steve 4907</text:p>
      <text:h text:style-name="P15" text:outline-level="3"><text:bookmark-start text:name="__RefHeading__644_204533229"/>Soucoupe<text:bookmark-end text:name="__RefHeading__644_204533229"/></text:h>
      <text:p text:style-name="_5f_description">Manufacture royale de porcelaine de Sèvres, 1769.</text:p>
      <text:p text:style-name="P4">Porcelaine tendre, fond blanc, décor polychrome et rehauts d’or.</text:p>
      <text:p text:style-name="_5f_dimensions"><text:span text:style-name="T1">Dimensions : </text:span>haut. : 0,024 m ; diam. : 0,110 m.</text:p>
      <text:p text:style-name="P4"><text:span text:style-name="T1">Marques :</text:span> marque peinte en bleu, au double L ; lettre-date q (1769) ; marque de peintre : cp (Antoine-Joseph Chappuis le jeune, actif de 1761 à 1787) ; marque en creux : q.</text:p>
      <text:p text:style-name="P4"><text:span text:style-name="T7">Localisation</text:span><text:span text:style-name="T1"> : </text:span></text:p>
      <text:p text:style-name="P4">Salle à manger.</text:p>
      <text:p text:style-name="_5f_inventaire">Inv. Steve 4908</text:p>
      <text:h text:style-name="Heading_20_2" text:outline-level="2"><text:bookmark-start text:name="__RefHeading__646_204533229"/><text:span text:style-name="T4">Gobelet « litron » </text:span><text:span text:style-name="T3">et sa</text:span><text:span text:style-name="T4"> soucoupe</text:span><text:bookmark-end text:name="__RefHeading__646_204533229"/></text:h>
      <text:h text:style-name="P15" text:outline-level="3"><text:bookmark-start text:name="__RefHeading__648_204533229"/>Gobelet « litron »<text:bookmark-end text:name="__RefHeading__648_204533229"/></text:h>
      <text:p text:style-name="_5f_description">Manufacture royale de porcelaine de Sèvres, 1769.</text:p>
      <text:p text:style-name="P4">Porcelaine tendre, fond blanc, décor camaïeu bleu et rehauts d’or.</text:p>
      <text:p text:style-name="_5f_dimensions"><text:span text:style-name="T1">Dimensions : </text:span>haut. : 0,044 m ; diam. : 0,050 m ; prof. : 0,070 m.</text:p>
      <text:p text:style-name="P4"><text:soft-page-break/><text:span text:style-name="T1">Marques :</text:span> absence de marques.</text:p>
      <text:p text:style-name="P4"><text:span text:style-name="T7">Localisation</text:span><text:span text:style-name="T1"> : </text:span></text:p>
      <text:p text:style-name="P4">Réserves.</text:p>
      <text:p text:style-name="_5f_inventaire">Inv. Steve 5234</text:p>
      <text:h text:style-name="P15" text:outline-level="3"><text:bookmark-start text:name="__RefHeading__650_204533229"/>Soucoupe<text:bookmark-end text:name="__RefHeading__650_204533229"/></text:h>
      <text:p text:style-name="_5f_description">Manufacture royale de porcelaine de Sèvres, 1769.</text:p>
      <text:p text:style-name="P4">Porcelaine tendre, fond blanc, décor camaïeu bleu et rehauts d’or.</text:p>
      <text:p text:style-name="_5f_dimensions"><text:span text:style-name="T1">Dimensions : </text:span>haut. : 0,023 m ; diam. : 0,107 m.</text:p>
      <text:p text:style-name="P4"><text:span text:style-name="T1">Marques :</text:span> marque peinte en bleu, au double L ; lettre-date Q (1769) ; marque de peintre : sigle de Jean-Charles Sioux l’aîné (actif de 1752 à 1792) ; marque en creux : o.</text:p>
      <text:p text:style-name="P4"><text:span text:style-name="T7">Localisation</text:span><text:span text:style-name="T1"> : </text:span></text:p>
      <text:p text:style-name="P4">Réserves.</text:p>
      <text:p text:style-name="_5f_inventaire">Inv. Steve 3573</text:p>
      <text:h text:style-name="P13" text:outline-level="2"><text:bookmark-start text:name="__RefHeading__652_204533229"/>Soucoupe<text:bookmark-end text:name="__RefHeading__652_204533229"/></text:h>
      <text:p text:style-name="_5f_description">Manufacture royale de porcelaine de Sèvres, vers 1769.</text:p>
      <text:p text:style-name="P4">Porcelaine tendre, fond blanc, décor polychrome et rehauts d’or.</text:p>
      <text:p text:style-name="_5f_dimensions"><text:span text:style-name="T1">Dimensions : </text:span>haut. : 0,024 m ; diam. : 0,109 m.</text:p>
      <text:p text:style-name="P4"><text:span text:style-name="T1">Marques :</text:span> marque peinte en bleu, au double L ; absence de lettre-date et de marque de peintre ; marque en creux : un losange.</text:p>
      <text:p text:style-name="P4"><text:span text:style-name="T7">Localisation</text:span><text:span text:style-name="T1"> : </text:span></text:p>
      <text:p text:style-name="P4">Réserves.</text:p>
      <text:p text:style-name="P4"><text:span text:style-name="T7">Provenance</text:span><text:span text:style-name="T1"> : </text:span></text:p>
      <text:p text:style-name="P4">Coll. Eugène Féral (?) ; sa vente après décès, à Paris, Hôtel Drouot, M<text:span text:style-name="T10">e </text:span>Paul Chevallier, Salles 9 et 10, du lundi 22 au mercredi 24 avril 1901, cat. n°273, non repr. ; adjugés 510 francs à Hébert ; Coll. de Monsieur Boy (?); sa 2<text:span text:style-name="T10">ème</text:span> vente après décès, à Paris, Hôtel Drouot, Salle 1, M<text:span text:style-name="T10">e </text:span>Paul Chevallier, du 8 au 10 juin 1905, cat. n°61, non repr. ; adjugés [avec lot 60] 165 francs à Ducrey ; Coll. de Mme Maurice Ephrussi.</text:p>
      <text:p text:style-name="_5f_inventaire">Inv. Steve 4909</text:p>
      <text:h text:style-name="P13" text:outline-level="2"><text:bookmark-start text:name="__RefHeading__654_204533229"/>Pot à sucre « Hébert »<text:bookmark-end text:name="__RefHeading__654_204533229"/></text:h>
      <text:p text:style-name="_5f_description">Manufacture royale de porcelaine de Sèvres, 1769.</text:p>
      <text:p text:style-name="P4">Porcelaine tendre, fond « mosaïqué » bleu céleste et mauve, décor polychrome et rehauts d’or.</text:p>
      <text:p text:style-name="_5f_dimensions"><text:span text:style-name="T1">Dimensions : </text:span>haut. (s. c.): 0,056 m ; larg. : 0,075 m ; diam. 0,068 m.</text:p>
      <text:p text:style-name="P4"><text:span text:style-name="T1">Marques :</text:span> marque peinte en bleu, au double L ; lettre-date : q (1769) ; absence de marque de peintre.</text:p>
      <text:p text:style-name="P4"><text:span text:style-name="T7">Localisation</text:span><text:span text:style-name="T1"> : </text:span></text:p>
      <text:p text:style-name="P4"><text:soft-page-break/>Salle à manger.</text:p>
      <text:p text:style-name="_5f_inventaire">Inv. Steve 5226</text:p>
      <text:h text:style-name="Heading_20_2" text:outline-level="2"><text:bookmark-start text:name="__RefHeading__656_204533229"/><text:span text:style-name="T3">Déjeuner comprenant sept </text:span><text:span text:style-name="T4">gobelets « litron »</text:span><text:span text:style-name="T3">, onze </text:span><text:span text:style-name="T4">soucoupes</text:span><text:span text:style-name="T3">, un </text:span><text:span text:style-name="T4">pot à lait « à trois pieds »</text:span><text:span text:style-name="T3">, un </text:span><text:span text:style-name="T4">pot à sucre « Bouret »</text:span><text:span text:style-name="T3"> et une </text:span><text:span text:style-name="T4">théière « Calabre »</text:span><text:bookmark-end text:name="__RefHeading__656_204533229"/></text:h>
      <text:h text:style-name="Heading_20_3" text:outline-level="3"><text:bookmark-start text:name="__RefHeading__658_204533229"/>Gobelet « litron »<text:bookmark-end text:name="__RefHeading__658_204533229"/></text:h>
      <text:p text:style-name="_5f_description">Manufacture royale de porcelaine de Sèvres, 1769.</text:p>
      <text:p text:style-name="P4">Porcelaine tendre, fond blanc, décor polychrome et rehauts d’or.</text:p>
      <text:p text:style-name="_5f_dimensions"><text:span text:style-name="T1">Dimensions :</text:span> haut: 0,050 m ; diam. : 0,050 m ; larg. : 0,069 m.</text:p>
      <text:p text:style-name="P4"><text:span text:style-name="T1">Marques :</text:span> marques peintes en bleu quasiment illisibles : marque de peintre, très effacée : note de musique ? (Louis-Gabriel Chulot, actif de 1755 à 1800) ; marque en creux : o.</text:p>
      <text:p text:style-name="P5">Localisation :</text:p>
      <text:p text:style-name="P4">Réserves.</text:p>
      <text:p text:style-name="_5f_inventaire">Inv. Steve 5108 (ce numéro d’inventaire a été attribué à deux gobelets différents)</text:p>
      <text:h text:style-name="Heading_20_3" text:outline-level="3"><text:bookmark-start text:name="__RefHeading__660_204533229"/>Gobelet « litron »<text:bookmark-end text:name="__RefHeading__660_204533229"/></text:h>
      <text:p text:style-name="_5f_description">Manufacture royale de porcelaine de Sèvres, 1769.</text:p>
      <text:p text:style-name="P4">Porcelaine tendre, fond blanc, décor polychrome et rehauts d’or.</text:p>
      <text:p text:style-name="_5f_dimensions"><text:span text:style-name="T1">Dimensions :</text:span> haut: 0,050 m ; diam. : 0,050 m ; larg. : 0,069 m.</text:p>
      <text:p text:style-name="P4"><text:span text:style-name="T1">Marques :</text:span> marques peintes en bleu au double L ; lettre-date Q (1769) : absence de marque de peintre ; marques en creux : o et ag.</text:p>
      <text:p text:style-name="P5">Localisation :</text:p>
      <text:p text:style-name="P4">Réserves.</text:p>
      <text:p text:style-name="_5f_inventaire">Inv. Steve 3579</text:p>
      <text:h text:style-name="Heading_20_3" text:outline-level="3"><text:bookmark-start text:name="__RefHeading__662_204533229"/>Gobelet « litron »<text:bookmark-end text:name="__RefHeading__662_204533229"/></text:h>
      <text:p text:style-name="_5f_description">Manufacture royale de porcelaine de Sèvres, 1770.</text:p>
      <text:p text:style-name="P4">Porcelaine tendre, fond blanc, décor polychrome et rehauts d’or.</text:p>
      <text:p text:style-name="_5f_dimensions"><text:span text:style-name="T1">Dimensions :</text:span> haut: 0,060 m ; diam. : 0,057 m ; larg. : 0,080 m.</text:p>
      <text:p text:style-name="P4"><text:span text:style-name="T1">Marques :</text:span> marques peintes en bleu au double L ; lettre-date R (1770) : marque de peintre : R (Claude Couturier, actif de 1762 à 1775 et en 1783) ; marque en creux : I.</text:p>
      <text:p text:style-name="P5">Localisation :</text:p>
      <text:p text:style-name="P4">Chambre à coucher de Mme Maurice Ephrussi.</text:p>
      <text:p text:style-name="_5f_inventaire">Inv. Steve 5108 (ce numéro d’inventaire a été attribué à deux gobelets différents)</text:p>
      <text:h text:style-name="Heading_20_3" text:outline-level="3"><text:bookmark-start text:name="__RefHeading__664_204533229"/><text:soft-page-break/>Gobelet « litron »<text:bookmark-end text:name="__RefHeading__664_204533229"/></text:h>
      <text:p text:style-name="_5f_description">Manufacture royale de porcelaine de Sèvres, 1770.</text:p>
      <text:p text:style-name="P4">Porcelaine tendre, fond blanc, décor polychrome et rehauts d’or.</text:p>
      <text:p text:style-name="_5f_dimensions"><text:span text:style-name="T1">Dimensions :</text:span> haut: 0,059 m ; diam. : 0,057 m ; larg. : 0,080 m.</text:p>
      <text:p text:style-name="P4"><text:span text:style-name="T1">Marques :</text:span> marques peintes en bleu au double L ; lettre-date R (1770) : marque de peintre : R (Claude Couturier, actif de 1762 à 1775 et en 1783) ; marque en creux : JR.</text:p>
      <text:p text:style-name="P5">Localisation :</text:p>
      <text:p text:style-name="P4">Chambre à coucher de Mme Maurice Ephrussi.</text:p>
      <text:p text:style-name="_5f_inventaire">Inv. Steve 5097(ce numéro d’inventaire a été attribué à deux gobelets différents)</text:p>
      <text:h text:style-name="Heading_20_3" text:outline-level="3"><text:bookmark-start text:name="__RefHeading__666_204533229"/>Gobelet « litron »<text:bookmark-end text:name="__RefHeading__666_204533229"/></text:h>
      <text:p text:style-name="_5f_description">Manufacture royale de porcelaine de Sèvres, 1770.</text:p>
      <text:p text:style-name="P4">Porcelaine tendre, fond blanc, décor polychrome et rehauts d’or.</text:p>
      <text:p text:style-name="_5f_dimensions"><text:span text:style-name="T1">Dimensions :</text:span> haut: 0,059 m ; diam. : 0,055 m ; larg. : 0,079 m.</text:p>
      <text:p text:style-name="P4"><text:span text:style-name="T1">Marques :</text:span> marques peintes en bleu au double L ; lettre-date R (1770) : marque de peintre : R (Claude Couturier, actif de 1762 à 1775 et en 1783) ; marques en creux : DB et un losange.</text:p>
      <text:p text:style-name="P5">Localisation :</text:p>
      <text:p text:style-name="P4">Salle à manger.</text:p>
      <text:p text:style-name="_5f_inventaire">Inv. Steve 5099</text:p>
      <text:h text:style-name="Heading_20_3" text:outline-level="3"><text:bookmark-start text:name="__RefHeading__668_204533229"/>Gobelet « litron »<text:bookmark-end text:name="__RefHeading__668_204533229"/></text:h>
      <text:p text:style-name="_5f_description">Manufacture royale de porcelaine de Sèvres, 1770.</text:p>
      <text:p text:style-name="P4">Porcelaine tendre, fond blanc, décor polychrome et rehauts d’or.</text:p>
      <text:p text:style-name="_5f_dimensions"><text:span text:style-name="T1">Dimensions :</text:span> haut: 0,060 m ; diam. : 0,056 m ; larg. : 0,080 m.</text:p>
      <text:p text:style-name="P4"><text:span text:style-name="T1">Marques :</text:span> marques peintes en bleu au double L ; lettre-date R (1770) : marque de peintre : R (Claude Couturier, actif de 1762 à 1775 et en 1783) ; marque en creux : Lg.</text:p>
      <text:p text:style-name="P5">Localisation :</text:p>
      <text:p text:style-name="P4">Salle à manger.</text:p>
      <text:p text:style-name="_5f_inventaire">Inv. Steve 5098</text:p>
      <text:h text:style-name="Heading_20_3" text:outline-level="3"><text:bookmark-start text:name="__RefHeading__670_204533229"/>Gobelet « litron »<text:bookmark-end text:name="__RefHeading__670_204533229"/></text:h>
      <text:p text:style-name="_5f_description">Manufacture royale de porcelaine de Sèvres, 1770.</text:p>
      <text:p text:style-name="P4">Porcelaine tendre, fond blanc, décor polychrome et rehauts d’or.</text:p>
      <text:p text:style-name="_5f_dimensions"><text:span text:style-name="T1">Dimensions :</text:span> haut: 0,055 m ; diam. : 0,055 m ; larg. : 0,076 m.</text:p>
      <text:p text:style-name="P4"><text:span text:style-name="T1">Marques :</text:span> marques peintes en bleu au double L ; lettre-date R (1770) : marque de peintre : R (Claude Couturier, actif de 1762 à 1775 et en 1783), marque en creux : 3.</text:p>
      <text:p text:style-name="P5">Localisation :</text:p>
      <text:p text:style-name="P4">Réserves.</text:p>
      <text:p text:style-name="_5f_inventaire">Inv. Steve 5097 (ce numéro d’inventaire a été attribué à deux gobelets différents)</text:p>
      <text:h text:style-name="Heading_20_3" text:outline-level="3"><text:bookmark-start text:name="__RefHeading__672_204533229"/><text:soft-page-break/>Soucoupe<text:bookmark-end text:name="__RefHeading__672_204533229"/></text:h>
      <text:p text:style-name="_5f_description">Manufacture royale de porcelaine de Sèvres, 1769.</text:p>
      <text:p text:style-name="P4">Porcelaine tendre, fond blanc, décor polychrome et rehauts d’or.</text:p>
      <text:p text:style-name="_5f_dimensions"><text:span text:style-name="T1">Dimensions :</text:span> haut: 0,030 m ; diam. : 0,120 m.</text:p>
      <text:p text:style-name="P4"><text:span text:style-name="T1">Marques :</text:span> marques peintes en bleu au double L ; lettre-date Q (1769) : marque de peintre : sigle de Guillaume Noël (actif de 1755 à 1800), marque en creux : Ja.</text:p>
      <text:p text:style-name="P5">Localisation :</text:p>
      <text:p text:style-name="P4">Réserves.</text:p>
      <text:p text:style-name="_5f_inventaire">Inv. Steve 5090 (ce numéro d’inventaire a été attribué à deux soucoupes différentes)</text:p>
      <text:h text:style-name="P15" text:outline-level="3"><text:bookmark-start text:name="__RefHeading__674_204533229"/>Soucoupe<text:bookmark-end text:name="__RefHeading__674_204533229"/></text:h>
      <text:p text:style-name="_5f_description">Manufacture royale de porcelaine de Sèvres, 1770.</text:p>
      <text:p text:style-name="P4">Porcelaine tendre, fond blanc, décor polychrome et rehauts d’or.</text:p>
      <text:p text:style-name="_5f_dimensions"><text:span text:style-name="T1">Dimensions :</text:span> haut: 0,030 m ; diam. : 0,120 m.</text:p>
      <text:p text:style-name="P4"><text:span text:style-name="T1">Marques :</text:span> marques peintes en bleu au double L ; lettre-date R (1770) : marque de peintre : R (Claude Couturier, actif de 1762 à 1775 et en 1783), marque en creux : une croix.</text:p>
      <text:p text:style-name="P5">Localisation :</text:p>
      <text:p text:style-name="P4">Chambre à coucher de Mme Maurice Ephrussi.</text:p>
      <text:p text:style-name="_5f_inventaire">Inv. Steve 5090 (ce numéro d’inventaire a été attribué à deux soucoupes différentes)</text:p>
      <text:h text:style-name="P15" text:outline-level="3"><text:bookmark-start text:name="__RefHeading__676_204533229"/>Soucoupe<text:bookmark-end text:name="__RefHeading__676_204533229"/></text:h>
      <text:p text:style-name="_5f_description">Manufacture royale de porcelaine de Sèvres, 1770.</text:p>
      <text:p text:style-name="P4">Porcelaine tendre, fond blanc, décor polychrome et rehauts d’or.</text:p>
      <text:p text:style-name="_5f_dimensions"><text:span text:style-name="T1">Dimensions :</text:span> haut: 0,030 m ; diam. : 0,121 m.</text:p>
      <text:p text:style-name="P4"><text:span text:style-name="T1">Marques :</text:span> marques peintes en bleu au double L ; lettre-date R (1770) : marque de peintre : R (Claude Couturier, actif de 1762 à 1775 et en 1783), marque en creux : une croix.</text:p>
      <text:p text:style-name="P5">Localisation :</text:p>
      <text:p text:style-name="P4">Chambre à coucher de Mme Maurice Ephrussi.</text:p>
      <text:p text:style-name="_5f_inventaire">Inv. Steve 5089</text:p>
      <text:h text:style-name="P15" text:outline-level="3"><text:bookmark-start text:name="__RefHeading__678_204533229"/>Soucoupe<text:bookmark-end text:name="__RefHeading__678_204533229"/></text:h>
      <text:p text:style-name="_5f_description">Manufacture royale de porcelaine de Sèvres, 1770.</text:p>
      <text:p text:style-name="P4">Porcelaine tendre, fond blanc, décor polychrome et rehauts d’or.</text:p>
      <text:p text:style-name="_5f_dimensions"><text:span text:style-name="T1">Dimensions :</text:span> haut: 0,028 m ; diam. : 0,121 m.</text:p>
      <text:p text:style-name="P4"><text:span text:style-name="T1">Marques :</text:span> marques peintes en bleu au double L ; lettre-date R (1770) : marque de peintre : R (Claude Couturier, actif de 1762 à 1775 et en 1783), marque en creux : 6.</text:p>
      <text:p text:style-name="P5">Localisation :</text:p>
      <text:p text:style-name="P4">Salle à manger.</text:p>
      <text:p text:style-name="_5f_inventaire">Inv. Steve 5086</text:p>
      <text:h text:style-name="P15" text:outline-level="3"><text:bookmark-start text:name="__RefHeading__680_204533229"/><text:soft-page-break/>Soucoupe<text:bookmark-end text:name="__RefHeading__680_204533229"/></text:h>
      <text:p text:style-name="_5f_description">Manufacture royale de porcelaine de Sèvres, 1770.</text:p>
      <text:p text:style-name="P4">Porcelaine tendre, fond blanc, décor polychrome et rehauts d’or.</text:p>
      <text:p text:style-name="_5f_dimensions"><text:span text:style-name="T1">Dimensions :</text:span> haut: 0,030 m ; diam. : 0,120 m.</text:p>
      <text:p text:style-name="P4"><text:span text:style-name="T1">Marques :</text:span> marques peintes en bleu au double L ; lettre-date R (1770) : marque de peintre : R (Claude Couturier, actif de 1762 à 1775 et en 1783), marque en creux : 3.</text:p>
      <text:p text:style-name="P5">Localisation :</text:p>
      <text:p text:style-name="P4">Salle à manger.</text:p>
      <text:p text:style-name="_5f_inventaire">Inv. Steve 5087</text:p>
      <text:h text:style-name="P15" text:outline-level="3"><text:bookmark-start text:name="__RefHeading__682_204533229"/>Soucoupe<text:bookmark-end text:name="__RefHeading__682_204533229"/></text:h>
      <text:p text:style-name="_5f_description">Manufacture royale de porcelaine de Sèvres, 1770.</text:p>
      <text:p text:style-name="P4">Porcelaine tendre, fond blanc, décor polychrome et rehauts d’or.</text:p>
      <text:p text:style-name="_5f_dimensions"><text:span text:style-name="T1">Dimensions :</text:span> haut: 0,030 m ; diam. : 0,120 m.</text:p>
      <text:p text:style-name="P4"><text:span text:style-name="T1">Marques :</text:span> marques peintes en bleu au double L ; lettre-date R (1770) : marque de peintre : R (Claude Couturier, actif de 1762 à 1775 et en 1783), marque en creux : 41.</text:p>
      <text:p text:style-name="P5">Localisation :</text:p>
      <text:p text:style-name="P4">Réserves.</text:p>
      <text:p text:style-name="_5f_inventaire">Inv. Steve 3577</text:p>
      <text:h text:style-name="P15" text:outline-level="3"><text:bookmark-start text:name="__RefHeading__684_204533229"/>Soucoupe<text:bookmark-end text:name="__RefHeading__684_204533229"/></text:h>
      <text:p text:style-name="_5f_description">Manufacture royale de porcelaine de Sèvres, 1770.</text:p>
      <text:p text:style-name="P4">Porcelaine tendre, fond blanc, décor polychrome et rehauts d’or.</text:p>
      <text:p text:style-name="_5f_dimensions"><text:span text:style-name="T1">Dimensions :</text:span> haut: 0,030 m ; diam. : 0,120 m.</text:p>
      <text:p text:style-name="P4"><text:span text:style-name="T1">Marques :</text:span> marques peintes en bleu au double L ; lettre-date R (1770) : marque de peintre : R (Claude Couturier, actif de 1762 à 1775 et en 1783), marque en creux : 3.</text:p>
      <text:p text:style-name="P5">Localisation :</text:p>
      <text:p text:style-name="P4">Réserves.</text:p>
      <text:p text:style-name="_5f_inventaire">Inv. Steve 5088</text:p>
      <text:h text:style-name="P15" text:outline-level="3"><text:bookmark-start text:name="__RefHeading__686_204533229"/>Soucoupe<text:bookmark-end text:name="__RefHeading__686_204533229"/></text:h>
      <text:p text:style-name="_5f_description">Manufacture royale de porcelaine de Sèvres, 1770.</text:p>
      <text:p text:style-name="P4">Porcelaine tendre, fond blanc, décor polychrome et rehauts d’or.</text:p>
      <text:p text:style-name="_5f_dimensions"><text:span text:style-name="T1">Dimensions :</text:span> haut: 0,030 m ; diam. : 0,120 m.</text:p>
      <text:p text:style-name="P4"><text:span text:style-name="T1">Marques :</text:span> marques peintes en bleu au double L ; lettre-date R (1770) : marque de peintre : R (Claude Couturier, actif de 1762 à 1775 et en 1783).</text:p>
      <text:p text:style-name="P5">Localisation :</text:p>
      <text:p text:style-name="P4">Réserves.</text:p>
      <text:p text:style-name="_5f_inventaire">Inv. Steve 5087</text:p>
      <text:h text:style-name="P15" text:outline-level="3"><text:bookmark-start text:name="__RefHeading__688_204533229"/><text:soft-page-break/>Soucoupe<text:bookmark-end text:name="__RefHeading__688_204533229"/></text:h>
      <text:p text:style-name="_5f_description">Manufacture royale de porcelaine de Sèvres, 1770.</text:p>
      <text:p text:style-name="P4">Porcelaine tendre, fond blanc, décor polychrome et rehauts d’or.</text:p>
      <text:p text:style-name="_5f_dimensions"><text:span text:style-name="T1">Dimensions :</text:span> haut: 0,030 m ; diam. : 0,120 m.</text:p>
      <text:p text:style-name="P4"><text:span text:style-name="T1">Marques :</text:span> marques peintes en bleu au double L ; lettre-date R (1770) : marque de peintre : R (Claude Couturier, actif de 1762 à 1775 et en 1783).</text:p>
      <text:p text:style-name="P5">Localisation :</text:p>
      <text:p text:style-name="P4">Réserves.</text:p>
      <text:p text:style-name="_5f_inventaire">Inv. Steve 5089</text:p>
      <text:h text:style-name="P15" text:outline-level="3"><text:bookmark-start text:name="__RefHeading__690_204533229"/>Soucoupe<text:bookmark-end text:name="__RefHeading__690_204533229"/></text:h>
      <text:p text:style-name="_5f_description">Manufacture royale de porcelaine de Sèvres, 1770.</text:p>
      <text:p text:style-name="P4">Porcelaine tendre, fond blanc, décor polychrome et rehauts d’or.</text:p>
      <text:p text:style-name="_5f_dimensions"><text:span text:style-name="T1">Dimensions :</text:span> haut: 0,030 m ; diam. : 0,120 m.</text:p>
      <text:p text:style-name="P4"><text:span text:style-name="T1">Marques :</text:span> marques peintes en bleu au double L ; lettre-date R (1770) : marque de peintre : R (Claude Couturier, actif de 1762 à 1775 et en 1783), marque en creux : une croix inscrite dans un rectangle.</text:p>
      <text:p text:style-name="P5">Localisation :</text:p>
      <text:p text:style-name="P4">Réserves.</text:p>
      <text:p text:style-name="_5f_inventaire">Inv. Steve 3578</text:p>
      <text:h text:style-name="P15" text:outline-level="3"><text:bookmark-start text:name="__RefHeading__692_204533229"/>Soucoupe<text:bookmark-end text:name="__RefHeading__692_204533229"/></text:h>
      <text:p text:style-name="_5f_description">Manufacture royale de porcelaine de Sèvres, 1771.</text:p>
      <text:p text:style-name="P4">Porcelaine tendre, fond blanc, décor polychrome et rehauts d’or.</text:p>
      <text:p text:style-name="_5f_dimensions"><text:span text:style-name="T1">Dimensions :</text:span> haut: 0,030 m ; diam. : 0,120 m.</text:p>
      <text:p text:style-name="P4"><text:span text:style-name="T1">Marques :</text:span> marques peintes en bleu au double L ; lettre-date S (1771) : absence de marque de peintre ; marque en creux : une croix.</text:p>
      <text:p text:style-name="P5">Localisation :</text:p>
      <text:p text:style-name="P4">Réserves.</text:p>
      <text:p text:style-name="_5f_inventaire">Inv. Steve 5088</text:p>
      <text:h text:style-name="P15" text:outline-level="3"><text:bookmark-start text:name="__RefHeading__694_204533229"/>Pot à lait « à trois pieds »<text:bookmark-end text:name="__RefHeading__694_204533229"/></text:h>
      <text:p text:style-name="_5f_description">Manufacture royale de porcelaine de Sèvres, 1770.</text:p>
      <text:p text:style-name="P4">Porcelaine tendre, fond blanc, décor polychrome et rehauts d’or.</text:p>
      <text:p text:style-name="_5f_dimensions"><text:span text:style-name="T1">Dimensions :</text:span> haut. : 0,096 m ; long. : 0,110 m ; larg. : 0,074 m.</text:p>
      <text:p text:style-name="P4"><text:span text:style-name="T1">Marques :</text:span> marques peintes, sous l’un des pieds, en bleu au double L ; lettre-date R (1770) : marque de peintre : R (Claude Couturier, actif de 1762 à 1775 et en 1783).</text:p>
      <text:p text:style-name="P5">Localisation :</text:p>
      <text:p text:style-name="P4">Chambre à coucher de Mme Maurice Ephrussi.</text:p>
      <text:p text:style-name="_5f_inventaire">Inv. Steve 5110</text:p>
      <text:h text:style-name="Heading_20_3" text:outline-level="3"><text:bookmark-start text:name="__RefHeading__696_204533229"/><text:soft-page-break/>Pot à sucre « Bouret »<text:bookmark-end text:name="__RefHeading__696_204533229"/></text:h>
      <text:p text:style-name="_5f_description">Manufacture royale de porcelaine de Sèvres, 1770.</text:p>
      <text:p text:style-name="P4">Porcelaine tendre, fond blanc, décor polychrome et rehauts d’or.</text:p>
      <text:p text:style-name="_5f_dimensions"><text:span text:style-name="T1">Dimensions :</text:span> haut. (a. c.) : 0,098 m ; haut. (s. c.) : 0,068 m ; diam. : 0,087 m.</text:p>
      <text:p text:style-name="P4"><text:span text:style-name="T1">Marques :</text:span> marques peintes en bleu au double L ; lettre-date R (1770) : marque de peintre : R (Claude Couturier, actif de 1762 à 1775 et en 1783).</text:p>
      <text:p text:style-name="P5">Localisation :</text:p>
      <text:p text:style-name="P4">Chambre à coucher de Mme Maurice Ephrussi.</text:p>
      <text:p text:style-name="_5f_inventaire">Inv. Steve 5111</text:p>
      <text:h text:style-name="Heading_20_3" text:outline-level="3"><text:bookmark-start text:name="__RefHeading__698_204533229"/>Théière « Calabre »<text:bookmark-end text:name="__RefHeading__698_204533229"/></text:h>
      <text:p text:style-name="_5f_description">Manufacture royale de porcelaine de Sèvres, 1770.</text:p>
      <text:p text:style-name="P4">Porcelaine tendre, fond blanc, décor polychrome et rehauts d’or.</text:p>
      <text:p text:style-name="_5f_dimensions"><text:span text:style-name="T1">Dimensions :</text:span> haut. (a. c.) : 0,115 m ; haut. <text:span text:style-name="T15">(s. c.) : 0,100 m ; long. : 0,160 m ; larg. : 0,090 m.</text:span></text:p>
      <text:p text:style-name="P4"><text:span text:style-name="T1">Marques :</text:span> marques peintes en bleu au double L ; lettre-date R (1770) : marque de peintre : R (Claude Couturier, actif de 1762 à 1775 et en 1783).</text:p>
      <text:p text:style-name="P5">Localisation :</text:p>
      <text:p text:style-name="P4">Chambre à coucher de Mme Maurice Ephrussi.</text:p>
      <text:p text:style-name="_5f_inventaire">Inv. Steve 5109</text:p>
      <text:h text:style-name="Heading_20_2" text:outline-level="2"><text:bookmark-start text:name="__RefHeading__700_204533229"/><text:span text:style-name="T3">Deux</text:span><text:span text:style-name="T4"> gobelets « litron » </text:span><text:span text:style-name="T3">et deux </text:span><text:span text:style-name="T4">soucoupes</text:span><text:bookmark-end text:name="__RefHeading__700_204533229"/></text:h>
      <text:h text:style-name="P15" text:outline-level="3"><text:bookmark-start text:name="__RefHeading__702_204533229"/>Gobelet « litron »<text:bookmark-end text:name="__RefHeading__702_204533229"/></text:h>
      <text:p text:style-name="_5f_description">Manufacture royale de porcelaine de Sèvres, 1772.</text:p>
      <text:p text:style-name="P4">Porcelaine tendre, fond blanc, décor de camaïeu carmin et rehauts d’or.</text:p>
      <text:p text:style-name="_5f_dimensions"><text:span text:style-name="T1">Dimensions :</text:span> haut. : 0,068 m ; long. : 0,089 m ; diam. : 0,066 m</text:p>
      <text:p text:style-name="P4"><text:span text:style-name="T1">Marques :</text:span> marques peintes en rose, au double L ; lettre-date T (1772) ; marque de peintre : g<text:span text:style-name="T10">…</text:span> sigle d’un peintre non identifié ; marque en creux : b ou q et une croix.</text:p>
      <text:p text:style-name="P4"><text:span text:style-name="T7">Localisation :</text:span><text:span text:style-name="T8"> </text:span></text:p>
      <text:p text:style-name="P4">Salle à manger.</text:p>
      <text:p text:style-name="_5f_inventaire">Inv. Steve 3437</text:p>
      <text:h text:style-name="P15" text:outline-level="3"><text:bookmark-start text:name="__RefHeading__704_204533229"/>Gobelet « litron »<text:bookmark-end text:name="__RefHeading__704_204533229"/></text:h>
      <text:p text:style-name="_5f_description">Manufacture royale de porcelaine de Sèvres, 1772.</text:p>
      <text:p text:style-name="P4">Porcelaine tendre, fond blanc, décor de camaïeu carmin et rehauts d’or.</text:p>
      <text:p text:style-name="_5f_dimensions"><text:span text:style-name="T1">Dimensions :</text:span> haut. : 0,068 m ; long. : 0,088 m ; diam. : 0,067 m</text:p>
      <text:p text:style-name="P4"><text:span text:style-name="T1">Marques :</text:span> marques peintes en rose, au double L ; lettre-date T (1772) ; marque de peintre : g<text:span text:style-name="T10">.. </text:span>sigle d’un peintre non identifié ; marque en creux : q.</text:p>
      <text:p text:style-name="P4"><text:soft-page-break/><text:span text:style-name="T7">Localisation :</text:span><text:span text:style-name="T8"> </text:span></text:p>
      <text:p text:style-name="P4">Salle à manger.</text:p>
      <text:p text:style-name="_5f_inventaire">Inv. Steve 3438</text:p>
      <text:h text:style-name="P15" text:outline-level="3"><text:bookmark-start text:name="__RefHeading__706_204533229"/>Soucoupe<text:bookmark-end text:name="__RefHeading__706_204533229"/></text:h>
      <text:p text:style-name="_5f_description">Manufacture royale de porcelaine de Sèvres, 1770.</text:p>
      <text:p text:style-name="P4">Porcelaine tendre, fond blanc, décor de camaïeu carmin et rehauts d’or.</text:p>
      <text:p text:style-name="_5f_dimensions"><text:span text:style-name="T1">Dimensions :</text:span> haut. : 0,036 m ; diam. : 0,140 m</text:p>
      <text:p text:style-name="P4"><text:span text:style-name="T1">Marques :</text:span> marques peintes en rose, au double L ; lettre-date R (1770) ; marque de peintre : g<text:span text:style-name="T10">….</text:span>’ sigle d’un peintre non identifié.</text:p>
      <text:p text:style-name="P4"><text:span text:style-name="T7">Localisation :</text:span><text:span text:style-name="T8"> </text:span></text:p>
      <text:p text:style-name="P4">Salle à manger.</text:p>
      <text:p text:style-name="_5f_inventaire">Inv. Steve 4993</text:p>
      <text:h text:style-name="P15" text:outline-level="3"><text:bookmark-start text:name="__RefHeading__708_204533229"/>Soucoupe<text:bookmark-end text:name="__RefHeading__708_204533229"/></text:h>
      <text:p text:style-name="_5f_description">Manufacture royale de porcelaine de Sèvres, 1772.</text:p>
      <text:p text:style-name="P4">Porcelaine tendre, fond blanc, décor de camaïeu carmin et rehauts d’or.</text:p>
      <text:p text:style-name="_5f_dimensions"><text:span text:style-name="T1">Dimensions :</text:span> haut. : 0,036 m ; diam. : 0,138 m</text:p>
      <text:p text:style-name="P4"><text:span text:style-name="T1">Marques :</text:span> marques peintes en rose, au double L ; lettre-date T (1772) ; marque de peintre : g<text:span text:style-name="T10">… </text:span> sigle d’un peintre non identifié ; marque en creux : q.</text:p>
      <text:p text:style-name="P4"><text:span text:style-name="T7">Localisation :</text:span><text:span text:style-name="T8"> </text:span></text:p>
      <text:p text:style-name="P4">Salle à manger.</text:p>
      <text:p text:style-name="_5f_inventaire">Inv. Steve 4992</text:p>
      <text:h text:style-name="P13" text:outline-level="2"><text:bookmark-start text:name="__RefHeading__710_204533229"/>Gobelet « litron »<text:bookmark-end text:name="__RefHeading__710_204533229"/></text:h>
      <text:p text:style-name="_5f_description">Manufacture royale de porcelaine de Vincennes, vers 1770.</text:p>
      <text:p text:style-name="P4">Porcelaine tendre, fond blanc, décor polychrome et rehauts d’or.</text:p>
      <text:p text:style-name="_5f_dimensions"><text:span text:style-name="T1">Dimensions : </text:span>haut. : 0,044 m ; diam. : 0,049 m ; long. : 0,069 m..</text:p>
      <text:p text:style-name="P4"><text:span text:style-name="T1">Marques :</text:span> absence de marque peinte ; marque en creux : LLL ou M112 ( ?).</text:p>
      <text:p text:style-name="P4"><text:span text:style-name="T1">Autre marque :</text:span> cachet, à la cire rouge, avec la devise de la famille de Rothschild : « <text:span text:style-name="T8">concordia, integritas, industria</text:span> ».</text:p>
      <text:p text:style-name="P4"><text:span text:style-name="T7">Localisation</text:span><text:span text:style-name="T1"> : </text:span></text:p>
      <text:p text:style-name="P4">Salle à manger.</text:p>
      <text:p text:style-name="_5f_inventaire">Inv. Steve 5204</text:p>
      <text:h text:style-name="Heading_20_2" text:outline-level="2"><text:bookmark-start text:name="__RefHeading__712_204533229"/><text:soft-page-break/><text:span text:style-name="T4">Gobelet « Bouillard » </text:span><text:span text:style-name="T3">et sa</text:span><text:span text:style-name="T4"> soucoupe</text:span><text:bookmark-end text:name="__RefHeading__712_204533229"/></text:h>
      <text:h text:style-name="P15" text:outline-level="3"><text:bookmark-start text:name="__RefHeading__714_204533229"/>Gobelet « Bouillard »<text:bookmark-end text:name="__RefHeading__714_204533229"/></text:h>
      <text:p text:style-name="_5f_description">Manufacture royale de porcelaine de Sèvres, 1770.</text:p>
      <text:p text:style-name="P4">Porcelaine tendre, fond blanc, décor polychrome et rehauts d’or.</text:p>
      <text:p text:style-name="_5f_dimensions"><text:span text:style-name="T1">Dimensions : </text:span>haut. : 0,039 m ; diam. : 0,048 m ; prof. : 0,062 m.</text:p>
      <text:p text:style-name="P4"><text:span text:style-name="T1">Marques :</text:span> marque peinte en bleu, au double L ; lettre-date R (1770) ; marque de peintre : sigle d’Etienne Evans (actif de 1752 à 1786).</text:p>
      <text:p text:style-name="P4"><text:span text:style-name="T7">Localisation</text:span><text:span text:style-name="T1"> : </text:span></text:p>
      <text:p text:style-name="P4">Salle à manger.</text:p>
      <text:p text:style-name="_5f_inventaire">Inv. Steve 5192</text:p>
      <text:h text:style-name="P15" text:outline-level="3"><text:bookmark-start text:name="__RefHeading__716_204533229"/>Soucoupe<text:bookmark-end text:name="__RefHeading__716_204533229"/></text:h>
      <text:p text:style-name="_5f_description">Manufacture royale de porcelaine de Sèvres, 1770.</text:p>
      <text:p text:style-name="P4">Porcelaine tendre, fond bleu lapis vermiculé, décor polychrome et rehauts d’or.</text:p>
      <text:p text:style-name="_5f_dimensions"><text:span text:style-name="T1">Dimensions : </text:span>haut. : 0,020 m ; diam. : 0,092 m.</text:p>
      <text:p text:style-name="P4"><text:span text:style-name="T1">Marques :</text:span> marque peinte en bleu, au double L ; lettre-date R (1770) ; marque de peintre : sigle d’Etienne Evans (actif de 1752 à 1786).</text:p>
      <text:p text:style-name="P4"><text:span text:style-name="T7">Localisation</text:span><text:span text:style-name="T1"> : </text:span></text:p>
      <text:p text:style-name="P4">Salle à manger.</text:p>
      <text:p text:style-name="_5f_inventaire">Inv. Steve 5191</text:p>
      <text:h text:style-name="Heading_20_2" text:outline-level="2"><text:bookmark-start text:name="__RefHeading__718_204533229"/><text:span text:style-name="T4">Gobelet « Bouillard » </text:span><text:span text:style-name="T3">et sa</text:span><text:span text:style-name="T4"> soucoupe</text:span><text:bookmark-end text:name="__RefHeading__718_204533229"/></text:h>
      <text:h text:style-name="P15" text:outline-level="3"><text:bookmark-start text:name="__RefHeading__720_204533229"/>Gobelet « Bouillard »<text:bookmark-end text:name="__RefHeading__720_204533229"/></text:h>
      <text:p text:style-name="_5f_description">Manufacture royale de porcelaine de Sèvres, vers 1770.</text:p>
      <text:p text:style-name="P4">Porcelaine tendre, fond blanc, décor polychrome et rehauts d’or.</text:p>
      <text:p text:style-name="_5f_dimensions"><text:span text:style-name="T1">Dimensions : </text:span>haut. : 0,039 m ; diam. : 0,048 m ; prof. : 0,062 m.</text:p>
      <text:p text:style-name="P4"><text:span text:style-name="T1">Marques :</text:span> marque peinte en bleu, au double L ; absence de lettre-date ; marque de peintre : Δ (Antoine Capelle, actif de 1745 à 1787 et en 1790) ; marque en creux : 3.</text:p>
      <text:p text:style-name="P4"><text:span text:style-name="T7">Localisation</text:span><text:span text:style-name="T1"> : </text:span></text:p>
      <text:p text:style-name="P4">Salle à manger.</text:p>
      <text:p text:style-name="_5f_inventaire">Inv. Steve 5179</text:p>
      <text:h text:style-name="P15" text:outline-level="3"><text:bookmark-start text:name="__RefHeading__722_204533229"/>Soucoupe<text:bookmark-end text:name="__RefHeading__722_204533229"/></text:h>
      <text:p text:style-name="_5f_description">Manufacture royale de porcelaine de Sèvres, vers 1770.</text:p>
      <text:p text:style-name="P4">Porcelaine tendre, fond bleu lapis vermiculé, décor polychrome et rehauts d’or.</text:p>
      <text:p text:style-name="_5f_dimensions"><text:soft-page-break/><text:span text:style-name="T1">Dimensions : </text:span>haut. : 0,020 m ; diam. : 0,092 m.</text:p>
      <text:p text:style-name="P4"><text:span text:style-name="T1">Marques :</text:span> marque peinte en bleu, au double L ; absence de lettre-date ; marque de peintre : Δ (Antoine Capelle, actif de 1745 à 1787 et en 1790) ; marque en creux : 3.</text:p>
      <text:p text:style-name="P4"><text:span text:style-name="T7">Localisation</text:span><text:span text:style-name="T1"> : </text:span></text:p>
      <text:p text:style-name="P4">Salle à manger.</text:p>
      <text:p text:style-name="_5f_inventaire">Inv. Steve 5180</text:p>
      <text:h text:style-name="P13" text:outline-level="2"><text:bookmark-start text:name="__RefHeading__724_204533229"/>Pot à sucre « Calabre »<text:bookmark-end text:name="__RefHeading__724_204533229"/></text:h>
      <text:p text:style-name="_5f_description">Manufacture royale de porcelaine de Sèvres, 1770.</text:p>
      <text:p text:style-name="P4">Porcelaine tendre, fond blanc, décor polychrome et rehauts d’or.</text:p>
      <text:p text:style-name="_5f_dimensions"><text:span text:style-name="T1">Dimensions : </text:span>haut. (a. c.) : 0,112 m ; haut. (s. c.): 0,078 m ; diam. : 0,095 m.</text:p>
      <text:p text:style-name="P4"><text:span text:style-name="T1">Marques :</text:span> marque peinte en bleu, au double L ; lettre-date R (1770) ; marque de peintre : Y (Edmé-François Bouillat père, actif de 1758 à 1810) ; marque en creux : Po.</text:p>
      <text:p text:style-name="P4"><text:span text:style-name="T7">Localisation</text:span><text:span text:style-name="T1"> : </text:span></text:p>
      <text:p text:style-name="P4">Salle à manger.</text:p>
      <text:p text:style-name="_5f_inventaire">Inv. Steve 4782</text:p>
      <text:h text:style-name="P13" text:outline-level="2"><text:bookmark-start text:name="__RefHeading__726_204533229"/>Pot à sucre « Bouret »<text:bookmark-end text:name="__RefHeading__726_204533229"/></text:h>
      <text:p text:style-name="_5f_description">Manufacture royale de porcelaine de Sèvres, 1770.</text:p>
      <text:p text:style-name="P4">Porcelaine tendre, fond bleu pointillé, décor polychrome et rehauts d’or.</text:p>
      <text:p text:style-name="_5f_dimensions"><text:span text:style-name="T1">Dimensions : </text:span>haut. (a. c.) : 0,098 m ; haut. (s. c.): 0,062 m ; diam. 0,080 m.</text:p>
      <text:p text:style-name="P4"><text:span text:style-name="T1">Marques :</text:span> marque peinte en bleu, au double L ; lettre-date r (1770) ; marque de peintre : sigle de Jacques Fontaine (actif de 1752 à 1800) ; marque en creux : JB.</text:p>
      <text:p text:style-name="P4"><text:span text:style-name="T7">Localisation</text:span><text:span text:style-name="T1"> : </text:span></text:p>
      <text:p text:style-name="P4">Salle à manger.</text:p>
      <text:p text:style-name="_5f_inventaire">Inv. Steve 1304</text:p>
      <text:h text:style-name="Heading_20_2" text:outline-level="2"><text:bookmark-start text:name="__RefHeading__728_204533229"/><text:span text:style-name="T4">Déjeuner « triangle » </text:span><text:span text:style-name="T3">comprenant un</text:span><text:span text:style-name="T4"> plateau « triangle »</text:span><text:span text:style-name="T3">, un </text:span><text:span text:style-name="T4">gobelet « Hébert »</text:span><text:span text:style-name="T3">, sa </text:span><text:span text:style-name="T4">soucoupe  </text:span><text:span text:style-name="T3">et un </text:span><text:span text:style-name="T4">pot à lait à « trois pieds »</text:span><text:bookmark-end text:name="__RefHeading__728_204533229"/></text:h>
      <text:h text:style-name="Heading_20_3" text:outline-level="3"><text:bookmark-start text:name="__RefHeading__730_204533229"/><text:span text:style-name="T4">Plateau</text:span><text:span text:style-name="T3"> </text:span><text:span text:style-name="T4">« triangle »</text:span><text:bookmark-end text:name="__RefHeading__730_204533229"/></text:h>
      <text:p text:style-name="_5f_description">Manufacture royale de porcelaine de Sèvres, 1770.</text:p>
      <text:p text:style-name="P4">Porcelaine tendre, fond blanc, décor polychrome et rehauts d’or.</text:p>
      <text:p text:style-name="_5f_dimensions"><text:span text:style-name="T1">Dimensions : </text:span>haut. : 0,030 m ; diam. : 0,200 m.</text:p>
      <text:p text:style-name="P4"><text:soft-page-break/><text:span text:style-name="T1">Marques :</text:span> marque peinte en rouge, au double L ; lettre-date r (1770) ; marque de peintre : S (Pierre-Antoine Méreaud l’aîné, actif de 1754 à 1791) et apostrophe (Charles-Louis Méreaud le jeune, actif de 1756 à 1780) ; marque en creux : Lb.</text:p>
      <text:p text:style-name="P4"><text:span text:style-name="T7">Localisation</text:span><text:span text:style-name="T1"> : </text:span></text:p>
      <text:p text:style-name="P4">Salle à manger.</text:p>
      <text:p text:style-name="_5f_inventaire">Inv. Steve 4783</text:p>
      <text:h text:style-name="P15" text:outline-level="3"><text:bookmark-start text:name="__RefHeading__732_204533229"/>Gobelet « Hébert »<text:bookmark-end text:name="__RefHeading__732_204533229"/></text:h>
      <text:p text:style-name="_5f_description">Manufacture royale de porcelaine de Sèvres, 1770.</text:p>
      <text:p text:style-name="P4">Porcelaine tendre, fond blanc, décor polychrome et rehauts d’or.</text:p>
      <text:p text:style-name="_5f_dimensions"><text:span text:style-name="T1">Dimensions : </text:span>haut. : 0,053 m ; diam. : 0,065 m ; prof. 0,081.</text:p>
      <text:p text:style-name="P4"><text:span text:style-name="T1">Marques :</text:span> marque peinte en noir, au double L ; lettre-date r (1770) ; marque de peintre : S (Pierre-Antoine Méreaud l’aîné, actif de 1754 à 1791) ; marque en creux : 3 et CL.</text:p>
      <text:p text:style-name="P4"><text:span text:style-name="T7">Localisation</text:span><text:span text:style-name="T1"> : </text:span></text:p>
      <text:p text:style-name="P4">Salle à manger.</text:p>
      <text:p text:style-name="_5f_inventaire">Inv. Steve 4978</text:p>
      <text:h text:style-name="P15" text:outline-level="3"><text:bookmark-start text:name="__RefHeading__734_204533229"/>Soucoupe<text:bookmark-end text:name="__RefHeading__734_204533229"/></text:h>
      <text:p text:style-name="_5f_description">Manufacture royale de porcelaine de Sèvres, 1770.</text:p>
      <text:p text:style-name="P4">Porcelaine tendre, fond blanc, décor polychrome et rehauts d’or.</text:p>
      <text:p text:style-name="_5f_dimensions"><text:span text:style-name="T1">Dimensions : </text:span>haut. : 0,025 m ; diam. : 0,121 m.</text:p>
      <text:p text:style-name="P4"><text:span text:style-name="T1">Marques :</text:span> marque peinte en noir, au double L ; lettre-date r (1770) ; marque de peintre : S (Pierre-Antoine Méreaud l’aîné, actif de 1754 à 1791).</text:p>
      <text:p text:style-name="P4"><text:span text:style-name="T7">Localisation</text:span><text:span text:style-name="T1"> : </text:span></text:p>
      <text:p text:style-name="P4">Salle à manger.</text:p>
      <text:p text:style-name="_5f_inventaire">Inv. Steve 4979</text:p>
      <text:h text:style-name="P15" text:outline-level="3"><text:bookmark-start text:name="__RefHeading__736_204533229"/>Pot à lait « à trois pieds »<text:bookmark-end text:name="__RefHeading__736_204533229"/></text:h>
      <text:p text:style-name="_5f_description">Manufacture royale de porcelaine de Sèvres, 1770.</text:p>
      <text:p text:style-name="P4">Porcelaine tendre, fond blanc, décor polychrome et rehauts d’or.</text:p>
      <text:p text:style-name="_5f_dimensions"><text:span text:style-name="T1">Dimensions : </text:span>haut. : 0,082 m ; long. : 0,083 m ; larg. : 0,058 m.</text:p>
      <text:p text:style-name="P4"><text:span text:style-name="T1">Marques :</text:span> absence de marques.</text:p>
      <text:p text:style-name="P4"><text:span text:style-name="T7">Localisation</text:span><text:span text:style-name="T1"> : </text:span></text:p>
      <text:p text:style-name="P4">Salle à manger.</text:p>
      <text:p text:style-name="_5f_inventaire">Inv. Steve 5307</text:p>
      <text:h text:style-name="P15" text:outline-level="3"><text:bookmark-start text:name="__RefHeading__738_204533229"/>Pot à sucre « Calabre »<text:bookmark-end text:name="__RefHeading__738_204533229"/></text:h>
      <text:p text:style-name="_5f_description">Manufacture royale de porcelaine de Sèvres, 1770.</text:p>
      <text:p text:style-name="P4">Porcelaine tendre, fond blanc, décor polychrome et rehauts d’or.</text:p>
      <text:p text:style-name="_5f_dimensions"><text:span text:style-name="T1">Dimensions : </text:span>haut. (a. c.) : 0,079 m ; haut. (s. c.) : 0,060 m ; diam. : 0,070 m.</text:p>
      <text:p text:style-name="P4"><text:soft-page-break/><text:span text:style-name="T1">Marques :</text:span> marque peinte en noir, au double L ; lettre-date r (1770) ; marque de peintre : S (Pierre-Antoine Méreaud l’aîné, actif de 1754 à 1791) ; marque en creux : 3 ou E.</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Edouard Chappey, 1905  ; Coll. de Mme Maurice Ephrussi.</text:p>
      <text:p text:style-name="_5f_inventaire">Inv. Steve 4783</text:p>
      <text:h text:style-name="Heading_20_2" text:outline-level="2"><text:bookmark-start text:name="__RefHeading__740_204533229"/><text:span text:style-name="T4">Déjeuner « losange » </text:span><text:span text:style-name="T3">comprenant un</text:span><text:span text:style-name="T4"> plateau « losange »</text:span><text:span text:style-name="T3">, un </text:span><text:span text:style-name="T4">gobelet « Bouillard »</text:span><text:span text:style-name="T3">, sa </text:span><text:span text:style-name="T4">soucoupe  </text:span><text:span text:style-name="T3">et un </text:span><text:span text:style-name="T4">pot à lait à « trois pieds »</text:span><text:bookmark-end text:name="__RefHeading__740_204533229"/></text:h>
      <text:h text:style-name="P15" text:outline-level="3"><text:bookmark-start text:name="__RefHeading__742_204533229"/>Plateau « losange »<text:bookmark-end text:name="__RefHeading__742_204533229"/></text:h>
      <text:p text:style-name="_5f_description">Manufacture royale de porcelaine de Sèvres, 1770.</text:p>
      <text:p text:style-name="P4">Porcelaine tendre, fond blanc, décor polychrome et rehauts d’or.</text:p>
      <text:p text:style-name="_5f_dimensions"><text:span text:style-name="T1">Dimensions : </text:span>haut. : 0,034 m ; long. : 0,301 m ; larg. : 0,250 m.</text:p>
      <text:p text:style-name="P4"><text:span text:style-name="T1">Marques :</text:span> marque peinte en bleu, au double L ; lettre-date r (1770) ; marque de peintre : 6 (Bertrand, actif de 1757 à 1775) ; marque en creux : Sh.</text:p>
      <text:p text:style-name="P4"><text:span text:style-name="T7">Localisation</text:span><text:span text:style-name="T1"> : </text:span></text:p>
      <text:p text:style-name="P4">Réserves.</text:p>
      <text:p text:style-name="_5f_inventaire">Inv. Steve 1944 </text:p>
      <text:h text:style-name="P15" text:outline-level="3"><text:bookmark-start text:name="__RefHeading__744_204533229"/>Gobelet « Bouillard »<text:bookmark-end text:name="__RefHeading__744_204533229"/></text:h>
      <text:p text:style-name="_5f_description">Manufacture royale de porcelaine de Sèvres, 1770.</text:p>
      <text:p text:style-name="P4">Porcelaine tendre, fond blanc, décor polychrome et rehauts d’or.</text:p>
      <text:p text:style-name="_5f_dimensions"><text:span text:style-name="T1">Dimensions : </text:span>haut. : 0,060 m ; diam. : 0,060 m ; prof. : 0,080 m.</text:p>
      <text:p text:style-name="P4"><text:span text:style-name="T1">Marques :</text:span> marque peinte en bleu, au double L ; lettre-date R (1770) ; marque de peintre  : 6 (Bertrand, actif de 1757 à 1775) ; marque en creux : Ja et nna ( ?).</text:p>
      <text:p text:style-name="P4"><text:span text:style-name="T7">Localisation</text:span><text:span text:style-name="T1"> : </text:span></text:p>
      <text:p text:style-name="P4">Réserves.</text:p>
      <text:p text:style-name="_5f_inventaire">Inv. Steve 1945</text:p>
      <text:h text:style-name="P15" text:outline-level="3"><text:bookmark-start text:name="__RefHeading__746_204533229"/>Soucoupe<text:bookmark-end text:name="__RefHeading__746_204533229"/></text:h>
      <text:p text:style-name="_5f_description">Manufacture royale de porcelaine de Sèvres, 1770.</text:p>
      <text:p text:style-name="P4">Porcelaine tendre, fond blanc, décor polychrome et rehauts d’or.</text:p>
      <text:p text:style-name="_5f_dimensions"><text:span text:style-name="T1">Dimensions : </text:span>haut. : 0,030 m ; diam. : 0,120 m.</text:p>
      <text:p text:style-name="P4"><text:span text:style-name="T1">Marques :</text:span> marque peinte en bleu, au double L ; lettre-date R (1770) ; marque de peintre  : 6 (Bertrand, actif de 1757 à 1775) ; marque en creux : Ja.</text:p>
      <text:p text:style-name="P4"><text:span text:style-name="T7">Localisation</text:span><text:span text:style-name="T1"> : </text:span></text:p>
      <text:p text:style-name="P4"><text:soft-page-break/>Réserves.</text:p>
      <text:p text:style-name="P11">Inv. Steve 1946 Ancien inv. 2124 B. </text:p>
      <text:h text:style-name="P15" text:outline-level="3"><text:bookmark-start text:name="__RefHeading__748_204533229"/>Pot à lait « à trois pieds »<text:bookmark-end text:name="__RefHeading__748_204533229"/></text:h>
      <text:p text:style-name="_5f_description">Manufacture royale de porcelaine de Sèvres, 1770.</text:p>
      <text:p text:style-name="P4">Porcelaine tendre, fond blanc, décor polychrome et rehauts d’or.</text:p>
      <text:p text:style-name="_5f_dimensions"><text:span text:style-name="T1">Dimensions : </text:span>haut. : 0,080 m ; long. : 0,080 m ; larg. : 0,065 m.</text:p>
      <text:p text:style-name="P4"><text:span text:style-name="T1">Marques :</text:span> marque peinte en bleu, au double L ; lettre-date r (1770) ; marque de peintre  : 6 (Bertrand, actif de 1757 à 1775).</text:p>
      <text:p text:style-name="P4"><text:span text:style-name="T7">Localisation</text:span><text:span text:style-name="T1"> : </text:span></text:p>
      <text:p text:style-name="P4">Réserves.</text:p>
      <text:p text:style-name="_5f_inventaire">Inv. Steve 5137</text:p>
      <text:h text:style-name="Heading_20_2" text:outline-level="2"><text:bookmark-start text:name="__RefHeading__750_204533229"/><text:span text:style-name="T3">Déjeuner </text:span><text:span text:style-name="T4">« lozange à jour » </text:span><text:span text:style-name="T3">comprenant un plateau </text:span><text:span text:style-name="T4">« lozange à jour »</text:span><text:span text:style-name="T3">, deux gobelets </text:span><text:span text:style-name="T4">« Bouillard »</text:span><text:span text:style-name="T3">, leurs soucoupes, un </text:span><text:span text:style-name="T4">pot à lait « à trois pieds »</text:span><text:span text:style-name="T3"> et un pot à sucre « Bouret »</text:span><text:bookmark-end text:name="__RefHeading__750_204533229"/></text:h>
      <text:h text:style-name="Heading_20_3" text:outline-level="3"><text:bookmark-start text:name="__RefHeading__752_204533229"/>Plateau « lozange à jour »<text:bookmark-end text:name="__RefHeading__752_204533229"/></text:h>
      <text:p text:style-name="_5f_description">Manufacture royale de porcelaine de Sèvres, 1770.</text:p>
      <text:p text:style-name="P4">Porcelaine tendre, fond pointillé bleu céleste, décor polychrome et rehauts d’or.</text:p>
      <text:p text:style-name="_5f_dimensions"><text:span text:style-name="T1">Dimensions :</text:span> haut. : 0,040 m ; long. : 0,338 ; larg. : 0,269 m.</text:p>
      <text:p text:style-name="P4"><text:span text:style-name="T1">Marques :</text:span> marques peintes en bleu, au double L ; lettre-date R (1770) ; marque de peintre : sigle de Jacques Fontaine (actif de 1752 à 1800); marque en creux : WG.</text:p>
      <text:p text:style-name="P5">Localisation :</text:p>
      <text:p text:style-name="P4">Salle à manger.</text:p>
      <text:p text:style-name="_5f_inventaire">Inv. Steve 1298</text:p>
      <text:h text:style-name="Heading_20_3" text:outline-level="3"><text:bookmark-start text:name="__RefHeading__754_204533229"/>Gobelet « Bouillard »<text:bookmark-end text:name="__RefHeading__754_204533229"/></text:h>
      <text:p text:style-name="_5f_description">Manufacture royale de porcelaine de Sèvres, 1771.</text:p>
      <text:p text:style-name="P4">Porcelaine tendre, fond pointillé bleu céleste, décor polychrome et rehauts d’or.</text:p>
      <text:p text:style-name="_5f_dimensions"><text:span text:style-name="T1">Dimensions :</text:span> haut. : 0,058 m ; diam. : 0,070 m ; larg. : 0,910 m.</text:p>
      <text:p text:style-name="P4"><text:span text:style-name="T1">Marques :</text:span> marques peintes en bleu, au double L ; lettre-date S (1771) ; marque de peintre : sigle de Jacques Fontaine (actif de 1752 à 1800).</text:p>
      <text:p text:style-name="P5">Localisation :</text:p>
      <text:p text:style-name="P4">Salle à manger.</text:p>
      <text:p text:style-name="_5f_inventaire">Inv. Steve 1299</text:p>
      <text:h text:style-name="Heading_20_3" text:outline-level="3"><text:bookmark-start text:name="__RefHeading__756_204533229"/><text:soft-page-break/>Gobelet « Bouillard »<text:bookmark-end text:name="__RefHeading__756_204533229"/></text:h>
      <text:p text:style-name="_5f_description">Manufacture royale de porcelaine de Sèvres, 1771.</text:p>
      <text:p text:style-name="P4">Porcelaine tendre, fond pointillé bleu céleste, décor polychrome et rehauts d’or.</text:p>
      <text:p text:style-name="_5f_dimensions"><text:span text:style-name="T1">Dimensions :</text:span> haut. : 0,058 m ; diam. : 0,070 m ; larg. : 0,910 m.</text:p>
      <text:p text:style-name="P4"><text:span text:style-name="T1">Marques :</text:span> marques peintes en bleu, au double L ; lettre-date S (1771) ; marque de peintre : sigle de Jacques Fontaine (actif de 1752 à 1800).</text:p>
      <text:p text:style-name="P5">Localisation :</text:p>
      <text:p text:style-name="P4">Salle à manger.</text:p>
      <text:p text:style-name="_5f_inventaire">Inv. Steve 1302</text:p>
      <text:h text:style-name="Heading_20_3" text:outline-level="3"><text:bookmark-start text:name="__RefHeading__758_204533229"/>Soucoupe<text:bookmark-end text:name="__RefHeading__758_204533229"/></text:h>
      <text:p text:style-name="_5f_description">Manufacture royale de porcelaine de Sèvres, 1771.</text:p>
      <text:p text:style-name="P4">Porcelaine tendre, fond pointillé bleu céleste, décor polychrome et rehauts d’or.</text:p>
      <text:p text:style-name="_5f_dimensions"><text:span text:style-name="T1">Dimensions :</text:span> haut. : 0,029 m ; diam. : 0,134 m.</text:p>
      <text:p text:style-name="P4"><text:span text:style-name="T1">Marques :</text:span> marques peintes en bleu, au double L ; lettre-date S (1771) ; marque de peintre : sigle de Jacques Fontaine (actif de 1752 à 1800).</text:p>
      <text:p text:style-name="P5">Localisation :</text:p>
      <text:p text:style-name="P4">Salle à manger.</text:p>
      <text:p text:style-name="_5f_inventaire">Inv. Steve 1300</text:p>
      <text:h text:style-name="Heading_20_3" text:outline-level="3"><text:bookmark-start text:name="__RefHeading__760_204533229"/>Soucoupe<text:bookmark-end text:name="__RefHeading__760_204533229"/></text:h>
      <text:p text:style-name="_5f_description">Manufacture royale de porcelaine de Sèvres, 1771.</text:p>
      <text:p text:style-name="P4">Porcelaine tendre, fond pointillé bleu céleste, décor polychrome et rehauts d’or.</text:p>
      <text:p text:style-name="_5f_dimensions"><text:span text:style-name="T1">Dimensions :</text:span> haut. : 0,029 m ; diam. : 0,134 m.</text:p>
      <text:p text:style-name="P4"><text:span text:style-name="T1">Marques :</text:span> marques peintes en bleu, au double L ; lettre-date S (1771) ; marque de peintre : sigle de Jacques Fontaine (actif de 1752 à 1800).</text:p>
      <text:p text:style-name="P5">Localisation :</text:p>
      <text:p text:style-name="P4">Salle à manger.</text:p>
      <text:p text:style-name="_5f_inventaire">Inv. Steve 1301</text:p>
      <text:h text:style-name="Heading_20_3" text:outline-level="3"><text:bookmark-start text:name="__RefHeading__762_204533229"/>Pot à lait « à trois pieds »<text:bookmark-end text:name="__RefHeading__762_204533229"/></text:h>
      <text:p text:style-name="_5f_description">Manufacture royale de porcelaine de Sèvres, 1771.</text:p>
      <text:p text:style-name="P4">Porcelaine tendre, fond pointillé bleu céleste, décor polychrome et rehauts d’or.</text:p>
      <text:p text:style-name="_5f_dimensions"><text:span text:style-name="T1">Dimensions :</text:span> haut. : 0,098 m ; larg. : 0,072 m ; larg. : 0,105 m.</text:p>
      <text:p text:style-name="P4"><text:span text:style-name="T1">Marques :</text:span> marques peintes en bleu, au double L ; lettre-date S (1771) ; marque de peintre : sigle de Jacques Fontaine (actif de 1752 à 1800).</text:p>
      <text:p text:style-name="P5">Localisation :</text:p>
      <text:p text:style-name="P4">Salle à manger.</text:p>
      <text:p text:style-name="_5f_inventaire">Inv. Steve 1305</text:p>
      <text:h text:style-name="Heading_20_3" text:outline-level="3"><text:bookmark-start text:name="__RefHeading__764_204533229"/><text:soft-page-break/>Pot à sucre « Bouret »<text:bookmark-end text:name="__RefHeading__764_204533229"/></text:h>
      <text:p text:style-name="_5f_description">Manufacture royale de porcelaine de Sèvres, 1771.</text:p>
      <text:p text:style-name="P4">Porcelaine tendre, fond pointillé bleu céleste, décor polychrome et rehauts d’or.</text:p>
      <text:p text:style-name="_5f_dimensions"><text:span text:style-name="T1">Dimensions :</text:span> haut. : 0,097 m ; diam. : 0,080 m.</text:p>
      <text:p text:style-name="P4"><text:span text:style-name="T1">Marques :</text:span> marques peintes en bleu, au double L ; lettre-date S (1771) ; marque de peintre : sigle de Jacques Fontaine (actif de 1752 à 1800).</text:p>
      <text:p text:style-name="P5">Localisation :</text:p>
      <text:p text:style-name="P4">Salle à manger.</text:p>
      <text:p text:style-name="_5f_inventaire">Inv. Steve 1303</text:p>
      <text:h text:style-name="Heading_20_2" text:outline-level="2"><text:bookmark-start text:name="__RefHeading__766_204533229"/><text:span text:style-name="T4">Gobelet « litron » </text:span><text:span text:style-name="T3">et sa</text:span><text:span text:style-name="T4"> soucoupe</text:span><text:bookmark-end text:name="__RefHeading__766_204533229"/></text:h>
      <text:h text:style-name="P15" text:outline-level="3"><text:bookmark-start text:name="__RefHeading__768_204533229"/>Gobelet « litron »<text:bookmark-end text:name="__RefHeading__768_204533229"/></text:h>
      <text:p text:style-name="_5f_description">Manufacture royale de porcelaine de Sèvres, 1771.</text:p>
      <text:p text:style-name="P4">Porcelaine tendre, fond blanc, décor polychrome et rehauts d’or.</text:p>
      <text:p text:style-name="_5f_dimensions"><text:span text:style-name="T1">Dimensions : </text:span>haut. : 0,044 m ; diam. : 0,050 m ; prof. : 0,069 m.</text:p>
      <text:p text:style-name="P4"><text:span text:style-name="T1">Marques :</text:span> marque peinte en bleu, au double L ; lettre-date et marque de peintre impossibles à lire du fait du cachet ; marques en creux : 103.</text:p>
      <text:p text:style-name="P4"><text:span text:style-name="T1">Autre marque :</text:span> cachet, à la cire rouge, avec la devise de la famille de Rothschild : « <text:span text:style-name="T8">concordia, integritas, industria</text:span> ».</text:p>
      <text:p text:style-name="P4"><text:span text:style-name="T7">Localisation</text:span><text:span text:style-name="T1"> : </text:span></text:p>
      <text:p text:style-name="P4">Salle à manger.</text:p>
      <text:p text:style-name="_5f_inventaire">Inv. Steve 5195</text:p>
      <text:h text:style-name="P15" text:outline-level="3"><text:bookmark-start text:name="__RefHeading__770_204533229"/>Soucoupe<text:bookmark-end text:name="__RefHeading__770_204533229"/></text:h>
      <text:p text:style-name="_5f_description">Manufacture royale de porcelaine de Sèvres, 1771.</text:p>
      <text:p text:style-name="P4">Porcelaine tendre, fond blanc, décor polychrome et rehauts d’or.</text:p>
      <text:p text:style-name="_5f_dimensions"><text:span text:style-name="T1">Dimensions : </text:span>haut. : 0,023 m ; diam. : 0,111 m.</text:p>
      <text:p text:style-name="P4"><text:span text:style-name="T1">Marques :</text:span> marque peinte en bleu, au double L ; lettre-date S (1771) ; marque de peintre : S (Pierre-Antoine Méreaud l’aîné, actif de 1754 à 1791).</text:p>
      <text:p text:style-name="P4"><text:span text:style-name="T7">Localisation</text:span><text:span text:style-name="T1"> : </text:span></text:p>
      <text:p text:style-name="P4">Salle à manger.</text:p>
      <text:p text:style-name="_5f_inventaire">Inv. Steve 5196</text:p>
      <text:h text:style-name="P13" text:outline-level="2"><text:bookmark-start text:name="__RefHeading__772_204533229"/>Gobelet « litron »<text:bookmark-end text:name="__RefHeading__772_204533229"/></text:h>
      <text:p text:style-name="_5f_description">Manufacture royale de porcelaine de Sèvres, 1771.</text:p>
      <text:p text:style-name="P4"><text:soft-page-break/>Porcelaine tendre, fond blanc, décor polychrome et rehauts d’or.</text:p>
      <text:p text:style-name="_5f_dimensions"><text:span text:style-name="T1">Dimensions : </text:span>haut. : 0,045 m ; diam. : 0,051 m ; long. : 0,070 m.</text:p>
      <text:p text:style-name="P4"><text:span text:style-name="T1">Marques :</text:span> marque peinte en bleu, au double L ; lettre-date S (1771) ; marque de peintre : sigle de Jacques-François Micaud père (actif de 1757 à 1810) ; marque en creux : I.</text:p>
      <text:p text:style-name="P4"><text:span text:style-name="T1">État :</text:span> le gobelet présente une fêlure qui a été restaurée et un éclat sur sa base.</text:p>
      <text:p text:style-name="P4"><text:span text:style-name="T7">Localisation</text:span><text:span text:style-name="T1"> : </text:span></text:p>
      <text:p text:style-name="P4">Salle à manger.</text:p>
      <text:p text:style-name="_5f_inventaire">Inv. Steve 5186</text:p>
      <text:h text:style-name="Heading_20_2" text:outline-level="2"><text:bookmark-start text:name="__RefHeading__774_204533229"/><text:span text:style-name="T4">Gobelet « Bouillard »</text:span><text:span text:style-name="T3"> et sa </text:span><text:span text:style-name="T4">soucoupe</text:span><text:bookmark-end text:name="__RefHeading__774_204533229"/></text:h>
      <text:h text:style-name="P15" text:outline-level="3"><text:bookmark-start text:name="__RefHeading__22944_1657041517"/>Gobelet « Bouillard »<text:bookmark-end text:name="__RefHeading__22944_1657041517"/></text:h>
      <text:p text:style-name="_5f_description">Manufacture royale de porcelaine de Sèvres, 1771.</text:p>
      <text:p text:style-name="P4">Porcelaine tendre, fond blanc, décor de camaïeu carmin et rehauts d’or.</text:p>
      <text:p text:style-name="_5f_dimensions"><text:span text:style-name="T1">Dimensions :</text:span> haut. : 0,072 m ; diam. : 0,072 m ; long. : 0,092 m. </text:p>
      <text:p text:style-name="P4"><text:span text:style-name="T1">Marques :</text:span> marques peintes en bleu, au double L ; lettre-date S (1771) ; marque de peintre : sigle de Mutel (actif de 1754 à 1759, de 1765 à 1767 et de 1771 à 1774) ; marque en creux : JB.</text:p>
      <text:p text:style-name="P4"><text:span text:style-name="T7">Localisation :</text:span><text:span text:style-name="T8"> </text:span></text:p>
      <text:p text:style-name="P4">Salle à manger.</text:p>
      <text:p text:style-name="_5f_inventaire">Inv. Steve 3459</text:p>
      <text:h text:style-name="P15" text:outline-level="3"><text:bookmark-start text:name="__RefHeading__22946_1657041517"/>Soucoupe<text:bookmark-end text:name="__RefHeading__22946_1657041517"/></text:h>
      <text:p text:style-name="_5f_description">Manufacture royale de porcelaine de Sèvres, 1771.</text:p>
      <text:p text:style-name="P4">Porcelaine tendre, fond blanc, décor de camaïeu carmin et rehauts d’or.</text:p>
      <text:p text:style-name="_5f_dimensions"><text:span text:style-name="T1">Dimensions :</text:span> haut. : 0,033 m ; diam. : 0,135 m.</text:p>
      <text:p text:style-name="P4"><text:span text:style-name="T1">Marques :</text:span> marques peintes en bleu, au double L ; lettre-date S (1771) ; marque de peintre : sigle de Mutel (actif de 1754 à 1759, de 1765 à 1767 et de 1771 à 1774).</text:p>
      <text:p text:style-name="P4"><text:span text:style-name="T7">Localisation :</text:span><text:span text:style-name="T8"> </text:span></text:p>
      <text:p text:style-name="P4">Réserves.</text:p>
      <text:p text:style-name="_5f_inventaire">Inv. Steve 3428</text:p>
      <text:h text:style-name="P13" text:outline-level="2"><text:bookmark-start text:name="__RefHeading__776_204533229"/>Pot à lait « à trois pieds »<text:bookmark-end text:name="__RefHeading__776_204533229"/></text:h>
      <text:p text:style-name="_5f_description">Manufacture royale de porcelaine de Sèvres, 1771.</text:p>
      <text:p text:style-name="P4">Porcelaine tendre, fond blanc, décor polychrome et rehauts d’or.</text:p>
      <text:p text:style-name="_5f_dimensions"><text:span text:style-name="T1">Dimensions : </text:span>haut. : 0,102 m ; long. : 0,110 m ; larg. : 0,058 m.</text:p>
      <text:p text:style-name="P4"><text:span text:style-name="T1">Marques :</text:span> marque peinte en noir, au double L ; lettre-date : S (1771) ; marque de peintre : … (Jean-Baptiste Tandart l’aîné, actif de 1754 à 1800).</text:p>
      <text:p text:style-name="P4"><text:soft-page-break/><text:span text:style-name="T7">Localisation</text:span><text:span text:style-name="T1"> : </text:span></text:p>
      <text:p text:style-name="P4">Salle à manger.</text:p>
      <text:p text:style-name="P4"><text:span text:style-name="T7">Provenance</text:span><text:span text:style-name="T1"> : </text:span></text:p>
      <text:p text:style-name="P4">Coll. du comte de Londsdale ?  ; sa vente après décès, Christie’s Londres, 13 juin 1887 et jours ss., cat. n°562 ou cat. n°563, non repr. ; Coll. de Mme Maurice Ephrussi.</text:p>
      <text:p text:style-name="_5f_inventaire">Inv. Steve 3581</text:p>
      <text:h text:style-name="P13" text:outline-level="2"><text:bookmark-start text:name="__RefHeading__778_204533229"/>Plateau « Hébert »<text:bookmark-end text:name="__RefHeading__778_204533229"/></text:h>
      <text:p text:style-name="_5f_description">Manufacture royale de porcelaine de Sèvres, 1771.</text:p>
      <text:p text:style-name="P4">Porcelaine tendre, fond blanc, décor de camaïeu carmin et rehauts d’or.</text:p>
      <text:p text:style-name="_5f_dimensions"><text:span text:style-name="T1">Dimensions :</text:span> haut. : 0,028 m ; long. : 0,283 m ; larg  : 0,230 m.</text:p>
      <text:p text:style-name="P4"><text:span text:style-name="T1">Marques :</text:span> marques peintes en rose, au double L ; lettre-date S (1771) ; marques de peintres : g<text:span text:style-name="T10">….</text:span>’  sigle d’un peintre non identifié ; marque en creux : JE.</text:p>
      <text:p text:style-name="P4"><text:span text:style-name="T7">Localisation :</text:span><text:span text:style-name="T8"> </text:span></text:p>
      <text:p text:style-name="P4">Réserves.</text:p>
      <text:p text:style-name="_5f_inventaire">Inv. Steve 4999</text:p>
      <text:h text:style-name="Heading_20_2" text:outline-level="2"><text:bookmark-start text:name="__RefHeading__780_204533229"/><text:span text:style-name="T4">Gobelet « litron » </text:span><text:span text:style-name="T3">et sa</text:span><text:span text:style-name="T4"> soucoupe</text:span><text:bookmark-end text:name="__RefHeading__780_204533229"/></text:h>
      <text:h text:style-name="P15" text:outline-level="3"><text:bookmark-start text:name="__RefHeading__782_204533229"/>Gobelet « litron »<text:bookmark-end text:name="__RefHeading__782_204533229"/></text:h>
      <text:p text:style-name="_5f_description">Manufacture royale de porcelaine de Sèvres, 1772.</text:p>
      <text:p text:style-name="P4">Porcelaine tendre, fond bleu nouveau, décor polychrome et rehauts d’or.</text:p>
      <text:p text:style-name="_5f_dimensions"><text:span text:style-name="T1">Dimensions : </text:span>haut. : 0,066 m ; diam. : 0,067 m ; prof. : 0,091 m.</text:p>
      <text:p text:style-name="P4"><text:span text:style-name="T1">Marques :</text:span> marque peinte en rouge, au double L ; lettre-date T (1772) ; marque de peintre : K (Charles-Nicolas Dodin, actif de 1754 à 1803) ; marques en creux : 48aE ( ?).</text:p>
      <text:p text:style-name="P4"><text:span text:style-name="T1">Autre marque :</text:span> à l’encre noire : « <text:span text:style-name="T9">n°196</text:span> ».</text:p>
      <text:p text:style-name="P4"><text:span text:style-name="T7">Localisation</text:span><text:span text:style-name="T1"> : </text:span></text:p>
      <text:p text:style-name="P4">Réserves.</text:p>
      <text:p text:style-name="_5f_inventaire">Inv. Steve 4887</text:p>
      <text:h text:style-name="P15" text:outline-level="3"><text:bookmark-start text:name="__RefHeading__784_204533229"/>Soucoupe<text:bookmark-end text:name="__RefHeading__784_204533229"/></text:h>
      <text:p text:style-name="_5f_description">Manufacture royale de porcelaine de Sèvres, 1772.</text:p>
      <text:p text:style-name="P4">Porcelaine tendre, fond bleu nouveau, décor polychrome et rehauts d’or.</text:p>
      <text:p text:style-name="_5f_dimensions"><text:span text:style-name="T1">Dimensions : </text:span>haut. : 0,035 m ; diam. : 0,134 m.</text:p>
      <text:p text:style-name="P4"><text:span text:style-name="T1">Marques :</text:span> marque peinte en rouge, au double L ; lettre-date T (1772) ; marque de peintre : K (Charles-Nicolas Dodin, actif de 1754 à 1803) ; marques en creux : 45.</text:p>
      <text:p text:style-name="P4"><text:span text:style-name="T1">Étiquette :</text:span> fragment d’étiquette, vraisemblablement, de l’ancienne coll. Edouard Chappey.</text:p>
      <text:p text:style-name="P4"><text:soft-page-break/> </text:p>
      <text:p text:style-name="P4"><text:span text:style-name="T7">Localisation</text:span><text:span text:style-name="T1"> : </text:span></text:p>
      <text:p text:style-name="P4">Réserves.</text:p>
      <text:p text:style-name="P4"><text:span text:style-name="T7">Provenance</text:span><text:span text:style-name="T1"> : </text:span></text:p>
      <text:p text:style-name="P4">Coll. Edouard Chappey, 1905 ; Coll. de Mme Maurice Ephrussi.</text:p>
      <text:p text:style-name="_5f_inventaire">Inv. Steve 4888</text:p>
      <text:h text:style-name="P13" text:outline-level="2"><text:bookmark-start text:name="__RefHeading__786_204533229"/>Gobelet « litron »<text:bookmark-end text:name="__RefHeading__786_204533229"/></text:h>
      <text:p text:style-name="_5f_description">Manufacture royale de porcelaine de Sèvres, 1772.</text:p>
      <text:p text:style-name="P4">Porcelaine tendre, fond blanc, décor polychrome et rehauts d’or.</text:p>
      <text:p text:style-name="_5f_dimensions"><text:span text:style-name="T1">Dimensions : </text:span>haut. : 0,047 m ; diam. : 0,051 m ; long. : 0,070 m.</text:p>
      <text:p text:style-name="P4"><text:span text:style-name="T1">Marques :</text:span> marque peinte en bleu, au double L ; lettre-date t (1772) ; marque de peintre : LB (Jean-Nicolas Le Bel, actif de 1765 à 1793) ; marques en creux : une croix.</text:p>
      <text:p text:style-name="P4"><text:span text:style-name="T7">Localisation</text:span><text:span text:style-name="T1"> : </text:span></text:p>
      <text:p text:style-name="P4">Salle à manger.</text:p>
      <text:p text:style-name="_5f_inventaire">Inv. Steve 5185</text:p>
      <text:h text:style-name="Heading_20_2" text:outline-level="2"><text:bookmark-start text:name="__RefHeading__788_204533229"/><text:span text:style-name="T4">Gobelet « litron » </text:span><text:span text:style-name="T3">et sa</text:span><text:span text:style-name="T4"> soucoupe</text:span><text:bookmark-end text:name="__RefHeading__788_204533229"/></text:h>
      <text:h text:style-name="P15" text:outline-level="3"><text:bookmark-start text:name="__RefHeading__790_204533229"/>Gobelet « litron »<text:bookmark-end text:name="__RefHeading__790_204533229"/></text:h>
      <text:p text:style-name="_5f_description">Manufacture royale de porcelaine de Sèvres, vers 1772.</text:p>
      <text:p text:style-name="P4">Porcelaine tendre, fond blanc, décor polychrome et rehauts d’or.</text:p>
      <text:p text:style-name="_5f_dimensions"><text:span text:style-name="T1">Dimensions : </text:span>haut. : 0,044 m ; diam. : 0,049 m ; prof. : 0,069 m.</text:p>
      <text:p text:style-name="P4"><text:span text:style-name="T1">Marques :</text:span> marque peinte en bleu, au double L ; absence de lettre-date et de marque de peintre ; marques en creux : 8 et AB ou HB ou IB ( ?).</text:p>
      <text:p text:style-name="P4"><text:span text:style-name="T7">Localisation</text:span><text:span text:style-name="T1"> : </text:span></text:p>
      <text:p text:style-name="P4">Salle à manger.</text:p>
      <text:p text:style-name="_5f_inventaire">Inv. Steve 5119</text:p>
      <text:h text:style-name="P15" text:outline-level="3"><text:bookmark-start text:name="__RefHeading__792_204533229"/>Soucoupe<text:bookmark-end text:name="__RefHeading__792_204533229"/></text:h>
      <text:p text:style-name="_5f_description">Manufacture royale de porcelaine de Sèvres, vers 1772.</text:p>
      <text:p text:style-name="P4">Porcelaine tendre, fond blanc, décor polychrome et rehauts d’or.</text:p>
      <text:p text:style-name="_5f_dimensions"><text:span text:style-name="T1">Dimensions : </text:span>haut. : 0,023 m ; diam. : 0,107 m.</text:p>
      <text:p text:style-name="P4"><text:span text:style-name="T1">Marques :</text:span> marque peinte en bleu, au double L ; absence de lettre-date ; marque de peintre : x Jacques-François Micaud père (actif de 1757 à 1810) ; marques en creux : 4S et LF.</text:p>
      <text:p text:style-name="P4"><text:span text:style-name="T7">Localisation</text:span><text:span text:style-name="T1"> : </text:span></text:p>
      <text:p text:style-name="P4">Salle à manger.</text:p>
      <text:p text:style-name="P4"><text:soft-page-break/><text:span text:style-name="T7">Provenance</text:span><text:span text:style-name="T1"> : </text:span></text:p>
      <text:p text:style-name="P4">Coll. Henri Chasles, vente après décès, à Paris, Hôtel Drouot, Salles 9 à 11, du lundi 9 au samedi 14 décembre 1907, Salles 9 et 10, du lundi 16 au mercredi 18 décembre 1907, M<text:span text:style-name="T10">e</text:span> François Lair-Dubreuil, cat. n°274, non repr.; adjugées 320 francs à Henri Stettiner ; Coll. de Mme Maurice Ephrussi.</text:p>
      <text:p text:style-name="_5f_inventaire">Inv. Steve 5118</text:p>
      <text:h text:style-name="Heading_20_2" text:outline-level="2"><text:bookmark-start text:name="__RefHeading__794_204533229"/><text:span text:style-name="T4">Soucoupe </text:span><text:span text:style-name="T3">de</text:span><text:span text:style-name="T4"> gobelet « litron »</text:span><text:bookmark-end text:name="__RefHeading__794_204533229"/></text:h>
      <text:p text:style-name="_5f_description">Manufacture royale de porcelaine de Sèvres, vers 1773.</text:p>
      <text:p text:style-name="P4">Porcelaine tendre, fond bleu blanc, décor polychrome et rehauts d’or.</text:p>
      <text:p text:style-name="_5f_dimensions"><text:span text:style-name="T1">Dimensions : </text:span>haut. : 0,024 m ; diam. : 0,105 m.</text:p>
      <text:p text:style-name="P4"><text:span text:style-name="T1">Marques :</text:span> marque peinte en bleu, au double L ; absence de lettre-date ; marque de peintre : LG (Etienne-Henry Le Guay, actif de 1748 à 1749 et de 1751 à 1796).</text:p>
      <text:p text:style-name="P4"><text:span text:style-name="T1">État :</text:span> un éclat sur le bord.</text:p>
      <text:p text:style-name="P4"><text:span text:style-name="T7">Localisation</text:span><text:span text:style-name="T1"> : </text:span></text:p>
      <text:p text:style-name="P4">Réserves.</text:p>
      <text:p text:style-name="_5f_inventaire">Inv. Steve 5240</text:p>
      <text:h text:style-name="Heading_20_2" text:outline-level="2"><text:bookmark-start text:name="__RefHeading__796_204533229"/><text:span text:style-name="T4">Gobelet « Bouillard » </text:span><text:span text:style-name="T3">et sa</text:span><text:span text:style-name="T4"> soucoupe</text:span><text:bookmark-end text:name="__RefHeading__796_204533229"/></text:h>
      <text:h text:style-name="P15" text:outline-level="3"><text:bookmark-start text:name="__RefHeading__798_204533229"/>Gobelet « Bouillard »<text:bookmark-end text:name="__RefHeading__798_204533229"/></text:h>
      <text:p text:style-name="_5f_description">Manufacture royale de porcelaine de Sèvres, 1773.</text:p>
      <text:p text:style-name="P4">Porcelaine tendre, fond bleu « céleste » pointillé, décor polychrome et rehauts d’or.</text:p>
      <text:p text:style-name="_5f_dimensions"><text:span text:style-name="T1">Dimensions : </text:span>haut. : 0,026 m ; diam. : 0,048 m ; prof. : 0,062 m.</text:p>
      <text:p text:style-name="P4"><text:span text:style-name="T1">Marques :</text:span> absence de marque peinte.</text:p>
      <text:p text:style-name="P4"><text:span text:style-name="T7">Localisation</text:span><text:span text:style-name="T1"> : </text:span></text:p>
      <text:p text:style-name="P4">Salle à manger.</text:p>
      <text:p text:style-name="_5f_inventaire">Inv. Steve 1307</text:p>
      <text:h text:style-name="P15" text:outline-level="3"><text:bookmark-start text:name="__RefHeading__800_204533229"/>Soucoupe<text:bookmark-end text:name="__RefHeading__800_204533229"/></text:h>
      <text:p text:style-name="_5f_description">Manufacture royale de porcelaine de Sèvres, 1773.</text:p>
      <text:p text:style-name="P4">Porcelaine tendre, fond bleu « céleste » pointillé, décor polychrome et rehauts d’or.</text:p>
      <text:p text:style-name="_5f_dimensions"><text:span text:style-name="T1">Dimensions : </text:span>haut. : 0,019 m ; diam. : 0,074 m.</text:p>
      <text:p text:style-name="P4"><text:span text:style-name="T1">Marques :</text:span> marque peinte en bleu, au double L ; lettre-date U (1773) ; marque de peintre : sigle de Guillaume Noël (actif de 1755 à 1800).</text:p>
      <text:p text:style-name="P4"><text:span text:style-name="T7">Localisation</text:span><text:span text:style-name="T1"> : </text:span></text:p>
      <text:p text:style-name="P4">Salle à manger.</text:p>
      <text:p text:style-name="_5f_inventaire">Inv. Steve 1306</text:p>
      <text:h text:style-name="Heading_20_2" text:outline-level="2"><text:bookmark-start text:name="__RefHeading__802_204533229"/><text:soft-page-break/><text:span text:style-name="T4">Pot à sucre « Calabre »</text:span><text:span text:style-name="T3"> et </text:span><text:span text:style-name="T4">pot à lait « à trois pieds »</text:span><text:bookmark-end text:name="__RefHeading__802_204533229"/></text:h>
      <text:h text:style-name="P15" text:outline-level="3"><text:bookmark-start text:name="__RefHeading__804_204533229"/>Pot à sucre « Calabre » <text:bookmark-end text:name="__RefHeading__804_204533229"/></text:h>
      <text:p text:style-name="_5f_description">Manufacture royale de porcelaine de Sèvres, 1773.</text:p>
      <text:p text:style-name="P4">Porcelaine tendre, fond blanc, décor de camaïeu carmin et rehauts d’or.</text:p>
      <text:p text:style-name="_5f_dimensions"><text:span text:style-name="T1">Dimensions :</text:span> haut. : 0,088 m ; diam. : 0,088 m. </text:p>
      <text:p text:style-name="P4"><text:span text:style-name="T1">Marques :</text:span> marques peintes en rose, au double L ; lettre-date u (1773) ; marque de peintre : ch (Étienne-Jean Chabry fils ou fils aîné ou l’aîné, actif de 1764 à 1787) ; marque de peintre ou de doreur : v (sigle d’un peintre ou d’un doreur, actif vers 1773 à 1774, non identifié).</text:p>
      <text:p text:style-name="P4"><text:span text:style-name="T7">Localisation :</text:span><text:span text:style-name="T8"> </text:span></text:p>
      <text:p text:style-name="P4">Réserves.</text:p>
      <text:p text:style-name="_5f_inventaire">Inv. Steve 3413</text:p>
      <text:h text:style-name="P15" text:outline-level="3"><text:bookmark-start text:name="__RefHeading__806_204533229"/>Pot à lait « à trois pieds »<text:bookmark-end text:name="__RefHeading__806_204533229"/></text:h>
      <text:p text:style-name="_5f_description">Manufacture royale de porcelaine de Sèvres, 1773.</text:p>
      <text:p text:style-name="P4">Porcelaine tendre, fond blanc, décor de camaïeu carmin et rehauts d’or.</text:p>
      <text:p text:style-name="_5f_dimensions"><text:span text:style-name="T1">Dimensions :</text:span> haut. : 0,098 m ; long. : 0,109 m ; larg. : 0,075 m. </text:p>
      <text:p text:style-name="P4"><text:span text:style-name="T1">Marques :</text:span> marques peintes en rose, au double L ; lettre-date u (1773) ; marque de peintre : ch (Étienne-Jean Chabry fils ou fils aîné ou l’aîné, actif de 1764 à 1787) ; marque de peintre ou de doreur : v (sigle d’un peintre ou d’un doreur, actif vers 1773 à 1774, non identifié).</text:p>
      <text:p text:style-name="P4"><text:span text:style-name="T7">Localisation :</text:span><text:span text:style-name="T8"> </text:span></text:p>
      <text:p text:style-name="P4">Salle à manger.</text:p>
      <text:p text:style-name="_5f_inventaire">Inv. Steve 5015</text:p>
      <text:h text:style-name="P13" text:outline-level="2"><text:bookmark-start text:name="__RefHeading__808_204533229"/>Plateau « Hébert »<text:bookmark-end text:name="__RefHeading__808_204533229"/></text:h>
      <text:p text:style-name="_5f_description">Manufacture royale de porcelaine de Sèvres, vers 1773.</text:p>
      <text:p text:style-name="P4">Porcelaine tendre, fond blanc, décor polychrome et rehauts d’or.</text:p>
      <text:p text:style-name="_5f_dimensions"><text:span text:style-name="T1">Dimensions : </text:span>haut. (max.): 0,032 m ; haut. (min.) : 0,056 m ; long. : 0,305 m; larg. : 0,230 m.</text:p>
      <text:p text:style-name="P4"><text:span text:style-name="T1">Marques :</text:span> marque peinte en bleu, au double L ; absence de lettre-date et de marque de peintre ; marque en creux : AB ou HB ou IB ( ?).</text:p>
      <text:p text:style-name="P4"><text:span text:style-name="T7">Localisation</text:span><text:span text:style-name="T1"> : </text:span></text:p>
      <text:p text:style-name="P4">Salle à manger.</text:p>
      <text:p text:style-name="P4"><text:span text:style-name="T7">Provenance</text:span><text:span text:style-name="T1"> : </text:span></text:p>
      <text:p text:style-name="P4">Vente à Paris, Hôtel Drouot, Salles 9 et 10, M<text:span text:style-name="T10">e</text:span> Paul Chevallier, 26 et 27 avril 1901, cat. n°51, non repr. ; adjugé 1920 francs à Ducrey ; Coll. de Mme Maurice Ephrussi.</text:p>
      <text:p text:style-name="_5f_inventaire">Inv. Steve 5119</text:p>
      <text:h text:style-name="Heading_20_2" text:outline-level="2"><text:bookmark-start text:name="__RefHeading__810_204533229"/><text:soft-page-break/><text:span text:style-name="T4">Gobelet « litron » </text:span><text:span text:style-name="T3">et sa</text:span><text:span text:style-name="T4"> soucoupe</text:span><text:bookmark-end text:name="__RefHeading__810_204533229"/></text:h>
      <text:h text:style-name="P15" text:outline-level="3"><text:bookmark-start text:name="__RefHeading__812_204533229"/>Gobelet « litron »<text:bookmark-end text:name="__RefHeading__812_204533229"/></text:h>
      <text:p text:style-name="_5f_description">Manufacture royale de porcelaine de Sèvres, 1774.</text:p>
      <text:p text:style-name="P4">Porcelaine tendre, fond blanc, décor polychrome et rehauts d’or.</text:p>
      <text:p text:style-name="_5f_dimensions"><text:span text:style-name="T1">Dimensions : </text:span>haut. : 0,044 m ; diam. : 0,049 m ; prof. : 0,069 m.</text:p>
      <text:p text:style-name="P4"><text:span text:style-name="T1">Marques :</text:span> marque peinte en rouge, au double L ; lettre-date V (1774) ; marque de peintre : P’ (Jean-Jacques Pierre le jeune, actif de 1763 à 1800) ; marque, en bleu, de doreur : François Barré (actif de 1773 à 1778) ; marques en creux : IGC ( ?).</text:p>
      <text:p text:style-name="P4"><text:span text:style-name="T7">Localisation</text:span><text:span text:style-name="T1"> : </text:span></text:p>
      <text:p text:style-name="P4">Salle à manger.</text:p>
      <text:p text:style-name="_5f_inventaire">Inv. Steve 5181</text:p>
      <text:h text:style-name="P15" text:outline-level="3"><text:bookmark-start text:name="__RefHeading__814_204533229"/>Soucoupe<text:bookmark-end text:name="__RefHeading__814_204533229"/></text:h>
      <text:p text:style-name="_5f_description">Manufacture royale de porcelaine de Sèvres, 1774.</text:p>
      <text:p text:style-name="P4">Porcelaine tendre, fond blanc, décor polychrome et rehauts d’or.</text:p>
      <text:p text:style-name="_5f_dimensions"><text:span text:style-name="T1">Dimensions : </text:span>haut. : 0,023 m ; diam. : 0,107 m.</text:p>
      <text:p text:style-name="P4"><text:span text:style-name="T1">Marques :</text:span> marque peinte en rouge, au double L ; lettre-date V (1774) ; marque de peintre : P’ (Jean-Jacques Pierre le jeune, actif de 1763 à 1800) ; marque, en bleu, de doreur : François Barré (actif de 1773 à 1778) ; marques en creux : une croix.</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Henri Chasles, vente après décès, à Paris, Hôtel Drouot, Salles 9 à 11, du lundi 9 au samedi 14 décembre 1907, M<text:span text:style-name="T10">e</text:span> François Lair-Dubreuil, cat. n°269, non repr.; adjugées 405 francs à Henri Stettiner ; Coll. de Mme Maurice Ephrussi.</text:p>
      <text:p text:style-name="_5f_inventaire">Inv. Steve 5182</text:p>
      <text:h text:style-name="Heading_20_2" text:outline-level="2"><text:bookmark-start text:name="__RefHeading__816_204533229"/><text:span text:style-name="T4">Gobelet « litron »</text:span><text:span text:style-name="T3"> et sa </text:span><text:span text:style-name="T4">soucoupe</text:span><text:bookmark-end text:name="__RefHeading__816_204533229"/></text:h>
      <text:h text:style-name="P15" text:outline-level="3"><text:bookmark-start text:name="__RefHeading__818_204533229"/>Gobelet « litron »<text:bookmark-end text:name="__RefHeading__818_204533229"/></text:h>
      <text:p text:style-name="_5f_description">Manufacture royale de porcelaine de Sèvres, 1774.</text:p>
      <text:p text:style-name="P4">Porcelaine tendre, fond blanc, décor de camaïeu carmin et rehauts d’or.</text:p>
      <text:p text:style-name="_5f_dimensions"><text:span text:style-name="T1">Dimensions :</text:span> haut. : 0,059 m ; diam. : 0,056 m ; long. : 0,080 m. </text:p>
      <text:p text:style-name="P4"><text:span text:style-name="T1">Marques :</text:span> marques peintes en rose, au double L ; lettre-date V (1774); marque de peintre en rose très effacée : peut-être Ch (Étienne-Jean Chabry fils ou fils aîné ou l’aîné, actif de 1764 à 1787) ; marque de peintre en bleu : …. (Pierre-Théodore Buteux, actif de 1765 à 1784 ) ; marque en creux : pn.</text:p>
      <text:p text:style-name="P4"><text:soft-page-break/><text:span text:style-name="T7">Localisation</text:span><text:span text:style-name="T1"> : </text:span></text:p>
      <text:p text:style-name="P4">Salle à manger.</text:p>
      <text:p text:style-name="_5f_inventaire">Inv. Steve 3435</text:p>
      <text:h text:style-name="P15" text:outline-level="3"><text:bookmark-start text:name="__RefHeading__820_204533229"/>Soucoupe<text:bookmark-end text:name="__RefHeading__820_204533229"/></text:h>
      <text:p text:style-name="_5f_description">Manufacture royale de porcelaine de Sèvres, 1774.</text:p>
      <text:p text:style-name="P4">Porcelaine tendre, fond blanc, décor de camaïeu carmin et rehauts d’or.</text:p>
      <text:p text:style-name="_5f_dimensions"><text:span text:style-name="T1">Dimensions :</text:span> haut. : 0,031 m ; diam. : 0,124 m. </text:p>
      <text:p text:style-name="P4"><text:span text:style-name="T1">Marques :</text:span> marques peintes en rose, au double L ; lettre-date V (1774); marque de peintre en rose très effacée : peut-être Ch (Étienne-Jean Chabry fils ou fils aîné ou l’aîné, actif de 1764 à 1787) ; marque de peintre en bleu : …. (Pierre-Théodore Buteux, actif de 1765 à 1784 ) ; marque en creux : DC.</text:p>
      <text:p text:style-name="P4"><text:span text:style-name="T7">Localisation</text:span><text:span text:style-name="T1"> : </text:span></text:p>
      <text:p text:style-name="P4">Salle à manger.</text:p>
      <text:p text:style-name="_5f_inventaire">Inv. Steve 3421</text:p>
      <text:h text:style-name="P13" text:outline-level="2"><text:bookmark-start text:name="__RefHeading__822_204533229"/>Pot à sucre « Hébert »<text:bookmark-end text:name="__RefHeading__822_204533229"/></text:h>
      <text:p text:style-name="_5f_description">Manufacture royale de porcelaine de Sèvres, vers 1774.</text:p>
      <text:p text:style-name="P4">Porcelaine tendre, fond bleu « lapis » vermiculé, décor polychrome et rehauts d’or.</text:p>
      <text:p text:style-name="_5f_dimensions"><text:span text:style-name="T1">Dimensions : </text:span>haut. (a. c.) : 0,088 m ; haut. (s. c.): 0,056 m ; diam. 0,068 m.</text:p>
      <text:p text:style-name="P4"><text:span text:style-name="T1">Marques :</text:span> marque peinte en bleu, au double L ; absence de lettre-date.</text:p>
      <text:p text:style-name="P4"><text:span text:style-name="T7">Localisation</text:span><text:span text:style-name="T1"> : </text:span></text:p>
      <text:p text:style-name="P4">Salle à manger.</text:p>
      <text:p text:style-name="_5f_inventaire">Inv. Steve 5216</text:p>
      <text:h text:style-name="Heading_20_2" text:outline-level="2"><text:bookmark-start text:name="__RefHeading__824_204533229"/><text:span text:style-name="T4">Gobelet « litron » </text:span><text:span text:style-name="T3">et sa</text:span><text:span text:style-name="T4"> soucoupe</text:span><text:bookmark-end text:name="__RefHeading__824_204533229"/></text:h>
      <text:h text:style-name="P15" text:outline-level="3"><text:bookmark-start text:name="__RefHeading__826_204533229"/>Gobelet « litron »<text:bookmark-end text:name="__RefHeading__826_204533229"/></text:h>
      <text:p text:style-name="_5f_description">Manufacture royale de porcelaine de Sèvres, 1775.</text:p>
      <text:p text:style-name="P4">Porcelaine tendre, fond blanc, décor polychrome et rehauts d’or.</text:p>
      <text:p text:style-name="_5f_dimensions"><text:span text:style-name="T1">Dimensions : </text:span>haut. : 0,044 m ; diam. : 0,049 m ; prof. : 0,069 m.</text:p>
      <text:p text:style-name="P4"><text:span text:style-name="T1">Marques :</text:span> marque peinte en bleu, au double L ; lettre-date x (1775) ; marque de peintre : nq (Nicquet, actif de 1764 à 1792) ; marques en creux : CP et 141.</text:p>
      <text:p text:style-name="P4"><text:span text:style-name="T7">Localisation</text:span><text:span text:style-name="T1"> : </text:span></text:p>
      <text:p text:style-name="P4">Salle à manger.</text:p>
      <text:p text:style-name="_5f_inventaire">Inv. Steve 1936</text:p>
      <text:h text:style-name="P15" text:outline-level="3"><text:bookmark-start text:name="__RefHeading__828_204533229"/><text:soft-page-break/>Soucoupe<text:bookmark-end text:name="__RefHeading__828_204533229"/></text:h>
      <text:p text:style-name="_5f_description">Manufacture royale de porcelaine de Sèvres, 1775.</text:p>
      <text:p text:style-name="P4">Porcelaine tendre, fond blanc, décor polychrome et rehauts d’or.</text:p>
      <text:p text:style-name="_5f_dimensions"><text:span text:style-name="T1">Dimensions : </text:span>haut. : 0,023 m ; diam. : 0,107 m.</text:p>
      <text:p text:style-name="P4"><text:span text:style-name="T1">Marques :</text:span> marque peinte en bleu, au double L ; lettre-date x (1775) ; marque de peintre : nq (Nicquet, actif de 1764 à 1792) ; marques en creux : pn et une croix.</text:p>
      <text:p text:style-name="P4"><text:span text:style-name="T7">Localisation</text:span><text:span text:style-name="T1"> : </text:span></text:p>
      <text:p text:style-name="P4">Salle à manger.</text:p>
      <text:p text:style-name="_5f_inventaire">Inv. Steve 1937</text:p>
      <text:h text:style-name="P13" text:outline-level="2"><text:bookmark-start text:name="__RefHeading__830_204533229"/>Gobelet « litron »<text:bookmark-end text:name="__RefHeading__830_204533229"/></text:h>
      <text:p text:style-name="_5f_description">Manufacture royale de porcelaine de Sèvres, vers 1775.</text:p>
      <text:p text:style-name="P4">Porcelaine tendre, fond blanc, décor polychrome et rehauts d’or.</text:p>
      <text:p text:style-name="_5f_dimensions"><text:span text:style-name="T1">Dimensions : </text:span>haut. : 0,060 m ; diam. : 0,055 m ; long. : 0,078 m.</text:p>
      <text:p text:style-name="P4"><text:span text:style-name="T1">Marques :</text:span> absence de marques peintes ; marques en creux : une croix dans un carré et 8B.</text:p>
      <text:p text:style-name="P4"><text:span text:style-name="T1">État :</text:span> l’anse, cassée, a été restaurée.</text:p>
      <text:p text:style-name="P4"><text:span text:style-name="T7">Localisation</text:span><text:span text:style-name="T1"> : </text:span></text:p>
      <text:p text:style-name="P4">Salle à manger.</text:p>
      <text:p text:style-name="_5f_inventaire">Inv. Steve 5116</text:p>
      <text:h text:style-name="Heading_20_2" text:outline-level="2"><text:bookmark-start text:name="__RefHeading__832_204533229"/><text:span text:style-name="T4">Gobelet « litron » </text:span><text:span text:style-name="T3">et sa</text:span><text:span text:style-name="T4"> soucoupe</text:span><text:bookmark-end text:name="__RefHeading__832_204533229"/></text:h>
      <text:h text:style-name="P15" text:outline-level="3"><text:bookmark-start text:name="__RefHeading__834_204533229"/>Gobelet « litron »<text:bookmark-end text:name="__RefHeading__834_204533229"/></text:h>
      <text:p text:style-name="_5f_description">Manufacture royale de porcelaine de Sèvres, 1777.</text:p>
      <text:p text:style-name="P4">Porcelaine tendre, fond d’écailles, décor polychrome et rehauts d’or.</text:p>
      <text:p text:style-name="_5f_dimensions"><text:span text:style-name="T1">Dimensions : </text:span>haut. : 0,044 m ; diam. : 0,049 m ; prof. : 0,069 m.</text:p>
      <text:p text:style-name="P4"><text:span text:style-name="T1">Marques :</text:span> marque peinte en bleu, au double L ; lettre-date Z (1777) ; marque de peintre : sigle de Guillaume Noël (actif de 1755 à 1800) ; marque en creux : 6.</text:p>
      <text:p text:style-name="P4"><text:span text:style-name="T1">Autre marque :</text:span> à l’encre, le « <text:span text:style-name="T8">n°434</text:span> », correspondant à l’inventaire de la coll. Chappey.</text:p>
      <text:p text:style-name="P4"><text:span text:style-name="T7">Localisation</text:span><text:span text:style-name="T1"> : </text:span></text:p>
      <text:p text:style-name="P4">Salle à manger.</text:p>
      <text:p text:style-name="_5f_inventaire">Inv. Steve 1935</text:p>
      <text:h text:style-name="P15" text:outline-level="3"><text:bookmark-start text:name="__RefHeading__836_204533229"/>Soucoupe<text:bookmark-end text:name="__RefHeading__836_204533229"/></text:h>
      <text:p text:style-name="_5f_description">Manufacture royale de porcelaine de Sèvres, 1777.</text:p>
      <text:p text:style-name="P4">Porcelaine tendre, fond écailles, décor polychrome et rehauts d’or.</text:p>
      <text:p text:style-name="_5f_dimensions"><text:soft-page-break/><text:span text:style-name="T1">Dimensions : </text:span>haut. : 0,023 m ; diam. : 0,107 m.</text:p>
      <text:p text:style-name="P4"><text:span text:style-name="T1">Marques :</text:span> marque peinte en bleu, au double L ; lettre-date Z (1777) ; marque de peintre : sigle de Guillaume Noël (actif de 1755 à 1800).</text:p>
      <text:p text:style-name="P4"><text:span text:style-name="T1">Étiquette :</text:span> étiquette fragmentaire de la coll. Chappey : « <text:span text:style-name="T8">…ECTION ED. CHAPPEY</text:span> ».</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text:span text:style-name="T15">Edouard Chappey, 1905 ; Coll. </text:span>Edouard Chappey, sa 1<text:span text:style-name="T10">ère</text:span> vente après décès, à Paris, Galerie Georges Petit, M<text:span text:style-name="T10">es</text:span> Paul Chevallier et François Lair-Dubreuil, du 11 au 15 mars 1907, cat. n°44, non repr. ; adjugées 500 francs à Henri Stettiner ; Coll. de Mme Maurice Ephrussi.</text:p>
      <text:p text:style-name="_5f_inventaire">Inv. Steve 1934</text:p>
      <text:h text:style-name="Heading_20_2" text:outline-level="2"><text:bookmark-start text:name="__RefHeading__838_204533229"/><text:span text:style-name="T4">Déjeuner « Hébert » </text:span><text:span text:style-name="T3">comprenant un</text:span><text:span text:style-name="T4"> plateau « Hébert »</text:span><text:span text:style-name="T3">, deux </text:span><text:span text:style-name="T4">gobelets « litron »  </text:span><text:span text:style-name="T3">et un</text:span><text:span text:style-name="T4"> pot à sucre « Bouret »</text:span><text:bookmark-end text:name="__RefHeading__838_204533229"/></text:h>
      <text:h text:style-name="P15" text:outline-level="3"><text:bookmark-start text:name="__RefHeading__840_204533229"/>Plateau « Hébert »<text:bookmark-end text:name="__RefHeading__840_204533229"/></text:h>
      <text:p text:style-name="_5f_description">Manufacture royale de porcelaine de Sèvres, 1777.</text:p>
      <text:p text:style-name="P4">Porcelaine tendre, fond blanc, décor polychrome et rehauts d’or.</text:p>
      <text:p text:style-name="_5f_dimensions"><text:span text:style-name="T1">Dimensions : </text:span>haut. : 0,034 m ; long. : 0,284 m ; larg. : 0,229 m.</text:p>
      <text:p text:style-name="P4"><text:span text:style-name="T1">Marques :</text:span> marque peinte en noir, au double L ; lettre-date z (1777) ; marque de peintre : B. n. (Nicolas Bulidon, actif de 1763 à 1792) ; marque de doreur, en bleu : B (François Barré, actif de 1773 à 1778) ; marque en creux : I et une clef de sol.</text:p>
      <text:p text:style-name="P4"><text:span text:style-name="T7">Localisation</text:span><text:span text:style-name="T1"> : </text:span></text:p>
      <text:p text:style-name="P4">Réserves.</text:p>
      <text:p text:style-name="_5f_inventaire">Inv. Steve 1967</text:p>
      <text:h text:style-name="P15" text:outline-level="3"><text:bookmark-start text:name="__RefHeading__842_204533229"/>Gobelet « litron »<text:bookmark-end text:name="__RefHeading__842_204533229"/></text:h>
      <text:p text:style-name="_5f_description">Manufacture royale de porcelaine de Sèvres, 1777.</text:p>
      <text:p text:style-name="P4">Porcelaine tendre, fond blanc, décor polychrome et rehauts d’or.</text:p>
      <text:p text:style-name="_5f_dimensions"><text:span text:style-name="T1">Dimensions : </text:span>haut. : 0,058 m ; diam. : 0,057 m ; prof. : 0,075 m.</text:p>
      <text:p text:style-name="P4"><text:span text:style-name="T1">Marques :</text:span> marque peinte en bleu, au double L ; lettre-date z (1777) ; marque de peintre  : sigle de Jacques Fontaine (actif de 1752 à 1800) ; marque de doreur, en doré : S (Pierre-Antoine Méreaud l’aîné, actif de 1754 à 1791).</text:p>
      <text:p text:style-name="P4"><text:span text:style-name="T7">Localisation</text:span><text:span text:style-name="T1"> : </text:span></text:p>
      <text:p text:style-name="P4">Réserves.</text:p>
      <text:p text:style-name="P11">Inv. Steve 5441 Ancien inv. 2331 A</text:p>
      <text:h text:style-name="P15" text:outline-level="3"><text:bookmark-start text:name="__RefHeading__844_204533229"/>Gobelet « litron »<text:bookmark-end text:name="__RefHeading__844_204533229"/></text:h>
      <text:p text:style-name="_5f_description">Manufacture royale de porcelaine de Sèvres, 1777.</text:p>
      <text:p text:style-name="P4"><text:soft-page-break/>Porcelaine tendre, fond blanc, décor polychrome et rehauts d’or.</text:p>
      <text:p text:style-name="_5f_dimensions"><text:span text:style-name="T1">Dimensions : </text:span>haut. : 0,058 m ; diam. : 0,060 m ; prof. : 0,078 m.</text:p>
      <text:p text:style-name="P4"><text:span text:style-name="T1">Marques :</text:span> marque peinte en bleu, au double L ; lettre-date z (1777) ; marque de peintre  : sigle de Jacques Fontaine (actif de 1752 à 1800) ; marque de doreur, en bleu : sigle de Pierre-Théodore Buteux (actif de 1765 à 1784) ; marque en creux : 27.</text:p>
      <text:p text:style-name="P4"><text:span text:style-name="T7">Localisation</text:span><text:span text:style-name="T1"> : </text:span></text:p>
      <text:p text:style-name="P4">Réserves.</text:p>
      <text:p text:style-name="P11">Inv. Steve 5442 Ancien inv. 2330 A</text:p>
      <text:h text:style-name="P15" text:outline-level="3"><text:bookmark-start text:name="__RefHeading__846_204533229"/>Pot à sucre « Bouret »<text:bookmark-end text:name="__RefHeading__846_204533229"/></text:h>
      <text:p text:style-name="_5f_description">Manufacture royale de porcelaine de Sèvres, 1777.</text:p>
      <text:p text:style-name="P4">Porcelaine tendre, fond blanc, décor polychrome et rehauts d’or.</text:p>
      <text:p text:style-name="_5f_dimensions"><text:span text:style-name="T1">Dimensions : </text:span>haut. (a. c.) : 0,093 m ; haut. (s. c.) : 0,061 m ; diam. : 0,077 m.</text:p>
      <text:p text:style-name="P4"><text:span text:style-name="T1">Marques :</text:span> marque peinte en noir, au double L ; lettre-date z (1777) ; marque de peintre  : B. n. (Nicolas Bulidon, actif de 1763 à 1792) ; marque de doreur, en bleu : B (François Barré, actif de 1773 à 1778) ; marque en creux : 27.</text:p>
      <text:p text:style-name="P4"><text:span text:style-name="T7">Localisation</text:span><text:span text:style-name="T1"> : </text:span></text:p>
      <text:p text:style-name="P4">Réserves.</text:p>
      <text:p text:style-name="_5f_inventaire">Inv. Steve 5366</text:p>
      <text:h text:style-name="P13" text:outline-level="2"><text:bookmark-start text:name="__RefHeading__848_204533229"/>Gobelet « litron »<text:bookmark-end text:name="__RefHeading__848_204533229"/></text:h>
      <text:p text:style-name="_5f_description">Manufacture royale de porcelaine de Sèvres, 1778.</text:p>
      <text:p text:style-name="P4">Porcelaine tendre, fond blanc, décor polychrome et rehauts d’or.</text:p>
      <text:p text:style-name="_5f_dimensions"><text:span text:style-name="T1">Dimensions : </text:span>haut. : 0,045 m ; diam. : 0,049 m ; long. : 0,070 m.</text:p>
      <text:p text:style-name="P4"><text:span text:style-name="T1">Marques :</text:span> marque peinte en bleu, au double L ; lettre-date AA (1778) ; marque de peintre : sigle d’André-Vincent Vielliard père (actif de 1752 à 1790) ; marques en creux : 43.</text:p>
      <text:p text:style-name="P4"><text:span text:style-name="T1">État :</text:span> la dorure sur les bords est passée sur les extrémités (anse, bords, etc.).</text:p>
      <text:p text:style-name="P4"><text:span text:style-name="T7">Localisation</text:span><text:span text:style-name="T1"> : </text:span></text:p>
      <text:p text:style-name="P4">Salle à manger.</text:p>
      <text:p text:style-name="_5f_inventaire">Inv. Steve 1273</text:p>
      <text:h text:style-name="P13" text:outline-level="2"><text:bookmark-start text:name="__RefHeading__850_204533229"/>Soucoupe<text:bookmark-end text:name="__RefHeading__850_204533229"/></text:h>
      <text:p text:style-name="_5f_description">Manufacture royale de porcelaine de Sèvres, 1778.</text:p>
      <text:p text:style-name="P4">Porcelaine tendre, fond blanc, décor polychrome et rehauts d’or.</text:p>
      <text:p text:style-name="_5f_dimensions"><text:span text:style-name="T1">Dimensions : </text:span>haut. : 0,030 m ; diam. : 0,125 m.</text:p>
      <text:p text:style-name="P4"><text:span text:style-name="T1">Marques :</text:span> marque peinte en bleu, au double L ; lettre-date AA (1778) ; marque de peintre : X (Jacques-François Micaud père, actif de 1757 à 1810) ; marques en creux : 40.</text:p>
      <text:p text:style-name="P4"><text:soft-page-break/><text:span text:style-name="T1">Étiquette : </text:span>étiquette ovale : « <text:span text:style-name="T8">V</text:span><text:span text:style-name="T11">VE</text:span><text:span text:style-name="T8"> L. ALAIN &amp; ED. PAPE - CURIOSITÉS - N°1278 - PARIS - 10, Rue de la Victoire </text:span>».</text:p>
      <text:p text:style-name="P4"><text:span text:style-name="T7">Localisation</text:span><text:span text:style-name="T1"> : </text:span></text:p>
      <text:p text:style-name="P4">Réserves.</text:p>
      <text:p text:style-name="P4"><text:span text:style-name="T7">Provenance</text:span><text:span text:style-name="T1"> : </text:span></text:p>
      <text:p text:style-name="P4">Vente à Paris, Hôtel Drouot, Salle 7, M<text:span text:style-name="T10">e </text:span>Paul Chevallier, mercredi 8 avril 1903, cat. n°16, non repr. ; adjugée (avec son gobelet) 52 francs à Mme Damblanc ; Maison Damblanc, Paris ; Maison Veuve Alain et Edouard Pape, Paris ; Coll. de Mme Maurice Ephrussi.</text:p>
      <text:p text:style-name="_5f_inventaire">Inv. Steve 5241</text:p>
      <text:h text:style-name="P13" text:outline-level="2"><text:bookmark-start text:name="__RefHeading__852_204533229"/>Gobelet « litron »<text:bookmark-end text:name="__RefHeading__852_204533229"/></text:h>
      <text:p text:style-name="_5f_description">Manufacture royale de porcelaine de Sèvres, 1779.</text:p>
      <text:p text:style-name="P4">Porcelaine tendre, fond bleu « nouveau », décor polychrome et rehauts d’or.</text:p>
      <text:p text:style-name="_5f_dimensions"><text:span text:style-name="T1">Dimensions : </text:span>haut. : 0,045 m ; diam. : 0,050 m ; long. : 0,060 m.</text:p>
      <text:p text:style-name="P4"><text:span text:style-name="T1">Marques :</text:span> marque peinte en bleu, au double L ; lettre-date bb (1779) ; marques de peintres et de doreurs : L. W (Louis-Prosper le Vavasseur, actif de 1776 à 1780) et …. (Pierre-Théodore Buteux, actif de 1765 à 1784) ; marques en creux : 43.</text:p>
      <text:p text:style-name="P4"><text:span text:style-name="T7">Localisation</text:span><text:span text:style-name="T1"> : </text:span></text:p>
      <text:p text:style-name="P4">Salle à manger.</text:p>
      <text:p text:style-name="_5f_inventaire">Inv. Steve 4870</text:p>
      <text:h text:style-name="Heading_20_2" text:outline-level="2"><text:bookmark-start text:name="__RefHeading__854_204533229"/><text:span text:style-name="T4">Gobelet « litron » </text:span><text:span text:style-name="T3">et sa</text:span><text:span text:style-name="T4"> soucoupe</text:span><text:bookmark-end text:name="__RefHeading__854_204533229"/></text:h>
      <text:h text:style-name="P15" text:outline-level="3"><text:bookmark-start text:name="__RefHeading__856_204533229"/>Gobelet « litron »<text:bookmark-end text:name="__RefHeading__856_204533229"/></text:h>
      <text:p text:style-name="_5f_description">Manufacture royale de porcelaine de Sèvres, vers 1780-1785.</text:p>
      <text:p text:style-name="P4">Porcelaine tendre, fond blanc, décor polychrome et rehauts d’or.</text:p>
      <text:p text:style-name="_5f_dimensions"><text:span text:style-name="T1">Dimensions : </text:span>haut. : 0,068 m ; diam. : 0,065 m ; prof. : 0,087 m.</text:p>
      <text:p text:style-name="P4"><text:span text:style-name="T1">Marques :</text:span> marque peinte en vert, au double L ; absence de lettre-date; marque de peintre : G (Claude-Joseph Cardin, actif de 1754 à 1787) ; marque, en violet, de peintre et doreur : B (Jean-Pierre Boulanger, actif de 1754 à 1785) ; marques en creux : U.</text:p>
      <text:p text:style-name="P4"><text:span text:style-name="T7">Localisation</text:span><text:span text:style-name="T1"> : </text:span></text:p>
      <text:p text:style-name="P4">Salle à manger.</text:p>
      <text:p text:style-name="_5f_inventaire">Inv. Steve 4863</text:p>
      <text:h text:style-name="P15" text:outline-level="3"><text:bookmark-start text:name="__RefHeading__858_204533229"/>Soucoupe<text:bookmark-end text:name="__RefHeading__858_204533229"/></text:h>
      <text:p text:style-name="_5f_description">Manufacture royale de porcelaine de Sèvres, vers 1780-1785.</text:p>
      <text:p text:style-name="P4">Porcelaine tendre, fond blanc, décor polychrome et rehauts d’or.</text:p>
      <text:p text:style-name="_5f_dimensions"><text:soft-page-break/><text:span text:style-name="T1">Dimensions : </text:span>haut. : 0,035 m ; diam. : 0,138 m.</text:p>
      <text:p text:style-name="P4"><text:span text:style-name="T1">Marques :</text:span> marque peinte en noir, au double L ; absence de lettre-date; marque de peintre : G (Claude-Joseph Cardin, actif de 1754 à 1787) ; marque, en violet, de peintre et doreur : B (Jean-Pierre Boulanger, actif de 1754 à 1785) ; marques en creux : 6.</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Eugène Féral ; sa vente après décès, à Paris, Hôtel Drouot, M<text:span text:style-name="T10">e </text:span>Paul Chevallier, Salles 9 et 10, du lundi 22 au mercredi 24 avril 1901, cat. n°277, non repr.; adjugés 630 francs à Vandermeersch ; achat de Béatrice Ephrussi, le 4 février 1907, auprès de la Maison Vandermeersch pour 450 francs ; Coll. de Mme Maurice Ephrussi.</text:p>
      <text:p text:style-name="_5f_inventaire">Inv. Steve 4864</text:p>
      <text:h text:style-name="Heading_20_2" text:outline-level="2"><text:bookmark-start text:name="__RefHeading__860_204533229"/><text:span text:style-name="T4">Gobelet « litron » </text:span><text:span text:style-name="T3">et sa</text:span><text:span text:style-name="T4"> soucoupe</text:span><text:bookmark-end text:name="__RefHeading__860_204533229"/></text:h>
      <text:h text:style-name="P15" text:outline-level="3"><text:bookmark-start text:name="__RefHeading__862_204533229"/>Gobelet « litron »<text:bookmark-end text:name="__RefHeading__862_204533229"/></text:h>
      <text:p text:style-name="_5f_description">Manufacture royale de porcelaine de Sèvres, vers 1780.</text:p>
      <text:p text:style-name="P4">Porcelaine tendre, fond blanc, décor polychrome et rehauts d’or.</text:p>
      <text:p text:style-name="_5f_dimensions"><text:span text:style-name="T1">Dimensions : </text:span>haut. : 0,059 m ; diam. : 0,055 m ; prof. : 0,073 m.</text:p>
      <text:p text:style-name="P4"><text:span text:style-name="T1">Marques :</text:span> marque peinte en rouille, au double L ; absence de lettre-date ; marque de peintre : sigle d’André-Vincent Vielliard père (actif de 1752 à 1790).</text:p>
      <text:p text:style-name="P4"><text:span text:style-name="T7">Localisation</text:span><text:span text:style-name="T1"> : </text:span></text:p>
      <text:p text:style-name="P4">Salle à manger.</text:p>
      <text:p text:style-name="_5f_inventaire">Inv. Steve 5193</text:p>
      <text:h text:style-name="P15" text:outline-level="3"><text:bookmark-start text:name="__RefHeading__864_204533229"/>Soucoupe<text:bookmark-end text:name="__RefHeading__864_204533229"/></text:h>
      <text:p text:style-name="_5f_description">Manufacture royale de porcelaine de Sèvres, vers 1780.</text:p>
      <text:p text:style-name="P4">Porcelaine tendre, fond blanc, décor polychrome et rehauts d’or.</text:p>
      <text:p text:style-name="_5f_dimensions"><text:span text:style-name="T1">Dimensions : </text:span>haut. : 0,030 m ; diam. : 0,120 m.</text:p>
      <text:p text:style-name="P4"><text:span text:style-name="T1">Marques :</text:span> marque peinte en rouille, au double L ; absence de lettre-date ; marque de peintre : sigle d’André-Vincent Vielliard père (actif de 1752 à 1790).</text:p>
      <text:p text:style-name="P4"><text:span text:style-name="T7">Localisation</text:span><text:span text:style-name="T1"> : </text:span></text:p>
      <text:p text:style-name="P4">Salle à manger.</text:p>
      <text:p text:style-name="_5f_inventaire">Inv. Steve 5194</text:p>
      <text:h text:style-name="P13" text:outline-level="2"><text:bookmark-start text:name="__RefHeading__866_204533229"/>Pot à lait « à trois pieds »<text:bookmark-end text:name="__RefHeading__866_204533229"/></text:h>
      <text:p text:style-name="_5f_description">Manufacture royale de porcelaine de Sèvres, vers 1780.</text:p>
      <text:p text:style-name="P4"><text:soft-page-break/>Porcelaine tendre, fond blanc, décor polychrome et rehauts d’or.</text:p>
      <text:p text:style-name="_5f_dimensions"><text:span text:style-name="T1">Dimensions : </text:span>haut. : 0,078 m ; long. : 0,084 m ; larg. : 0,065 m.</text:p>
      <text:p text:style-name="P4"><text:span text:style-name="T1">Marques :</text:span> marque peinte en bleu, au double L ; absence de lettre-date ; marque de peintre : sigle d’un membre de la famille Weydinger.</text:p>
      <text:p text:style-name="P4"><text:span text:style-name="T7">Localisation</text:span><text:span text:style-name="T1"> : </text:span></text:p>
      <text:p text:style-name="P4">Salle à manger.</text:p>
      <text:p text:style-name="_5f_inventaire">Inv. Steve 5155</text:p>
      <text:h text:style-name="P13" text:outline-level="2"><text:bookmark-start text:name="__RefHeading__868_204533229"/>Pot à lait « à trois pieds »<text:bookmark-end text:name="__RefHeading__868_204533229"/></text:h>
      <text:p text:style-name="_5f_description">Manufacture royale de porcelaine de Sèvres, vers 1780.</text:p>
      <text:p text:style-name="P4">Porcelaine tendre, fond blanc, décor polychrome et rehauts d’or.</text:p>
      <text:p text:style-name="_5f_dimensions"><text:span text:style-name="T1">Dimensions : </text:span>haut. : 0,078 m ; long. : 0,084 m ; larg. : 0,065 m.</text:p>
      <text:p text:style-name="P4"><text:span text:style-name="T1">Marques :</text:span> marque peinte en bleu, au double L ; absence de lettre-date et de marque de peintre.</text:p>
      <text:p text:style-name="P4"><text:span text:style-name="T7">Localisation</text:span><text:span text:style-name="T1"> : </text:span></text:p>
      <text:p text:style-name="P4">Salle à manger.</text:p>
      <text:p text:style-name="_5f_inventaire">Inv. Steve 5154</text:p>
      <text:h text:style-name="P13" text:outline-level="2"><text:bookmark-start text:name="__RefHeading__870_204533229"/>Pot à sucre « Calabre »<text:bookmark-end text:name="__RefHeading__870_204533229"/></text:h>
      <text:p text:style-name="_5f_description">Manufacture royale de porcelaine de Sèvres, 1780.</text:p>
      <text:p text:style-name="P4">Porcelaine tendre, fond blanc, décor polychrome et rehauts d’or.</text:p>
      <text:p text:style-name="_5f_dimensions"><text:span text:style-name="T1">Dimensions : </text:span>haut. (s. c.): 0,082 m ; diam. 0,098 m.</text:p>
      <text:p text:style-name="P4"><text:span text:style-name="T1">Marques :</text:span> marque peinte en bleu, au double L ; lettre-date CC (1780) ; marque de peintre : … (Jean-Baptiste Tandartt l’aîné, actif de 1754 à 1800).</text:p>
      <text:p text:style-name="P4"><text:span text:style-name="T1">Autre marque :</text:span> cachet, à la cire rouge, avec la devise de la famille de Rothschild : « <text:span text:style-name="T8">concordia, integritas, industria</text:span> ».</text:p>
      <text:p text:style-name="P4"><text:span text:style-name="T7">Localisation</text:span><text:span text:style-name="T1"> : </text:span></text:p>
      <text:p text:style-name="P4">Salle à manger.</text:p>
      <text:p text:style-name="_5f_inventaire">Inv. Steve 4844</text:p>
      <text:h text:style-name="P13" text:outline-level="2"><text:bookmark-start text:name="__RefHeading__872_204533229"/>Pot à sucre « Bouret »<text:bookmark-end text:name="__RefHeading__872_204533229"/></text:h>
      <text:p text:style-name="_5f_description">Manufacture royale de porcelaine de Sèvres, vers 1780.</text:p>
      <text:p text:style-name="P4">Porcelaine tendre, fond blanc, décor polychrome et rehauts d’or.</text:p>
      <text:p text:style-name="_5f_dimensions"><text:span text:style-name="T1">Dimensions : </text:span>haut. (a. c.) : 0,098 m ; haut. (s. c.): 0,062 m ; diam. 0,080 m.</text:p>
      <text:p text:style-name="P4"><text:span text:style-name="T1">Marques :</text:span> absence de marque peinte ; marque en creux : Ja.</text:p>
      <text:p text:style-name="P4"><text:span text:style-name="T7">Localisation</text:span><text:span text:style-name="T1"> : </text:span></text:p>
      <text:p text:style-name="P4"><text:soft-page-break/>Salle à manger.</text:p>
      <text:p text:style-name="_5f_inventaire">Inv. Steve 5215</text:p>
      <text:h text:style-name="Heading_20_2" text:outline-level="2"><text:bookmark-start text:name="__RefHeading__874_204533229"/><text:span text:style-name="T4">Déjeuner « Hébert » </text:span><text:span text:style-name="T3">comprenant un</text:span><text:span text:style-name="T4"> plateau « Hébert »</text:span><text:span text:style-name="T3">, un </text:span><text:span text:style-name="T4">gobelet « litron » </text:span><text:span text:style-name="T3">et une</text:span><text:span text:style-name="T4"> théière « Calabre »</text:span><text:bookmark-end text:name="__RefHeading__874_204533229"/></text:h>
      <text:h text:style-name="P15" text:outline-level="3"><text:bookmark-start text:name="__RefHeading__876_204533229"/>Plateau « hébert »<text:bookmark-end text:name="__RefHeading__876_204533229"/></text:h>
      <text:p text:style-name="_5f_description">Manufacture royale de porcelaine de Sèvres, 1780.</text:p>
      <text:p text:style-name="P4">Porcelaine tendre, fond blanc, décor polychrome et rehauts d’or.</text:p>
      <text:p text:style-name="_5f_dimensions"><text:span text:style-name="T1">Dimensions : </text:span>haut. : 0,035 m ; long. : 0,300 m; larg. : 0,250 m.</text:p>
      <text:p text:style-name="P4"><text:span text:style-name="T1">Marques :</text:span> marque peinte en bleu, au double L ; lettre-date CC (1780) ; marque de peintre : B. n. (Nicolas Bulidon, actif de 1763 à 1792) ; marque de doreur  : 2000 (Henry-François Vincent le jeune, actif de 1763 à 1792) ;  marque en creux : 3c.</text:p>
      <text:p text:style-name="P4"><text:span text:style-name="T7">Localisation</text:span><text:span text:style-name="T1"> : </text:span></text:p>
      <text:p text:style-name="P4">Réserves.</text:p>
      <text:p text:style-name="_5f_inventaire">Inv. Steve 5152</text:p>
      <text:h text:style-name="P15" text:outline-level="3"><text:bookmark-start text:name="__RefHeading__878_204533229"/>Gobelet « litron »<text:bookmark-end text:name="__RefHeading__878_204533229"/></text:h>
      <text:p text:style-name="_5f_description">Manufacture royale de porcelaine de Sèvres, 1780.</text:p>
      <text:p text:style-name="P4">Porcelaine tendre, fond blanc, décor polychrome et rehauts d’or.</text:p>
      <text:p text:style-name="_5f_dimensions"><text:span text:style-name="T1">Dimensions : </text:span>haut. : 0,045 m ; diam. : 0,051 m; prof. : 0,070 m.</text:p>
      <text:p text:style-name="P4"><text:span text:style-name="T1">Marques :</text:span> marque peinte en bleu, au double L ; lettre-date CC (1780) ; marque de peintre : B. n. (Nicolas Bulidon, actif de 1763 à 1792) ; marque de doreur  : 2000 (Henry-François Vincent le jeune, actif de 1763 à 1792) ;  marque en creux : 48a ou 480 ( ?)</text:p>
      <text:p text:style-name="P4"><text:span text:style-name="T7">Localisation</text:span><text:span text:style-name="T1"> : </text:span></text:p>
      <text:p text:style-name="P4">Salle à manger.</text:p>
      <text:p text:style-name="_5f_inventaire">Inv. Steve 5159</text:p>
      <text:h text:style-name="P15" text:outline-level="3"><text:bookmark-start text:name="__RefHeading__880_204533229"/>Théière « Calabre »<text:bookmark-end text:name="__RefHeading__880_204533229"/></text:h>
      <text:p text:style-name="_5f_description">Manufacture royale de porcelaine de Sèvres, 1780.</text:p>
      <text:p text:style-name="P4">Porcelaine tendre, fond blanc, décor polychrome et rehauts d’or.</text:p>
      <text:p text:style-name="_5f_dimensions"><text:span text:style-name="T1">Dimensions : </text:span>haut. (a. c.) : 0,085 m ; haut. <text:span text:style-name="T15">(s. c.) : 0,072 m ; long. : 0,123 m; larg. : 0,070 m.</text:span></text:p>
      <text:p text:style-name="P4"><text:span text:style-name="T1">Marques :</text:span> marque peinte en bleu, au double L,; lettre-date CC (1780) ; marque de peintre : B. n. (Nicolas Bulidon, actif de 1763 à 1792) ; marque de doreur  : 2000 (Henry-François Vincent le jeune, actif de 1763 à 1792) ;  marque en creux : 3c.</text:p>
      <text:p text:style-name="P4"><text:span text:style-name="T7">Localisation</text:span><text:span text:style-name="T1"> : </text:span></text:p>
      <text:p text:style-name="P4">Salle à manger.</text:p>
      <text:p text:style-name="_5f_inventaire">Inv. Steve 5156</text:p>
      <text:h text:style-name="P13" text:outline-level="2"><text:bookmark-start text:name="__RefHeading__882_204533229"/><text:soft-page-break/>Théière « Calabre »<text:bookmark-end text:name="__RefHeading__882_204533229"/></text:h>
      <text:p text:style-name="_5f_description">Manufacture royale de porcelaine de Sèvres, vers 1780.</text:p>
      <text:p text:style-name="P4">Porcelaine tendre, fond blanc, décor polychrome et rehauts d’or.</text:p>
      <text:p text:style-name="_5f_dimensions"><text:span text:style-name="T1">Dimensions : </text:span>haut. (a. c.) : 0,116 m ; long. : 0,150 m ; larg. : 0,090 m.</text:p>
      <text:p text:style-name="P4"><text:span text:style-name="T1">Marques :</text:span> marque peinte en mauve, au double L ; absence de lettre-date ; marques de peintres : sigle de Claude-Antoine Tardy (Nicolas Bulidon, actif de 1757 à 1795) et vt (Mme Gérard, active de 1775 à 1802) ;  marque en creux : M.</text:p>
      <text:p text:style-name="P4"><text:span text:style-name="T1">Autres marques :</text:span> sous la théière, à l’encre noire : <text:span text:style-name="T8">Dennery</text:span> et, sous le couvercle, à l’encre noire : <text:span text:style-name="T8">RER / 180 / Jules Dennery</text:span>. </text:p>
      <text:p text:style-name="P5">Provenance :</text:p>
      <text:p text:style-name="P4">Maison Jules Dennery, Paris ; Coll. de Mme Maurice Ephrussi.</text:p>
      <text:p text:style-name="P4"><text:span text:style-name="T7">Localisation</text:span><text:span text:style-name="T1"> : </text:span></text:p>
      <text:p text:style-name="P4">Réserves</text:p>
      <text:p text:style-name="_5f_inventaire">Inv. Steve 5380</text:p>
      <text:h text:style-name="P13" text:outline-level="2"><text:bookmark-start text:name="__RefHeading__884_204533229"/>Théière « Calabre »<text:bookmark-end text:name="__RefHeading__884_204533229"/></text:h>
      <text:p text:style-name="_5f_description">Manufacture royale de porcelaine de Sèvres, vers 1780.</text:p>
      <text:p text:style-name="P4">Porcelaine tendre, fond blanc, décor polychrome et rehauts d’or.</text:p>
      <text:p text:style-name="_5f_dimensions"><text:span text:style-name="T1">Dimensions : </text:span>haut. (a. c.) : 0,116 m ; long. : 0,150 m ; larg. : 0,090 m.</text:p>
      <text:p text:style-name="P4"><text:span text:style-name="T1">Marques :</text:span> marque peinte en violet, au double L ; absence de lettre-date et de marque de peintre ;  marque en creux : T.</text:p>
      <text:p text:style-name="P4"><text:span text:style-name="T1">Autres marques :</text:span> sous la théière, à l’encre noire : <text:span text:style-name="T8">Dennery</text:span> et, sous le couvercle, à l’encre noire : <text:span text:style-name="T8">T / 14C </text:span>(ou, plus probablement : <text:span text:style-name="T8">140</text:span> effacé) avec en travers : <text:span text:style-name="T8">Jules Dennery</text:span>. </text:p>
      <text:p text:style-name="P5">Provenance :</text:p>
      <text:p text:style-name="P4">Maison Jules Dennery, Paris ; Coll. de Mme Maurice Ephrussi.</text:p>
      <text:p text:style-name="P4"><text:span text:style-name="T7">Localisation</text:span><text:span text:style-name="T1"> : </text:span></text:p>
      <text:p text:style-name="P4">Réserves</text:p>
      <text:p text:style-name="_5f_inventaire">Inv. Steve 5378</text:p>
      <text:h text:style-name="P13" text:outline-level="2"><text:bookmark-start text:name="__RefHeading__886_204533229"/>Gobelet « litron » <text:bookmark-end text:name="__RefHeading__886_204533229"/></text:h>
      <text:p text:style-name="_5f_description">Manufacture royale de porcelaine de Sèvres, 1781.</text:p>
      <text:p text:style-name="P4">Porcelaine tendre, fond blanc, décor polychrome et rehauts d’or.</text:p>
      <text:p text:style-name="_5f_dimensions"><text:span text:style-name="T1">Dimensions : </text:span>haut. : 0,018 m ; diam. : 0,77 m.</text:p>
      <text:p text:style-name="P4"><text:span text:style-name="T1">Marques :</text:span> marque peinte en bleu, au double L ; lettre-date DD (1781) ; marque de peintre : sigle d’André-Vincent Vielliard père (actif de 1752 à 1790) ; marques en creux : 44 et 3.</text:p>
      <text:p text:style-name="P4"><text:soft-page-break/><text:span text:style-name="T1">Autres marques :</text:span> à l’encre noire, ayant viré, des intiales ( ?) : « <text:span text:style-name="T8">vdo </text:span>» qui pourraient, peut-être correspondre à une marque ancienne de la Maison Vandermeersch.</text:p>
      <text:p text:style-name="P4"><text:span text:style-name="T7">Localisation</text:span><text:span text:style-name="T1"> : </text:span></text:p>
      <text:p text:style-name="P4">Salle à manger.</text:p>
      <text:p text:style-name="_5f_inventaire">Inv. Steve 4851</text:p>
      <text:h text:style-name="P13" text:outline-level="2"><text:bookmark-start text:name="__RefHeading__888_204533229"/>Soucoupe<text:bookmark-end text:name="__RefHeading__888_204533229"/></text:h>
      <text:p text:style-name="_5f_description">Manufacture royale de porcelaine de Sèvres, 1781.</text:p>
      <text:p text:style-name="P4">Porcelaine tendre, fond blanc, décor polychrome et rehauts d’or.</text:p>
      <text:p text:style-name="_5f_dimensions"><text:span text:style-name="T1">Dimensions : </text:span>haut. : 0,018 m ; diam. : 0,77 m.</text:p>
      <text:p text:style-name="P4"><text:span text:style-name="T1">Marques :</text:span> marque peinte en bleu, au double L ; lettre-date DD (1781) ; marque de peintre : sigle d’André-Vincent Vielliard père (actif de 1752 à 1790) ; marques en creux : Jo et 44.</text:p>
      <text:p text:style-name="P4"><text:span text:style-name="T7">Localisation</text:span><text:span text:style-name="T1"> : </text:span></text:p>
      <text:p text:style-name="P4">Salle à manger.</text:p>
      <text:p text:style-name="_5f_inventaire">Inv. Steve 4850</text:p>
      <text:h text:style-name="P13" text:outline-level="2"><text:bookmark-start text:name="__RefHeading__890_204533229"/>Gobelet « litron »<text:bookmark-end text:name="__RefHeading__890_204533229"/></text:h>
      <text:p text:style-name="_5f_description">Manufacture royale de porcelaine de Sèvres, 1782.</text:p>
      <text:p text:style-name="P4">Porcelaine tendre, fond blanc, décor polychrome et rehauts d’or.</text:p>
      <text:p text:style-name="_5f_dimensions"><text:span text:style-name="T1">Dimensions : </text:span>haut. : 0,044 m ; diam. : 0,049 m ; long. : 0,069 m.</text:p>
      <text:p text:style-name="P4"><text:span text:style-name="T1">Marques :</text:span> marque peinte en bleu, au double L ; lettre-date ee (1782) ; marque de peintre : ch (Etienne-Jean chabry fils, actif de 1764 à 1787) ; marque de doreur : IN (Jean Chauvaux le jeune, actif de 1764 à 1800) ; marques en creux : 29.</text:p>
      <text:p text:style-name="P4"><text:span text:style-name="T7">Localisation</text:span><text:span text:style-name="T1"> : </text:span></text:p>
      <text:p text:style-name="P4">Salle à manger.</text:p>
      <text:p text:style-name="_5f_inventaire">Inv. Steve 5187</text:p>
      <text:h text:style-name="Heading_20_2" text:outline-level="2"><text:bookmark-start text:name="__RefHeading__892_204533229"/><text:span text:style-name="T3">G</text:span><text:span text:style-name="T4">obelet « litron » </text:span><text:span text:style-name="T3">et sa</text:span><text:span text:style-name="T4"> soucoupe</text:span><text:bookmark-end text:name="__RefHeading__892_204533229"/></text:h>
      <text:h text:style-name="P15" text:outline-level="3"><text:bookmark-start text:name="__RefHeading__894_204533229"/>Gobelet « litron »<text:bookmark-end text:name="__RefHeading__894_204533229"/></text:h>
      <text:p text:style-name="_5f_description">Manufacture royale de porcelaine de Sèvres, 1782.</text:p>
      <text:p text:style-name="P4">Porcelaine tendre, fond blanc, décor polychrome et rehauts d’or.</text:p>
      <text:p text:style-name="_5f_dimensions"><text:span text:style-name="T1">Dimensions : </text:span>haut. : 0,059 m ; diam. : 0,055 m ; prof. : 0,073 m.</text:p>
      <text:p text:style-name="P4"><text:span text:style-name="T1">Marques :</text:span> marque peinte en bleu, au double L ; lettre-date ee (1782) ; marque de peintre : cm (Michel-Gabriel Commelin, actif de 1768 à 1802) ; marque en creux : 36.</text:p>
      <text:p text:style-name="P4"><text:soft-page-break/><text:span text:style-name="T1">Autre marque :</text:span> à l’encre, le « <text:span text:style-name="T8">n°6</text:span> », correspondant à l’inventaire de la coll. Chappey.</text:p>
      <text:p text:style-name="P4"><text:span text:style-name="T7">Localisation</text:span><text:span text:style-name="T1"> : </text:span></text:p>
      <text:p text:style-name="P4">Salle à manger.</text:p>
      <text:p text:style-name="_5f_inventaire">Inv. Steve 5213</text:p>
      <text:h text:style-name="P15" text:outline-level="3"><text:bookmark-start text:name="__RefHeading__896_204533229"/>Soucoupe<text:bookmark-end text:name="__RefHeading__896_204533229"/></text:h>
      <text:p text:style-name="_5f_description">Manufacture royale de porcelaine de Sèvres, 1782.</text:p>
      <text:p text:style-name="P4">Porcelaine tendre, fond blanc, décor polychrome et rehauts d’or.</text:p>
      <text:p text:style-name="_5f_dimensions"><text:span text:style-name="T1">Dimensions : </text:span>haut. : 0,030 m ; diam. : 0,120 m.</text:p>
      <text:p text:style-name="P4"><text:span text:style-name="T1">Marques :</text:span> marque peinte en bleu, au double L ; lettre-date ee (1782) ; marque de peintre : cm (Michel-Gabriel Commelin, actif de 1768 à 1802) ; marque en creux : 40.</text:p>
      <text:p text:style-name="P4"><text:span text:style-name="T1">Autre marque :</text:span> à l’encre, le « n°6 », correspondant à l’inventaire de la coll. Chappey.</text:p>
      <text:p text:style-name="P4"><text:span text:style-name="T1">Étiquette :</text:span> étiquette extrêmement fragmentaire de la coll. Chappey.</text:p>
      <text:p text:style-name="P4"><text:span text:style-name="T7">Localisation</text:span><text:span text:style-name="T1"> : </text:span></text:p>
      <text:p text:style-name="P4">Salle à manger.</text:p>
      <text:p text:style-name="P5">Provenance :</text:p>
      <text:p text:style-name="P4">Coll. Edouard Chappey, après 1905 ; sa  1<text:span text:style-name="T10">ère</text:span> vente, Paris, Galerie Georges Petit, M<text:span text:style-name="T10">es </text:span>Paul Chevallier et François Lair-Dubreuil, du 11 au 15 mars 1907, cat. n°98, non repr. ; adjugées 410 francs à Henri Stettiner ; Coll. de Mme Maurice Ephrussi.</text:p>
      <text:p text:style-name="_5f_inventaire">Inv. Steve 5214</text:p>
      <text:h text:style-name="Heading_20_2" text:outline-level="2"><text:bookmark-start text:name="__RefHeading__898_204533229"/><text:span text:style-name="T4">Gobelet « litron » </text:span><text:span text:style-name="T3">et sa</text:span><text:span text:style-name="T4"> soucoupe</text:span><text:bookmark-end text:name="__RefHeading__898_204533229"/></text:h>
      <text:h text:style-name="P15" text:outline-level="3"><text:bookmark-start text:name="__RefHeading__900_204533229"/>Gobelet « litron »<text:bookmark-end text:name="__RefHeading__900_204533229"/></text:h>
      <text:p text:style-name="_5f_description">Manufacture royale de porcelaine de Sèvres, 1782.</text:p>
      <text:p text:style-name="P4">Porcelaine tendre, fond blanc, décor polychrome et rehauts d’or.</text:p>
      <text:p text:style-name="_5f_dimensions"><text:span text:style-name="T1">Dimensions : </text:span>haut. : 0,058 m ; diam. : 0,054 m ; prof. : 0,073 m.</text:p>
      <text:p text:style-name="P4"><text:span text:style-name="T1">Marques :</text:span> marque peinte en bleu, au double L ; lettre-date EE (1785) ; marque de peintre : FB (François-Marie Barrat oncle, actif de 1769 à 1791) ; marques en creux : 6T.</text:p>
      <text:p text:style-name="P4"><text:span text:style-name="T7">Localisation</text:span><text:span text:style-name="T1"> : </text:span></text:p>
      <text:p text:style-name="P4">Salle à manger.</text:p>
      <text:p text:style-name="_5f_inventaire">Inv. Steve 5178</text:p>
      <text:h text:style-name="P15" text:outline-level="3"><text:bookmark-start text:name="__RefHeading__902_204533229"/>Soucoupe<text:bookmark-end text:name="__RefHeading__902_204533229"/></text:h>
      <text:p text:style-name="_5f_description">Manufacture royale de porcelaine de Sèvres, 1791.</text:p>
      <text:p text:style-name="P4">Porcelaine tendre, fond blanc, décor polychrome et rehauts d’or.</text:p>
      <text:p text:style-name="_5f_dimensions"><text:span text:style-name="T1">Dimensions : </text:span>haut. : 0,030 m ; diam. : 0,117 m.</text:p>
      <text:p text:style-name="P4"><text:span text:style-name="T1">Marques :</text:span> marque peinte en bleu, au double L ; lettre-date EE (1785) ; marque de peintre : FB (François-Marie Barrat oncle, actif de 1769 à 1791) ; marques en creux : 31u.</text:p>
      <text:p text:style-name="P4"><text:soft-page-break/><text:span text:style-name="T1">Autres marques :</text:span> marque, en doré : « <text:span text:style-name="T8">VdS</text:span> ».</text:p>
      <text:p text:style-name="P4"><text:span text:style-name="T1">Étiquette : </text:span>sur la soucoupe, une étiquette très fragmentaire avec « <text:span text:style-name="T8">30…</text:span> » et, sous la soucoupe, deux fragments d’une étiquette marron.</text:p>
      <text:p text:style-name="P4"><text:span text:style-name="T7">Localisation</text:span><text:span text:style-name="T1"> : </text:span></text:p>
      <text:p text:style-name="P4">Salle à manger.</text:p>
      <text:p text:style-name="P4"><text:span text:style-name="T7">Provenance</text:span><text:span text:style-name="T1"> : </text:span></text:p>
      <text:p text:style-name="P4">Maison Vandermeersch, Paris (?) ; Achat de Béatrice Ephrussi, le 4 février 1907, auprès de la Maison Vandermeersch pour 300 ou 450 francs (?) ; Coll. de Mme Maurice Ephrussi.</text:p>
      <text:p text:style-name="_5f_inventaire">Inv. Steve 5177</text:p>
      <text:h text:style-name="Heading_20_2" text:outline-level="2"><text:bookmark-start text:name="__RefHeading__904_204533229"/><text:span text:style-name="T4">Gobelet « litron » </text:span><text:span text:style-name="T3">et sa</text:span><text:span text:style-name="T4"> soucoupe</text:span><text:bookmark-end text:name="__RefHeading__904_204533229"/></text:h>
      <text:h text:style-name="P15" text:outline-level="3"><text:bookmark-start text:name="__RefHeading__906_204533229"/>Gobelet « litron »<text:bookmark-end text:name="__RefHeading__906_204533229"/></text:h>
      <text:p text:style-name="_5f_description">Manufacture royale de porcelaine de Sèvres, 1782.</text:p>
      <text:p text:style-name="P4">Porcelaine tendre, fond blanc, décor polychrome et rehauts d’or.</text:p>
      <text:p text:style-name="_5f_dimensions"><text:span text:style-name="T1">Dimensions : </text:span>haut. : 0,058 m ; diam. : 0,055 m ; prof. : 0,078 m.</text:p>
      <text:p text:style-name="P4"><text:span text:style-name="T1">Marques :</text:span> marque peinte en bleu, au double L ; lettre-date ee (1782) ; marque de peintre : ch (Etienne-Jean Chabry, actif de 1764 à 1787) ; marque de doreur, en doré : 2000 (Henry-François Vincent le jeune, actif de 1753 à 1800) ; marques en creux : 36 et 27.</text:p>
      <text:p text:style-name="P4"><text:span text:style-name="T7">Localisation</text:span><text:span text:style-name="T1"> : </text:span></text:p>
      <text:p text:style-name="P4">Salle à manger.</text:p>
      <text:p text:style-name="_5f_inventaire">Inv. Steve 5197</text:p>
      <text:h text:style-name="P15" text:outline-level="3"><text:bookmark-start text:name="__RefHeading__908_204533229"/>Soucoupe<text:bookmark-end text:name="__RefHeading__908_204533229"/></text:h>
      <text:p text:style-name="_5f_description">Manufacture royale de porcelaine de Sèvres, 1783.</text:p>
      <text:p text:style-name="P4">Porcelaine tendre, fond blanc, décor polychrome et rehauts d’or.</text:p>
      <text:p text:style-name="_5f_dimensions"><text:span text:style-name="T1">Dimensions : </text:span>haut. : 0,028 m ; diam. : 0,121 m.</text:p>
      <text:p text:style-name="P4"><text:span text:style-name="T1">Marques :</text:span> marque peinte en bleu, au double L ; lettre-date ff (1783) ; marque de peintre : ch (Etienne-Jean Chabry, actif de 1764 à 1787) ; marque de doreur, en doré : 2000 (Henry-François Vincent le jeune, actif de 1753 à 1800) ; marque en creux : 480.</text:p>
      <text:p text:style-name="P4"><text:span text:style-name="T7">Localisation</text:span><text:span text:style-name="T1"> : </text:span></text:p>
      <text:p text:style-name="P4">Salle à manger.</text:p>
      <text:p text:style-name="_5f_inventaire">Inv. Steve 5198</text:p>
      <text:h text:style-name="Heading_20_2" text:outline-level="2"><text:bookmark-start text:name="__RefHeading__910_204533229"/><text:span text:style-name="T4">Gobelet « litron » </text:span><text:span text:style-name="T3">et sa</text:span><text:span text:style-name="T4"> soucoupe</text:span><text:bookmark-end text:name="__RefHeading__910_204533229"/></text:h>
      <text:h text:style-name="P15" text:outline-level="3"><text:bookmark-start text:name="__RefHeading__912_204533229"/>Gobelet « litron »<text:bookmark-end text:name="__RefHeading__912_204533229"/></text:h>
      <text:p text:style-name="_5f_description">Manufacture royale de porcelaine de Sèvres, 1782.</text:p>
      <text:p text:style-name="P4"><text:soft-page-break/>Porcelaine tendre, fond blanc, décor polychrome et rehauts d’or.</text:p>
      <text:p text:style-name="_5f_dimensions"><text:span text:style-name="T1">Dimensions : </text:span>haut. : 0,044 m ; diam. : 0,049 m ; prof. : 0,067 m.</text:p>
      <text:p text:style-name="P4"><text:span text:style-name="T1">Marques :</text:span> marque peinte en rouge, au double L ; lettre-date EE (1782) ; marque de peintre : sigle d’André-Vincent Vielliard père (actif de 1752 à 1790) ; marques en creux : 31a.</text:p>
      <text:p text:style-name="P4"><text:span text:style-name="T7">Localisation</text:span><text:span text:style-name="T1"> : </text:span></text:p>
      <text:p text:style-name="P4">Salle à manger.</text:p>
      <text:p text:style-name="_5f_inventaire">Inv. Steve 5181</text:p>
      <text:h text:style-name="P15" text:outline-level="3"><text:bookmark-start text:name="__RefHeading__914_204533229"/>Soucoupe<text:bookmark-end text:name="__RefHeading__914_204533229"/></text:h>
      <text:p text:style-name="_5f_description">Manufacture royale de porcelaine de Sèvres, 1782</text:p>
      <text:p text:style-name="P4">Porcelaine tendre, fond blanc, décor polychrome et rehauts d’or.</text:p>
      <text:p text:style-name="_5f_dimensions"><text:span text:style-name="T1">Dimensions : </text:span>haut. : 0,023 m ; diam. : 0,101 m.</text:p>
      <text:p text:style-name="P4"><text:span text:style-name="T1">Marques :</text:span> marque peinte en rouge, au double L ; lettre-date EE (1782) ; marque de peintre : sigle d’André-Vincent Vielliard père (actif de 1752 à 1790).</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Henri Chasles, vente après décès, à Paris, Hôtel Drouot, Salles 9 à 11, du lundi 9 au samedi 14 décembre 1907, M<text:span text:style-name="T10">e</text:span> François Lair-Dubreuil, cat. n°268, non repr.; adjugées 365 francs à Henri Stettiner ; Coll. de Mme Maurice Ephrussi.</text:p>
      <text:p text:style-name="_5f_inventaire">Inv. Steve 5182</text:p>
      <text:h text:style-name="P13" text:outline-level="2"><text:bookmark-start text:name="__RefHeading__916_204533229"/>Gobelet « litron » <text:bookmark-end text:name="__RefHeading__916_204533229"/></text:h>
      <text:p text:style-name="_5f_description">Manufacture royale de porcelaine de Sèvres, 1782.</text:p>
      <text:p text:style-name="P4">Porcelaine tendre, fond blanc, décor polychrome et rehauts d’or.</text:p>
      <text:p text:style-name="_5f_dimensions"><text:span text:style-name="T1">Dimensions : </text:span>haut. : 0,044 m ; diam. : 0,049 m ; prof. : 0,067 m.</text:p>
      <text:p text:style-name="P4"><text:span text:style-name="T1">Marques :</text:span> marque peinte en rouge, au double L ; lettre-date EE (1782) ; marque de peintre : sigle d’André-Vincent Vielliard père (actif de 1752 à 1790 ; marques en creux : 31a.</text:p>
      <text:p text:style-name="P4"><text:span text:style-name="T7">Localisation</text:span><text:span text:style-name="T1"> : </text:span></text:p>
      <text:p text:style-name="P4">Salle à manger.</text:p>
      <text:p text:style-name="_5f_inventaire">Inv. Steve 5202 Ancien inventaire 2459 A</text:p>
      <text:h text:style-name="P13" text:outline-level="2"><text:bookmark-start text:name="__RefHeading__918_204533229"/>Pot à sucre « Calabre »<text:bookmark-end text:name="__RefHeading__918_204533229"/></text:h>
      <text:p text:style-name="_5f_description">Manufacture royale de porcelaine de Sèvres, 1782.</text:p>
      <text:p text:style-name="P4">Porcelaine tendre, fond blanc, décor polychrome et rehauts d’or.</text:p>
      <text:p text:style-name="_5f_dimensions"><text:span text:style-name="T1">Dimensions : </text:span>haut. (a. c.) : 0,073 m ; haut. (s. c.) : 0,050 m ; diam. : 0,061 m.</text:p>
      <text:p text:style-name="P4"><text:soft-page-break/><text:span text:style-name="T1">Marques :</text:span> marque peinte en bleu, au double L ; lettre-date ee (1782); marque de peintre : am et quatre points de part et d’autre du double L (Mlle Armand, la jeune, née Félicité Armand, active de 1777 à 1785) ; marque en creux : 38.</text:p>
      <text:p text:style-name="P4"><text:span text:style-name="T1">État :</text:span> la dorure a totalement disparu.</text:p>
      <text:p text:style-name="P4"><text:span text:style-name="T7">Localisation</text:span><text:span text:style-name="T1"> : </text:span></text:p>
      <text:p text:style-name="P4">Salle à manger.</text:p>
      <text:p text:style-name="_5f_inventaire">Inv. Steve 5157</text:p>
      <text:h text:style-name="P13" text:outline-level="2"><text:bookmark-start text:name="__RefHeading__920_204533229"/>Plateau « à tiroir »<text:bookmark-end text:name="__RefHeading__920_204533229"/></text:h>
      <text:p text:style-name="_5f_description">Manufacture royale de porcelaine de Sèvres, vers 1782.</text:p>
      <text:p text:style-name="P4">Porcelaine tendre, fond blanc, décor polychrome et rehauts d’or.</text:p>
      <text:p text:style-name="_5f_dimensions"><text:span text:style-name="T1">Dimensions : </text:span>haut. : 0,028 m ; long. : 0,178 m; larg. : 0,126m.</text:p>
      <text:p text:style-name="P4"><text:span text:style-name="T1">Marques :</text:span> marque peinte en bleu, au double L ; absence de lettre-date ; marque de peintre : Vt (Mme Gérard, née Anne-Marie Vautrin, active de 1775 à 1802).</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d’Henri Chasles ?; sa vente après décès à Paris, Hôtel Drouot, Salles 9 à 11, du lundi 16 au mercredi 18 décembre 1907, M<text:span text:style-name="T10">e </text:span>François Lair-Dubreuil, cat. n°289, non repr. ?; adjugé 240 francs à Desachée ; Coll. de Mme Maurice Ephrussi.</text:p>
      <text:p text:style-name="P4">5153.</text:p>
      <text:h text:style-name="P13" text:outline-level="2"><text:bookmark-start text:name="__RefHeading__922_204533229"/>Gobelet « litron »<text:bookmark-end text:name="__RefHeading__922_204533229"/></text:h>
      <text:p text:style-name="_5f_description">Manufacture royale de porcelaine de Sèvres, 1783.</text:p>
      <text:p text:style-name="P4">Porcelaine tendre, fond blanc, décor polychrome et rehauts d’or.</text:p>
      <text:p text:style-name="_5f_dimensions"><text:span text:style-name="T1">Dimensions : </text:span>haut. : 0,058 m ; diam. : 0,055 m ; long. : 0,075 m.</text:p>
      <text:p text:style-name="P4"><text:span text:style-name="T1">Marques :</text:span> marque peinte en bleu, au double L ; lettre-date ff (1783) ; marque de peintre : ch (Etienne-Jean chabry fils, actif de 1764 à 1787) ; marque en creux : 36.</text:p>
      <text:p text:style-name="P4"><text:span text:style-name="T7">Localisation</text:span><text:span text:style-name="T1"> : </text:span></text:p>
      <text:p text:style-name="P4">Salle à manger.</text:p>
      <text:p text:style-name="_5f_inventaire">Inv. Steve 1925</text:p>
      <text:h text:style-name="Heading_20_2" text:outline-level="2"><text:bookmark-start text:name="__RefHeading__924_204533229"/><text:soft-page-break/><text:span text:style-name="T4">Gobelet « litron » </text:span><text:span text:style-name="T3">et sa</text:span><text:span text:style-name="T4"> soucoupe</text:span><text:bookmark-end text:name="__RefHeading__924_204533229"/></text:h>
      <text:h text:style-name="P15" text:outline-level="3"><text:bookmark-start text:name="__RefHeading__926_204533229"/>Gobelet « litron »<text:bookmark-end text:name="__RefHeading__926_204533229"/></text:h>
      <text:p text:style-name="_5f_description">Manufacture royale de porcelaine de Sèvres, 1784.</text:p>
      <text:p text:style-name="P4">Porcelaine tendre, fond blanc, décor polychrome et rehauts d’or.</text:p>
      <text:p text:style-name="_5f_dimensions"><text:span text:style-name="T1">Dimensions : </text:span>haut. : 0,058 m ; diam. : 0,056 m ; prof. : 0,075 m.</text:p>
      <text:p text:style-name="P4"><text:span text:style-name="T1">Marques :</text:span> marque peinte en bleu, au double L ; lettre-date gg (1784) ; marque de peintre : sigle de Jean Bouchet (actif de 1757 à 1793) ; marque de doreur : sigle de Boileau le jeune ou cadet (actif de 1783 à 1789).</text:p>
      <text:p text:style-name="P4"><text:span text:style-name="T7">Localisation</text:span><text:span text:style-name="T1"> : </text:span></text:p>
      <text:p text:style-name="P4">Salle à manger.</text:p>
      <text:p text:style-name="_5f_inventaire">Inv. Steve 5205</text:p>
      <text:h text:style-name="P15" text:outline-level="3"><text:bookmark-start text:name="__RefHeading__928_204533229"/>Soucoupe<text:bookmark-end text:name="__RefHeading__928_204533229"/></text:h>
      <text:p text:style-name="_5f_description">Manufacture royale de porcelaine de Sèvres, 1784.</text:p>
      <text:p text:style-name="P4">Porcelaine tendre, fond blanc, décor polychrome et rehauts d’or.</text:p>
      <text:p text:style-name="_5f_dimensions"><text:span text:style-name="T1">Dimensions : </text:span>haut. : 0,029 m ; diam. : 0,120 m.</text:p>
      <text:p text:style-name="P4"><text:span text:style-name="T1">Marques :</text:span> marque peinte en bleu, au double L ; lettre-date gg (1784) ; marque de peintre : sigle de Jean Bouchet (actif de 1757 à 1793) ; marque de doreur : sigle de Boileau le jeune ou cadet (actif de 1783 à 1789).</text:p>
      <text:p text:style-name="P4"><text:span text:style-name="T1">Autre marque :</text:span> à l’encre, le n° « <text:span text:style-name="T8">375</text:span> », correspondant à l’inventaire de la coll. Chappey.</text:p>
      <text:p text:style-name="P4"><text:span text:style-name="T1">Étiquette :</text:span> étiquette fragmentaire de la coll. Chappey : « <text:span text:style-name="T8">COLL. ED…</text:span> ».</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Edouard Chappey, 1905 ; Coll. Edouard Chappey, sa 1<text:span text:style-name="T10">ère</text:span> vente après décès, à Paris, Galerie Georges Petit, M<text:span text:style-name="T10">es</text:span> Paul Chevallier et François Lair-Dubreuil, du 11 au 15 mars 1907, cat. n°116, non repr. ; adjugées 390 francs à Henri Stettiner ; Coll. de Mme Maurice Ephrussi.</text:p>
      <text:p text:style-name="_5f_inventaire">Inv. Steve 5206</text:p>
      <text:h text:style-name="P13" text:outline-level="2"><text:bookmark-start text:name="__RefHeading__930_204533229"/>Soucoupe<text:bookmark-end text:name="__RefHeading__930_204533229"/></text:h>
      <text:p text:style-name="_5f_description">Manufacture royale de porcelaine de Sèvres, 1784.</text:p>
      <text:p text:style-name="P4">Porcelaine tendre, fond blanc, décor polychrome et rehauts d’or.</text:p>
      <text:p text:style-name="_5f_dimensions"><text:span text:style-name="T1">Dimensions : </text:span>haut. : 0,025 m ; diam. : 0,105 m.</text:p>
      <text:p text:style-name="P4"><text:span text:style-name="T1">Marques :</text:span> marque peinte en bleu, au double L ; lettre-date gg (1784) ; marque de peintre : sigle d’André-Vincent Vielliard père (actif de 1752 à 1790).</text:p>
      <text:p text:style-name="P4"><text:span text:style-name="T7">Localisation</text:span><text:span text:style-name="T1"> : </text:span></text:p>
      <text:p text:style-name="P4"><text:soft-page-break/>Salle à manger.</text:p>
      <text:p text:style-name="_5f_inventaire">Inv. Steve 1924</text:p>
      <text:h text:style-name="Heading_20_2" text:outline-level="2"><text:bookmark-start text:name="__RefHeading__932_204533229"/><text:span text:style-name="T4">Gobelet « litron » </text:span><text:span text:style-name="T3">et sa</text:span><text:span text:style-name="T4"> soucoupe</text:span><text:bookmark-end text:name="__RefHeading__932_204533229"/></text:h>
      <text:h text:style-name="P15" text:outline-level="3"><text:bookmark-start text:name="__RefHeading__934_204533229"/>Gobelet « litron »<text:bookmark-end text:name="__RefHeading__934_204533229"/></text:h>
      <text:p text:style-name="_5f_description">Manufacture royale de porcelaine de Sèvres, 1785.</text:p>
      <text:p text:style-name="P4">Porcelaine tendre, fond blanc, décor polychrome et rehauts d’or.</text:p>
      <text:p text:style-name="_5f_dimensions"><text:span text:style-name="T1">Dimensions : </text:span>haut. : 0,058 m ; diam. : 0,055 m ; prof. : 0,078 m.</text:p>
      <text:p text:style-name="P4"><text:span text:style-name="T1">Marques :</text:span> marque peinte en bleu, au double L ; absence de lettre-date ; marque de peintre : sigle d’André-Vincent Vielliard père (actif de 1752 à 1790) ; marque en creux : 41.</text:p>
      <text:p text:style-name="P4"><text:span text:style-name="T1">Autre marque :</text:span> à l’encre noire décolorée, le « <text:span text:style-name="T9">n°194</text:span>».</text:p>
      <text:p text:style-name="P4"><text:span text:style-name="T1">État :</text:span> anse cassée.</text:p>
      <text:p text:style-name="P4"><text:span text:style-name="T7">Localisation</text:span><text:span text:style-name="T1"> : </text:span></text:p>
      <text:p text:style-name="P4">Salle à manger.</text:p>
      <text:p text:style-name="_5f_inventaire">Inv. Steve 1928</text:p>
      <text:h text:style-name="P15" text:outline-level="3"><text:bookmark-start text:name="__RefHeading__936_204533229"/>Soucoupe<text:bookmark-end text:name="__RefHeading__936_204533229"/></text:h>
      <text:p text:style-name="_5f_description">Manufacture royale de porcelaine de Sèvres, 1785.</text:p>
      <text:p text:style-name="P4">Porcelaine tendre, fond blanc, décor polychrome et rehauts d’or.</text:p>
      <text:p text:style-name="_5f_dimensions"><text:span text:style-name="T1">Dimensions : </text:span>haut. : 0,029 m ; diam. : 0,120 m.</text:p>
      <text:p text:style-name="P4"><text:span text:style-name="T1">Marques :</text:span> marque peinte en bleu, au double L ; lettre-date hh (1785); marque de peintre : sigle d’André-Vincent Vielliard père (actif de 1752 à 1790) ; marque en creux : 41.</text:p>
      <text:p text:style-name="P4"><text:span text:style-name="T1">Autre marque :</text:span> à l’encre noire décolorée, le « <text:span text:style-name="T9">n°194</text:span>».</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Edouard Chappey, 1905 ; sa 1<text:span text:style-name="T10">ère</text:span> vente après décès, à Paris, Galerie Georges Petit, M<text:span text:style-name="T10">es</text:span> Paul Chevallier et François Lair-Dubreuil, du 11 au 15 mars 1907, cat. n°116, non repr. ; adjugées 390 francs à Henri Stettiner ; Coll. de Mme Maurice Ephrussi.</text:p>
      <text:p text:style-name="_5f_inventaire">Inv. Steve 1929</text:p>
      <text:h text:style-name="Heading_20_2" text:outline-level="2"><text:bookmark-start text:name="__RefHeading__938_204533229"/><text:span text:style-name="T4">Gobelet « litron » </text:span><text:span text:style-name="T3">et sa</text:span><text:span text:style-name="T4"> soucoupe</text:span><text:bookmark-end text:name="__RefHeading__938_204533229"/></text:h>
      <text:h text:style-name="P15" text:outline-level="3"><text:bookmark-start text:name="__RefHeading__940_204533229"/>Gobelet « litron »<text:bookmark-end text:name="__RefHeading__940_204533229"/></text:h>
      <text:p text:style-name="_5f_description">Manufacture royale de porcelaine de Sèvres, 1785.</text:p>
      <text:p text:style-name="P4">Porcelaine tendre, fond blanc, décor polychrome et rehauts d’or.</text:p>
      <text:p text:style-name="_5f_dimensions"><text:soft-page-break/><text:span text:style-name="T1">Dimensions : </text:span>haut. : 0,058 m ; diam. : 0,056 m ; prof. : 0,078 m.</text:p>
      <text:p text:style-name="P4"><text:span text:style-name="T1">Marques :</text:span> marque peinte en bleu, au double L ; lettre-date hh (1785) ; marque de peintre : P’ (Jean-Jacques Pierre le jeune, actif de 1763 à 1800).</text:p>
      <text:p text:style-name="P4"><text:span text:style-name="T1">État :</text:span> anse cassée.</text:p>
      <text:p text:style-name="P4"><text:span text:style-name="T7">Localisation</text:span><text:span text:style-name="T1"> : </text:span></text:p>
      <text:p text:style-name="P4">Salle à manger.</text:p>
      <text:p text:style-name="_5f_inventaire">Inv. Steve 5235</text:p>
      <text:h text:style-name="P15" text:outline-level="3"><text:bookmark-start text:name="__RefHeading__942_204533229"/>Soucoupe<text:bookmark-end text:name="__RefHeading__942_204533229"/></text:h>
      <text:p text:style-name="_5f_description">Manufacture royale de porcelaine de Sèvres, 1785.</text:p>
      <text:p text:style-name="P4">Porcelaine tendre, fond blanc, décor polychrome et rehauts d’or.</text:p>
      <text:p text:style-name="_5f_dimensions"><text:span text:style-name="T1">Dimensions : </text:span>haut. : 0,029 m ; diam. : 0,119 m.</text:p>
      <text:p text:style-name="P4"><text:span text:style-name="T1">Marques :</text:span> marque peinte en bleu, au double L ; lettre-date hh (1785) ; marque de peintre : P’ (Jean-Jacques Pierre le jeune, actif de 1763 à 1800) ; marque en creux : 46.</text:p>
      <text:p text:style-name="P4"><text:span text:style-name="T7">Localisation</text:span><text:span text:style-name="T1"> : </text:span></text:p>
      <text:p text:style-name="P4">Salle à manger.</text:p>
      <text:p text:style-name="_5f_inventaire">Inv. Steve 3574</text:p>
      <text:h text:style-name="Heading_20_2" text:outline-level="2"><text:bookmark-start text:name="__RefHeading__944_204533229"/><text:span text:style-name="T4">Gobelet « litron » </text:span><text:span text:style-name="T3">et sa</text:span><text:span text:style-name="T4"> soucoupe</text:span><text:bookmark-end text:name="__RefHeading__944_204533229"/></text:h>
      <text:h text:style-name="P15" text:outline-level="3"><text:bookmark-start text:name="__RefHeading__946_204533229"/>Gobelet « litron »<text:bookmark-end text:name="__RefHeading__946_204533229"/></text:h>
      <text:p text:style-name="_5f_description">Manufacture royale de porcelaine de Sèvres, vers 1785.</text:p>
      <text:p text:style-name="P4">Porcelaine tendre, fond blanc, décor polychrome et rehauts d’or.</text:p>
      <text:p text:style-name="_5f_dimensions"><text:span text:style-name="T1">Dimensions : </text:span>haut. : 0,046 m ; diam. : 0,050 m ; prof. : 0,068 m.</text:p>
      <text:p text:style-name="P4"><text:span text:style-name="T1">Marques :</text:span> marque peinte en bleu, au double L ; absence de lettre-date ; marque de peintre : sigle d’André-Vincent Vielliard père (actif de 1752 à 1790) ; marques en creux : 11.</text:p>
      <text:p text:style-name="P4"><text:span text:style-name="T7">Localisation</text:span><text:span text:style-name="T1"> : </text:span></text:p>
      <text:p text:style-name="P4">Salle à manger.</text:p>
      <text:p text:style-name="_5f_inventaire">Inv. Steve 5183</text:p>
      <text:h text:style-name="P15" text:outline-level="3"><text:bookmark-start text:name="__RefHeading__948_204533229"/>Soucoupe<text:bookmark-end text:name="__RefHeading__948_204533229"/></text:h>
      <text:p text:style-name="_5f_description">Manufacture royale de porcelaine de Sèvres, vers 1785.</text:p>
      <text:p text:style-name="P4">Porcelaine tendre, fond blanc, décor polychrome et rehauts d’or.</text:p>
      <text:p text:style-name="_5f_dimensions"><text:span text:style-name="T1">Dimensions : </text:span>haut. : 0,023 m ; diam. : 0,112 m.</text:p>
      <text:p text:style-name="P4"><text:span text:style-name="T1">Marques :</text:span> marque peinte en bleu, au double L ; absence de lettre-date ; marque de peintre : sigle d’André-Vincent Vielliard père (actif de 1752 à 1790) ; marques en creux : 11 ou 44.</text:p>
      <text:p text:style-name="P4"><text:span text:style-name="T1">État :</text:span> la dorure a disparu au centre de la soucoupe.</text:p>
      <text:p text:style-name="P4"><text:span text:style-name="T7">Localisation</text:span><text:span text:style-name="T1"> : </text:span></text:p>
      <text:p text:style-name="P4">Salle à manger.</text:p>
      <text:p text:style-name="_5f_inventaire"><text:soft-page-break/>Inv. Steve 5184</text:p>
      <text:h text:style-name="P13" text:outline-level="2"><text:bookmark-start text:name="__RefHeading__950_204533229"/>Soucoupe<text:bookmark-end text:name="__RefHeading__950_204533229"/></text:h>
      <text:p text:style-name="_5f_description">Manufacture royale de porcelaine de Sèvres, 1785.</text:p>
      <text:p text:style-name="P4">Porcelaine tendre, fond blanc, décor polychrome et rehauts d’or.</text:p>
      <text:p text:style-name="_5f_dimensions"><text:span text:style-name="T1">Dimensions : </text:span>haut. : 0,025 m ; diam. : 0,105 m.</text:p>
      <text:p text:style-name="P4"><text:span text:style-name="T1">Marques :</text:span> marque peinte en bleu, au double L ; lettre-date hh (1785) ; marque de peintre : sigle de Jean Bouchet (actif de 1757 à 1793) ; marques en creux : 48 a.</text:p>
      <text:p text:style-name="P4"><text:span text:style-name="T7">Localisation</text:span><text:span text:style-name="T1"> : </text:span></text:p>
      <text:p text:style-name="P4">Salle à manger.</text:p>
      <text:p text:style-name="_5f_inventaire">Inv. Steve 1924</text:p>
      <text:h text:style-name="Heading_20_2" text:outline-level="2"><text:bookmark-start text:name="__RefHeading__952_204533229"/><text:span text:style-name="T4">Gobelet « litron » </text:span><text:span text:style-name="T3">et sa</text:span><text:span text:style-name="T4"> soucoupe</text:span><text:bookmark-end text:name="__RefHeading__952_204533229"/></text:h>
      <text:h text:style-name="P15" text:outline-level="3"><text:bookmark-start text:name="__RefHeading__954_204533229"/>Gobelet « litron »<text:bookmark-end text:name="__RefHeading__954_204533229"/></text:h>
      <text:p text:style-name="_5f_description">Manufacture royale de porcelaine de Sèvres, 1786.</text:p>
      <text:p text:style-name="P4">Porcelaine tendre, fond blanc, décor polychrome et rehauts d’or.</text:p>
      <text:p text:style-name="_5f_dimensions"><text:span text:style-name="T1">Dimensions : </text:span>haut. : 0,067 m ; diam. : 0,049 m ; prof. : 0,064 m.</text:p>
      <text:p text:style-name="P4"><text:span text:style-name="T1">Marques :</text:span> marque peinte en bleu, au double L ; lettre-date ii (1786) ; marque de peintre : sigle d’André-Vincent Vielliard père (actif de 1752 à 1790) ; marque en creux : 44.</text:p>
      <text:p text:style-name="P4"><text:span text:style-name="T7">Localisation</text:span><text:span text:style-name="T1"> : </text:span></text:p>
      <text:p text:style-name="P4">Salle à manger.</text:p>
      <text:p text:style-name="_5f_inventaire">Inv. Steve 4852</text:p>
      <text:h text:style-name="P15" text:outline-level="3"><text:bookmark-start text:name="__RefHeading__956_204533229"/>Soucoupe<text:bookmark-end text:name="__RefHeading__956_204533229"/></text:h>
      <text:p text:style-name="_5f_description">Manufacture royale de porcelaine de Sèvres, 1786.</text:p>
      <text:p text:style-name="P4">Porcelaine tendre, fond blanc, décor polychrome et rehauts d’or.</text:p>
      <text:p text:style-name="_5f_dimensions"><text:span text:style-name="T1">Dimensions : </text:span>haut. : 0,022 m ; diam. : 0,093 m.</text:p>
      <text:p text:style-name="P4"><text:span text:style-name="T1">Marques :</text:span> marque peinte en bleu, au double L ; lettre-date ii (1786) ; marque de peintre : sigle d’André-Vincent Vielliard père (actif de 1752 à 1790).</text:p>
      <text:p text:style-name="P4"><text:span text:style-name="T7">Localisation</text:span><text:span text:style-name="T1"> : </text:span></text:p>
      <text:p text:style-name="P4">Salle à manger.</text:p>
      <text:p text:style-name="_5f_inventaire">Inv. Steve 4853</text:p>
      <text:h text:style-name="Heading_20_2" text:outline-level="2"><text:bookmark-start text:name="__RefHeading__958_204533229"/><text:soft-page-break/><text:span text:style-name="T4">Gobelet « litron » </text:span><text:span text:style-name="T3">et sa</text:span><text:span text:style-name="T4"> soucoupe</text:span><text:bookmark-end text:name="__RefHeading__958_204533229"/></text:h>
      <text:h text:style-name="P15" text:outline-level="3"><text:bookmark-start text:name="__RefHeading__960_204533229"/>Gobelet « litron »<text:bookmark-end text:name="__RefHeading__960_204533229"/></text:h>
      <text:p text:style-name="_5f_description">Manufacture royale de porcelaine de Sèvres, 1786.</text:p>
      <text:p text:style-name="P4">Porcelaine tendre, fond blanc, décor polychrome et rehauts d’or.</text:p>
      <text:p text:style-name="_5f_dimensions"><text:span text:style-name="T1">Dimensions : </text:span>haut. : 0,058 m ; diam. : 0,055 m ; prof. : 0,078 m.</text:p>
      <text:p text:style-name="P4"><text:span text:style-name="T1">Marques :</text:span> marque peinte en bleu, au double L ; lettre-date jj (1786) ; marque de peintre : sigle de Jean-Charles Sioux l’aîné (actif de 1752 à 1792) ; marques en creux : 41 et 47.</text:p>
      <text:p text:style-name="P4"><text:span text:style-name="T7">Localisation</text:span><text:span text:style-name="T1"> : </text:span></text:p>
      <text:p text:style-name="P4">Salle à manger.</text:p>
      <text:p text:style-name="_5f_inventaire">Inv. Steve 5207</text:p>
      <text:h text:style-name="P15" text:outline-level="3"><text:bookmark-start text:name="__RefHeading__962_204533229"/>Soucoupe<text:bookmark-end text:name="__RefHeading__962_204533229"/></text:h>
      <text:p text:style-name="_5f_description">Manufacture royale de porcelaine de Sèvres, 1786.</text:p>
      <text:p text:style-name="P4">Porcelaine tendre, fond blanc, décor polychrome et rehauts d’or.</text:p>
      <text:p text:style-name="_5f_dimensions"><text:span text:style-name="T1">Dimensions : </text:span>haut. : 0,028 m ; diam. : 0,121 m.</text:p>
      <text:p text:style-name="P4"><text:span text:style-name="T1">Marques :</text:span> marque peinte en bleu, au double L ; lettre-date jj (1786) ; marque de peintre : sigle de Jean-Charles Sioux l’aîné (actif de 1752 à 1792) ; marque en creux : 43.</text:p>
      <text:p text:style-name="P4"><text:span text:style-name="T7">Localisation</text:span><text:span text:style-name="T1"> : </text:span></text:p>
      <text:p text:style-name="P4">Salle à manger.</text:p>
      <text:p text:style-name="_5f_inventaire">Inv. Steve 2678</text:p>
      <text:h text:style-name="Heading_20_2" text:outline-level="2"><text:bookmark-start text:name="__RefHeading__964_204533229"/><text:span text:style-name="T4">Gobelet « litron » </text:span><text:span text:style-name="T3">et sa</text:span><text:span text:style-name="T4"> soucoupe</text:span><text:bookmark-end text:name="__RefHeading__964_204533229"/></text:h>
      <text:h text:style-name="P15" text:outline-level="3"><text:bookmark-start text:name="__RefHeading__966_204533229"/>Gobelet « litron »<text:bookmark-end text:name="__RefHeading__966_204533229"/></text:h>
      <text:p text:style-name="_5f_description">Manufacture royale de porcelaine de Sèvres, 1786.</text:p>
      <text:p text:style-name="P4">Porcelaine tendre, fond blanc, décor polychrome et rehauts d’or.</text:p>
      <text:p text:style-name="_5f_dimensions"><text:span text:style-name="T1">Dimensions : </text:span>haut. : 0,059 m ; diam. : 0,055 m ; prof. : 0,073 m.</text:p>
      <text:p text:style-name="P4"><text:span text:style-name="T1">Marques :</text:span> marque peinte en bleu, au double L ; lettre-date ii (1786) ; marque de peintre : cm (Michel-Gabriel Commelin, actif de 1768 à 1802) ; marque en creux : 41.</text:p>
      <text:p text:style-name="P4"><text:span text:style-name="T1">État :</text:span> l’anse, cassée, a disparu.</text:p>
      <text:p text:style-name="P4"><text:span text:style-name="T7">Localisation</text:span><text:span text:style-name="T1"> : </text:span></text:p>
      <text:p text:style-name="P4">Salle à manger.</text:p>
      <text:p text:style-name="_5f_inventaire">Inv. Steve 1926</text:p>
      <text:h text:style-name="P15" text:outline-level="3"><text:bookmark-start text:name="__RefHeading__968_204533229"/>Soucoupe<text:bookmark-end text:name="__RefHeading__968_204533229"/></text:h>
      <text:p text:style-name="_5f_description">Manufacture royale de porcelaine de Sèvres, 1786.</text:p>
      <text:p text:style-name="P4"><text:soft-page-break/>Porcelaine tendre, fond blanc, décor polychrome et rehauts d’or.</text:p>
      <text:p text:style-name="_5f_dimensions"><text:span text:style-name="T1">Dimensions : </text:span>haut. : 0,023 m ; diam. : 0,107 m.</text:p>
      <text:p text:style-name="P4"><text:span text:style-name="T1">Marques :</text:span> marque peinte en bleu, au double L ; lettre-date ii (1786) ; marque de peintre : cm (Michel-Gabriel Commelin, actif de 1768 à 1802) ; marque en creux : 46.</text:p>
      <text:p text:style-name="P4"><text:span text:style-name="T7">Localisation</text:span><text:span text:style-name="T1"> : </text:span></text:p>
      <text:p text:style-name="P4">Salle à manger.</text:p>
      <text:p text:style-name="_5f_inventaire">Inv. Steve 1927</text:p>
      <text:h text:style-name="P13" text:outline-level="2"><text:bookmark-start text:name="__RefHeading__970_204533229"/>Soucoupe <text:bookmark-end text:name="__RefHeading__970_204533229"/></text:h>
      <text:p text:style-name="_5f_description">Manufacture royale de porcelaine de Sèvres, 1786.</text:p>
      <text:p text:style-name="P4">Porcelaine tendre, fond blanc, décor polychrome et rehauts d’or.</text:p>
      <text:p text:style-name="_5f_dimensions"><text:span text:style-name="T1">Dimensions : </text:span>haut. : 0,029 m ; diam. : 0,120 m.</text:p>
      <text:p text:style-name="P4"><text:span text:style-name="T1">Marques :</text:span> marque peinte en bleu, au double L ; lettre-date jj (1786) ; marque de peintre : S (Pierre-Antoine Méreaud, actif de 1754 à 1791) ; marque en creux : 46.</text:p>
      <text:p text:style-name="P4"><text:span text:style-name="T1">Autre marque :</text:span> à l’encre noire décolorée : « <text:span text:style-name="T8">iaf </text:span>».</text:p>
      <text:p text:style-name="P4"><text:span text:style-name="T1">État :</text:span> la dorure du bord a beaucoup souffert.</text:p>
      <text:p text:style-name="P4"><text:span text:style-name="T7">Localisation</text:span><text:span text:style-name="T1"> : </text:span></text:p>
      <text:p text:style-name="P4">Salle à manger.</text:p>
      <text:p text:style-name="_5f_inventaire">Inv. Steve 5208</text:p>
      <text:h text:style-name="Heading_20_2" text:outline-level="2"><text:bookmark-start text:name="__RefHeading__972_204533229"/><text:span text:style-name="T4">Gobelet « litron » </text:span><text:span text:style-name="T3">et sa</text:span><text:span text:style-name="T4"> soucoupe</text:span><text:bookmark-end text:name="__RefHeading__972_204533229"/></text:h>
      <text:h text:style-name="P15" text:outline-level="3"><text:bookmark-start text:name="__RefHeading__974_204533229"/>Gobelet « litron »<text:bookmark-end text:name="__RefHeading__974_204533229"/></text:h>
      <text:p text:style-name="_5f_description">Manufacture royale de porcelaine de Sèvres, vers 1785.</text:p>
      <text:p text:style-name="P4">Porcelaine tendre, fond blanc, décor polychrome et rehauts d’or.</text:p>
      <text:p text:style-name="_5f_dimensions"><text:span text:style-name="T1">Dimensions : </text:span>haut. : 0,061 m ; diam. : 0,056 m ; prof. : 0,076 m.</text:p>
      <text:p text:style-name="P4"><text:span text:style-name="T1">Marques :</text:span> marque peinte en bleu, au double L ; lettre-date jj (1786) ; marque de peintre : sigle de Jean Bouchet (actif de 1757 à 1793) ; marques en creux : IN. </text:p>
      <text:p text:style-name="P4"><text:span text:style-name="T7">Localisation</text:span><text:span text:style-name="T1"> : </text:span></text:p>
      <text:p text:style-name="P4">Salle à manger.</text:p>
      <text:p text:style-name="_5f_inventaire">Inv. Steve 5176</text:p>
      <text:h text:style-name="P15" text:outline-level="3"><text:bookmark-start text:name="__RefHeading__976_204533229"/>Soucoupe<text:bookmark-end text:name="__RefHeading__976_204533229"/></text:h>
      <text:p text:style-name="_5f_description">Manufacture royale de porcelaine de Sèvres, vers 1785.</text:p>
      <text:p text:style-name="P4">Porcelaine tendre, fond blanc, décor polychrome et rehauts d’or.</text:p>
      <text:p text:style-name="_5f_dimensions"><text:span text:style-name="T1">Dimensions : </text:span>haut. : 0,027 m ; diam. : 0,123 m.</text:p>
      <text:p text:style-name="P4"><text:soft-page-break/><text:span text:style-name="T1">Marques :</text:span> marque peinte en bleu, au double L ; lettre-date jj (1786) ; marque de peintre : sigle de Jean Bouchet (actif de 1757 à 1793) ; marques en creux : 41. </text:p>
      <text:p text:style-name="P4"><text:span text:style-name="T1">État :</text:span> la dorure a disparu au centre de la soucoupe.</text:p>
      <text:p text:style-name="P4"><text:span text:style-name="T7">Localisation</text:span><text:span text:style-name="T1"> : </text:span></text:p>
      <text:p text:style-name="P4">Salle à manger.</text:p>
      <text:p text:style-name="_5f_inventaire">Inv. Steve 5175. </text:p>
      <text:h text:style-name="P13" text:outline-level="2"><text:bookmark-start text:name="__RefHeading__978_204533229"/>Soucoupe <text:bookmark-end text:name="__RefHeading__978_204533229"/></text:h>
      <text:p text:style-name="_5f_description">Manufacture royale de porcelaine de Sèvres, 1786.</text:p>
      <text:p text:style-name="P4">Porcelaine tendre, fond blanc, décor polychrome et rehauts d’or.</text:p>
      <text:p text:style-name="_5f_dimensions"><text:span text:style-name="T1">Dimensions : </text:span>haut. : 0,029 m ; diam. : 0,126 m.</text:p>
      <text:p text:style-name="P4"><text:span text:style-name="T1">Marques :</text:span> marque peinte en bleu, au double L ; lettre-date jj (1786) ; marque de peintre : Δ (Antoine Capelle, actif de 1745 à 1787 et en 1790) ; marque en creux : 34.</text:p>
      <text:p text:style-name="P4"><text:span text:style-name="T7">Localisation</text:span><text:span text:style-name="T1"> : </text:span></text:p>
      <text:p text:style-name="P4">Salle à manger.</text:p>
      <text:p text:style-name="_5f_inventaire">Inv. Steve 4847</text:p>
      <text:h text:style-name="P13" text:outline-level="2"><text:bookmark-start text:name="__RefHeading__980_204533229"/>Pot à sucre « Calabre » <text:bookmark-end text:name="__RefHeading__980_204533229"/></text:h>
      <text:p text:style-name="_5f_description">Manufacture royale de porcelaine de Sèvres, 1786.</text:p>
      <text:p text:style-name="P4">Porcelaine tendre, fond blanc, décor de camaïeu carmin et rehauts d’or.</text:p>
      <text:p text:style-name="_5f_dimensions"><text:span text:style-name="T1">Dimensions :</text:span> haut. (s. c.): 0,080 m ; haut. <text:span text:style-name="T17">(a. c.) : 0,110 m ; diam. : 0,095 m. </text:span></text:p>
      <text:p text:style-name="P4"><text:span text:style-name="T1">Marques :</text:span> marques peintes en rose, au double L ; lettre-date très effacée mais vraisemblablement ii (1786) ; marque de peintre : f. x (Mme Descoins, active de 1780 ? à 1799 ?) ; marque en creux : 46.</text:p>
      <text:p text:style-name="P4"><text:span text:style-name="T7">Localisation :</text:span><text:span text:style-name="T8"> </text:span></text:p>
      <text:p text:style-name="P4">Salle à manger.</text:p>
      <text:p text:style-name="_5f_inventaire">Inv. Steve 5036</text:p>
      <text:h text:style-name="P13" text:outline-level="2"><text:bookmark-start text:name="__RefHeading__982_204533229"/>Plateau « octogone »<text:bookmark-end text:name="__RefHeading__982_204533229"/></text:h>
      <text:p text:style-name="_5f_description">Manufacture royale de porcelaine de Sèvres, 1786.</text:p>
      <text:p text:style-name="P4">Porcelaine tendre, fond jaune, décor polychrome et rehauts d’or.</text:p>
      <text:p text:style-name="_5f_dimensions"><text:span text:style-name="T1">Dimensions : </text:span>haut. : 0,032 m ; long. : 0,245 m; larg. : 0,220 m.</text:p>
      <text:p text:style-name="P4"><text:span text:style-name="T1">Marques :</text:span> marque peinte en bleu, au double L ; lettre-date jj (1786) ; marque de peintre : sigle de Mme Taillandier, née Geneviève Le Roy (active à la Manufacture de 1774 à 1798) ; marque de doreur, en doré : 9<text:span text:style-name="T10">.</text:span> (Charles-Nicolas Buteux fils, aîné ou l’aîné, actif à la Manufacture de 1763 à 1801).</text:p>
      <text:p text:style-name="P4"><text:soft-page-break/><text:span text:style-name="T7">Localisation</text:span><text:span text:style-name="T1"> : </text:span></text:p>
      <text:p text:style-name="P4">Salle à manger.</text:p>
      <text:p text:style-name="_5f_inventaire">Inv. Steve 1294</text:p>
      <text:h text:style-name="Heading_20_2" text:outline-level="2"><text:bookmark-start text:name="__RefHeading__984_204533229"/><text:span text:style-name="T4">Déjeuner </text:span><text:span text:style-name="T3">comprenant un </text:span><text:span text:style-name="T4">gobelet « litron »</text:span><text:span text:style-name="T3">, sa </text:span><text:span text:style-name="T4">soucoupe</text:span><text:span text:style-name="T3">, un </text:span><text:span text:style-name="T4">pot à lait « à trois pieds »</text:span><text:span text:style-name="T3">, un </text:span><text:span text:style-name="T4">pot à sucre « Bouret »</text:span><text:span text:style-name="T3"> et une</text:span><text:span text:style-name="T4"> théière « Calabre »</text:span><text:bookmark-end text:name="__RefHeading__984_204533229"/></text:h>
      <text:h text:style-name="P15" text:outline-level="3"><text:bookmark-start text:name="__RefHeading__986_204533229"/>Gobelet « litron »<text:bookmark-end text:name="__RefHeading__986_204533229"/></text:h>
      <text:p text:style-name="_5f_description">Manufacture royale de porcelaine de Sèvres, 1786.</text:p>
      <text:p text:style-name="P4">Porcelaine tendre, fond jaune, décor polychrome et rehauts d’or.</text:p>
      <text:p text:style-name="_5f_dimensions"><text:span text:style-name="T1">Dimensions : </text:span>haut. : 0,059 m ; diam. : 0,055 m ; prof. : 0,073 m.</text:p>
      <text:p text:style-name="P4"><text:span text:style-name="T1">Marques :</text:span> marque peinte en bleu, au double L ; lettre-date jj (1786) ; marque de peintre : RB (Mme Maqueret, née Rachel Bouillat, active de 1783 à 1792, de 1796 à 1798 et 1817 à 1820).</text:p>
      <text:p text:style-name="P4"><text:span text:style-name="T7">Localisation</text:span><text:span text:style-name="T1"> : </text:span></text:p>
      <text:p text:style-name="P4">Salle à manger.</text:p>
      <text:p text:style-name="_5f_inventaire">Inv. Steve 1292</text:p>
      <text:h text:style-name="P15" text:outline-level="3"><text:bookmark-start text:name="__RefHeading__988_204533229"/>Soucoupe<text:bookmark-end text:name="__RefHeading__988_204533229"/></text:h>
      <text:p text:style-name="_5f_description">Manufacture royale de porcelaine de Sèvres, 1786.</text:p>
      <text:p text:style-name="P4">Porcelaine tendre, fond jaune, décor polychrome et rehauts d’or.</text:p>
      <text:p text:style-name="_5f_dimensions"><text:span text:style-name="T1">Dimensions : </text:span>haut. : 0,030 m ; diam. : 0,120 m.</text:p>
      <text:p text:style-name="P4"><text:span text:style-name="T1">Marques :</text:span> marque peinte en bleu, au double L ; lettre-date jj (1786) ; marque de peintre : RB (Mme Maqueret, née Rachel Bouillat, active de 1783 à 1792, de 1796 à 1798 et 1817 à 1820) ; marque de doreur, en doré : vd (Pierre-Jean-Baptiste Vandé fils ou l’aîné, actif de 1779 à 1824).</text:p>
      <text:p text:style-name="P4"><text:span text:style-name="T7">Localisation</text:span><text:span text:style-name="T1"> : </text:span></text:p>
      <text:p text:style-name="P4">Salle à manger.</text:p>
      <text:p text:style-name="_5f_inventaire">Inv. Steve 1293</text:p>
      <text:h text:style-name="P15" text:outline-level="3"><text:bookmark-start text:name="__RefHeading__990_204533229"/>Pot à lait « à trois pieds »<text:bookmark-end text:name="__RefHeading__990_204533229"/></text:h>
      <text:p text:style-name="_5f_description">Manufacture royale de porcelaine de Sèvres, 1786.</text:p>
      <text:p text:style-name="P4">Porcelaine tendre, fond jaune, décor polychrome et rehauts d’or.</text:p>
      <text:p text:style-name="_5f_dimensions"><text:span text:style-name="T1">Dimensions : </text:span>haut. : 0,098 m ; long. : 0,109 m ; larg. : 0,075 m.</text:p>
      <text:p text:style-name="P4"><text:span text:style-name="T1">Marques :</text:span> marque peinte en bleu, au double L ; lettre-date jj (1786) ; marque de peintre : RB (Mme Maqueret, née Rachel Bouillat, active de 1783 à 1792, de 1796 à 1798 et 1817 à 1820).</text:p>
      <text:p text:style-name="P4"><text:span text:style-name="T7">Localisation</text:span><text:span text:style-name="T1"> : </text:span></text:p>
      <text:p text:style-name="P4">Salle à manger.</text:p>
      <text:p text:style-name="_5f_inventaire">Inv. Steve 1291</text:p>
      <text:h text:style-name="P15" text:outline-level="3"><text:bookmark-start text:name="__RefHeading__992_204533229"/><text:soft-page-break/>Pot à sucre « Bouret »<text:bookmark-end text:name="__RefHeading__992_204533229"/></text:h>
      <text:p text:style-name="_5f_description">Manufacture royale de porcelaine de Sèvres, 1786.</text:p>
      <text:p text:style-name="P4">Porcelaine tendre, fond jaune, décor polychrome et rehauts d’or.</text:p>
      <text:p text:style-name="_5f_dimensions"><text:span text:style-name="T1">Dimensions : </text:span>haut. (a. c.) : 0,098 m ; haut. (s. c.) : 0,070 m ; diam. : 0,080 m.</text:p>
      <text:p text:style-name="P4"><text:span text:style-name="T1">Marques :</text:span> marque peinte en bleu, au double L ; lettre-date jj (1786) ; marque de peintre : RB (Mme Maqueret, née Rachel Bouillat, active de 1783 à 1792, de 1796 à 1798 et 1817 à 1820).</text:p>
      <text:p text:style-name="P4"><text:span text:style-name="T7">Localisation</text:span><text:span text:style-name="T1"> : </text:span></text:p>
      <text:p text:style-name="P4">Salle à manger.</text:p>
      <text:p text:style-name="_5f_inventaire">Inv. Steve 1290</text:p>
      <text:h text:style-name="P15" text:outline-level="3"><text:bookmark-start text:name="__RefHeading__994_204533229"/>Théière « Calabre »<text:bookmark-end text:name="__RefHeading__994_204533229"/></text:h>
      <text:p text:style-name="_5f_description">Manufacture royale de porcelaine de Sèvres, 1786.</text:p>
      <text:p text:style-name="P4">Porcelaine tendre, fond jaune, décor polychrome et rehauts d’or.</text:p>
      <text:p text:style-name="_5f_dimensions"><text:span text:style-name="T1">Dimensions : </text:span>haut. (a. c.) : 0,120 m ; haut. <text:span text:style-name="T15">(s. c.) : 0,095 m ; long. : 0,155 m; larg. : 0,085 m.</text:span></text:p>
      <text:p text:style-name="P4"><text:span text:style-name="T1">Marques :</text:span> marque peinte en bleu, au double L ; lettre-date jj (1786) ; marque de peintre : RB (Mme Maqueret, née Rachel Bouillat, active de 1783 à 1792, de 1796 à 1798 et 1817 à 1820) ; marque de doreur, en doré  partiellement effacée : probablement celle de Pierre-Jean-Baptiste Vandé fils ou l’aîné (actif de 1779 à 1824).</text:p>
      <text:p text:style-name="P4"><text:span text:style-name="T7">Localisation</text:span><text:span text:style-name="T1"> : </text:span></text:p>
      <text:p text:style-name="P4">Salle à manger.</text:p>
      <text:p text:style-name="_5f_inventaire">Inv. Steve 1289</text:p>
      <text:h text:style-name="Heading_20_2" text:outline-level="2"><text:bookmark-start text:name="__RefHeading__996_204533229"/><text:span text:style-name="T4">Gobelet « litron » </text:span><text:span text:style-name="T3">et sa</text:span><text:span text:style-name="T4"> soucoupe</text:span><text:bookmark-end text:name="__RefHeading__996_204533229"/></text:h>
      <text:h text:style-name="P15" text:outline-level="3"><text:bookmark-start text:name="__RefHeading__998_204533229"/>Gobelet « litron »<text:bookmark-end text:name="__RefHeading__998_204533229"/></text:h>
      <text:p text:style-name="_5f_description">Manufacture royale de porcelaine de Sèvres, 1787.</text:p>
      <text:p text:style-name="P4">Porcelaine tendre, fond blanc, décor polychrome et rehauts d’or.</text:p>
      <text:p text:style-name="_5f_dimensions"><text:span text:style-name="T1">Dimensions : </text:span>haut. : 0,065 m ; diam. : 0,065 m ; prof. : 0,090 m.</text:p>
      <text:p text:style-name="P4"><text:span text:style-name="T1">Marques :</text:span> marque peinte en bleu, au double L ; lettre-date kk (1787) ; marque de peintre : v. (Mme Nouhalier, née Antoinette-Marie Huet, active de 1762 à vers 1798) ; marque en creux : 41.</text:p>
      <text:p text:style-name="P4"><text:span text:style-name="T7">Localisation</text:span><text:span text:style-name="T1"> : </text:span></text:p>
      <text:p text:style-name="P4">Salle à manger.</text:p>
      <text:p text:style-name="_5f_inventaire">Inv. Steve 1942</text:p>
      <text:h text:style-name="P15" text:outline-level="3"><text:bookmark-start text:name="__RefHeading__1000_204533229"/>Soucoupe<text:bookmark-end text:name="__RefHeading__1000_204533229"/></text:h>
      <text:p text:style-name="_5f_description">Manufacture royale de porcelaine de Sèvres, 1787.</text:p>
      <text:p text:style-name="P4">Porcelaine tendre, fond blanc, décor polychrome et rehauts d’or.</text:p>
      <text:p text:style-name="_5f_dimensions"><text:span text:style-name="T1">Dimensions : </text:span>haut. : 0,030 m ; diam. : 0,117 m.</text:p>
      <text:p text:style-name="P4"><text:soft-page-break/><text:span text:style-name="T1">Marques :</text:span> marque peinte en bleu, au double L ; lettre-date kk (1787) ; marque de peintre : v. (Mme Nouhalier, née Antoinette-Marie Huet, active de 1762 à vers 1798) ; marque en creux : 29.</text:p>
      <text:p text:style-name="P4"><text:span text:style-name="T1">Autre marque :</text:span> à l’encre noire décolorée, « <text:span text:style-name="T8">n8 / 20 723 </text:span><text:span text:style-name="T12">M.</text:span>».</text:p>
      <text:p text:style-name="P4"><text:span text:style-name="T7">Localisation</text:span><text:span text:style-name="T1"> : </text:span></text:p>
      <text:p text:style-name="P4">Salle à manger.</text:p>
      <text:p text:style-name="_5f_inventaire">Inv. Steve 1943</text:p>
      <text:h text:style-name="Heading_20_2" text:outline-level="2"><text:bookmark-start text:name="__RefHeading__1002_204533229"/><text:span text:style-name="T4">Gobelet « litron » </text:span><text:span text:style-name="T3">et sa</text:span><text:span text:style-name="T4"> soucoupe</text:span><text:bookmark-end text:name="__RefHeading__1002_204533229"/></text:h>
      <text:h text:style-name="P15" text:outline-level="3"><text:bookmark-start text:name="__RefHeading__1004_204533229"/>Gobelet « litron »<text:bookmark-end text:name="__RefHeading__1004_204533229"/></text:h>
      <text:p text:style-name="_5f_description">Manufacture royale de porcelaine de Sèvres, 1787.</text:p>
      <text:p text:style-name="P4">Porcelaine tendre, fond jaune, décor polychrome et rehauts d’or.</text:p>
      <text:p text:style-name="_5f_dimensions"><text:span text:style-name="T1">Dimensions : </text:span>haut. : 0,030 m ; diam. : 0,035 m ; prof. : 0,048 m.</text:p>
      <text:p text:style-name="P4"><text:span text:style-name="T1">Marques :</text:span> marques illisibles.</text:p>
      <text:p text:style-name="P4"><text:span text:style-name="T7">Localisation</text:span><text:span text:style-name="T1"> : </text:span></text:p>
      <text:p text:style-name="P4">Salle à manger.</text:p>
      <text:p text:style-name="_5f_inventaire">Inv. Steve 5218</text:p>
      <text:h text:style-name="P15" text:outline-level="3"><text:bookmark-start text:name="__RefHeading__1006_204533229"/>Soucoupe<text:bookmark-end text:name="__RefHeading__1006_204533229"/></text:h>
      <text:p text:style-name="_5f_description">Manufacture royale de porcelaine de Sèvres, 1787.</text:p>
      <text:p text:style-name="P4">Porcelaine tendre, fond jaune, décor polychrome et rehauts d’or.</text:p>
      <text:p text:style-name="_5f_dimensions"><text:span text:style-name="T1">Dimensions : </text:span>haut. : 0,021 m ; diam. : 0,080 m.</text:p>
      <text:p text:style-name="P4"><text:span text:style-name="T1">Marques :</text:span> marque peinte en bleu, au double L ; lettre-date KK (1787) ; marque de peintre : Sc (Mme Binet, née Sophie Chanou, active de 1779 à 1798).</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Henry Fitzhenry ; sa vente, à Paris, Hôtel Drouot, M<text:span text:style-name="T10">e</text:span> François Lair-Dubreuil, du 13 au 16 décembre 1909, cat. n°219, repr. ; adjugés 4100 francs à Madame Brasseur ; Succession de Madame Brasseur de Lille, Paris, Galerie Georges Petit, M<text:span text:style-name="T10">e</text:span> François Lair-Dubreuil, vendredi 1<text:span text:style-name="T10">er</text:span> juin 1928, cat. n°90, repr.; Coll. de Mme Maurice Ephrussi.</text:p>
      <text:p text:style-name="_5f_inventaire">Inv. Steve 5219</text:p>
      <text:h text:style-name="P13" text:outline-level="2"><text:bookmark-start text:name="__RefHeading__1008_204533229"/>Soucoupe <text:bookmark-end text:name="__RefHeading__1008_204533229"/></text:h>
      <text:p text:style-name="_5f_description">Manufacture royale de porcelaine de Sèvres, 1787.</text:p>
      <text:p text:style-name="P4">Porcelaine tendre, fond jaune, décor polychrome et rehauts d’or.</text:p>
      <text:p text:style-name="_5f_dimensions"><text:span text:style-name="T1">Dimensions : </text:span>haut. : 0,030 m ; diam. : 0,121 m.</text:p>
      <text:p text:style-name="P4"><text:soft-page-break/><text:span text:style-name="T1">Marques :</text:span> marque peinte en bleu, au double L ; lettre-date KK (1787) ; marque de peintrenon identifié : J ; marque en creux : 46.</text:p>
      <text:p text:style-name="P4"><text:span text:style-name="T7">Localisation</text:span><text:span text:style-name="T1"> : </text:span></text:p>
      <text:p text:style-name="P4">Salle à manger.</text:p>
      <text:p text:style-name="_5f_inventaire">Inv. Steve 1295</text:p>
      <text:h text:style-name="Heading_20_2" text:outline-level="2"><text:bookmark-start text:name="__RefHeading__1010_204533229"/><text:span text:style-name="T4">Gobelet « litron » </text:span><text:span text:style-name="T3">et sa</text:span><text:span text:style-name="T4"> soucoupe</text:span><text:bookmark-end text:name="__RefHeading__1010_204533229"/></text:h>
      <text:h text:style-name="P15" text:outline-level="3"><text:bookmark-start text:name="__RefHeading__1012_204533229"/>Gobelet « litron »<text:bookmark-end text:name="__RefHeading__1012_204533229"/></text:h>
      <text:p text:style-name="_5f_description">Manufacture royale de porcelaine de Sèvres, 1788.</text:p>
      <text:p text:style-name="P4">Porcelaine tendre, fond blanc, décor polychrome et rehauts d’or.</text:p>
      <text:p text:style-name="_5f_dimensions"><text:span text:style-name="T1">Dimensions : </text:span>haut. : 0,057 m ; diam. : 0,055 m ; prof. : 0,074 m.</text:p>
      <text:p text:style-name="P4"><text:span text:style-name="T1">Marques :</text:span> marque peinte en bleu, au double L ; lettre-date LL (1788) ; marque de peintre : sigle d’André-Vincent Vielliard père (actif de 1752 à 1790) ; marques en creux : 46.</text:p>
      <text:p text:style-name="P4"><text:span text:style-name="T7">Localisation</text:span><text:span text:style-name="T1"> : </text:span></text:p>
      <text:p text:style-name="P4">Salle à manger.</text:p>
      <text:p text:style-name="_5f_inventaire">Inv. Steve 5211</text:p>
      <text:h text:style-name="P15" text:outline-level="3"><text:bookmark-start text:name="__RefHeading__1014_204533229"/>Soucoupe<text:bookmark-end text:name="__RefHeading__1014_204533229"/></text:h>
      <text:p text:style-name="_5f_description">Manufacture royale de porcelaine de Sèvres, 1789.</text:p>
      <text:p text:style-name="P4">Porcelaine tendre, fond blanc, décor polychrome et rehauts d’or.</text:p>
      <text:p text:style-name="_5f_dimensions"><text:span text:style-name="T1">Dimensions : </text:span>haut. : 0,030 m ; diam. : 0,1321 m.</text:p>
      <text:p text:style-name="P4"><text:span text:style-name="T1">Marques :</text:span> marque peinte en bleu, au double L ; lettre-date mm (1789) ; marque de peintre : sigle d’André-Vincent Vielliard père (actif de 1752 à 1790) ; marques en creux : 41.</text:p>
      <text:p text:style-name="P4"><text:span text:style-name="T1">Étiquette : </text:span>étiquette ovale : « <text:span text:style-name="T8">V</text:span><text:span text:style-name="T11">VE</text:span><text:span text:style-name="T8"> L. ALAIN &amp; ED. PAPE - CURIOSITÉS - N°1717 - PARIS - 10, Rue de la Victoire </text:span>».</text:p>
      <text:p text:style-name="P4"><text:span text:style-name="T7">Localisation</text:span><text:span text:style-name="T1"> : </text:span></text:p>
      <text:p text:style-name="P4">Salle à manger.</text:p>
      <text:p text:style-name="P4"><text:span text:style-name="T7">Provenance</text:span><text:span text:style-name="T1"> : </text:span></text:p>
      <text:p text:style-name="P4">Maison Veuve Alain et Edouard Pape, Paris ; Coll. de Mme Maurice Ephrussi.</text:p>
      <text:p text:style-name="_5f_inventaire">Inv. Steve 5212</text:p>
      <text:h text:style-name="P13" text:outline-level="2"><text:bookmark-start text:name="__RefHeading__1016_204533229"/>Théière « Calabre »<text:bookmark-end text:name="__RefHeading__1016_204533229"/></text:h>
      <text:p text:style-name="_5f_description">Manufacture royale de porcelaine de Sèvres, vers 1788.</text:p>
      <text:p text:style-name="P4">Porcelaine tendre, fond bleu « nouveau », décor polychrome et rehauts d’or.</text:p>
      <text:p text:style-name="_5f_dimensions"><text:span text:style-name="T1">Dimensions : </text:span>haut. (a. c.) : 0,120 m ; haut. <text:span text:style-name="T15">(s. c.): 0,095 m ; long. : 0,155 m ; larg. : 0,085 m.</text:span></text:p>
      <text:p text:style-name="P4"><text:soft-page-break/><text:span text:style-name="T1">Marques :</text:span> marque peinte en doré, au double L ; absence de lettre-date ; marque de peintre et doreur : IN (Jean Chauvaux le jeune, actif de 1764 à 1800) ; marque en creux : G.</text:p>
      <text:p text:style-name="P4"><text:span text:style-name="T7">Localisation</text:span><text:span text:style-name="T1"> : </text:span></text:p>
      <text:p text:style-name="P4">Salle à manger.</text:p>
      <text:p text:style-name="P4"><text:span text:style-name="T7">Provenance</text:span><text:span text:style-name="T1"> :</text:span></text:p>
      <text:p text:style-name="P4">Coll. Philippe Sichel; sa vente de succession, à Paris, Galerie Georges Petit, M<text:span text:style-name="T10">es</text:span> Paul Chevallier et G. Duchesne, du jeudi 22 au mercredi 28 juin 1899, cat. n°195, non repr.; adjugée 310 francs à Henri Stettiner ; Coll. de Mme Maurice Ephrussi.</text:p>
      <text:p text:style-name="_5f_inventaire">Inv. Steve 4860</text:p>
      <text:h text:style-name="P13" text:outline-level="2"><text:bookmark-start text:name="__RefHeading__1018_204533229"/>Soucoupe<text:bookmark-end text:name="__RefHeading__1018_204533229"/></text:h>
      <text:p text:style-name="_5f_description">Manufacture royale de porcelaine de Sèvres, 1790.</text:p>
      <text:p text:style-name="P4">Porcelaine tendre, fond blanc, décor polychrome et rehauts d’or.</text:p>
      <text:p text:style-name="_5f_dimensions"><text:span text:style-name="T1">Dimensions : </text:span>haut. : 0,029 m ; diam. : 0,120 m.</text:p>
      <text:p text:style-name="P4"><text:span text:style-name="T1">Marques :</text:span> marque peinte en bleu, au double L ; lettre-date nn (1790) ; marque de peintre : pc (Pierre-Louis Desnoyers-Chaponet, actif de 1788 à 1791).</text:p>
      <text:p text:style-name="P4"><text:span text:style-name="T1">État :</text:span> quatre éclats sur le bord.</text:p>
      <text:p text:style-name="P4"><text:span text:style-name="T7">Localisation</text:span><text:span text:style-name="T1"> : </text:span></text:p>
      <text:p text:style-name="P4">Réserves.</text:p>
      <text:p text:style-name="_5f_inventaire">Inv. Steve 5239</text:p>
      <text:h text:style-name="Heading_20_2" text:outline-level="2"><text:bookmark-start text:name="__RefHeading__1020_204533229"/><text:span text:style-name="T4">Gobelet « litron » </text:span><text:span text:style-name="T3">et sa</text:span><text:span text:style-name="T4"> soucoupe</text:span><text:bookmark-end text:name="__RefHeading__1020_204533229"/></text:h>
      <text:h text:style-name="P15" text:outline-level="3"><text:bookmark-start text:name="__RefHeading__1022_204533229"/>Gobelet « litron »<text:bookmark-end text:name="__RefHeading__1022_204533229"/></text:h>
      <text:p text:style-name="_5f_description">Manufacture royale de porcelaine de Sèvres, 1791.</text:p>
      <text:p text:style-name="P4">Porcelaine tendre, fond blanc, décor polychrome et rehauts d’or.</text:p>
      <text:p text:style-name="_5f_dimensions"><text:span text:style-name="T1">Dimensions : </text:span>haut. : 0,047 m ; diam. : 0,050 m ; prof. : 0,070 m.</text:p>
      <text:p text:style-name="P4"><text:span text:style-name="T1">Marques :</text:span> marque peinte en bleu, au double L ; lettre-date oo (1791) ; marque de peintre : Sc (Mme Binet, née Sophie Chanou, active de 1779 à 1798) ; marques en creux : 42.</text:p>
      <text:p text:style-name="P4"><text:span text:style-name="T1">Étiquette : </text:span>étiquette rectangulaire, au cartouche bleu : « <text:span text:style-name="T8">VANDERMEERSCH - Porcelaines Anciennes - 31bis rue des Saints Pères </text:span>».</text:p>
      <text:p text:style-name="P4"><text:span text:style-name="T7">Localisation</text:span><text:span text:style-name="T1"> : </text:span></text:p>
      <text:p text:style-name="P4">Salle à manger.</text:p>
      <text:p text:style-name="_5f_inventaire">Inv. Steve 5230</text:p>
      <text:h text:style-name="P15" text:outline-level="3"><text:bookmark-start text:name="__RefHeading__1024_204533229"/>Soucoupe<text:bookmark-end text:name="__RefHeading__1024_204533229"/></text:h>
      <text:p text:style-name="_5f_description">Manufacture royale de porcelaine de Sèvres, 1791.</text:p>
      <text:p text:style-name="P4"><text:soft-page-break/>Porcelaine tendre, fond blanc, décor polychrome et rehauts d’or.</text:p>
      <text:p text:style-name="_5f_dimensions"><text:span text:style-name="T1">Dimensions : </text:span>haut. : 0,023 m ; diam. : 0,108 m.</text:p>
      <text:p text:style-name="P4"><text:span text:style-name="T1">Marques :</text:span> marque peinte en bleu, au double L ; lettre-date oo (1791) ; marque de peintre : Sc (Mme Binet, née Sophie Chanou, active de 1779 à 1798) ; marques en creux : 40.</text:p>
      <text:p text:style-name="P4"><text:span text:style-name="T7">Localisation</text:span><text:span text:style-name="T1"> : </text:span></text:p>
      <text:p text:style-name="P4">Salle à manger.</text:p>
      <text:p text:style-name="P4"><text:span text:style-name="T7">Provenance</text:span><text:span text:style-name="T1"> : </text:span></text:p>
      <text:p text:style-name="P4">Maison Vandermeersch, Paris ; Achat de Béatrice Ephrussi, le 19 décembre 1910, auprès de la Maison Vandermeersch pour 200 francs ; Coll. de Mme Maurice Ephrussi.</text:p>
      <text:p text:style-name="_5f_inventaire">Inv. Steve 5233</text:p>
      <text:h text:style-name="P13" text:outline-level="2"><text:bookmark-start text:name="__RefHeading__1026_204533229"/>Pot à lait « aiguière »<text:bookmark-end text:name="__RefHeading__1026_204533229"/></text:h>
      <text:p text:style-name="_5f_description">Manufacture royale de porcelaine de Sèvres, 1791.</text:p>
      <text:p text:style-name="P4">Porcelaine tendre, fond bleu lapis, décor polychrome et rehauts d’or.</text:p>
      <text:p text:style-name="_5f_dimensions"><text:span text:style-name="T1">Dimensions : </text:span>haut. : 0,143 m ; long. : 0,135 m ; larg. : 0,083 m.</text:p>
      <text:p text:style-name="P4"><text:span text:style-name="T1">Marques :</text:span> marque peinte en doré, au double L ; lettre-date OO (1791); marque de peintre: cm (Michel-Gabriel Commelin, actif de 1768 à 1802) ; marque de doreur, en doré : HP (Henri-Martin Prévost, actif de 1757 à 1797).</text:p>
      <text:p text:style-name="P4"><text:span text:style-name="T7">Localisation</text:span><text:span text:style-name="T1"> : </text:span></text:p>
      <text:p text:style-name="P4">Salle à manger.</text:p>
      <text:p text:style-name="_5f_inventaire">Inv. Steve 4867</text:p>
      <text:h text:style-name="Heading_20_2" text:outline-level="2"><text:bookmark-start text:name="__RefHeading__1028_204533229"/><text:span text:style-name="T4">Gobelet « litron » </text:span><text:span text:style-name="T3">et sa</text:span><text:span text:style-name="T4"> soucoupe</text:span><text:bookmark-end text:name="__RefHeading__1028_204533229"/></text:h>
      <text:h text:style-name="P15" text:outline-level="3"><text:bookmark-start text:name="__RefHeading__1030_204533229"/>Gobelet « litron »<text:bookmark-end text:name="__RefHeading__1030_204533229"/></text:h>
      <text:p text:style-name="_5f_description">Manufacture de porcelaine de Sèvres, 1795.</text:p>
      <text:p text:style-name="P4">Porcelaine tendre, fond blanc, décor polychrome et rehauts d’or.</text:p>
      <text:p text:style-name="_5f_dimensions"><text:span text:style-name="T1">Dimensions : </text:span>haut. : 0,044 m ; diam. : 0,049 m ; prof. : 0,069 m.</text:p>
      <text:p text:style-name="P4"><text:span text:style-name="T1">Marques :</text:span> marque peinte en bleu, au double L ; lettre-date SS (1795) ; marque de peintre : sigle de Guillaume Noël (actif de 1755 à 1800) ; marque en creux : 14.</text:p>
      <text:p text:style-name="P4"><text:span text:style-name="T7">Localisation</text:span><text:span text:style-name="T1"> : </text:span></text:p>
      <text:p text:style-name="P4">Salle à manger.</text:p>
      <text:p text:style-name="_5f_inventaire">Inv. Steve 1930</text:p>
      <text:h text:style-name="P15" text:outline-level="3"><text:bookmark-start text:name="__RefHeading__1032_204533229"/>Soucoupe<text:bookmark-end text:name="__RefHeading__1032_204533229"/></text:h>
      <text:p text:style-name="_5f_description">Manufacture de porcelaine de Sèvres, 1795.</text:p>
      <text:p text:style-name="P4">Porcelaine tendre, fond blanc, décor polychrome et rehauts d’or.</text:p>
      <text:p text:style-name="_5f_dimensions"><text:soft-page-break/><text:span text:style-name="T1">Dimensions : </text:span>haut. : 0,023 m ; diam. : 0,107 m.</text:p>
      <text:p text:style-name="P4"><text:span text:style-name="T1">Marques :</text:span> marque peinte en bleu, au double L ; lettre-date SS (1795) ; marque de peintre : sigle de Guillaume Noël (actif de 1755 à 1800).</text:p>
      <text:p text:style-name="P4"><text:span text:style-name="T7">Localisation</text:span><text:span text:style-name="T1"> : </text:span></text:p>
      <text:p text:style-name="P4">Salle à manger.</text:p>
      <text:p text:style-name="_5f_inventaire">Inv. Steve 1931</text:p>
      <text:h text:style-name="Heading_20_1" text:outline-level="1"><text:bookmark-start text:name="__RefHeading__22952_1657041517"/>Les éléments de services de tables<text:bookmark-end text:name="__RefHeading__22952_1657041517"/></text:h>
      <text:h text:style-name="Heading_20_2" text:outline-level="2"><text:bookmark-start text:name="__RefHeading__1034_204533229"/><text:span text:style-name="T3">Deux</text:span><text:span text:style-name="T4"> assiettes « à cordonnet Enfans Camayeux »</text:span><text:bookmark-end text:name="__RefHeading__1034_204533229"/></text:h>
      <text:h text:style-name="P15" text:outline-level="3"><text:bookmark-start text:name="__RefHeading__1036_204533229"/>Assiette « à cordonnet »<text:bookmark-end text:name="__RefHeading__1036_204533229"/></text:h>
      <text:p text:style-name="_5f_description">Manufacture royale de porcelaine de Vincennes, vers 1752-1753.</text:p>
      <text:p text:style-name="P4">Porcelaine tendre, fond blanc, décor de camaïeu carmin et rehauts d’or.</text:p>
      <text:p text:style-name="_5f_dimensions"><text:span text:style-name="T1">Dimensions :</text:span> haut. : 0,034 m ; diam. : 0,242 m.</text:p>
      <text:p text:style-name="P4"><text:span text:style-name="T1">Marques :</text:span> marques peintes en bleu, au double L ; cinq points.</text:p>
      <text:p text:style-name="P4"><text:span text:style-name="T7">Localisation :</text:span><text:span text:style-name="T8"> </text:span></text:p>
      <text:p text:style-name="P4">Réserves.</text:p>
      <text:p text:style-name="P4"><text:span text:style-name="T7">Provenance :</text:span><text:span text:style-name="T8"> </text:span></text:p>
      <text:p text:style-name="P4">Coll. du marquis de Thuisy, 1884 ? ; sa vente à Paris, Hôtel Drouot, Salle 7, M<text:span text:style-name="T10">e</text:span> Paul Chevallier, 19 décembre 1902, cat. n°69, repr. ; adjugée 170 francs à Hébert ; Coll. de Mme Maurice Ephrussi.</text:p>
      <text:p text:style-name="_5f_inventaire">Inv. Steve 3393</text:p>
      <text:h text:style-name="P15" text:outline-level="3"><text:bookmark-start text:name="__RefHeading__1038_204533229"/>assiette « à cordonnet »<text:bookmark-end text:name="__RefHeading__1038_204533229"/></text:h>
      <text:p text:style-name="_5f_description">Manufacture royale de porcelaine de Vincennes, vers 1752-1753.</text:p>
      <text:p text:style-name="P4">Porcelaine tendre, fond blanc, décor de camaïeu carmin et rehauts d’or.</text:p>
      <text:p text:style-name="_5f_dimensions"><text:span text:style-name="T1">Dimensions :</text:span> haut. : 0,034 m ; diam. : 0,242 m.</text:p>
      <text:p text:style-name="P4"><text:span text:style-name="T1">Marques :</text:span> marques peintes en bleu, au double L ; cinq points.</text:p>
      <text:p text:style-name="P4"><text:span text:style-name="T7">Localisation :</text:span><text:span text:style-name="T8"> </text:span></text:p>
      <text:p text:style-name="P4">Réserves.</text:p>
      <text:p text:style-name="_5f_inventaire">Inv. Steve 3394</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Table des matières</text:p>
          </text:index-title>
          <text:p text:style-name="P10"><text:a xlink:type="simple" xlink:href="#__RefHeading__1040_204533229" text:style-name="Index_20_Link" text:visited-style-name="Index_20_Link">Les vases<text:tab/>1</text:a></text:p>
          <text:p text:style-name="P9"><text:a xlink:type="simple" xlink:href="#__RefHeading__110_204533229" text:style-name="Index_20_Link" text:visited-style-name="Index_20_Link">1.Cuvette à fleurs « Courteille »<text:tab/>1</text:a></text:p>
          <text:p text:style-name="P9"><text:a xlink:type="simple" xlink:href="#__RefHeading__112_204533229" text:style-name="Index_20_Link" text:visited-style-name="Index_20_Link">2.Vase « Urne Antique »<text:tab/>1</text:a></text:p>
          <text:p text:style-name="P9"><text:a xlink:type="simple" xlink:href="#__RefHeading__114_204533229" text:style-name="Index_20_Link" text:visited-style-name="Index_20_Link">3.Paire de vases « hollandais »<text:tab/>2</text:a></text:p>
          <text:p text:style-name="P7"><text:a xlink:type="simple" xlink:href="#__RefHeading__116_204533229" text:style-name="Index_20_Link" text:visited-style-name="Index_20_Link">Vase « hollandais »<text:tab/>2</text:a></text:p>
          <text:p text:style-name="P7"><text:a xlink:type="simple" xlink:href="#__RefHeading__118_204533229" text:style-name="Index_20_Link" text:visited-style-name="Index_20_Link">Socle<text:tab/>2</text:a></text:p>
          <text:p text:style-name="P7"><text:a xlink:type="simple" xlink:href="#__RefHeading__120_204533229" text:style-name="Index_20_Link" text:visited-style-name="Index_20_Link">Vase « hollandais »<text:tab/>2</text:a></text:p>
          <text:p text:style-name="P7"><text:a xlink:type="simple" xlink:href="#__RefHeading__122_204533229" text:style-name="Index_20_Link" text:visited-style-name="Index_20_Link">Socle<text:tab/>2</text:a></text:p>
          <text:p text:style-name="P9"><text:a xlink:type="simple" xlink:href="#__RefHeading__124_204533229" text:style-name="Index_20_Link" text:visited-style-name="Index_20_Link">4.Paire de vases « hollandais »<text:tab/>3</text:a></text:p>
          <text:p text:style-name="P7"><text:a xlink:type="simple" xlink:href="#__RefHeading__126_204533229" text:style-name="Index_20_Link" text:visited-style-name="Index_20_Link">Vase « hollandais »<text:tab/>3</text:a></text:p>
          <text:p text:style-name="P7"><text:a xlink:type="simple" xlink:href="#__RefHeading__128_204533229" text:style-name="Index_20_Link" text:visited-style-name="Index_20_Link">Socle<text:tab/>3</text:a></text:p>
          <text:p text:style-name="P7"><text:a xlink:type="simple" xlink:href="#__RefHeading__130_204533229" text:style-name="Index_20_Link" text:visited-style-name="Index_20_Link">Vase « hollandais »<text:tab/>3</text:a></text:p>
          <text:p text:style-name="P7"><text:a xlink:type="simple" xlink:href="#__RefHeading__132_204533229" text:style-name="Index_20_Link" text:visited-style-name="Index_20_Link">Socle<text:tab/>4</text:a></text:p>
          <text:p text:style-name="P9"><text:a xlink:type="simple" xlink:href="#__RefHeading__134_204533229" text:style-name="Index_20_Link" text:visited-style-name="Index_20_Link">5.Corbeille « unie »<text:tab/>4</text:a></text:p>
          <text:p text:style-name="P9"><text:a xlink:type="simple" xlink:href="#__RefHeading__136_204533229" text:style-name="Index_20_Link" text:visited-style-name="Index_20_Link">6.Deux cuvettes « Verdun »<text:tab/>5</text:a></text:p>
          <text:p text:style-name="P7"><text:a xlink:type="simple" xlink:href="#__RefHeading__138_204533229" text:style-name="Index_20_Link" text:visited-style-name="Index_20_Link">Cuvette « Verdun »<text:tab/>5</text:a></text:p>
          <text:p text:style-name="P7"><text:a xlink:type="simple" xlink:href="#__RefHeading__140_204533229" text:style-name="Index_20_Link" text:visited-style-name="Index_20_Link">Cuvette « Verdun »<text:tab/>5</text:a></text:p>
          <text:p text:style-name="P9"><text:a xlink:type="simple" xlink:href="#__RefHeading__142_204533229" text:style-name="Index_20_Link" text:visited-style-name="Index_20_Link">7.Paire de vases « ferrés »<text:tab/>5</text:a></text:p>
          <text:p text:style-name="P7"><text:a xlink:type="simple" xlink:href="#__RefHeading__144_204533229" text:style-name="Index_20_Link" text:visited-style-name="Index_20_Link">Vase « ferré »<text:tab/>5</text:a></text:p>
          <text:p text:style-name="P7"><text:a xlink:type="simple" xlink:href="#__RefHeading__146_204533229" text:style-name="Index_20_Link" text:visited-style-name="Index_20_Link">Vase « ferré »<text:tab/>5</text:a></text:p>
          <text:p text:style-name="P9"><text:a xlink:type="simple" xlink:href="#__RefHeading__148_204533229" text:style-name="Index_20_Link" text:visited-style-name="Index_20_Link">8.Paire de caisses à fleurs « carrées »<text:tab/>6</text:a></text:p>
          <text:p text:style-name="P7"><text:a xlink:type="simple" xlink:href="#__RefHeading__150_204533229" text:style-name="Index_20_Link" text:visited-style-name="Index_20_Link">Caisse à fleurs « carrée »<text:tab/>6</text:a></text:p>
          <text:p text:style-name="P7"><text:a xlink:type="simple" xlink:href="#__RefHeading__152_204533229" text:style-name="Index_20_Link" text:visited-style-name="Index_20_Link">Caisse à fleurs « carrée »<text:tab/>6</text:a></text:p>
          <text:p text:style-name="P9"><text:a xlink:type="simple" xlink:href="#__RefHeading__154_204533229" text:style-name="Index_20_Link" text:visited-style-name="Index_20_Link">9.Paire de caisses à fleurs « carrées »<text:tab/>7</text:a></text:p>
          <text:p text:style-name="P7"><text:a xlink:type="simple" xlink:href="#__RefHeading__156_204533229" text:style-name="Index_20_Link" text:visited-style-name="Index_20_Link">Caisse à fleurs « carrée »<text:tab/>7</text:a></text:p>
          <text:p text:style-name="P7"><text:a xlink:type="simple" xlink:href="#__RefHeading__158_204533229" text:style-name="Index_20_Link" text:visited-style-name="Index_20_Link">Caisse à fleurs « carrée »<text:tab/>7</text:a></text:p>
          <text:p text:style-name="P9"><text:a xlink:type="simple" xlink:href="#__RefHeading__160_204533229" text:style-name="Index_20_Link" text:visited-style-name="Index_20_Link">10.Cuvette « Courteille »<text:tab/>7</text:a></text:p>
          <text:p text:style-name="P9"><text:a xlink:type="simple" xlink:href="#__RefHeading__162_204533229" text:style-name="Index_20_Link" text:visited-style-name="Index_20_Link">11.Garniture de trois « vases gobelets montés »<text:tab/>7</text:a></text:p>
          <text:p text:style-name="P7"><text:a xlink:type="simple" xlink:href="#__RefHeading__164_204533229" text:style-name="Index_20_Link" text:visited-style-name="Index_20_Link">« Vase gobelet monté »<text:tab/>7</text:a></text:p>
          <text:p text:style-name="P7"><text:a xlink:type="simple" xlink:href="#__RefHeading__166_204533229" text:style-name="Index_20_Link" text:visited-style-name="Index_20_Link">« Vase gobelet monté »<text:tab/>8</text:a></text:p>
          <text:p text:style-name="P7"><text:a xlink:type="simple" xlink:href="#__RefHeading__168_204533229" text:style-name="Index_20_Link" text:visited-style-name="Index_20_Link">« Vase gobelet monté »<text:tab/>8</text:a></text:p>
          <text:p text:style-name="P9"><text:a xlink:type="simple" xlink:href="#__RefHeading__170_204533229" text:style-name="Index_20_Link" text:visited-style-name="Index_20_Link">12.Paire de vases « B de 1780 »<text:tab/>8</text:a></text:p>
          <text:p text:style-name="P7"><text:a xlink:type="simple" xlink:href="#__RefHeading__172_204533229" text:style-name="Index_20_Link" text:visited-style-name="Index_20_Link">Vase « B de 1780 » <text:tab/>8</text:a></text:p>
          <text:p text:style-name="P7"><text:a xlink:type="simple" xlink:href="#__RefHeading__174_204533229" text:style-name="Index_20_Link" text:visited-style-name="Index_20_Link">Vase « B de 1780 »<text:tab/>8</text:a></text:p>
          <text:p text:style-name="P9"><text:a xlink:type="simple" xlink:href="#__RefHeading__176_204533229" text:style-name="Index_20_Link" text:visited-style-name="Index_20_Link">13.Garniture de trois vases « des âges »<text:tab/>9</text:a></text:p>
          <text:p text:style-name="P7"><text:a xlink:type="simple" xlink:href="#__RefHeading__22878_1657041517" text:style-name="Index_20_Link" text:visited-style-name="Index_20_Link">Vase « des âges »<text:tab/>9</text:a></text:p>
          <text:p text:style-name="P7"><text:a xlink:type="simple" xlink:href="#__RefHeading__22880_1657041517" text:style-name="Index_20_Link" text:visited-style-name="Index_20_Link">Vase « des âges »<text:tab/>9</text:a></text:p>
          <text:p text:style-name="P7"><text:soft-page-break/><text:a xlink:type="simple" xlink:href="#__RefHeading__22882_1657041517" text:style-name="Index_20_Link" text:visited-style-name="Index_20_Link">Vase « des âges »<text:tab/>9</text:a></text:p>
          <text:p text:style-name="P10"><text:a xlink:type="simple" xlink:href="#__RefHeading__178_204533229" text:style-name="Index_20_Link" text:visited-style-name="Index_20_Link">Les pièces de déjeuners<text:tab/>10</text:a></text:p>
          <text:p text:style-name="P9"><text:a xlink:type="simple" xlink:href="#__RefHeading__180_204533229" text:style-name="Index_20_Link" text:visited-style-name="Index_20_Link">1.Soucoupe de gobelet à « quatre pans ronds » et pot à sucre « quatre pans ronds »<text:tab/>10</text:a></text:p>
          <text:p text:style-name="P7"><text:a xlink:type="simple" xlink:href="#__RefHeading__22884_1657041517" text:style-name="Index_20_Link" text:visited-style-name="Index_20_Link">Soucoupe de gobelet à « quatre pans ronds »<text:tab/>10</text:a></text:p>
          <text:p text:style-name="P7"><text:a xlink:type="simple" xlink:href="#__RefHeading__22886_1657041517" text:style-name="Index_20_Link" text:visited-style-name="Index_20_Link">Pot à sucre à « quatre pans ronds »<text:tab/>10</text:a></text:p>
          <text:p text:style-name="P9"><text:a xlink:type="simple" xlink:href="#__RefHeading__182_204533229" text:style-name="Index_20_Link" text:visited-style-name="Index_20_Link">2.Soucoupe de gobelet « Hébert »<text:tab/>11</text:a></text:p>
          <text:p text:style-name="P9"><text:a xlink:type="simple" xlink:href="#__RefHeading__184_204533229" text:style-name="Index_20_Link" text:visited-style-name="Index_20_Link">3.Théière « Calabre »<text:tab/>11</text:a></text:p>
          <text:p text:style-name="P9"><text:a xlink:type="simple" xlink:href="#__RefHeading__186_204533229" text:style-name="Index_20_Link" text:visited-style-name="Index_20_Link">4.Pot à sucre « Calabre » <text:tab/>11</text:a></text:p>
          <text:p text:style-name="P7"><text:a xlink:type="simple" xlink:href="#__RefHeading__188_204533229" text:style-name="Index_20_Link" text:visited-style-name="Index_20_Link">Plateau « en porte-huillier »<text:tab/>11</text:a></text:p>
          <text:p text:style-name="P7"><text:a xlink:type="simple" xlink:href="#__RefHeading__190_204533229" text:style-name="Index_20_Link" text:visited-style-name="Index_20_Link">Gobelet « à la Reine »<text:tab/>12</text:a></text:p>
          <text:p text:style-name="P7"><text:a xlink:type="simple" xlink:href="#__RefHeading__192_204533229" text:style-name="Index_20_Link" text:visited-style-name="Index_20_Link">Pot à sucre « du Roy »<text:tab/>12</text:a></text:p>
          <text:p text:style-name="P9"><text:a xlink:type="simple" xlink:href="#__RefHeading__194_204533229" text:style-name="Index_20_Link" text:visited-style-name="Index_20_Link">5.Soucoupe de gobelet « litron »<text:tab/>12</text:a></text:p>
          <text:p text:style-name="P9"><text:a xlink:type="simple" xlink:href="#__RefHeading__16364_1626123278" text:style-name="Index_20_Link" text:visited-style-name="Index_20_Link">6.Gobelet « Hébert »<text:tab/>13</text:a></text:p>
          <text:p text:style-name="P9"><text:a xlink:type="simple" xlink:href="#__RefHeading__196_204533229" text:style-name="Index_20_Link" text:visited-style-name="Index_20_Link">7.Gobelet « Bouret »<text:tab/>13</text:a></text:p>
          <text:p text:style-name="P9"><text:a xlink:type="simple" xlink:href="#__RefHeading__198_204533229" text:style-name="Index_20_Link" text:visited-style-name="Index_20_Link">8.Gobelet  « à la Reine » et sa soucoupe<text:tab/>13</text:a></text:p>
          <text:p text:style-name="P7"><text:a xlink:type="simple" xlink:href="#__RefHeading__200_204533229" text:style-name="Index_20_Link" text:visited-style-name="Index_20_Link">Gobelet  « à la Reine » et sa soucoupe<text:tab/>13</text:a></text:p>
          <text:p text:style-name="P7"><text:a xlink:type="simple" xlink:href="#__RefHeading__202_204533229" text:style-name="Index_20_Link" text:visited-style-name="Index_20_Link">Soucoupe<text:tab/>13</text:a></text:p>
          <text:p text:style-name="P9"><text:a xlink:type="simple" xlink:href="#__RefHeading__204_204533229" text:style-name="Index_20_Link" text:visited-style-name="Index_20_Link">9.Pot à lait « Hébert »<text:tab/>14</text:a></text:p>
          <text:p text:style-name="P9"><text:a xlink:type="simple" xlink:href="#__RefHeading__206_204533229" text:style-name="Index_20_Link" text:visited-style-name="Index_20_Link">10.Pot à sucre « Hébert »<text:tab/>14</text:a></text:p>
          <text:p text:style-name="P9"><text:a xlink:type="simple" xlink:href="#__RefHeading__208_204533229" text:style-name="Index_20_Link" text:visited-style-name="Index_20_Link">11.Pot à sucre « Hébert »<text:tab/>14</text:a></text:p>
          <text:p text:style-name="P9"><text:a xlink:type="simple" xlink:href="#__RefHeading__210_204533229" text:style-name="Index_20_Link" text:visited-style-name="Index_20_Link">12.Pot à sucre « Calabre »<text:tab/>15</text:a></text:p>
          <text:p text:style-name="P9"><text:a xlink:type="simple" xlink:href="#__RefHeading__212_204533229" text:style-name="Index_20_Link" text:visited-style-name="Index_20_Link">13.Pot à sucre « à la Reine »<text:tab/>15</text:a></text:p>
          <text:p text:style-name="P9"><text:a xlink:type="simple" xlink:href="#__RefHeading__214_204533229" text:style-name="Index_20_Link" text:visited-style-name="Index_20_Link">14.Déjeuner « Hébert » comprenant un plateau « Hébert » et un pot à lait « à trois pieds »<text:tab/>15</text:a></text:p>
          <text:p text:style-name="P7"><text:a xlink:type="simple" xlink:href="#__RefHeading__216_204533229" text:style-name="Index_20_Link" text:visited-style-name="Index_20_Link">Plateau « Hébert »<text:tab/>15</text:a></text:p>
          <text:p text:style-name="P7"><text:a xlink:type="simple" xlink:href="#__RefHeading__218_204533229" text:style-name="Index_20_Link" text:visited-style-name="Index_20_Link">Pot à lait « à trois pieds »<text:tab/>16</text:a></text:p>
          <text:p text:style-name="P9"><text:a xlink:type="simple" xlink:href="#__RefHeading__220_204533229" text:style-name="Index_20_Link" text:visited-style-name="Index_20_Link">15.Plateau « en porte-huillier »<text:tab/>16</text:a></text:p>
          <text:p text:style-name="P9"><text:a xlink:type="simple" xlink:href="#__RefHeading__222_204533229" text:style-name="Index_20_Link" text:visited-style-name="Index_20_Link">16.Gobelet « couvert » et sa soucoupe<text:tab/>16</text:a></text:p>
          <text:p text:style-name="P7"><text:a xlink:type="simple" xlink:href="#__RefHeading__22888_1657041517" text:style-name="Index_20_Link" text:visited-style-name="Index_20_Link">Gobelet « couvert »<text:tab/>16</text:a></text:p>
          <text:p text:style-name="P7"><text:a xlink:type="simple" xlink:href="#__RefHeading__22890_1657041517" text:style-name="Index_20_Link" text:visited-style-name="Index_20_Link">Soucoupe<text:tab/>16</text:a></text:p>
          <text:p text:style-name="P9"><text:a xlink:type="simple" xlink:href="#__RefHeading__224_204533229" text:style-name="Index_20_Link" text:visited-style-name="Index_20_Link">17.Pot à sucre « Bouret »<text:tab/>17</text:a></text:p>
          <text:p text:style-name="P9"><text:a xlink:type="simple" xlink:href="#__RefHeading__226_204533229" text:style-name="Index_20_Link" text:visited-style-name="Index_20_Link">18.Gobelet « couvert »<text:tab/>17</text:a></text:p>
          <text:p text:style-name="P9"><text:a xlink:type="simple" xlink:href="#__RefHeading__228_204533229" text:style-name="Index_20_Link" text:visited-style-name="Index_20_Link">19.Déjeuner à tiroir à pieds comprenant un plateau «  à tiroir à pieds », un pot à lait à trois pieds, un pot à sucre « Calabre », un gobelet « Bouillard » et sa soucoupe<text:tab/>17</text:a></text:p>
          <text:p text:style-name="P7"><text:a xlink:type="simple" xlink:href="#__RefHeading__230_204533229" text:style-name="Index_20_Link" text:visited-style-name="Index_20_Link">Plateau « à tiroir à pieds »<text:tab/>17</text:a></text:p>
          <text:p text:style-name="P7"><text:a xlink:type="simple" xlink:href="#__RefHeading__232_204533229" text:style-name="Index_20_Link" text:visited-style-name="Index_20_Link">Pot à lait « à trois pieds »<text:tab/>18</text:a></text:p>
          <text:p text:style-name="P7"><text:a xlink:type="simple" xlink:href="#__RefHeading__234_204533229" text:style-name="Index_20_Link" text:visited-style-name="Index_20_Link">Pot à sucre « Calabre »<text:tab/>18</text:a></text:p>
          <text:p text:style-name="P7"><text:a xlink:type="simple" xlink:href="#__RefHeading__236_204533229" text:style-name="Index_20_Link" text:visited-style-name="Index_20_Link">Gobelet « Bouillard »<text:tab/>18</text:a></text:p>
          <text:p text:style-name="P7"><text:a xlink:type="simple" xlink:href="#__RefHeading__238_204533229" text:style-name="Index_20_Link" text:visited-style-name="Index_20_Link">Soucoupe.<text:tab/>18</text:a></text:p>
          <text:p text:style-name="P9"><text:a xlink:type="simple" xlink:href="#__RefHeading__240_204533229" text:style-name="Index_20_Link" text:visited-style-name="Index_20_Link">20.Cinq gobelets « litron » et cinq soucoupes<text:tab/>19</text:a></text:p>
          <text:p text:style-name="P7"><text:soft-page-break/><text:a xlink:type="simple" xlink:href="#__RefHeading__22892_1657041517" text:style-name="Index_20_Link" text:visited-style-name="Index_20_Link">Gobelet « litron »<text:tab/>19</text:a></text:p>
          <text:p text:style-name="P7"><text:a xlink:type="simple" xlink:href="#__RefHeading__22894_1657041517" text:style-name="Index_20_Link" text:visited-style-name="Index_20_Link">Gobelet « litron »<text:tab/>19</text:a></text:p>
          <text:p text:style-name="P7"><text:a xlink:type="simple" xlink:href="#__RefHeading__22896_1657041517" text:style-name="Index_20_Link" text:visited-style-name="Index_20_Link">Gobelet « litron »<text:tab/>19</text:a></text:p>
          <text:p text:style-name="P7"><text:a xlink:type="simple" xlink:href="#__RefHeading__22898_1657041517" text:style-name="Index_20_Link" text:visited-style-name="Index_20_Link">Gobelet « litron »<text:tab/>19</text:a></text:p>
          <text:p text:style-name="P7"><text:a xlink:type="simple" xlink:href="#__RefHeading__22900_1657041517" text:style-name="Index_20_Link" text:visited-style-name="Index_20_Link">Gobelet « litron »<text:tab/>20</text:a></text:p>
          <text:p text:style-name="P7"><text:a xlink:type="simple" xlink:href="#__RefHeading__22902_1657041517" text:style-name="Index_20_Link" text:visited-style-name="Index_20_Link">Soucoupe<text:tab/>20</text:a></text:p>
          <text:p text:style-name="P7"><text:a xlink:type="simple" xlink:href="#__RefHeading__22904_1657041517" text:style-name="Index_20_Link" text:visited-style-name="Index_20_Link">Soucoupe<text:tab/>20</text:a></text:p>
          <text:p text:style-name="P7"><text:a xlink:type="simple" xlink:href="#__RefHeading__22906_1657041517" text:style-name="Index_20_Link" text:visited-style-name="Index_20_Link">Soucoupe<text:tab/>20</text:a></text:p>
          <text:p text:style-name="P7"><text:a xlink:type="simple" xlink:href="#__RefHeading__22908_1657041517" text:style-name="Index_20_Link" text:visited-style-name="Index_20_Link">Soucoupe<text:tab/>20</text:a></text:p>
          <text:p text:style-name="P7"><text:a xlink:type="simple" xlink:href="#__RefHeading__22910_1657041517" text:style-name="Index_20_Link" text:visited-style-name="Index_20_Link">Soucoupe<text:tab/>21</text:a></text:p>
          <text:p text:style-name="P9"><text:a xlink:type="simple" xlink:href="#__RefHeading__242_204533229" text:style-name="Index_20_Link" text:visited-style-name="Index_20_Link">21.Gobelet « Bouillard » et sa soucoupe<text:tab/>21</text:a></text:p>
          <text:p text:style-name="P7"><text:a xlink:type="simple" xlink:href="#__RefHeading__22912_1657041517" text:style-name="Index_20_Link" text:visited-style-name="Index_20_Link">Gobelet « litron »<text:tab/>21</text:a></text:p>
          <text:p text:style-name="P7"><text:a xlink:type="simple" xlink:href="#__RefHeading__22914_1657041517" text:style-name="Index_20_Link" text:visited-style-name="Index_20_Link">Soucoupe<text:tab/>21</text:a></text:p>
          <text:p text:style-name="P9"><text:a xlink:type="simple" xlink:href="#__RefHeading__244_204533229" text:style-name="Index_20_Link" text:visited-style-name="Index_20_Link">22.Pot à lait « à trois pieds »<text:tab/>22</text:a></text:p>
          <text:p text:style-name="P9"><text:a xlink:type="simple" xlink:href="#__RefHeading__246_204533229" text:style-name="Index_20_Link" text:visited-style-name="Index_20_Link">23.Pot à lait « à trois pieds »<text:tab/>22</text:a></text:p>
          <text:p text:style-name="P9"><text:a xlink:type="simple" xlink:href="#__RefHeading__248_204533229" text:style-name="Index_20_Link" text:visited-style-name="Index_20_Link">24.Théière « Calabre »<text:tab/>22</text:a></text:p>
          <text:p text:style-name="P9"><text:a xlink:type="simple" xlink:href="#__RefHeading__250_204533229" text:style-name="Index_20_Link" text:visited-style-name="Index_20_Link">25.Déjeuner « carré » comprenant un plateau « carré », un gobelet « Bouillard », sa soucoupe et un pot à sucre « Calabre »<text:tab/>23</text:a></text:p>
          <text:p text:style-name="P7"><text:a xlink:type="simple" xlink:href="#__RefHeading__252_204533229" text:style-name="Index_20_Link" text:visited-style-name="Index_20_Link">Plateau « carré »<text:tab/>23</text:a></text:p>
          <text:p text:style-name="P7"><text:a xlink:type="simple" xlink:href="#__RefHeading__22916_1657041517" text:style-name="Index_20_Link" text:visited-style-name="Index_20_Link">Gobelet « Calabre »<text:tab/>23</text:a></text:p>
          <text:p text:style-name="P7"><text:a xlink:type="simple" xlink:href="#__RefHeading__254_204533229" text:style-name="Index_20_Link" text:visited-style-name="Index_20_Link">Soucoupe<text:tab/>23</text:a></text:p>
          <text:p text:style-name="P7"><text:a xlink:type="simple" xlink:href="#__RefHeading__256_204533229" text:style-name="Index_20_Link" text:visited-style-name="Index_20_Link">Pot à sucre « Calabre »<text:tab/>23</text:a></text:p>
          <text:p text:style-name="P9"><text:a xlink:type="simple" xlink:href="#__RefHeading__258_204533229" text:style-name="Index_20_Link" text:visited-style-name="Index_20_Link">26.Pot à sucre « Calabre »<text:tab/>24</text:a></text:p>
          <text:p text:style-name="P9"><text:a xlink:type="simple" xlink:href="#__RefHeading__260_204533229" text:style-name="Index_20_Link" text:visited-style-name="Index_20_Link">27.Pot à sucre « Calabre »<text:tab/>24</text:a></text:p>
          <text:p text:style-name="P9"><text:a xlink:type="simple" xlink:href="#__RefHeading__262_204533229" text:style-name="Index_20_Link" text:visited-style-name="Index_20_Link">28.Pot à sucre « Bouret »<text:tab/>24</text:a></text:p>
          <text:p text:style-name="P9"><text:a xlink:type="simple" xlink:href="#__RefHeading__264_204533229" text:style-name="Index_20_Link" text:visited-style-name="Index_20_Link">29.Déjeuner « Corbeille Triangle a Jours » comprenant un plateau « Corbeille Triangle a Jours », un gobelet « Hébert », sa soucoupe  et un pot à lait à « trois pieds »<text:tab/>25</text:a></text:p>
          <text:p text:style-name="P7"><text:a xlink:type="simple" xlink:href="#__RefHeading__266_204533229" text:style-name="Index_20_Link" text:visited-style-name="Index_20_Link">Plateau « Corbeille Triangle a Jours »<text:tab/>25</text:a></text:p>
          <text:p text:style-name="P7"><text:a xlink:type="simple" xlink:href="#__RefHeading__268_204533229" text:style-name="Index_20_Link" text:visited-style-name="Index_20_Link">Gobelet « Hébert »<text:tab/>25</text:a></text:p>
          <text:p text:style-name="P7"><text:a xlink:type="simple" xlink:href="#__RefHeading__270_204533229" text:style-name="Index_20_Link" text:visited-style-name="Index_20_Link">Soucoupe de gobelet « Bouillard »<text:tab/>25</text:a></text:p>
          <text:p text:style-name="P7"><text:a xlink:type="simple" xlink:href="#__RefHeading__272_204533229" text:style-name="Index_20_Link" text:visited-style-name="Index_20_Link">Pot à lait « à trois pieds »<text:tab/>26</text:a></text:p>
          <text:p text:style-name="P9"><text:a xlink:type="simple" xlink:href="#__RefHeading__274_204533229" text:style-name="Index_20_Link" text:visited-style-name="Index_20_Link">30.Gobelet « Bouillard », sa soucoupe et une théière « Calabre »<text:tab/>26</text:a></text:p>
          <text:p text:style-name="P7"><text:a xlink:type="simple" xlink:href="#__RefHeading__276_204533229" text:style-name="Index_20_Link" text:visited-style-name="Index_20_Link">Gobelet « Bouillard »<text:tab/>26</text:a></text:p>
          <text:p text:style-name="P7"><text:a xlink:type="simple" xlink:href="#__RefHeading__278_204533229" text:style-name="Index_20_Link" text:visited-style-name="Index_20_Link">Soucoupe<text:tab/>26</text:a></text:p>
          <text:p text:style-name="P7"><text:a xlink:type="simple" xlink:href="#__RefHeading__280_204533229" text:style-name="Index_20_Link" text:visited-style-name="Index_20_Link">Théière « Calabre »<text:tab/>26</text:a></text:p>
          <text:p text:style-name="P9"><text:a xlink:type="simple" xlink:href="#__RefHeading__282_204533229" text:style-name="Index_20_Link" text:visited-style-name="Index_20_Link">31.Gobelet « Bouillard », sa soucoupe et pot à lait « Hébert »<text:tab/>27</text:a></text:p>
          <text:p text:style-name="P7"><text:a xlink:type="simple" xlink:href="#__RefHeading__284_204533229" text:style-name="Index_20_Link" text:visited-style-name="Index_20_Link">Gobelet « Bouillard »<text:tab/>27</text:a></text:p>
          <text:p text:style-name="P7"><text:a xlink:type="simple" xlink:href="#__RefHeading__286_204533229" text:style-name="Index_20_Link" text:visited-style-name="Index_20_Link">Soucoupe<text:tab/>27</text:a></text:p>
          <text:p text:style-name="P7"><text:a xlink:type="simple" xlink:href="#__RefHeading__288_204533229" text:style-name="Index_20_Link" text:visited-style-name="Index_20_Link">Pot à lait « Hébert »<text:tab/>27</text:a></text:p>
          <text:p text:style-name="P9"><text:soft-page-break/><text:a xlink:type="simple" xlink:href="#__RefHeading__290_204533229" text:style-name="Index_20_Link" text:visited-style-name="Index_20_Link">32.Soucoupe de gobelet « Bouillard », pot à lait « Hébert » et pot à sucre « Calabre »<text:tab/>27</text:a></text:p>
          <text:p text:style-name="P7"><text:a xlink:type="simple" xlink:href="#__RefHeading__292_204533229" text:style-name="Index_20_Link" text:visited-style-name="Index_20_Link">Soucoupe de gobelet « Bouillard »<text:tab/>27</text:a></text:p>
          <text:p text:style-name="P7"><text:a xlink:type="simple" xlink:href="#__RefHeading__294_204533229" text:style-name="Index_20_Link" text:visited-style-name="Index_20_Link">Pot à lait « Hébert »<text:tab/>28</text:a></text:p>
          <text:p text:style-name="P7"><text:a xlink:type="simple" xlink:href="#__RefHeading__296_204533229" text:style-name="Index_20_Link" text:visited-style-name="Index_20_Link">Pot à sucre « Calabre »<text:tab/>28</text:a></text:p>
          <text:p text:style-name="P9"><text:a xlink:type="simple" xlink:href="#__RefHeading__298_204533229" text:style-name="Index_20_Link" text:visited-style-name="Index_20_Link">33.Gobelet « Hébert » et sa soucoupe<text:tab/>28</text:a></text:p>
          <text:p text:style-name="P7"><text:a xlink:type="simple" xlink:href="#__RefHeading__300_204533229" text:style-name="Index_20_Link" text:visited-style-name="Index_20_Link">Gobelet « Hébert »<text:tab/>28</text:a></text:p>
          <text:p text:style-name="P7"><text:a xlink:type="simple" xlink:href="#__RefHeading__302_204533229" text:style-name="Index_20_Link" text:visited-style-name="Index_20_Link">Soucoupe<text:tab/>29</text:a></text:p>
          <text:p text:style-name="P9"><text:a xlink:type="simple" xlink:href="#__RefHeading__304_204533229" text:style-name="Index_20_Link" text:visited-style-name="Index_20_Link">34.Gobelet « couvert » et sa soucoupe<text:tab/>29</text:a></text:p>
          <text:p text:style-name="P7"><text:a xlink:type="simple" xlink:href="#__RefHeading__306_204533229" text:style-name="Index_20_Link" text:visited-style-name="Index_20_Link">Gobelet « couvert »<text:tab/>29</text:a></text:p>
          <text:p text:style-name="P7"><text:a xlink:type="simple" xlink:href="#__RefHeading__308_204533229" text:style-name="Index_20_Link" text:visited-style-name="Index_20_Link">Soucoupe<text:tab/>29</text:a></text:p>
          <text:p text:style-name="P9"><text:a xlink:type="simple" xlink:href="#__RefHeading__310_204533229" text:style-name="Index_20_Link" text:visited-style-name="Index_20_Link">35.Gobelet « litron »<text:tab/>29</text:a></text:p>
          <text:p text:style-name="P9"><text:a xlink:type="simple" xlink:href="#__RefHeading__312_204533229" text:style-name="Index_20_Link" text:visited-style-name="Index_20_Link">36.Pot à lait « à trois pieds »<text:tab/>30</text:a></text:p>
          <text:p text:style-name="P9"><text:a xlink:type="simple" xlink:href="#__RefHeading__314_204533229" text:style-name="Index_20_Link" text:visited-style-name="Index_20_Link">37.Pot à sucre « Bouret »<text:tab/>30</text:a></text:p>
          <text:p text:style-name="P9"><text:a xlink:type="simple" xlink:href="#__RefHeading__316_204533229" text:style-name="Index_20_Link" text:visited-style-name="Index_20_Link">38.Pot à sucre « Bouret »<text:tab/>30</text:a></text:p>
          <text:p text:style-name="P9"><text:a xlink:type="simple" xlink:href="#__RefHeading__22918_1657041517" text:style-name="Index_20_Link" text:visited-style-name="Index_20_Link">39. Déjeuner « à tiroir » comprenant un plateau « à tiroir », un gobelet « Bouillard », sa soucoupe, un pot à lait « Hébert » et un pot à sucre « Calabre »<text:tab/>31</text:a></text:p>
          <text:p text:style-name="P7"><text:a xlink:type="simple" xlink:href="#__RefHeading__318_204533229" text:style-name="Index_20_Link" text:visited-style-name="Index_20_Link">Plateau « à tiroir »<text:tab/>31</text:a></text:p>
          <text:p text:style-name="P7"><text:a xlink:type="simple" xlink:href="#__RefHeading__320_204533229" text:style-name="Index_20_Link" text:visited-style-name="Index_20_Link">Gobelet « Bouillard »<text:tab/>31</text:a></text:p>
          <text:p text:style-name="P7"><text:a xlink:type="simple" xlink:href="#__RefHeading__322_204533229" text:style-name="Index_20_Link" text:visited-style-name="Index_20_Link">Soucoupe<text:tab/>31</text:a></text:p>
          <text:p text:style-name="P7"><text:a xlink:type="simple" xlink:href="#__RefHeading__324_204533229" text:style-name="Index_20_Link" text:visited-style-name="Index_20_Link">Pot à lait « Hébert »<text:tab/>31</text:a></text:p>
          <text:p text:style-name="P7"><text:a xlink:type="simple" xlink:href="#__RefHeading__326_204533229" text:style-name="Index_20_Link" text:visited-style-name="Index_20_Link">Pot à sucre « Calabre »<text:tab/>32</text:a></text:p>
          <text:p text:style-name="P9"><text:a xlink:type="simple" xlink:href="#__RefHeading__328_204533229" text:style-name="Index_20_Link" text:visited-style-name="Index_20_Link">40.Gobelet « Bouillard » et une soucoupe<text:tab/>32</text:a></text:p>
          <text:p text:style-name="P7"><text:a xlink:type="simple" xlink:href="#__RefHeading__22920_1657041517" text:style-name="Index_20_Link" text:visited-style-name="Index_20_Link">Gobelet « Bouillard »<text:tab/>32</text:a></text:p>
          <text:p text:style-name="P7"><text:a xlink:type="simple" xlink:href="#__RefHeading__22922_1657041517" text:style-name="Index_20_Link" text:visited-style-name="Index_20_Link">Soucoupe<text:tab/>32</text:a></text:p>
          <text:p text:style-name="P9"><text:a xlink:type="simple" xlink:href="#__RefHeading__330_204533229" text:style-name="Index_20_Link" text:visited-style-name="Index_20_Link">41.Quatre gobelets « Bouillard » et leurs soucoupes<text:tab/>33</text:a></text:p>
          <text:p text:style-name="P7"><text:a xlink:type="simple" xlink:href="#__RefHeading__332_204533229" text:style-name="Index_20_Link" text:visited-style-name="Index_20_Link">Gobelet « Bouillard »<text:tab/>33</text:a></text:p>
          <text:p text:style-name="P7"><text:a xlink:type="simple" xlink:href="#__RefHeading__334_204533229" text:style-name="Index_20_Link" text:visited-style-name="Index_20_Link">Gobelet « Bouillard »<text:tab/>33</text:a></text:p>
          <text:p text:style-name="P7"><text:a xlink:type="simple" xlink:href="#__RefHeading__336_204533229" text:style-name="Index_20_Link" text:visited-style-name="Index_20_Link">Gobelet « Bouillard »<text:tab/>33</text:a></text:p>
          <text:p text:style-name="P7"><text:a xlink:type="simple" xlink:href="#__RefHeading__338_204533229" text:style-name="Index_20_Link" text:visited-style-name="Index_20_Link">Gobelet « Bouillard »<text:tab/>33</text:a></text:p>
          <text:p text:style-name="P7"><text:a xlink:type="simple" xlink:href="#__RefHeading__340_204533229" text:style-name="Index_20_Link" text:visited-style-name="Index_20_Link">Soucoupe<text:tab/>34</text:a></text:p>
          <text:p text:style-name="P7"><text:a xlink:type="simple" xlink:href="#__RefHeading__342_204533229" text:style-name="Index_20_Link" text:visited-style-name="Index_20_Link">Soucoupe<text:tab/>34</text:a></text:p>
          <text:p text:style-name="P7"><text:a xlink:type="simple" xlink:href="#__RefHeading__344_204533229" text:style-name="Index_20_Link" text:visited-style-name="Index_20_Link">Soucoupe<text:tab/>34</text:a></text:p>
          <text:p text:style-name="P7"><text:a xlink:type="simple" xlink:href="#__RefHeading__346_204533229" text:style-name="Index_20_Link" text:visited-style-name="Index_20_Link">Soucoupe<text:tab/>34</text:a></text:p>
          <text:p text:style-name="P9"><text:a xlink:type="simple" xlink:href="#__RefHeading__348_204533229" text:style-name="Index_20_Link" text:visited-style-name="Index_20_Link">42.Gobelet « Chinois » ( ?)<text:tab/>35</text:a></text:p>
          <text:p text:style-name="P9"><text:a xlink:type="simple" xlink:href="#__RefHeading__350_204533229" text:style-name="Index_20_Link" text:visited-style-name="Index_20_Link">43.Pot à lait « à trois pieds »<text:tab/>35</text:a></text:p>
          <text:p text:style-name="P9"><text:a xlink:type="simple" xlink:href="#__RefHeading__352_204533229" text:style-name="Index_20_Link" text:visited-style-name="Index_20_Link">44.Pot à sucre « Calabre » <text:tab/>35</text:a></text:p>
          <text:p text:style-name="P9"><text:a xlink:type="simple" xlink:href="#__RefHeading__354_204533229" text:style-name="Index_20_Link" text:visited-style-name="Index_20_Link">45.Déjeuner « losange » avec un plateau « losange » et une théière « Calabre »<text:tab/>35</text:a></text:p>
          <text:p text:style-name="P7"><text:a xlink:type="simple" xlink:href="#__RefHeading__356_204533229" text:style-name="Index_20_Link" text:visited-style-name="Index_20_Link">Plateau « losange »<text:tab/>35</text:a></text:p>
          <text:p text:style-name="P7"><text:a xlink:type="simple" xlink:href="#__RefHeading__358_204533229" text:style-name="Index_20_Link" text:visited-style-name="Index_20_Link">Théière « Calabre »<text:tab/>36</text:a></text:p>
          <text:p text:style-name="P9"><text:soft-page-break/><text:a xlink:type="simple" xlink:href="#__RefHeading__360_204533229" text:style-name="Index_20_Link" text:visited-style-name="Index_20_Link">46.Gobelet « Hébert » et sa soucoupe<text:tab/>36</text:a></text:p>
          <text:p text:style-name="P7"><text:a xlink:type="simple" xlink:href="#__RefHeading__362_204533229" text:style-name="Index_20_Link" text:visited-style-name="Index_20_Link">Gobelet « Hébert »<text:tab/>36</text:a></text:p>
          <text:p text:style-name="P7"><text:a xlink:type="simple" xlink:href="#__RefHeading__364_204533229" text:style-name="Index_20_Link" text:visited-style-name="Index_20_Link">Soucoupe<text:tab/>36</text:a></text:p>
          <text:p text:style-name="P9"><text:a xlink:type="simple" xlink:href="#__RefHeading__366_204533229" text:style-name="Index_20_Link" text:visited-style-name="Index_20_Link">47.Gobelet « Hébert » et sa soucoupe<text:tab/>37</text:a></text:p>
          <text:p text:style-name="P7"><text:a xlink:type="simple" xlink:href="#__RefHeading__368_204533229" text:style-name="Index_20_Link" text:visited-style-name="Index_20_Link">Gobelet « Hébert »<text:tab/>37</text:a></text:p>
          <text:p text:style-name="P7"><text:a xlink:type="simple" xlink:href="#__RefHeading__370_204533229" text:style-name="Index_20_Link" text:visited-style-name="Index_20_Link">Soucoupe<text:tab/>37</text:a></text:p>
          <text:p text:style-name="P9"><text:a xlink:type="simple" xlink:href="#__RefHeading__372_204533229" text:style-name="Index_20_Link" text:visited-style-name="Index_20_Link">48.Gobelet « litron »<text:tab/>37</text:a></text:p>
          <text:p text:style-name="P9"><text:a xlink:type="simple" xlink:href="#__RefHeading__22924_1657041517" text:style-name="Index_20_Link" text:visited-style-name="Index_20_Link">49.Gobelet « Bouillard » et une soucoupe<text:tab/>38</text:a></text:p>
          <text:p text:style-name="P7"><text:a xlink:type="simple" xlink:href="#__RefHeading__22926_1657041517" text:style-name="Index_20_Link" text:visited-style-name="Index_20_Link">Gobelet « Bouillard »<text:tab/>38</text:a></text:p>
          <text:p text:style-name="P7"><text:a xlink:type="simple" xlink:href="#__RefHeading__22928_1657041517" text:style-name="Index_20_Link" text:visited-style-name="Index_20_Link">Soucoupe<text:tab/>38</text:a></text:p>
          <text:p text:style-name="P9"><text:a xlink:type="simple" xlink:href="#__RefHeading__374_204533229" text:style-name="Index_20_Link" text:visited-style-name="Index_20_Link">50.Trois gobelets « Bouillard » et leurs soucoupes<text:tab/>38</text:a></text:p>
          <text:p text:style-name="P7"><text:a xlink:type="simple" xlink:href="#__RefHeading__376_204533229" text:style-name="Index_20_Link" text:visited-style-name="Index_20_Link">Gobelet « Bouillard »<text:tab/>38</text:a></text:p>
          <text:p text:style-name="P7"><text:a xlink:type="simple" xlink:href="#__RefHeading__378_204533229" text:style-name="Index_20_Link" text:visited-style-name="Index_20_Link">Soucoupe<text:tab/>38</text:a></text:p>
          <text:p text:style-name="P7"><text:a xlink:type="simple" xlink:href="#__RefHeading__380_204533229" text:style-name="Index_20_Link" text:visited-style-name="Index_20_Link">Gobelet « Bouillard »<text:tab/>39</text:a></text:p>
          <text:p text:style-name="P7"><text:a xlink:type="simple" xlink:href="#__RefHeading__382_204533229" text:style-name="Index_20_Link" text:visited-style-name="Index_20_Link">Soucoupe<text:tab/>39</text:a></text:p>
          <text:p text:style-name="P7"><text:a xlink:type="simple" xlink:href="#__RefHeading__384_204533229" text:style-name="Index_20_Link" text:visited-style-name="Index_20_Link">Gobelet « Bouillard »<text:tab/>39</text:a></text:p>
          <text:p text:style-name="P7"><text:a xlink:type="simple" xlink:href="#__RefHeading__386_204533229" text:style-name="Index_20_Link" text:visited-style-name="Index_20_Link">Soucoupe<text:tab/>39</text:a></text:p>
          <text:p text:style-name="P9"><text:a xlink:type="simple" xlink:href="#__RefHeading__388_204533229" text:style-name="Index_20_Link" text:visited-style-name="Index_20_Link">51.Gobelet « Calabre » et sa soucoupe<text:tab/>40</text:a></text:p>
          <text:p text:style-name="P7"><text:a xlink:type="simple" xlink:href="#__RefHeading__22930_1657041517" text:style-name="Index_20_Link" text:visited-style-name="Index_20_Link">Gobelet « Calabre »<text:tab/>40</text:a></text:p>
          <text:p text:style-name="P7"><text:a xlink:type="simple" xlink:href="#__RefHeading__22932_1657041517" text:style-name="Index_20_Link" text:visited-style-name="Index_20_Link">Soucoupe<text:tab/>40</text:a></text:p>
          <text:p text:style-name="P9"><text:a xlink:type="simple" xlink:href="#__RefHeading__390_204533229" text:style-name="Index_20_Link" text:visited-style-name="Index_20_Link">52.Gobelet « Bouillard » et sa soucoupe<text:tab/>40</text:a></text:p>
          <text:p text:style-name="P7"><text:a xlink:type="simple" xlink:href="#__RefHeading__392_204533229" text:style-name="Index_20_Link" text:visited-style-name="Index_20_Link">Gobelet « Bouillard »<text:tab/>40</text:a></text:p>
          <text:p text:style-name="P7"><text:a xlink:type="simple" xlink:href="#__RefHeading__394_204533229" text:style-name="Index_20_Link" text:visited-style-name="Index_20_Link">Soucoupe<text:tab/>41</text:a></text:p>
          <text:p text:style-name="P9"><text:a xlink:type="simple" xlink:href="#__RefHeading__396_204533229" text:style-name="Index_20_Link" text:visited-style-name="Index_20_Link">53.Gobelet « couvert »<text:tab/>41</text:a></text:p>
          <text:p text:style-name="P9"><text:a xlink:type="simple" xlink:href="#__RefHeading__398_204533229" text:style-name="Index_20_Link" text:visited-style-name="Index_20_Link">54.Déjeuner « du Roy » comprenant un plateau « du Roy », un pot à sucre « Hébert » et un pot à lait « à trois pieds<text:tab/>41</text:a></text:p>
          <text:p text:style-name="P7"><text:a xlink:type="simple" xlink:href="#__RefHeading__400_204533229" text:style-name="Index_20_Link" text:visited-style-name="Index_20_Link">Plateau « du Roy »<text:tab/>41</text:a></text:p>
          <text:p text:style-name="P7"><text:a xlink:type="simple" xlink:href="#__RefHeading__402_204533229" text:style-name="Index_20_Link" text:visited-style-name="Index_20_Link">Pot à sucre « Hébert »<text:tab/>41</text:a></text:p>
          <text:p text:style-name="P7"><text:a xlink:type="simple" xlink:href="#__RefHeading__404_204533229" text:style-name="Index_20_Link" text:visited-style-name="Index_20_Link">Pot à lait « à trois pieds »<text:tab/>42</text:a></text:p>
          <text:p text:style-name="P9"><text:a xlink:type="simple" xlink:href="#__RefHeading__406_204533229" text:style-name="Index_20_Link" text:visited-style-name="Index_20_Link">55.Déjeuner « triangle » comprenant un plateau « triangle », un gobelet « couvert » et sa soucoupe<text:tab/>42</text:a></text:p>
          <text:p text:style-name="P7"><text:a xlink:type="simple" xlink:href="#__RefHeading__408_204533229" text:style-name="Index_20_Link" text:visited-style-name="Index_20_Link">Plateau « triangle »<text:tab/>42</text:a></text:p>
          <text:p text:style-name="P7"><text:a xlink:type="simple" xlink:href="#__RefHeading__410_204533229" text:style-name="Index_20_Link" text:visited-style-name="Index_20_Link">Gobelet « couvert »<text:tab/>42</text:a></text:p>
          <text:p text:style-name="P7"><text:a xlink:type="simple" xlink:href="#__RefHeading__412_204533229" text:style-name="Index_20_Link" text:visited-style-name="Index_20_Link">Soucoupe<text:tab/>43</text:a></text:p>
          <text:p text:style-name="P9"><text:a xlink:type="simple" xlink:href="#__RefHeading__414_204533229" text:style-name="Index_20_Link" text:visited-style-name="Index_20_Link">56.Pot à sucre « Calabre »<text:tab/>43</text:a></text:p>
          <text:p text:style-name="P9"><text:a xlink:type="simple" xlink:href="#__RefHeading__416_204533229" text:style-name="Index_20_Link" text:visited-style-name="Index_20_Link">57.Gobelet « couvert »<text:tab/>43</text:a></text:p>
          <text:p text:style-name="P9"><text:a xlink:type="simple" xlink:href="#__RefHeading__418_204533229" text:style-name="Index_20_Link" text:visited-style-name="Index_20_Link">58.Pot à lait « à trois pieds »<text:tab/>44</text:a></text:p>
          <text:p text:style-name="P9"><text:a xlink:type="simple" xlink:href="#__RefHeading__420_204533229" text:style-name="Index_20_Link" text:visited-style-name="Index_20_Link">59.Pot à sucre « Hébert »<text:tab/>44</text:a></text:p>
          <text:p text:style-name="P9"><text:a xlink:type="simple" xlink:href="#__RefHeading__422_204533229" text:style-name="Index_20_Link" text:visited-style-name="Index_20_Link">60.Pot à sucre « Calabre »<text:tab/>44</text:a></text:p>
          <text:p text:style-name="P9"><text:soft-page-break/><text:a xlink:type="simple" xlink:href="#__RefHeading__424_204533229" text:style-name="Index_20_Link" text:visited-style-name="Index_20_Link">61.Pot à sucre « Calabre »<text:tab/>45</text:a></text:p>
          <text:p text:style-name="P9"><text:a xlink:type="simple" xlink:href="#__RefHeading__426_204533229" text:style-name="Index_20_Link" text:visited-style-name="Index_20_Link">62.Déjeuner « Hébert » comprenant un plateau « Hébert », un gobelet « Hébert », sa soucoupe, une théière « Calabre », un pot à sucre « Hébert » et un pot à lait « à trois pieds »<text:tab/>45</text:a></text:p>
          <text:p text:style-name="P7"><text:a xlink:type="simple" xlink:href="#__RefHeading__428_204533229" text:style-name="Index_20_Link" text:visited-style-name="Index_20_Link">Plateau « Hébert »<text:tab/>45</text:a></text:p>
          <text:p text:style-name="P7"><text:a xlink:type="simple" xlink:href="#__RefHeading__430_204533229" text:style-name="Index_20_Link" text:visited-style-name="Index_20_Link">Gobelet « Hébert »<text:tab/>45</text:a></text:p>
          <text:p text:style-name="P7"><text:a xlink:type="simple" xlink:href="#__RefHeading__432_204533229" text:style-name="Index_20_Link" text:visited-style-name="Index_20_Link">Soucoupe de gobelet « Hébert »<text:tab/>46</text:a></text:p>
          <text:p text:style-name="P7"><text:a xlink:type="simple" xlink:href="#__RefHeading__434_204533229" text:style-name="Index_20_Link" text:visited-style-name="Index_20_Link">Théière « Calabre »<text:tab/>46</text:a></text:p>
          <text:p text:style-name="P7"><text:a xlink:type="simple" xlink:href="#__RefHeading__436_204533229" text:style-name="Index_20_Link" text:visited-style-name="Index_20_Link">Pot à sucre « Hébert »<text:tab/>46</text:a></text:p>
          <text:p text:style-name="P7"><text:a xlink:type="simple" xlink:href="#__RefHeading__438_204533229" text:style-name="Index_20_Link" text:visited-style-name="Index_20_Link">Pot à lait « à trois pieds »<text:tab/>46</text:a></text:p>
          <text:p text:style-name="P9"><text:a xlink:type="simple" xlink:href="#__RefHeading__440_204533229" text:style-name="Index_20_Link" text:visited-style-name="Index_20_Link">63.Pot à lait « à trois pieds » et chocolatière<text:tab/>47</text:a></text:p>
          <text:p text:style-name="P7"><text:a xlink:type="simple" xlink:href="#__RefHeading__442_204533229" text:style-name="Index_20_Link" text:visited-style-name="Index_20_Link">Pot à lait « à trois pieds »<text:tab/>47</text:a></text:p>
          <text:p text:style-name="P7"><text:a xlink:type="simple" xlink:href="#__RefHeading__444_204533229" text:style-name="Index_20_Link" text:visited-style-name="Index_20_Link">Chocolatière<text:tab/>47</text:a></text:p>
          <text:p text:style-name="P9"><text:a xlink:type="simple" xlink:href="#__RefHeading__446_204533229" text:style-name="Index_20_Link" text:visited-style-name="Index_20_Link">64.Gobelet « litron » et sa soucoupe<text:tab/>47</text:a></text:p>
          <text:p text:style-name="P7"><text:a xlink:type="simple" xlink:href="#__RefHeading__448_204533229" text:style-name="Index_20_Link" text:visited-style-name="Index_20_Link">Gobelet « litron »<text:tab/>47</text:a></text:p>
          <text:p text:style-name="P7"><text:a xlink:type="simple" xlink:href="#__RefHeading__450_204533229" text:style-name="Index_20_Link" text:visited-style-name="Index_20_Link">Soucoupe<text:tab/>47</text:a></text:p>
          <text:p text:style-name="P9"><text:a xlink:type="simple" xlink:href="#__RefHeading__452_204533229" text:style-name="Index_20_Link" text:visited-style-name="Index_20_Link">65.Gobelet « litron » et sa soucoupe<text:tab/>48</text:a></text:p>
          <text:p text:style-name="P7"><text:a xlink:type="simple" xlink:href="#__RefHeading__454_204533229" text:style-name="Index_20_Link" text:visited-style-name="Index_20_Link">Gobelet « litron »<text:tab/>48</text:a></text:p>
          <text:p text:style-name="P7"><text:a xlink:type="simple" xlink:href="#__RefHeading__456_204533229" text:style-name="Index_20_Link" text:visited-style-name="Index_20_Link">Soucoupe<text:tab/>48</text:a></text:p>
          <text:p text:style-name="P9"><text:a xlink:type="simple" xlink:href="#__RefHeading__458_204533229" text:style-name="Index_20_Link" text:visited-style-name="Index_20_Link">66.Gobelet « litron » et sa soucoupe<text:tab/>48</text:a></text:p>
          <text:p text:style-name="P7"><text:a xlink:type="simple" xlink:href="#__RefHeading__22934_1657041517" text:style-name="Index_20_Link" text:visited-style-name="Index_20_Link">Gobelet « litron »<text:tab/>48</text:a></text:p>
          <text:p text:style-name="P7"><text:a xlink:type="simple" xlink:href="#__RefHeading__22936_1657041517" text:style-name="Index_20_Link" text:visited-style-name="Index_20_Link">Soucoupe <text:tab/>49</text:a></text:p>
          <text:p text:style-name="P9"><text:a xlink:type="simple" xlink:href="#__RefHeading__460_204533229" text:style-name="Index_20_Link" text:visited-style-name="Index_20_Link">67.Gobelet « litron » et sa soucoupe<text:tab/>49</text:a></text:p>
          <text:p text:style-name="P7"><text:a xlink:type="simple" xlink:href="#__RefHeading__462_204533229" text:style-name="Index_20_Link" text:visited-style-name="Index_20_Link">Gobelet « litron »<text:tab/>49</text:a></text:p>
          <text:p text:style-name="P7"><text:a xlink:type="simple" xlink:href="#__RefHeading__464_204533229" text:style-name="Index_20_Link" text:visited-style-name="Index_20_Link">Soucoupe<text:tab/>49</text:a></text:p>
          <text:p text:style-name="P9"><text:a xlink:type="simple" xlink:href="#__RefHeading__466_204533229" text:style-name="Index_20_Link" text:visited-style-name="Index_20_Link">68.Gobelet « litron »<text:tab/>49</text:a></text:p>
          <text:p text:style-name="P9"><text:a xlink:type="simple" xlink:href="#__RefHeading__468_204533229" text:style-name="Index_20_Link" text:visited-style-name="Index_20_Link">69.Pot à lait « Hébert »<text:tab/>50</text:a></text:p>
          <text:p text:style-name="P9"><text:a xlink:type="simple" xlink:href="#__RefHeading__470_204533229" text:style-name="Index_20_Link" text:visited-style-name="Index_20_Link">70.Pot à lait<text:tab/>50</text:a></text:p>
          <text:p text:style-name="P9"><text:a xlink:type="simple" xlink:href="#__RefHeading__472_204533229" text:style-name="Index_20_Link" text:visited-style-name="Index_20_Link">71.Pot à lait « à trois pieds »<text:tab/>50</text:a></text:p>
          <text:p text:style-name="P9"><text:a xlink:type="simple" xlink:href="#__RefHeading__474_204533229" text:style-name="Index_20_Link" text:visited-style-name="Index_20_Link">72.Pot à sucre « Calabre »<text:tab/>51</text:a></text:p>
          <text:p text:style-name="P9"><text:a xlink:type="simple" xlink:href="#__RefHeading__476_204533229" text:style-name="Index_20_Link" text:visited-style-name="Index_20_Link">73.Pot à sucre « Calabre »<text:tab/>51</text:a></text:p>
          <text:p text:style-name="P9"><text:a xlink:type="simple" xlink:href="#__RefHeading__478_204533229" text:style-name="Index_20_Link" text:visited-style-name="Index_20_Link">74.Gobelet « Bouret », sa soucoupe et pot à sucre « Calabre »<text:tab/>51</text:a></text:p>
          <text:p text:style-name="P7"><text:a xlink:type="simple" xlink:href="#__RefHeading__480_204533229" text:style-name="Index_20_Link" text:visited-style-name="Index_20_Link">Gobelet « Bouillard »<text:tab/>51</text:a></text:p>
          <text:p text:style-name="P7"><text:a xlink:type="simple" xlink:href="#__RefHeading__482_204533229" text:style-name="Index_20_Link" text:visited-style-name="Index_20_Link">Soucoupe<text:tab/>52</text:a></text:p>
          <text:p text:style-name="P7"><text:a xlink:type="simple" xlink:href="#__RefHeading__484_204533229" text:style-name="Index_20_Link" text:visited-style-name="Index_20_Link">Pot à sucre « Calabre »<text:tab/>52</text:a></text:p>
          <text:p text:style-name="P9"><text:a xlink:type="simple" xlink:href="#__RefHeading__488_204533229" text:style-name="Index_20_Link" text:visited-style-name="Index_20_Link">75.Gobelet « litron » et sa soucoupe<text:tab/>52</text:a></text:p>
          <text:p text:style-name="P7"><text:a xlink:type="simple" xlink:href="#__RefHeading__490_204533229" text:style-name="Index_20_Link" text:visited-style-name="Index_20_Link">Gobelet « litron »<text:tab/>52</text:a></text:p>
          <text:p text:style-name="P7"><text:a xlink:type="simple" xlink:href="#__RefHeading__492_204533229" text:style-name="Index_20_Link" text:visited-style-name="Index_20_Link">Soucoupe<text:tab/>52</text:a></text:p>
          <text:p text:style-name="P9"><text:a xlink:type="simple" xlink:href="#__RefHeading__494_204533229" text:style-name="Index_20_Link" text:visited-style-name="Index_20_Link">76.Gobelet « litron »<text:tab/>53</text:a></text:p>
          <text:p text:style-name="P9"><text:a xlink:type="simple" xlink:href="#__RefHeading__22938_1657041517" text:style-name="Index_20_Link" text:visited-style-name="Index_20_Link">77.Gobelet « Bouillard » et sa soucoupe<text:tab/>53</text:a></text:p>
          <text:p text:style-name="P7"><text:soft-page-break/><text:a xlink:type="simple" xlink:href="#__RefHeading__22940_1657041517" text:style-name="Index_20_Link" text:visited-style-name="Index_20_Link">Gobelet « Bouillard »<text:tab/>53</text:a></text:p>
          <text:p text:style-name="P7"><text:a xlink:type="simple" xlink:href="#__RefHeading__22942_1657041517" text:style-name="Index_20_Link" text:visited-style-name="Index_20_Link">Soucoupe<text:tab/>54</text:a></text:p>
          <text:p text:style-name="P9"><text:a xlink:type="simple" xlink:href="#__RefHeading__496_204533229" text:style-name="Index_20_Link" text:visited-style-name="Index_20_Link">78.Pot à lait « à trois pieds »<text:tab/>54</text:a></text:p>
          <text:p text:style-name="P9"><text:a xlink:type="simple" xlink:href="#__RefHeading__498_204533229" text:style-name="Index_20_Link" text:visited-style-name="Index_20_Link">79.Pot à sucre « Calabre »<text:tab/>54</text:a></text:p>
          <text:p text:style-name="P9"><text:a xlink:type="simple" xlink:href="#__RefHeading__500_204533229" text:style-name="Index_20_Link" text:visited-style-name="Index_20_Link">80.Gobelet « litron » et sa soucoupe<text:tab/>55</text:a></text:p>
          <text:p text:style-name="P7"><text:a xlink:type="simple" xlink:href="#__RefHeading__502_204533229" text:style-name="Index_20_Link" text:visited-style-name="Index_20_Link">Gobelet « litron »<text:tab/>55</text:a></text:p>
          <text:p text:style-name="P7"><text:a xlink:type="simple" xlink:href="#__RefHeading__504_204533229" text:style-name="Index_20_Link" text:visited-style-name="Index_20_Link">Soucoupe<text:tab/>55</text:a></text:p>
          <text:p text:style-name="P9"><text:a xlink:type="simple" xlink:href="#__RefHeading__506_204533229" text:style-name="Index_20_Link" text:visited-style-name="Index_20_Link">81.Gobelet « litron »<text:tab/>55</text:a></text:p>
          <text:p text:style-name="P9"><text:a xlink:type="simple" xlink:href="#__RefHeading__508_204533229" text:style-name="Index_20_Link" text:visited-style-name="Index_20_Link">82.Gobelet « litron » et sa soucoupe<text:tab/>56</text:a></text:p>
          <text:p text:style-name="P7"><text:a xlink:type="simple" xlink:href="#__RefHeading__510_204533229" text:style-name="Index_20_Link" text:visited-style-name="Index_20_Link">Gobelet « litron »<text:tab/>56</text:a></text:p>
          <text:p text:style-name="P7"><text:a xlink:type="simple" xlink:href="#__RefHeading__512_204533229" text:style-name="Index_20_Link" text:visited-style-name="Index_20_Link">Soucoupe<text:tab/>56</text:a></text:p>
          <text:p text:style-name="P9"><text:a xlink:type="simple" xlink:href="#__RefHeading__514_204533229" text:style-name="Index_20_Link" text:visited-style-name="Index_20_Link">83.Soucoupe de gobelet « litron »<text:tab/>56</text:a></text:p>
          <text:p text:style-name="P9"><text:a xlink:type="simple" xlink:href="#__RefHeading__516_204533229" text:style-name="Index_20_Link" text:visited-style-name="Index_20_Link">84.Gobelet « couvert » et sa soucoupe<text:tab/>56</text:a></text:p>
          <text:p text:style-name="P7"><text:a xlink:type="simple" xlink:href="#__RefHeading__518_204533229" text:style-name="Index_20_Link" text:visited-style-name="Index_20_Link">Gobelet « couvert »<text:tab/>56</text:a></text:p>
          <text:p text:style-name="P7"><text:a xlink:type="simple" xlink:href="#__RefHeading__520_204533229" text:style-name="Index_20_Link" text:visited-style-name="Index_20_Link">Soucoupe<text:tab/>57</text:a></text:p>
          <text:p text:style-name="P9"><text:a xlink:type="simple" xlink:href="#__RefHeading__522_204533229" text:style-name="Index_20_Link" text:visited-style-name="Index_20_Link">85.Pot à sucre « Bouret »<text:tab/>57</text:a></text:p>
          <text:p text:style-name="P9"><text:a xlink:type="simple" xlink:href="#__RefHeading__524_204533229" text:style-name="Index_20_Link" text:visited-style-name="Index_20_Link">86.Théière « Calabre »<text:tab/>57</text:a></text:p>
          <text:p text:style-name="P9"><text:a xlink:type="simple" xlink:href="#__RefHeading__526_204533229" text:style-name="Index_20_Link" text:visited-style-name="Index_20_Link">87.Déjeuner « Hébert » comprenant un plateau « Hébert », un pot à lait « à trois pieds », un pot à sucre « hébert » et une théière « Calabre »<text:tab/>58</text:a></text:p>
          <text:p text:style-name="P7"><text:a xlink:type="simple" xlink:href="#__RefHeading__528_204533229" text:style-name="Index_20_Link" text:visited-style-name="Index_20_Link">Plateau « Hébert »<text:tab/>58</text:a></text:p>
          <text:p text:style-name="P7"><text:a xlink:type="simple" xlink:href="#__RefHeading__530_204533229" text:style-name="Index_20_Link" text:visited-style-name="Index_20_Link">Pot à lait « à trois pieds »<text:tab/>58</text:a></text:p>
          <text:p text:style-name="P7"><text:a xlink:type="simple" xlink:href="#__RefHeading__532_204533229" text:style-name="Index_20_Link" text:visited-style-name="Index_20_Link">Pot à sucre « hébert »<text:tab/>58</text:a></text:p>
          <text:p text:style-name="P7"><text:a xlink:type="simple" xlink:href="#__RefHeading__534_204533229" text:style-name="Index_20_Link" text:visited-style-name="Index_20_Link">Théière « Calabre »<text:tab/>58</text:a></text:p>
          <text:p text:style-name="P9"><text:a xlink:type="simple" xlink:href="#__RefHeading__536_204533229" text:style-name="Index_20_Link" text:visited-style-name="Index_20_Link">88.Gobelet « litron »<text:tab/>59</text:a></text:p>
          <text:p text:style-name="P9"><text:a xlink:type="simple" xlink:href="#__RefHeading__538_204533229" text:style-name="Index_20_Link" text:visited-style-name="Index_20_Link">89.Déjeuner « Duplessis » comprenant un plateau « Duplessis » et un pot à lait « à trois pieds »<text:tab/>59</text:a></text:p>
          <text:p text:style-name="P7"><text:a xlink:type="simple" xlink:href="#__RefHeading__540_204533229" text:style-name="Index_20_Link" text:visited-style-name="Index_20_Link">Plateau « Duplessis »<text:tab/>59</text:a></text:p>
          <text:p text:style-name="P7"><text:a xlink:type="simple" xlink:href="#__RefHeading__542_204533229" text:style-name="Index_20_Link" text:visited-style-name="Index_20_Link">Pot à lait « à trois pieds »<text:tab/>59</text:a></text:p>
          <text:p text:style-name="P9"><text:a xlink:type="simple" xlink:href="#__RefHeading__544_204533229" text:style-name="Index_20_Link" text:visited-style-name="Index_20_Link">90.Plateau « triangle »<text:tab/>60</text:a></text:p>
          <text:p text:style-name="P9"><text:a xlink:type="simple" xlink:href="#__RefHeading__546_204533229" text:style-name="Index_20_Link" text:visited-style-name="Index_20_Link">91.Deux gobelets « Bouillard », trois soucoupes, un pot à lait « à trois pieds » et un pot à sucre « Calabre »<text:tab/>60</text:a></text:p>
          <text:p text:style-name="P7"><text:a xlink:type="simple" xlink:href="#__RefHeading__548_204533229" text:style-name="Index_20_Link" text:visited-style-name="Index_20_Link">Gobelet « Bouillard » <text:tab/>60</text:a></text:p>
          <text:p text:style-name="P7"><text:a xlink:type="simple" xlink:href="#__RefHeading__550_204533229" text:style-name="Index_20_Link" text:visited-style-name="Index_20_Link">Gobelet « Bouillard » <text:tab/>60</text:a></text:p>
          <text:p text:style-name="P7"><text:a xlink:type="simple" xlink:href="#__RefHeading__552_204533229" text:style-name="Index_20_Link" text:visited-style-name="Index_20_Link">Soucoupe<text:tab/>61</text:a></text:p>
          <text:p text:style-name="P7"><text:a xlink:type="simple" xlink:href="#__RefHeading__554_204533229" text:style-name="Index_20_Link" text:visited-style-name="Index_20_Link">Soucoupe<text:tab/>61</text:a></text:p>
          <text:p text:style-name="P7"><text:a xlink:type="simple" xlink:href="#__RefHeading__556_204533229" text:style-name="Index_20_Link" text:visited-style-name="Index_20_Link">Soucoupe<text:tab/>61</text:a></text:p>
          <text:p text:style-name="P7"><text:a xlink:type="simple" xlink:href="#__RefHeading__558_204533229" text:style-name="Index_20_Link" text:visited-style-name="Index_20_Link">Pot à lait « à trois pieds »<text:tab/>61</text:a></text:p>
          <text:p text:style-name="P7"><text:a xlink:type="simple" xlink:href="#__RefHeading__560_204533229" text:style-name="Index_20_Link" text:visited-style-name="Index_20_Link">Pot à sucre « Calabre » <text:tab/>61</text:a></text:p>
          <text:p text:style-name="P9"><text:a xlink:type="simple" xlink:href="#__RefHeading__562_204533229" text:style-name="Index_20_Link" text:visited-style-name="Index_20_Link">92.Cinq Gobelets « litron », six soucoupes et une théière « Calabre »<text:tab/>62</text:a></text:p>
          <text:p text:style-name="P7"><text:a xlink:type="simple" xlink:href="#__RefHeading__564_204533229" text:style-name="Index_20_Link" text:visited-style-name="Index_20_Link">Gobelet « litron »<text:tab/>62</text:a></text:p>
          <text:p text:style-name="P7"><text:soft-page-break/><text:a xlink:type="simple" xlink:href="#__RefHeading__566_204533229" text:style-name="Index_20_Link" text:visited-style-name="Index_20_Link">Gobelet « litron »<text:tab/>62</text:a></text:p>
          <text:p text:style-name="P7"><text:a xlink:type="simple" xlink:href="#__RefHeading__568_204533229" text:style-name="Index_20_Link" text:visited-style-name="Index_20_Link">Gobelet « litron »<text:tab/>62</text:a></text:p>
          <text:p text:style-name="P7"><text:a xlink:type="simple" xlink:href="#__RefHeading__570_204533229" text:style-name="Index_20_Link" text:visited-style-name="Index_20_Link">Gobelet « litron »<text:tab/>62</text:a></text:p>
          <text:p text:style-name="P7"><text:a xlink:type="simple" xlink:href="#__RefHeading__572_204533229" text:style-name="Index_20_Link" text:visited-style-name="Index_20_Link">Gobelet « litron »<text:tab/>63</text:a></text:p>
          <text:p text:style-name="P7"><text:a xlink:type="simple" xlink:href="#__RefHeading__574_204533229" text:style-name="Index_20_Link" text:visited-style-name="Index_20_Link">Soucoupe<text:tab/>63</text:a></text:p>
          <text:p text:style-name="P7"><text:a xlink:type="simple" xlink:href="#__RefHeading__576_204533229" text:style-name="Index_20_Link" text:visited-style-name="Index_20_Link">Soucoupe<text:tab/>63</text:a></text:p>
          <text:p text:style-name="P7"><text:a xlink:type="simple" xlink:href="#__RefHeading__578_204533229" text:style-name="Index_20_Link" text:visited-style-name="Index_20_Link">Soucoupe<text:tab/>63</text:a></text:p>
          <text:p text:style-name="P7"><text:a xlink:type="simple" xlink:href="#__RefHeading__580_204533229" text:style-name="Index_20_Link" text:visited-style-name="Index_20_Link">Soucoupe<text:tab/>64</text:a></text:p>
          <text:p text:style-name="P7"><text:a xlink:type="simple" xlink:href="#__RefHeading__582_204533229" text:style-name="Index_20_Link" text:visited-style-name="Index_20_Link">Soucoupe<text:tab/>64</text:a></text:p>
          <text:p text:style-name="P7"><text:a xlink:type="simple" xlink:href="#__RefHeading__584_204533229" text:style-name="Index_20_Link" text:visited-style-name="Index_20_Link">Soucoupe<text:tab/>64</text:a></text:p>
          <text:p text:style-name="P7"><text:a xlink:type="simple" xlink:href="#__RefHeading__586_204533229" text:style-name="Index_20_Link" text:visited-style-name="Index_20_Link">Théière « Calabre »<text:tab/>64</text:a></text:p>
          <text:p text:style-name="P9"><text:a xlink:type="simple" xlink:href="#__RefHeading__588_204533229" text:style-name="Index_20_Link" text:visited-style-name="Index_20_Link">93.Pot à lait « à trois pieds »<text:tab/>65</text:a></text:p>
          <text:p text:style-name="P9"><text:a xlink:type="simple" xlink:href="#__RefHeading__590_204533229" text:style-name="Index_20_Link" text:visited-style-name="Index_20_Link">94.Théière « Calabre »<text:tab/>65</text:a></text:p>
          <text:p text:style-name="P9"><text:a xlink:type="simple" xlink:href="#__RefHeading__592_204533229" text:style-name="Index_20_Link" text:visited-style-name="Index_20_Link">95.Plateau « du Roy »<text:tab/>65</text:a></text:p>
          <text:p text:style-name="P9"><text:a xlink:type="simple" xlink:href="#__RefHeading__594_204533229" text:style-name="Index_20_Link" text:visited-style-name="Index_20_Link">96.Gobelet « litron » et sa soucoupe<text:tab/>66</text:a></text:p>
          <text:p text:style-name="P7"><text:a xlink:type="simple" xlink:href="#__RefHeading__596_204533229" text:style-name="Index_20_Link" text:visited-style-name="Index_20_Link">Gobelet « litron »<text:tab/>66</text:a></text:p>
          <text:p text:style-name="P7"><text:a xlink:type="simple" xlink:href="#__RefHeading__598_204533229" text:style-name="Index_20_Link" text:visited-style-name="Index_20_Link">Soucoupe<text:tab/>66</text:a></text:p>
          <text:p text:style-name="P9"><text:a xlink:type="simple" xlink:href="#__RefHeading__600_204533229" text:style-name="Index_20_Link" text:visited-style-name="Index_20_Link">97.Deux gobelets « litron » et leurs soucoupes<text:tab/>66</text:a></text:p>
          <text:p text:style-name="P7"><text:a xlink:type="simple" xlink:href="#__RefHeading__602_204533229" text:style-name="Index_20_Link" text:visited-style-name="Index_20_Link">Gobelet « litron »<text:tab/>66</text:a></text:p>
          <text:p text:style-name="P7"><text:a xlink:type="simple" xlink:href="#__RefHeading__604_204533229" text:style-name="Index_20_Link" text:visited-style-name="Index_20_Link">Soucoupe<text:tab/>67</text:a></text:p>
          <text:p text:style-name="P7"><text:a xlink:type="simple" xlink:href="#__RefHeading__606_204533229" text:style-name="Index_20_Link" text:visited-style-name="Index_20_Link">Gobelet « litron »<text:tab/>67</text:a></text:p>
          <text:p text:style-name="P7"><text:a xlink:type="simple" xlink:href="#__RefHeading__608_204533229" text:style-name="Index_20_Link" text:visited-style-name="Index_20_Link">Soucoupe<text:tab/>67</text:a></text:p>
          <text:p text:style-name="P9"><text:a xlink:type="simple" xlink:href="#__RefHeading__610_204533229" text:style-name="Index_20_Link" text:visited-style-name="Index_20_Link">98.Gobelet « litron » et sa soucoupe<text:tab/>68</text:a></text:p>
          <text:p text:style-name="P7"><text:a xlink:type="simple" xlink:href="#__RefHeading__612_204533229" text:style-name="Index_20_Link" text:visited-style-name="Index_20_Link">Gobelet « litron »<text:tab/>68</text:a></text:p>
          <text:p text:style-name="P7"><text:a xlink:type="simple" xlink:href="#__RefHeading__614_204533229" text:style-name="Index_20_Link" text:visited-style-name="Index_20_Link">Soucoupe<text:tab/>68</text:a></text:p>
          <text:p text:style-name="P9"><text:a xlink:type="simple" xlink:href="#__RefHeading__616_204533229" text:style-name="Index_20_Link" text:visited-style-name="Index_20_Link">99.Gobelet « litron »<text:tab/>68</text:a></text:p>
          <text:p text:style-name="P9"><text:a xlink:type="simple" xlink:href="#__RefHeading__618_204533229" text:style-name="Index_20_Link" text:visited-style-name="Index_20_Link">100.Deux gobelets « Bouillard » et leurs soucoupes<text:tab/>68</text:a></text:p>
          <text:p text:style-name="P7"><text:a xlink:type="simple" xlink:href="#__RefHeading__620_204533229" text:style-name="Index_20_Link" text:visited-style-name="Index_20_Link">Gobelet « Bouillard »<text:tab/>68</text:a></text:p>
          <text:p text:style-name="P7"><text:a xlink:type="simple" xlink:href="#__RefHeading__622_204533229" text:style-name="Index_20_Link" text:visited-style-name="Index_20_Link">Soucoupe<text:tab/>69</text:a></text:p>
          <text:p text:style-name="P7"><text:a xlink:type="simple" xlink:href="#__RefHeading__624_204533229" text:style-name="Index_20_Link" text:visited-style-name="Index_20_Link">Gobelet « Bouillard »<text:tab/>69</text:a></text:p>
          <text:p text:style-name="P7"><text:a xlink:type="simple" xlink:href="#__RefHeading__626_204533229" text:style-name="Index_20_Link" text:visited-style-name="Index_20_Link">Soucoupe<text:tab/>69</text:a></text:p>
          <text:p text:style-name="P9"><text:a xlink:type="simple" xlink:href="#__RefHeading__628_204533229" text:style-name="Index_20_Link" text:visited-style-name="Index_20_Link">101.Gobelet « Bouillard »<text:tab/>70</text:a></text:p>
          <text:p text:style-name="P9"><text:a xlink:type="simple" xlink:href="#__RefHeading__630_204533229" text:style-name="Index_20_Link" text:visited-style-name="Index_20_Link">102.Pot à lait « à trois pieds »<text:tab/>70</text:a></text:p>
          <text:p text:style-name="P9"><text:a xlink:type="simple" xlink:href="#__RefHeading__632_204533229" text:style-name="Index_20_Link" text:visited-style-name="Index_20_Link">103.Pot à lait « à trois pieds »<text:tab/>70</text:a></text:p>
          <text:p text:style-name="P9"><text:a xlink:type="simple" xlink:href="#__RefHeading__634_204533229" text:style-name="Index_20_Link" text:visited-style-name="Index_20_Link">104.Gobelet « litron » et sa soucoupe<text:tab/>70</text:a></text:p>
          <text:p text:style-name="P7"><text:a xlink:type="simple" xlink:href="#__RefHeading__636_204533229" text:style-name="Index_20_Link" text:visited-style-name="Index_20_Link">Gobelet « litron »<text:tab/>70</text:a></text:p>
          <text:p text:style-name="P7"><text:a xlink:type="simple" xlink:href="#__RefHeading__638_204533229" text:style-name="Index_20_Link" text:visited-style-name="Index_20_Link">Soucoupe<text:tab/>71</text:a></text:p>
          <text:p text:style-name="P9"><text:a xlink:type="simple" xlink:href="#__RefHeading__640_204533229" text:style-name="Index_20_Link" text:visited-style-name="Index_20_Link">105.Gobelet « litron » et sa soucoupe<text:tab/>71</text:a></text:p>
          <text:p text:style-name="P7"><text:a xlink:type="simple" xlink:href="#__RefHeading__642_204533229" text:style-name="Index_20_Link" text:visited-style-name="Index_20_Link">Gobelet « litron »<text:tab/>71</text:a></text:p>
          <text:p text:style-name="P7"><text:soft-page-break/><text:a xlink:type="simple" xlink:href="#__RefHeading__644_204533229" text:style-name="Index_20_Link" text:visited-style-name="Index_20_Link">Soucoupe<text:tab/>71</text:a></text:p>
          <text:p text:style-name="P9"><text:a xlink:type="simple" xlink:href="#__RefHeading__646_204533229" text:style-name="Index_20_Link" text:visited-style-name="Index_20_Link">106.Gobelet « litron » et sa soucoupe<text:tab/>72</text:a></text:p>
          <text:p text:style-name="P7"><text:a xlink:type="simple" xlink:href="#__RefHeading__648_204533229" text:style-name="Index_20_Link" text:visited-style-name="Index_20_Link">Gobelet « litron »<text:tab/>72</text:a></text:p>
          <text:p text:style-name="P7"><text:a xlink:type="simple" xlink:href="#__RefHeading__650_204533229" text:style-name="Index_20_Link" text:visited-style-name="Index_20_Link">Soucoupe<text:tab/>72</text:a></text:p>
          <text:p text:style-name="P9"><text:a xlink:type="simple" xlink:href="#__RefHeading__652_204533229" text:style-name="Index_20_Link" text:visited-style-name="Index_20_Link">107.Soucoupe<text:tab/>72</text:a></text:p>
          <text:p text:style-name="P9"><text:a xlink:type="simple" xlink:href="#__RefHeading__654_204533229" text:style-name="Index_20_Link" text:visited-style-name="Index_20_Link">108.Pot à sucre « Hébert »<text:tab/>73</text:a></text:p>
          <text:p text:style-name="P9"><text:a xlink:type="simple" xlink:href="#__RefHeading__656_204533229" text:style-name="Index_20_Link" text:visited-style-name="Index_20_Link">109.Déjeuner comprenant sept gobelets « litron », onze soucoupes, un pot à lait « à trois pieds », un pot à sucre « Bouret » et une théière « Calabre »<text:tab/>73</text:a></text:p>
          <text:p text:style-name="P7"><text:a xlink:type="simple" xlink:href="#__RefHeading__658_204533229" text:style-name="Index_20_Link" text:visited-style-name="Index_20_Link">Gobelet « litron »<text:tab/>73</text:a></text:p>
          <text:p text:style-name="P7"><text:a xlink:type="simple" xlink:href="#__RefHeading__660_204533229" text:style-name="Index_20_Link" text:visited-style-name="Index_20_Link">Gobelet « litron »<text:tab/>73</text:a></text:p>
          <text:p text:style-name="P7"><text:a xlink:type="simple" xlink:href="#__RefHeading__662_204533229" text:style-name="Index_20_Link" text:visited-style-name="Index_20_Link">Gobelet « litron »<text:tab/>73</text:a></text:p>
          <text:p text:style-name="P7"><text:a xlink:type="simple" xlink:href="#__RefHeading__664_204533229" text:style-name="Index_20_Link" text:visited-style-name="Index_20_Link">Gobelet « litron »<text:tab/>74</text:a></text:p>
          <text:p text:style-name="P7"><text:a xlink:type="simple" xlink:href="#__RefHeading__666_204533229" text:style-name="Index_20_Link" text:visited-style-name="Index_20_Link">Gobelet « litron »<text:tab/>74</text:a></text:p>
          <text:p text:style-name="P7"><text:a xlink:type="simple" xlink:href="#__RefHeading__668_204533229" text:style-name="Index_20_Link" text:visited-style-name="Index_20_Link">Gobelet « litron »<text:tab/>74</text:a></text:p>
          <text:p text:style-name="P7"><text:a xlink:type="simple" xlink:href="#__RefHeading__670_204533229" text:style-name="Index_20_Link" text:visited-style-name="Index_20_Link">Gobelet « litron »<text:tab/>74</text:a></text:p>
          <text:p text:style-name="P7"><text:a xlink:type="simple" xlink:href="#__RefHeading__672_204533229" text:style-name="Index_20_Link" text:visited-style-name="Index_20_Link">Soucoupe<text:tab/>75</text:a></text:p>
          <text:p text:style-name="P7"><text:a xlink:type="simple" xlink:href="#__RefHeading__674_204533229" text:style-name="Index_20_Link" text:visited-style-name="Index_20_Link">Soucoupe<text:tab/>75</text:a></text:p>
          <text:p text:style-name="P7"><text:a xlink:type="simple" xlink:href="#__RefHeading__676_204533229" text:style-name="Index_20_Link" text:visited-style-name="Index_20_Link">Soucoupe<text:tab/>75</text:a></text:p>
          <text:p text:style-name="P7"><text:a xlink:type="simple" xlink:href="#__RefHeading__678_204533229" text:style-name="Index_20_Link" text:visited-style-name="Index_20_Link">Soucoupe<text:tab/>75</text:a></text:p>
          <text:p text:style-name="P7"><text:a xlink:type="simple" xlink:href="#__RefHeading__680_204533229" text:style-name="Index_20_Link" text:visited-style-name="Index_20_Link">Soucoupe<text:tab/>76</text:a></text:p>
          <text:p text:style-name="P7"><text:a xlink:type="simple" xlink:href="#__RefHeading__682_204533229" text:style-name="Index_20_Link" text:visited-style-name="Index_20_Link">Soucoupe<text:tab/>76</text:a></text:p>
          <text:p text:style-name="P7"><text:a xlink:type="simple" xlink:href="#__RefHeading__684_204533229" text:style-name="Index_20_Link" text:visited-style-name="Index_20_Link">Soucoupe<text:tab/>76</text:a></text:p>
          <text:p text:style-name="P7"><text:a xlink:type="simple" xlink:href="#__RefHeading__686_204533229" text:style-name="Index_20_Link" text:visited-style-name="Index_20_Link">Soucoupe<text:tab/>76</text:a></text:p>
          <text:p text:style-name="P7"><text:a xlink:type="simple" xlink:href="#__RefHeading__688_204533229" text:style-name="Index_20_Link" text:visited-style-name="Index_20_Link">Soucoupe<text:tab/>76</text:a></text:p>
          <text:p text:style-name="P7"><text:a xlink:type="simple" xlink:href="#__RefHeading__690_204533229" text:style-name="Index_20_Link" text:visited-style-name="Index_20_Link">Soucoupe<text:tab/>77</text:a></text:p>
          <text:p text:style-name="P7"><text:a xlink:type="simple" xlink:href="#__RefHeading__692_204533229" text:style-name="Index_20_Link" text:visited-style-name="Index_20_Link">Soucoupe<text:tab/>77</text:a></text:p>
          <text:p text:style-name="P7"><text:a xlink:type="simple" xlink:href="#__RefHeading__694_204533229" text:style-name="Index_20_Link" text:visited-style-name="Index_20_Link">Pot à lait « à trois pieds »<text:tab/>77</text:a></text:p>
          <text:p text:style-name="P7"><text:a xlink:type="simple" xlink:href="#__RefHeading__696_204533229" text:style-name="Index_20_Link" text:visited-style-name="Index_20_Link">Pot à sucre « Bouret »<text:tab/>77</text:a></text:p>
          <text:p text:style-name="P7"><text:a xlink:type="simple" xlink:href="#__RefHeading__698_204533229" text:style-name="Index_20_Link" text:visited-style-name="Index_20_Link">Théière « Calabre »<text:tab/>78</text:a></text:p>
          <text:p text:style-name="P9"><text:a xlink:type="simple" xlink:href="#__RefHeading__700_204533229" text:style-name="Index_20_Link" text:visited-style-name="Index_20_Link">110.Deux gobelets « litron » et deux soucoupes<text:tab/>78</text:a></text:p>
          <text:p text:style-name="P7"><text:a xlink:type="simple" xlink:href="#__RefHeading__702_204533229" text:style-name="Index_20_Link" text:visited-style-name="Index_20_Link">Gobelet « litron »<text:tab/>78</text:a></text:p>
          <text:p text:style-name="P7"><text:a xlink:type="simple" xlink:href="#__RefHeading__704_204533229" text:style-name="Index_20_Link" text:visited-style-name="Index_20_Link">Gobelet « litron »<text:tab/>78</text:a></text:p>
          <text:p text:style-name="P7"><text:a xlink:type="simple" xlink:href="#__RefHeading__706_204533229" text:style-name="Index_20_Link" text:visited-style-name="Index_20_Link">Soucoupe<text:tab/>78</text:a></text:p>
          <text:p text:style-name="P7"><text:a xlink:type="simple" xlink:href="#__RefHeading__708_204533229" text:style-name="Index_20_Link" text:visited-style-name="Index_20_Link">Soucoupe<text:tab/>79</text:a></text:p>
          <text:p text:style-name="P9"><text:a xlink:type="simple" xlink:href="#__RefHeading__710_204533229" text:style-name="Index_20_Link" text:visited-style-name="Index_20_Link">111.Gobelet « litron »<text:tab/>79</text:a></text:p>
          <text:p text:style-name="P9"><text:a xlink:type="simple" xlink:href="#__RefHeading__712_204533229" text:style-name="Index_20_Link" text:visited-style-name="Index_20_Link">112.Gobelet « Bouillard » et sa soucoupe<text:tab/>79</text:a></text:p>
          <text:p text:style-name="P7"><text:a xlink:type="simple" xlink:href="#__RefHeading__714_204533229" text:style-name="Index_20_Link" text:visited-style-name="Index_20_Link">Gobelet « Bouillard »<text:tab/>79</text:a></text:p>
          <text:p text:style-name="P7"><text:a xlink:type="simple" xlink:href="#__RefHeading__716_204533229" text:style-name="Index_20_Link" text:visited-style-name="Index_20_Link">Soucoupe<text:tab/>79</text:a></text:p>
          <text:p text:style-name="P9"><text:a xlink:type="simple" xlink:href="#__RefHeading__718_204533229" text:style-name="Index_20_Link" text:visited-style-name="Index_20_Link">113.Gobelet « Bouillard » et sa soucoupe<text:tab/>80</text:a></text:p>
          <text:p text:style-name="P7"><text:soft-page-break/><text:a xlink:type="simple" xlink:href="#__RefHeading__720_204533229" text:style-name="Index_20_Link" text:visited-style-name="Index_20_Link">Gobelet « Bouillard »<text:tab/>80</text:a></text:p>
          <text:p text:style-name="P7"><text:a xlink:type="simple" xlink:href="#__RefHeading__722_204533229" text:style-name="Index_20_Link" text:visited-style-name="Index_20_Link">Soucoupe<text:tab/>80</text:a></text:p>
          <text:p text:style-name="P9"><text:a xlink:type="simple" xlink:href="#__RefHeading__724_204533229" text:style-name="Index_20_Link" text:visited-style-name="Index_20_Link">114.Pot à sucre « Calabre »<text:tab/>80</text:a></text:p>
          <text:p text:style-name="P9"><text:a xlink:type="simple" xlink:href="#__RefHeading__726_204533229" text:style-name="Index_20_Link" text:visited-style-name="Index_20_Link">115.Pot à sucre « Bouret »<text:tab/>81</text:a></text:p>
          <text:p text:style-name="P9"><text:a xlink:type="simple" xlink:href="#__RefHeading__728_204533229" text:style-name="Index_20_Link" text:visited-style-name="Index_20_Link">116.Déjeuner « triangle » comprenant un plateau « triangle », un gobelet « Hébert », sa soucoupe  et un pot à lait à « trois pieds »<text:tab/>81</text:a></text:p>
          <text:p text:style-name="P7"><text:a xlink:type="simple" xlink:href="#__RefHeading__730_204533229" text:style-name="Index_20_Link" text:visited-style-name="Index_20_Link">Plateau « triangle »<text:tab/>81</text:a></text:p>
          <text:p text:style-name="P7"><text:a xlink:type="simple" xlink:href="#__RefHeading__732_204533229" text:style-name="Index_20_Link" text:visited-style-name="Index_20_Link">Gobelet « Hébert »<text:tab/>81</text:a></text:p>
          <text:p text:style-name="P7"><text:a xlink:type="simple" xlink:href="#__RefHeading__734_204533229" text:style-name="Index_20_Link" text:visited-style-name="Index_20_Link">Soucoupe<text:tab/>81</text:a></text:p>
          <text:p text:style-name="P7"><text:a xlink:type="simple" xlink:href="#__RefHeading__736_204533229" text:style-name="Index_20_Link" text:visited-style-name="Index_20_Link">Pot à lait « à trois pieds »<text:tab/>82</text:a></text:p>
          <text:p text:style-name="P7"><text:a xlink:type="simple" xlink:href="#__RefHeading__738_204533229" text:style-name="Index_20_Link" text:visited-style-name="Index_20_Link">Pot à sucre « Calabre »<text:tab/>82</text:a></text:p>
          <text:p text:style-name="P9"><text:a xlink:type="simple" xlink:href="#__RefHeading__740_204533229" text:style-name="Index_20_Link" text:visited-style-name="Index_20_Link">117.Déjeuner « losange » comprenant un plateau « losange », un gobelet « Bouillard », sa soucoupe  et un pot à lait à « trois pieds »<text:tab/>82</text:a></text:p>
          <text:p text:style-name="P7"><text:a xlink:type="simple" xlink:href="#__RefHeading__742_204533229" text:style-name="Index_20_Link" text:visited-style-name="Index_20_Link">Plateau « losange »<text:tab/>82</text:a></text:p>
          <text:p text:style-name="P7"><text:a xlink:type="simple" xlink:href="#__RefHeading__744_204533229" text:style-name="Index_20_Link" text:visited-style-name="Index_20_Link">Gobelet « Bouillard »<text:tab/>82</text:a></text:p>
          <text:p text:style-name="P7"><text:a xlink:type="simple" xlink:href="#__RefHeading__746_204533229" text:style-name="Index_20_Link" text:visited-style-name="Index_20_Link">Soucoupe<text:tab/>83</text:a></text:p>
          <text:p text:style-name="P7"><text:a xlink:type="simple" xlink:href="#__RefHeading__748_204533229" text:style-name="Index_20_Link" text:visited-style-name="Index_20_Link">Pot à lait « à trois pieds »<text:tab/>83</text:a></text:p>
          <text:p text:style-name="P9"><text:a xlink:type="simple" xlink:href="#__RefHeading__750_204533229" text:style-name="Index_20_Link" text:visited-style-name="Index_20_Link">118.Déjeuner « lozange à jour » comprenant un plateau « lozange à jour », deux gobelets « Bouillard », leurs soucoupes, un pot à lait « à trois pieds » et un pot à sucre « Bouret »<text:tab/>83</text:a></text:p>
          <text:p text:style-name="P7"><text:a xlink:type="simple" xlink:href="#__RefHeading__752_204533229" text:style-name="Index_20_Link" text:visited-style-name="Index_20_Link">Plateau « lozange à jour »<text:tab/>83</text:a></text:p>
          <text:p text:style-name="P7"><text:a xlink:type="simple" xlink:href="#__RefHeading__754_204533229" text:style-name="Index_20_Link" text:visited-style-name="Index_20_Link">Gobelet « Bouillard »<text:tab/>83</text:a></text:p>
          <text:p text:style-name="P7"><text:a xlink:type="simple" xlink:href="#__RefHeading__756_204533229" text:style-name="Index_20_Link" text:visited-style-name="Index_20_Link">Gobelet « Bouillard »<text:tab/>84</text:a></text:p>
          <text:p text:style-name="P7"><text:a xlink:type="simple" xlink:href="#__RefHeading__758_204533229" text:style-name="Index_20_Link" text:visited-style-name="Index_20_Link">Soucoupe<text:tab/>84</text:a></text:p>
          <text:p text:style-name="P7"><text:a xlink:type="simple" xlink:href="#__RefHeading__760_204533229" text:style-name="Index_20_Link" text:visited-style-name="Index_20_Link">Soucoupe<text:tab/>84</text:a></text:p>
          <text:p text:style-name="P7"><text:a xlink:type="simple" xlink:href="#__RefHeading__762_204533229" text:style-name="Index_20_Link" text:visited-style-name="Index_20_Link">Pot à lait « à trois pieds »<text:tab/>84</text:a></text:p>
          <text:p text:style-name="P7"><text:a xlink:type="simple" xlink:href="#__RefHeading__764_204533229" text:style-name="Index_20_Link" text:visited-style-name="Index_20_Link">Pot à sucre « Bouret »<text:tab/>85</text:a></text:p>
          <text:p text:style-name="P9"><text:a xlink:type="simple" xlink:href="#__RefHeading__766_204533229" text:style-name="Index_20_Link" text:visited-style-name="Index_20_Link">119.Gobelet « litron » et sa soucoupe<text:tab/>85</text:a></text:p>
          <text:p text:style-name="P7"><text:a xlink:type="simple" xlink:href="#__RefHeading__768_204533229" text:style-name="Index_20_Link" text:visited-style-name="Index_20_Link">Gobelet « litron »<text:tab/>85</text:a></text:p>
          <text:p text:style-name="P7"><text:a xlink:type="simple" xlink:href="#__RefHeading__770_204533229" text:style-name="Index_20_Link" text:visited-style-name="Index_20_Link">Soucoupe<text:tab/>85</text:a></text:p>
          <text:p text:style-name="P9"><text:a xlink:type="simple" xlink:href="#__RefHeading__772_204533229" text:style-name="Index_20_Link" text:visited-style-name="Index_20_Link">120.Gobelet « litron »<text:tab/>85</text:a></text:p>
          <text:p text:style-name="P9"><text:a xlink:type="simple" xlink:href="#__RefHeading__774_204533229" text:style-name="Index_20_Link" text:visited-style-name="Index_20_Link">121.Gobelet « Bouillard » et sa soucoupe<text:tab/>86</text:a></text:p>
          <text:p text:style-name="P7"><text:a xlink:type="simple" xlink:href="#__RefHeading__22944_1657041517" text:style-name="Index_20_Link" text:visited-style-name="Index_20_Link">Gobelet « Bouillard »<text:tab/>86</text:a></text:p>
          <text:p text:style-name="P7"><text:a xlink:type="simple" xlink:href="#__RefHeading__22946_1657041517" text:style-name="Index_20_Link" text:visited-style-name="Index_20_Link">Soucoupe<text:tab/>86</text:a></text:p>
          <text:p text:style-name="P9"><text:a xlink:type="simple" xlink:href="#__RefHeading__776_204533229" text:style-name="Index_20_Link" text:visited-style-name="Index_20_Link">122.Pot à lait « à trois pieds »<text:tab/>86</text:a></text:p>
          <text:p text:style-name="P9"><text:a xlink:type="simple" xlink:href="#__RefHeading__778_204533229" text:style-name="Index_20_Link" text:visited-style-name="Index_20_Link">123.Plateau « Hébert »<text:tab/>87</text:a></text:p>
          <text:p text:style-name="P9"><text:a xlink:type="simple" xlink:href="#__RefHeading__780_204533229" text:style-name="Index_20_Link" text:visited-style-name="Index_20_Link">124.Gobelet « litron » et sa soucoupe<text:tab/>87</text:a></text:p>
          <text:p text:style-name="P7"><text:a xlink:type="simple" xlink:href="#__RefHeading__782_204533229" text:style-name="Index_20_Link" text:visited-style-name="Index_20_Link">Gobelet « litron »<text:tab/>87</text:a></text:p>
          <text:p text:style-name="P7"><text:a xlink:type="simple" xlink:href="#__RefHeading__784_204533229" text:style-name="Index_20_Link" text:visited-style-name="Index_20_Link">Soucoupe<text:tab/>87</text:a></text:p>
          <text:p text:style-name="P9"><text:a xlink:type="simple" xlink:href="#__RefHeading__786_204533229" text:style-name="Index_20_Link" text:visited-style-name="Index_20_Link">125.Gobelet « litron »<text:tab/>88</text:a></text:p>
          <text:p text:style-name="P9"><text:a xlink:type="simple" xlink:href="#__RefHeading__788_204533229" text:style-name="Index_20_Link" text:visited-style-name="Index_20_Link">126.Gobelet « litron » et sa soucoupe<text:tab/>88</text:a></text:p>
          <text:p text:style-name="P7"><text:soft-page-break/><text:a xlink:type="simple" xlink:href="#__RefHeading__790_204533229" text:style-name="Index_20_Link" text:visited-style-name="Index_20_Link">Gobelet « litron »<text:tab/>88</text:a></text:p>
          <text:p text:style-name="P7"><text:a xlink:type="simple" xlink:href="#__RefHeading__792_204533229" text:style-name="Index_20_Link" text:visited-style-name="Index_20_Link">Soucoupe<text:tab/>88</text:a></text:p>
          <text:p text:style-name="P9"><text:a xlink:type="simple" xlink:href="#__RefHeading__794_204533229" text:style-name="Index_20_Link" text:visited-style-name="Index_20_Link">127.Soucoupe de gobelet « litron »<text:tab/>89</text:a></text:p>
          <text:p text:style-name="P9"><text:a xlink:type="simple" xlink:href="#__RefHeading__796_204533229" text:style-name="Index_20_Link" text:visited-style-name="Index_20_Link">128.Gobelet « Bouillard » et sa soucoupe<text:tab/>89</text:a></text:p>
          <text:p text:style-name="P7"><text:a xlink:type="simple" xlink:href="#__RefHeading__798_204533229" text:style-name="Index_20_Link" text:visited-style-name="Index_20_Link">Gobelet « Bouillard »<text:tab/>89</text:a></text:p>
          <text:p text:style-name="P7"><text:a xlink:type="simple" xlink:href="#__RefHeading__800_204533229" text:style-name="Index_20_Link" text:visited-style-name="Index_20_Link">Soucoupe<text:tab/>89</text:a></text:p>
          <text:p text:style-name="P9"><text:a xlink:type="simple" xlink:href="#__RefHeading__802_204533229" text:style-name="Index_20_Link" text:visited-style-name="Index_20_Link">129.Pot à sucre « Calabre » et pot à lait « à trois pieds »<text:tab/>89</text:a></text:p>
          <text:p text:style-name="P7"><text:a xlink:type="simple" xlink:href="#__RefHeading__804_204533229" text:style-name="Index_20_Link" text:visited-style-name="Index_20_Link">Pot à sucre « Calabre » <text:tab/>89</text:a></text:p>
          <text:p text:style-name="P7"><text:a xlink:type="simple" xlink:href="#__RefHeading__806_204533229" text:style-name="Index_20_Link" text:visited-style-name="Index_20_Link">Pot à lait « à trois pieds »<text:tab/>90</text:a></text:p>
          <text:p text:style-name="P9"><text:a xlink:type="simple" xlink:href="#__RefHeading__808_204533229" text:style-name="Index_20_Link" text:visited-style-name="Index_20_Link">130.Plateau « Hébert »<text:tab/>90</text:a></text:p>
          <text:p text:style-name="P9"><text:a xlink:type="simple" xlink:href="#__RefHeading__810_204533229" text:style-name="Index_20_Link" text:visited-style-name="Index_20_Link">131.Gobelet « litron » et sa soucoupe<text:tab/>90</text:a></text:p>
          <text:p text:style-name="P7"><text:a xlink:type="simple" xlink:href="#__RefHeading__812_204533229" text:style-name="Index_20_Link" text:visited-style-name="Index_20_Link">Gobelet « litron »<text:tab/>90</text:a></text:p>
          <text:p text:style-name="P7"><text:a xlink:type="simple" xlink:href="#__RefHeading__814_204533229" text:style-name="Index_20_Link" text:visited-style-name="Index_20_Link">Soucoupe<text:tab/>91</text:a></text:p>
          <text:p text:style-name="P9"><text:a xlink:type="simple" xlink:href="#__RefHeading__816_204533229" text:style-name="Index_20_Link" text:visited-style-name="Index_20_Link">132.Gobelet « litron » et sa soucoupe<text:tab/>91</text:a></text:p>
          <text:p text:style-name="P7"><text:a xlink:type="simple" xlink:href="#__RefHeading__818_204533229" text:style-name="Index_20_Link" text:visited-style-name="Index_20_Link">Gobelet « litron »<text:tab/>91</text:a></text:p>
          <text:p text:style-name="P7"><text:a xlink:type="simple" xlink:href="#__RefHeading__820_204533229" text:style-name="Index_20_Link" text:visited-style-name="Index_20_Link">Soucoupe<text:tab/>91</text:a></text:p>
          <text:p text:style-name="P9"><text:a xlink:type="simple" xlink:href="#__RefHeading__822_204533229" text:style-name="Index_20_Link" text:visited-style-name="Index_20_Link">133.Pot à sucre « Hébert »<text:tab/>92</text:a></text:p>
          <text:p text:style-name="P9"><text:a xlink:type="simple" xlink:href="#__RefHeading__824_204533229" text:style-name="Index_20_Link" text:visited-style-name="Index_20_Link">134.Gobelet « litron » et sa soucoupe<text:tab/>92</text:a></text:p>
          <text:p text:style-name="P7"><text:a xlink:type="simple" xlink:href="#__RefHeading__826_204533229" text:style-name="Index_20_Link" text:visited-style-name="Index_20_Link">Gobelet « litron »<text:tab/>92</text:a></text:p>
          <text:p text:style-name="P7"><text:a xlink:type="simple" xlink:href="#__RefHeading__828_204533229" text:style-name="Index_20_Link" text:visited-style-name="Index_20_Link">Soucoupe<text:tab/>92</text:a></text:p>
          <text:p text:style-name="P9"><text:a xlink:type="simple" xlink:href="#__RefHeading__830_204533229" text:style-name="Index_20_Link" text:visited-style-name="Index_20_Link">135.Gobelet « litron »<text:tab/>92</text:a></text:p>
          <text:p text:style-name="P9"><text:a xlink:type="simple" xlink:href="#__RefHeading__832_204533229" text:style-name="Index_20_Link" text:visited-style-name="Index_20_Link">136.Gobelet « litron » et sa soucoupe<text:tab/>93</text:a></text:p>
          <text:p text:style-name="P7"><text:a xlink:type="simple" xlink:href="#__RefHeading__834_204533229" text:style-name="Index_20_Link" text:visited-style-name="Index_20_Link">Gobelet « litron »<text:tab/>93</text:a></text:p>
          <text:p text:style-name="P7"><text:a xlink:type="simple" xlink:href="#__RefHeading__836_204533229" text:style-name="Index_20_Link" text:visited-style-name="Index_20_Link">Soucoupe<text:tab/>93</text:a></text:p>
          <text:p text:style-name="P9"><text:a xlink:type="simple" xlink:href="#__RefHeading__838_204533229" text:style-name="Index_20_Link" text:visited-style-name="Index_20_Link">137.Déjeuner « Hébert » comprenant un plateau « Hébert », deux gobelets « litron »  et un pot à sucre « Bouret »<text:tab/>93</text:a></text:p>
          <text:p text:style-name="P7"><text:a xlink:type="simple" xlink:href="#__RefHeading__840_204533229" text:style-name="Index_20_Link" text:visited-style-name="Index_20_Link">Plateau « Hébert »<text:tab/>93</text:a></text:p>
          <text:p text:style-name="P7"><text:a xlink:type="simple" xlink:href="#__RefHeading__842_204533229" text:style-name="Index_20_Link" text:visited-style-name="Index_20_Link">Gobelet « litron »<text:tab/>94</text:a></text:p>
          <text:p text:style-name="P7"><text:a xlink:type="simple" xlink:href="#__RefHeading__844_204533229" text:style-name="Index_20_Link" text:visited-style-name="Index_20_Link">Gobelet « litron »<text:tab/>94</text:a></text:p>
          <text:p text:style-name="P7"><text:a xlink:type="simple" xlink:href="#__RefHeading__846_204533229" text:style-name="Index_20_Link" text:visited-style-name="Index_20_Link">Pot à sucre « Bouret »<text:tab/>94</text:a></text:p>
          <text:p text:style-name="P9"><text:a xlink:type="simple" xlink:href="#__RefHeading__848_204533229" text:style-name="Index_20_Link" text:visited-style-name="Index_20_Link">138.Gobelet « litron »<text:tab/>95</text:a></text:p>
          <text:p text:style-name="P9"><text:a xlink:type="simple" xlink:href="#__RefHeading__850_204533229" text:style-name="Index_20_Link" text:visited-style-name="Index_20_Link">139.Soucoupe<text:tab/>95</text:a></text:p>
          <text:p text:style-name="P9"><text:a xlink:type="simple" xlink:href="#__RefHeading__852_204533229" text:style-name="Index_20_Link" text:visited-style-name="Index_20_Link">140.Gobelet « litron »<text:tab/>95</text:a></text:p>
          <text:p text:style-name="P9"><text:a xlink:type="simple" xlink:href="#__RefHeading__854_204533229" text:style-name="Index_20_Link" text:visited-style-name="Index_20_Link">141.Gobelet « litron » et sa soucoupe<text:tab/>96</text:a></text:p>
          <text:p text:style-name="P7"><text:a xlink:type="simple" xlink:href="#__RefHeading__856_204533229" text:style-name="Index_20_Link" text:visited-style-name="Index_20_Link">Gobelet « litron »<text:tab/>96</text:a></text:p>
          <text:p text:style-name="P7"><text:a xlink:type="simple" xlink:href="#__RefHeading__858_204533229" text:style-name="Index_20_Link" text:visited-style-name="Index_20_Link">Soucoupe<text:tab/>96</text:a></text:p>
          <text:p text:style-name="P9"><text:a xlink:type="simple" xlink:href="#__RefHeading__860_204533229" text:style-name="Index_20_Link" text:visited-style-name="Index_20_Link">142.Gobelet « litron » et sa soucoupe<text:tab/>96</text:a></text:p>
          <text:p text:style-name="P7"><text:a xlink:type="simple" xlink:href="#__RefHeading__862_204533229" text:style-name="Index_20_Link" text:visited-style-name="Index_20_Link">Gobelet « litron »<text:tab/>96</text:a></text:p>
          <text:p text:style-name="P7"><text:a xlink:type="simple" xlink:href="#__RefHeading__864_204533229" text:style-name="Index_20_Link" text:visited-style-name="Index_20_Link">Soucoupe<text:tab/>97</text:a></text:p>
          <text:p text:style-name="P9"><text:soft-page-break/><text:a xlink:type="simple" xlink:href="#__RefHeading__866_204533229" text:style-name="Index_20_Link" text:visited-style-name="Index_20_Link">143.Pot à lait « à trois pieds »<text:tab/>97</text:a></text:p>
          <text:p text:style-name="P9"><text:a xlink:type="simple" xlink:href="#__RefHeading__868_204533229" text:style-name="Index_20_Link" text:visited-style-name="Index_20_Link">144.Pot à lait « à trois pieds »<text:tab/>97</text:a></text:p>
          <text:p text:style-name="P9"><text:a xlink:type="simple" xlink:href="#__RefHeading__870_204533229" text:style-name="Index_20_Link" text:visited-style-name="Index_20_Link">145.Pot à sucre « Calabre »<text:tab/>97</text:a></text:p>
          <text:p text:style-name="P9"><text:a xlink:type="simple" xlink:href="#__RefHeading__872_204533229" text:style-name="Index_20_Link" text:visited-style-name="Index_20_Link">146.Pot à sucre « Bouret »<text:tab/>98</text:a></text:p>
          <text:p text:style-name="P9"><text:a xlink:type="simple" xlink:href="#__RefHeading__874_204533229" text:style-name="Index_20_Link" text:visited-style-name="Index_20_Link">147.Déjeuner « Hébert » comprenant un plateau « Hébert », un gobelet « litron » et une théière « Calabre »<text:tab/>98</text:a></text:p>
          <text:p text:style-name="P7"><text:a xlink:type="simple" xlink:href="#__RefHeading__876_204533229" text:style-name="Index_20_Link" text:visited-style-name="Index_20_Link">Plateau « hébert »<text:tab/>98</text:a></text:p>
          <text:p text:style-name="P7"><text:a xlink:type="simple" xlink:href="#__RefHeading__878_204533229" text:style-name="Index_20_Link" text:visited-style-name="Index_20_Link">Gobelet « litron »<text:tab/>98</text:a></text:p>
          <text:p text:style-name="P7"><text:a xlink:type="simple" xlink:href="#__RefHeading__880_204533229" text:style-name="Index_20_Link" text:visited-style-name="Index_20_Link">Théière « Calabre »<text:tab/>99</text:a></text:p>
          <text:p text:style-name="P9"><text:a xlink:type="simple" xlink:href="#__RefHeading__882_204533229" text:style-name="Index_20_Link" text:visited-style-name="Index_20_Link">148.Théière « Calabre »<text:tab/>99</text:a></text:p>
          <text:p text:style-name="P9"><text:a xlink:type="simple" xlink:href="#__RefHeading__884_204533229" text:style-name="Index_20_Link" text:visited-style-name="Index_20_Link">149.Théière « Calabre »<text:tab/>99</text:a></text:p>
          <text:p text:style-name="P9"><text:a xlink:type="simple" xlink:href="#__RefHeading__886_204533229" text:style-name="Index_20_Link" text:visited-style-name="Index_20_Link">150.Gobelet « litron » <text:tab/>100</text:a></text:p>
          <text:p text:style-name="P9"><text:a xlink:type="simple" xlink:href="#__RefHeading__888_204533229" text:style-name="Index_20_Link" text:visited-style-name="Index_20_Link">151.Soucoupe<text:tab/>100</text:a></text:p>
          <text:p text:style-name="P9"><text:a xlink:type="simple" xlink:href="#__RefHeading__890_204533229" text:style-name="Index_20_Link" text:visited-style-name="Index_20_Link">152.Gobelet « litron »<text:tab/>100</text:a></text:p>
          <text:p text:style-name="P9"><text:a xlink:type="simple" xlink:href="#__RefHeading__892_204533229" text:style-name="Index_20_Link" text:visited-style-name="Index_20_Link">153.Gobelet « litron » et sa soucoupe<text:tab/>101</text:a></text:p>
          <text:p text:style-name="P7"><text:a xlink:type="simple" xlink:href="#__RefHeading__894_204533229" text:style-name="Index_20_Link" text:visited-style-name="Index_20_Link">Gobelet « litron »<text:tab/>101</text:a></text:p>
          <text:p text:style-name="P7"><text:a xlink:type="simple" xlink:href="#__RefHeading__896_204533229" text:style-name="Index_20_Link" text:visited-style-name="Index_20_Link">Soucoupe<text:tab/>101</text:a></text:p>
          <text:p text:style-name="P9"><text:a xlink:type="simple" xlink:href="#__RefHeading__898_204533229" text:style-name="Index_20_Link" text:visited-style-name="Index_20_Link">154.Gobelet « litron » et sa soucoupe<text:tab/>101</text:a></text:p>
          <text:p text:style-name="P7"><text:a xlink:type="simple" xlink:href="#__RefHeading__900_204533229" text:style-name="Index_20_Link" text:visited-style-name="Index_20_Link">Gobelet « litron »<text:tab/>101</text:a></text:p>
          <text:p text:style-name="P7"><text:a xlink:type="simple" xlink:href="#__RefHeading__902_204533229" text:style-name="Index_20_Link" text:visited-style-name="Index_20_Link">Soucoupe<text:tab/>102</text:a></text:p>
          <text:p text:style-name="P9"><text:a xlink:type="simple" xlink:href="#__RefHeading__904_204533229" text:style-name="Index_20_Link" text:visited-style-name="Index_20_Link">155.Gobelet « litron » et sa soucoupe<text:tab/>102</text:a></text:p>
          <text:p text:style-name="P7"><text:a xlink:type="simple" xlink:href="#__RefHeading__906_204533229" text:style-name="Index_20_Link" text:visited-style-name="Index_20_Link">Gobelet « litron »<text:tab/>102</text:a></text:p>
          <text:p text:style-name="P7"><text:a xlink:type="simple" xlink:href="#__RefHeading__908_204533229" text:style-name="Index_20_Link" text:visited-style-name="Index_20_Link">Soucoupe<text:tab/>102</text:a></text:p>
          <text:p text:style-name="P9"><text:a xlink:type="simple" xlink:href="#__RefHeading__910_204533229" text:style-name="Index_20_Link" text:visited-style-name="Index_20_Link">156.Gobelet « litron » et sa soucoupe<text:tab/>103</text:a></text:p>
          <text:p text:style-name="P7"><text:a xlink:type="simple" xlink:href="#__RefHeading__912_204533229" text:style-name="Index_20_Link" text:visited-style-name="Index_20_Link">Gobelet « litron »<text:tab/>103</text:a></text:p>
          <text:p text:style-name="P7"><text:a xlink:type="simple" xlink:href="#__RefHeading__914_204533229" text:style-name="Index_20_Link" text:visited-style-name="Index_20_Link">Soucoupe<text:tab/>103</text:a></text:p>
          <text:p text:style-name="P9"><text:a xlink:type="simple" xlink:href="#__RefHeading__916_204533229" text:style-name="Index_20_Link" text:visited-style-name="Index_20_Link">157.Gobelet « litron » <text:tab/>103</text:a></text:p>
          <text:p text:style-name="P9"><text:a xlink:type="simple" xlink:href="#__RefHeading__918_204533229" text:style-name="Index_20_Link" text:visited-style-name="Index_20_Link">158.Pot à sucre « Calabre »<text:tab/>103</text:a></text:p>
          <text:p text:style-name="P9"><text:a xlink:type="simple" xlink:href="#__RefHeading__920_204533229" text:style-name="Index_20_Link" text:visited-style-name="Index_20_Link">159.Plateau « à tiroir »<text:tab/>104</text:a></text:p>
          <text:p text:style-name="P9"><text:a xlink:type="simple" xlink:href="#__RefHeading__922_204533229" text:style-name="Index_20_Link" text:visited-style-name="Index_20_Link">160.Gobelet « litron »<text:tab/>104</text:a></text:p>
          <text:p text:style-name="P9"><text:a xlink:type="simple" xlink:href="#__RefHeading__924_204533229" text:style-name="Index_20_Link" text:visited-style-name="Index_20_Link">161.Gobelet « litron » et sa soucoupe<text:tab/>104</text:a></text:p>
          <text:p text:style-name="P7"><text:a xlink:type="simple" xlink:href="#__RefHeading__926_204533229" text:style-name="Index_20_Link" text:visited-style-name="Index_20_Link">Gobelet « litron »<text:tab/>104</text:a></text:p>
          <text:p text:style-name="P7"><text:a xlink:type="simple" xlink:href="#__RefHeading__928_204533229" text:style-name="Index_20_Link" text:visited-style-name="Index_20_Link">Soucoupe<text:tab/>105</text:a></text:p>
          <text:p text:style-name="P9"><text:a xlink:type="simple" xlink:href="#__RefHeading__930_204533229" text:style-name="Index_20_Link" text:visited-style-name="Index_20_Link">162.Soucoupe<text:tab/>105</text:a></text:p>
          <text:p text:style-name="P9"><text:a xlink:type="simple" xlink:href="#__RefHeading__932_204533229" text:style-name="Index_20_Link" text:visited-style-name="Index_20_Link">163.Gobelet « litron » et sa soucoupe<text:tab/>105</text:a></text:p>
          <text:p text:style-name="P7"><text:a xlink:type="simple" xlink:href="#__RefHeading__934_204533229" text:style-name="Index_20_Link" text:visited-style-name="Index_20_Link">Gobelet « litron »<text:tab/>105</text:a></text:p>
          <text:p text:style-name="P7"><text:a xlink:type="simple" xlink:href="#__RefHeading__936_204533229" text:style-name="Index_20_Link" text:visited-style-name="Index_20_Link">Soucoupe<text:tab/>106</text:a></text:p>
          <text:p text:style-name="P9"><text:a xlink:type="simple" xlink:href="#__RefHeading__938_204533229" text:style-name="Index_20_Link" text:visited-style-name="Index_20_Link">164.Gobelet « litron » et sa soucoupe<text:tab/>106</text:a></text:p>
          <text:p text:style-name="P7"><text:a xlink:type="simple" xlink:href="#__RefHeading__940_204533229" text:style-name="Index_20_Link" text:visited-style-name="Index_20_Link">Gobelet « litron »<text:tab/>106</text:a></text:p>
          <text:p text:style-name="P7"><text:soft-page-break/><text:a xlink:type="simple" xlink:href="#__RefHeading__942_204533229" text:style-name="Index_20_Link" text:visited-style-name="Index_20_Link">Soucoupe<text:tab/>106</text:a></text:p>
          <text:p text:style-name="P9"><text:a xlink:type="simple" xlink:href="#__RefHeading__944_204533229" text:style-name="Index_20_Link" text:visited-style-name="Index_20_Link">165.Gobelet « litron » et sa soucoupe<text:tab/>107</text:a></text:p>
          <text:p text:style-name="P7"><text:a xlink:type="simple" xlink:href="#__RefHeading__946_204533229" text:style-name="Index_20_Link" text:visited-style-name="Index_20_Link">Gobelet « litron »<text:tab/>107</text:a></text:p>
          <text:p text:style-name="P7"><text:a xlink:type="simple" xlink:href="#__RefHeading__948_204533229" text:style-name="Index_20_Link" text:visited-style-name="Index_20_Link">Soucoupe<text:tab/>107</text:a></text:p>
          <text:p text:style-name="P9"><text:a xlink:type="simple" xlink:href="#__RefHeading__950_204533229" text:style-name="Index_20_Link" text:visited-style-name="Index_20_Link">166.Soucoupe<text:tab/>107</text:a></text:p>
          <text:p text:style-name="P9"><text:a xlink:type="simple" xlink:href="#__RefHeading__952_204533229" text:style-name="Index_20_Link" text:visited-style-name="Index_20_Link">167.Gobelet « litron » et sa soucoupe<text:tab/>108</text:a></text:p>
          <text:p text:style-name="P7"><text:a xlink:type="simple" xlink:href="#__RefHeading__954_204533229" text:style-name="Index_20_Link" text:visited-style-name="Index_20_Link">Gobelet « litron »<text:tab/>108</text:a></text:p>
          <text:p text:style-name="P7"><text:a xlink:type="simple" xlink:href="#__RefHeading__956_204533229" text:style-name="Index_20_Link" text:visited-style-name="Index_20_Link">Soucoupe<text:tab/>108</text:a></text:p>
          <text:p text:style-name="P9"><text:a xlink:type="simple" xlink:href="#__RefHeading__958_204533229" text:style-name="Index_20_Link" text:visited-style-name="Index_20_Link">168.Gobelet « litron » et sa soucoupe<text:tab/>108</text:a></text:p>
          <text:p text:style-name="P7"><text:a xlink:type="simple" xlink:href="#__RefHeading__960_204533229" text:style-name="Index_20_Link" text:visited-style-name="Index_20_Link">Gobelet « litron »<text:tab/>108</text:a></text:p>
          <text:p text:style-name="P7"><text:a xlink:type="simple" xlink:href="#__RefHeading__962_204533229" text:style-name="Index_20_Link" text:visited-style-name="Index_20_Link">Soucoupe<text:tab/>108</text:a></text:p>
          <text:p text:style-name="P9"><text:a xlink:type="simple" xlink:href="#__RefHeading__964_204533229" text:style-name="Index_20_Link" text:visited-style-name="Index_20_Link">169.Gobelet « litron » et sa soucoupe<text:tab/>109</text:a></text:p>
          <text:p text:style-name="P7"><text:a xlink:type="simple" xlink:href="#__RefHeading__966_204533229" text:style-name="Index_20_Link" text:visited-style-name="Index_20_Link">Gobelet « litron »<text:tab/>109</text:a></text:p>
          <text:p text:style-name="P7"><text:a xlink:type="simple" xlink:href="#__RefHeading__968_204533229" text:style-name="Index_20_Link" text:visited-style-name="Index_20_Link">Soucoupe<text:tab/>109</text:a></text:p>
          <text:p text:style-name="P9"><text:a xlink:type="simple" xlink:href="#__RefHeading__970_204533229" text:style-name="Index_20_Link" text:visited-style-name="Index_20_Link">170.Soucoupe <text:tab/>109</text:a></text:p>
          <text:p text:style-name="P9"><text:a xlink:type="simple" xlink:href="#__RefHeading__972_204533229" text:style-name="Index_20_Link" text:visited-style-name="Index_20_Link">171.Gobelet « litron » et sa soucoupe<text:tab/>110</text:a></text:p>
          <text:p text:style-name="P7"><text:a xlink:type="simple" xlink:href="#__RefHeading__974_204533229" text:style-name="Index_20_Link" text:visited-style-name="Index_20_Link">Gobelet « litron »<text:tab/>110</text:a></text:p>
          <text:p text:style-name="P7"><text:a xlink:type="simple" xlink:href="#__RefHeading__976_204533229" text:style-name="Index_20_Link" text:visited-style-name="Index_20_Link">Soucoupe<text:tab/>110</text:a></text:p>
          <text:p text:style-name="P9"><text:a xlink:type="simple" xlink:href="#__RefHeading__978_204533229" text:style-name="Index_20_Link" text:visited-style-name="Index_20_Link">172.Soucoupe <text:tab/>110</text:a></text:p>
          <text:p text:style-name="P9"><text:a xlink:type="simple" xlink:href="#__RefHeading__980_204533229" text:style-name="Index_20_Link" text:visited-style-name="Index_20_Link">173.Pot à sucre « Calabre » <text:tab/>110</text:a></text:p>
          <text:p text:style-name="P9"><text:a xlink:type="simple" xlink:href="#__RefHeading__982_204533229" text:style-name="Index_20_Link" text:visited-style-name="Index_20_Link">174.Plateau « octogone »<text:tab/>111</text:a></text:p>
          <text:p text:style-name="P9"><text:a xlink:type="simple" xlink:href="#__RefHeading__984_204533229" text:style-name="Index_20_Link" text:visited-style-name="Index_20_Link">175.Déjeuner comprenant un gobelet « litron », sa soucoupe, un pot à lait « à trois pieds », un pot à sucre « Bouret » et une théière « Calabre »<text:tab/>111</text:a></text:p>
          <text:p text:style-name="P7"><text:a xlink:type="simple" xlink:href="#__RefHeading__986_204533229" text:style-name="Index_20_Link" text:visited-style-name="Index_20_Link">Gobelet « litron »<text:tab/>111</text:a></text:p>
          <text:p text:style-name="P7"><text:a xlink:type="simple" xlink:href="#__RefHeading__988_204533229" text:style-name="Index_20_Link" text:visited-style-name="Index_20_Link">Soucoupe<text:tab/>111</text:a></text:p>
          <text:p text:style-name="P7"><text:a xlink:type="simple" xlink:href="#__RefHeading__990_204533229" text:style-name="Index_20_Link" text:visited-style-name="Index_20_Link">Pot à lait « à trois pieds »<text:tab/>112</text:a></text:p>
          <text:p text:style-name="P7"><text:a xlink:type="simple" xlink:href="#__RefHeading__992_204533229" text:style-name="Index_20_Link" text:visited-style-name="Index_20_Link">Pot à sucre « Bouret »<text:tab/>112</text:a></text:p>
          <text:p text:style-name="P7"><text:a xlink:type="simple" xlink:href="#__RefHeading__994_204533229" text:style-name="Index_20_Link" text:visited-style-name="Index_20_Link">Théière « Calabre »<text:tab/>112</text:a></text:p>
          <text:p text:style-name="P9"><text:a xlink:type="simple" xlink:href="#__RefHeading__996_204533229" text:style-name="Index_20_Link" text:visited-style-name="Index_20_Link">176.Gobelet « litron » et sa soucoupe<text:tab/>112</text:a></text:p>
          <text:p text:style-name="P7"><text:a xlink:type="simple" xlink:href="#__RefHeading__998_204533229" text:style-name="Index_20_Link" text:visited-style-name="Index_20_Link">Gobelet « litron »<text:tab/>112</text:a></text:p>
          <text:p text:style-name="P7"><text:a xlink:type="simple" xlink:href="#__RefHeading__1000_204533229" text:style-name="Index_20_Link" text:visited-style-name="Index_20_Link">Soucoupe<text:tab/>113</text:a></text:p>
          <text:p text:style-name="P9"><text:a xlink:type="simple" xlink:href="#__RefHeading__1002_204533229" text:style-name="Index_20_Link" text:visited-style-name="Index_20_Link">177.Gobelet « litron » et sa soucoupe<text:tab/>113</text:a></text:p>
          <text:p text:style-name="P7"><text:a xlink:type="simple" xlink:href="#__RefHeading__1004_204533229" text:style-name="Index_20_Link" text:visited-style-name="Index_20_Link">Gobelet « litron »<text:tab/>113</text:a></text:p>
          <text:p text:style-name="P7"><text:a xlink:type="simple" xlink:href="#__RefHeading__1006_204533229" text:style-name="Index_20_Link" text:visited-style-name="Index_20_Link">Soucoupe<text:tab/>113</text:a></text:p>
          <text:p text:style-name="P9"><text:a xlink:type="simple" xlink:href="#__RefHeading__1008_204533229" text:style-name="Index_20_Link" text:visited-style-name="Index_20_Link">178.Soucoupe <text:tab/>114</text:a></text:p>
          <text:p text:style-name="P9"><text:a xlink:type="simple" xlink:href="#__RefHeading__1010_204533229" text:style-name="Index_20_Link" text:visited-style-name="Index_20_Link">179.Gobelet « litron » et sa soucoupe<text:tab/>114</text:a></text:p>
          <text:p text:style-name="P7"><text:a xlink:type="simple" xlink:href="#__RefHeading__1012_204533229" text:style-name="Index_20_Link" text:visited-style-name="Index_20_Link">Gobelet « litron »<text:tab/>114</text:a></text:p>
          <text:p text:style-name="P7"><text:a xlink:type="simple" xlink:href="#__RefHeading__1014_204533229" text:style-name="Index_20_Link" text:visited-style-name="Index_20_Link">Soucoupe<text:tab/>114</text:a></text:p>
          <text:p text:style-name="P9"><text:a xlink:type="simple" xlink:href="#__RefHeading__1016_204533229" text:style-name="Index_20_Link" text:visited-style-name="Index_20_Link">180.Théière « Calabre »<text:tab/>115</text:a></text:p>
          <text:p text:style-name="P9"><text:soft-page-break/><text:a xlink:type="simple" xlink:href="#__RefHeading__1018_204533229" text:style-name="Index_20_Link" text:visited-style-name="Index_20_Link">181.Soucoupe<text:tab/>115</text:a></text:p>
          <text:p text:style-name="P9"><text:a xlink:type="simple" xlink:href="#__RefHeading__1020_204533229" text:style-name="Index_20_Link" text:visited-style-name="Index_20_Link">182.Gobelet « litron » et sa soucoupe<text:tab/>115</text:a></text:p>
          <text:p text:style-name="P7"><text:a xlink:type="simple" xlink:href="#__RefHeading__1022_204533229" text:style-name="Index_20_Link" text:visited-style-name="Index_20_Link">Gobelet « litron »<text:tab/>115</text:a></text:p>
          <text:p text:style-name="P7"><text:a xlink:type="simple" xlink:href="#__RefHeading__1024_204533229" text:style-name="Index_20_Link" text:visited-style-name="Index_20_Link">Soucoupe<text:tab/>116</text:a></text:p>
          <text:p text:style-name="P9"><text:a xlink:type="simple" xlink:href="#__RefHeading__1026_204533229" text:style-name="Index_20_Link" text:visited-style-name="Index_20_Link">183.Pot à lait « aiguière »<text:tab/>116</text:a></text:p>
          <text:p text:style-name="P9"><text:a xlink:type="simple" xlink:href="#__RefHeading__1028_204533229" text:style-name="Index_20_Link" text:visited-style-name="Index_20_Link">184.Gobelet « litron » et sa soucoupe<text:tab/>116</text:a></text:p>
          <text:p text:style-name="P7"><text:a xlink:type="simple" xlink:href="#__RefHeading__1030_204533229" text:style-name="Index_20_Link" text:visited-style-name="Index_20_Link">Gobelet « litron »<text:tab/>116</text:a></text:p>
          <text:p text:style-name="P7"><text:a xlink:type="simple" xlink:href="#__RefHeading__1032_204533229" text:style-name="Index_20_Link" text:visited-style-name="Index_20_Link">Soucoupe<text:tab/>116</text:a></text:p>
          <text:p text:style-name="P10"><text:a xlink:type="simple" xlink:href="#__RefHeading__22952_1657041517" text:style-name="Index_20_Link" text:visited-style-name="Index_20_Link">Les éléments de services de tables<text:tab/>117</text:a></text:p>
          <text:p text:style-name="P9"><text:a xlink:type="simple" xlink:href="#__RefHeading__1034_204533229" text:style-name="Index_20_Link" text:visited-style-name="Index_20_Link">1.Deux assiettes « à cordonnet Enfans Camayeux »<text:tab/>117</text:a></text:p>
          <text:p text:style-name="P7"><text:a xlink:type="simple" xlink:href="#__RefHeading__1036_204533229" text:style-name="Index_20_Link" text:visited-style-name="Index_20_Link">Assiette « à cordonnet »<text:tab/>117</text:a></text:p>
          <text:p text:style-name="P7"><text:a xlink:type="simple" xlink:href="#__RefHeading__1038_204533229" text:style-name="Index_20_Link" text:visited-style-name="Index_20_Link">assiette « à cordonnet »<text:tab/>117</text:a></text:p>
        </text:index-body>
      </text:table-of-content>
      <text:p text:style-name="_5f_inventair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MS Gothic" svg:font-family="'MS Gothic', 'ＭＳ ゴシック'"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Helvetica1" svg:font-family="Helvetica" style:font-adornments="Gras" style:font-family-generic="swiss" style:font-pitch="variable"/>
    <style:font-face style:name="Helvetica" svg:font-family="Helvetica" style:font-adornments="Norm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fo:line-height="150%" fo:orphans="2" fo:widows="2" style:page-number="auto" fo:background-color="transparent" style:writing-mode="lr-tb">
        <style:tab-stops/>
        <style:background-image/>
      </style:paragraph-properties>
      <style:text-properties fo:color="#1c1c1c" style:font-name="Helvetica" fo:font-size="10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text-align="justify" style:justify-single-word="false"/>
      <style:text-properties fo:font-weight="bold" style:font-weight-asian="bold" style:font-size-complex="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master-page-name="">
      <style:paragraph-properties fo:margin-left="0cm" fo:margin-right="0cm" fo:margin-top="1.499cm" fo:margin-bottom="1cm" style:line-spacing="0cm" fo:text-align="center" style:justify-single-word="false" fo:text-indent="0cm" style:auto-text-indent="false" style:page-number="auto" fo:background-color="#cc3300" style:shadow="none" fo:keep-with-next="always">
        <style:tab-stops/>
        <style:background-image/>
      </style:paragraph-properties>
      <style:text-properties fo:text-transform="uppercase" fo:color="#ffffff" style:font-name="Helvetica1" fo:font-size="18pt" fo:font-weight="bold" style:font-size-complex="10pt"/>
    </style:style>
    <style:style style:name="Heading_20_2" style:display-name="Heading 2" style:family="paragraph" style:parent-style-name="Standard" style:next-style-name="Standard" style:default-outline-level="2" style:class="text" style:master-page-name="">
      <style:paragraph-properties fo:margin-left="0cm" fo:margin-right="0cm" fo:margin-top="0.801cm" fo:margin-bottom="0.4cm" fo:text-align="start" style:justify-single-word="false" fo:text-indent="0cm" style:auto-text-indent="false" style:page-number="auto" fo:background-color="transparent" fo:padding="0.199cm" fo:border-left="none" fo:border-right="none" fo:border-top="0.035cm solid #ff3300" fo:border-bottom="0.035cm solid #ff3300" style:shadow="none" fo:keep-with-next="always">
        <style:background-image/>
      </style:paragraph-properties>
      <style:text-properties style:font-name="Helvetica1" fo:font-size="14pt" fo:font-weight="bold" style:font-size-asian="11pt" style:font-weight-asian="bold" style:font-size-complex="10pt"/>
    </style:style>
    <style:style style:name="Heading_20_3" style:display-name="Heading 3" style:family="paragraph" style:parent-style-name="Standard" style:next-style-name="Standard" style:default-outline-level="3" style:class="text" style:master-page-name="">
      <style:paragraph-properties fo:margin-left="0cm" fo:margin-right="0cm" fo:margin-top="0.3cm" fo:margin-bottom="0.199cm" fo:text-align="center" style:justify-single-word="false" fo:text-indent="0cm" style:auto-text-indent="false" style:page-number="auto" fo:background-color="transparent" fo:padding="0.049cm" fo:border="0.002cm solid #000000" style:shadow="none" fo:keep-with-next="always">
        <style:tab-stops/>
        <style:background-image/>
      </style:paragraph-properties>
      <style:text-properties style:font-name="Helvetica" fo:font-size="14pt" fo:font-style="normal" style:text-underline-style="none" fo:font-weight="bold" style:font-size-asian="11pt" style:font-weight-asian="bold" style:font-size-complex="10pt"/>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text-align="justify" style:justify-single-word="false" fo:keep-with-next="always"/>
      <style:text-properties fo:font-size="10pt" fo:font-weight="bold" style:font-size-asian="10pt" style:font-weight-asian="bold" style:font-size-complex="10pt"/>
    </style:style>
    <style:style style:name="Heading_20_6" style:display-name="Heading 6" style:family="paragraph" style:parent-style-name="Standard" style:next-style-name="Standard" style:default-outline-level="6" style:class="text">
      <style:paragraph-properties fo:keep-with-next="always"/>
      <style:text-properties fo:font-size="20pt" fo:language="en" fo:country="GB" fo:font-weight="bold" style:font-size-asian="20pt" style:font-weight-asian="bold" style:font-size-complex="10pt"/>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text-align="justify" style:justify-single-word="false" fo:keep-with-next="always"/>
      <style:text-properties fo:font-size="16pt" fo:language="en" fo:country="GB" fo:font-weight="bold" style:font-size-asian="16pt" style:font-weight-asian="bold" style:font-size-complex="10pt"/>
    </style:style>
    <style:style style:name="Retrait_20_corps_20_de_20_texte_20_2" style:display-name="Retrait corps de texte 2" style:family="paragraph" style:parent-style-name="Standard">
      <style:paragraph-properties fo:margin-left="0cm" fo:margin-right="0cm" fo:line-height="150%" fo:text-align="justify" style:justify-single-word="false" fo:text-indent="1.27cm" style:auto-text-indent="false"/>
      <style:text-properties style:font-size-complex="10pt"/>
    </style:style>
    <style:style style:name="Footnote" style:family="paragraph" style:parent-style-name="Standard" style:class="extra">
      <style:text-properties fo:font-size="10pt" fo:language="en" fo:country="GB" style:font-size-asian="10pt" style:font-size-complex="10pt"/>
    </style:style>
    <style:style style:name="Text_20_body_20_indent" style:display-name="Text body indent" style:family="paragraph" style:parent-style-name="Standard" style:class="text">
      <style:paragraph-properties fo:margin-left="0cm" fo:margin-right="0cm" fo:text-align="justify" style:justify-single-word="false" fo:text-indent="1.27cm" style:auto-text-indent="false"/>
      <style:text-properties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fo:language="en" fo:country="GB" style:font-size-asian="10pt" style:font-size-complex="10pt"/>
    </style:style>
    <style:style style:name="Retrait_20_corps_20_de_20_texte_20_3" style:display-name="Retrait corps de texte 3" style:family="paragraph" style:parent-style-name="Standard">
      <style:paragraph-properties fo:margin-left="1.27cm" fo:margin-right="0cm" fo:text-align="justify" style:justify-single-word="false" fo:text-indent="0cm" style:auto-text-indent="false"/>
      <style:text-properties fo:font-size="10pt" style:font-size-asian="10pt" style:font-size-complex="1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fo:language="en" fo:country="GB" style:font-size-asian="10pt" style:font-size-complex="10pt"/>
    </style:style>
    <style:style style:name="Corps_20_de_20_texte_20_2" style:display-name="Corps de texte 2" style:family="paragraph" style:parent-style-name="Standard">
      <style:paragraph-properties fo:margin-top="0cm" fo:margin-bottom="0.212cm" fo:line-height="2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_5f_inventaire" style:display-name="_inventaire" style:family="paragraph" style:parent-style-name="Standard" style:master-page-name="">
      <style:paragraph-properties style:page-number="auto" fo:background-color="transparent">
        <style:background-image/>
      </style:paragraph-properties>
      <style:text-properties fo:color="#ffffff" style:font-name="Helvetica" fo:font-size="10pt" fo:background-color="#cc3300"/>
    </style:style>
    <style:style style:name="_5f_dimensions" style:display-name="_dimensions" style:family="paragraph" style:parent-style-name="_5f_inventaire" style:master-page-name="">
      <style:paragraph-properties style:page-number="auto" fo:background-color="transparent">
        <style:background-image/>
      </style:paragraph-properties>
      <style:text-properties fo:color="#1c1c1c" fo:background-color="transparent" style:text-overline-style="none" style:text-overline-color="#ffff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_5f_description" style:display-name="_description" style:family="paragraph" style:parent-style-name="_5f_inventaire" style:master-page-name="">
      <style:paragraph-properties style:page-number="auto" fo:background-color="transparent" style:shadow="none">
        <style:background-image/>
      </style:paragraph-properties>
      <style:text-properties fo:color="#1c1c1c" style:font-name="Helvetica" fo:font-size="10pt" fo:background-color="transparent"/>
    </style:style>
    <style:style style:name="WW8Num1z0" style:family="text">
      <style:text-properties fo:font-style="normal" style:font-style-asian="normal"/>
    </style:style>
    <style:style style:name="WW8Num2z0" style:family="text">
      <style:text-properties fo:font-size="14pt" fo:font-style="normal" fo:font-weight="bold" style:font-size-asian="14pt" style:font-style-asian="normal" style:font-weight-asian="bold"/>
    </style:style>
    <style:style style:name="WW8Num3z0" style:family="text">
      <style:text-properties fo:font-style="normal" style:font-style-asian="normal"/>
    </style:style>
    <style:style style:name="WW8Num4z0" style:family="text">
      <style:text-properties fo:font-style="normal" style:font-style-asian="normal"/>
    </style:style>
    <style:style style:name="WW8Num5z0" style:family="text">
      <style:text-properties fo:font-size="14pt" fo:font-style="normal" fo:font-weight="bold" style:font-size-asian="14pt" style:font-style-asian="normal" style:font-weight-asian="bold"/>
    </style:style>
    <style:style style:name="WW8Num6z0" style:family="text">
      <style:text-properties style:font-name="Wingdings" style:font-name-complex="Wingdings"/>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0" style:family="text">
      <style:text-properties fo:font-size="14pt" fo:font-weight="bold" style:font-size-asian="14pt" style:font-weight-asian="bold"/>
    </style:style>
    <style:style style:name="WW8Num8z0" style:family="text"/>
    <style:style style:name="WW8Num9z0" style:family="text">
      <style:text-properties fo:color="#000000" style:font-name="Wingdings" fo:language="en" fo:country="US" fo:background-color="#ff0000" style:font-name-complex="Wingdings" style:font-size-complex="12pt"/>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fo:font-style="normal" style:font-style-asian="normal"/>
    </style:style>
    <style:style style:name="WW8Num11z0" style:family="text">
      <style:text-properties fo:font-size="14pt" fo:font-weight="bold" style:font-size-asian="14pt" style:font-weight-asian="bold"/>
    </style:style>
    <style:style style:name="WW8Num12z0" style:family="text">
      <style:text-properties fo:font-style="normal" style:font-style-asian="normal"/>
    </style:style>
    <style:style style:name="WW8Num13z0" style:family="text">
      <style:text-properties fo:font-style="normal" style:font-style-asian="norma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style="normal" style:font-style-asian="normal"/>
    </style:style>
    <style:style style:name="WW8Num16z0" style:family="text">
      <style:text-properties style:font-name="Wingdings" style:font-name-complex="Wingdings"/>
    </style:style>
    <style:style style:name="WW8Num16z1" style:family="text">
      <style:text-properties style:font-name="Courier New" style:font-name-complex="Courier New"/>
    </style:style>
    <style:style style:name="WW8Num16z3" style:family="text">
      <style:text-properties style:font-name="Symbol" style:font-name-complex="Symbol"/>
    </style:style>
    <style:style style:name="WW8Num17z0" style:family="text">
      <style:text-properties style:font-name="MS Gothic" style:font-name-asian="MS Gothic" style:font-name-complex="MS Gothic"/>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Wingdings" fo:background-color="#ff0000" style:font-name-complex="Wingdings"/>
    </style:style>
    <style:style style:name="WW8Num19z1" style:family="text">
      <style:text-properties style:font-name="Courier New" style:font-name-complex="Courier New"/>
    </style:style>
    <style:style style:name="WW8Num19z3" style:family="text">
      <style:text-properties style:font-name="Symbol" style:font-name-complex="Symbol"/>
    </style:style>
    <style:style style:name="WW8Num20z0" style:family="text">
      <style:text-properties fo:font-style="normal" style:font-style-asian="normal"/>
    </style:style>
    <style:style style:name="WW8Num21z0" style:family="text">
      <style:text-properties style:font-size-complex="12pt"/>
    </style:style>
    <style:style style:name="WW8Num22z0" style:family="text"/>
    <style:style style:name="WW8Num23z0" style:family="text">
      <style:text-properties style:font-name="Wingdings" fo:background-color="#ff0000" style:font-name-complex="Wingdings"/>
    </style:style>
    <style:style style:name="WW8Num23z1" style:family="text">
      <style:text-properties style:font-name="Courier New" style:font-name-complex="Courier New"/>
    </style:style>
    <style:style style:name="WW8Num23z3" style:family="text">
      <style:text-properties style:font-name="Symbol" style:font-name-complex="Symbol"/>
    </style:style>
    <style:style style:name="WW8Num24z0" style:family="text">
      <style:text-properties fo:font-style="normal" style:font-style-asian="normal"/>
    </style:style>
    <style:style style:name="WW8Num25z0" style:family="text">
      <style:text-properties fo:font-style="normal" style:font-style-asian="normal"/>
    </style:style>
    <style:style style:name="WW8Num26z0" style:family="text">
      <style:text-properties fo:font-size="14pt" fo:font-style="normal" fo:font-weight="bold" style:font-size-asian="14pt" style:font-style-asian="normal" style:font-weight-asian="bold"/>
    </style:style>
    <style:style style:name="WW8Num27z0" style:family="text"/>
    <style:style style:name="WW8Num28z0" style:family="text">
      <style:text-properties fo:font-style="normal" style:font-style-asian="normal"/>
    </style:style>
    <style:style style:name="WW8Num29z0" style:family="text">
      <style:text-properties style:font-name="MS Gothic" style:font-name-asian="MS Gothic" style:font-name-complex="MS Gothic"/>
    </style:style>
    <style:style style:name="WW8Num29z1" style:family="text">
      <style:text-properties fo:color="#000000" style:font-name="Wingdings" fo:font-size="11pt" fo:language="en" fo:country="US" fo:background-color="#ff0000" style:font-size-asian="11pt" style:font-name-complex="Wingdings" style:font-size-complex="11pt"/>
    </style:style>
    <style:style style:name="WW8Num29z2" style:family="text">
      <style:text-properties style:font-name="Wingdings" style:font-name-complex="Wingdings"/>
    </style:style>
    <style:style style:name="WW8Num29z3" style:family="text">
      <style:text-properties style:font-name="Symbol" style:font-name-complex="Symbol"/>
    </style:style>
    <style:style style:name="WW8Num29z4" style:family="text">
      <style:text-properties style:font-name="Courier New" style:font-name-complex="Courier New"/>
    </style:style>
    <style:style style:name="WW8Num30z0" style:family="text"/>
    <style:style style:name="WW8Num31z0" style:family="text">
      <style:text-properties fo:font-size="14pt" fo:font-style="normal" fo:font-weight="bold" style:font-size-asian="14pt" style:font-style-asian="normal" style:font-weight-asian="bold"/>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fo:font-style="normal" style:font-style-asian="normal"/>
    </style:style>
    <style:style style:name="WW8Num34z0" style:family="text"/>
    <style:style style:name="WW8Num35z0" style:family="text">
      <style:text-properties fo:font-style="normal" style:font-style-asian="normal"/>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MS Gothic" style:font-name-asian="MS Gothic" style:font-name-complex="MS Gothic"/>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6z3" style:family="text">
      <style:text-properties style:font-name="Symbol" style:font-name-complex="Symbol"/>
    </style:style>
    <style:style style:name="WW8Num37z0" style:family="text">
      <style:text-properties fo:font-style="normal" style:font-style-asian="normal"/>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fo:background-color="#ff0000" style:font-name-complex="Wingdings"/>
    </style:style>
    <style:style style:name="WW8Num38z1" style:family="text">
      <style:text-properties style:font-name="Courier New" style:font-name-complex="Courier New"/>
    </style:style>
    <style:style style:name="WW8Num38z3" style:family="text">
      <style:text-properties style:font-name="Symbol" style:font-name-complex="Symbol"/>
    </style:style>
    <style:style style:name="Police_20_par_20_défaut" style:display-name="Police par défaut" style:family="text"/>
    <style:style style:name="Footnote_20_Symbol" style:display-name="Footnote Symbol" style:family="text">
      <style:text-properties style:text-position="super 58%"/>
    </style:style>
    <style:style style:name="Page_20_Number" style:display-name="Page Number" style:family="text" style:parent-style-name="Police_20_par_20_défau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2" style:num-suffix="." style:num-format="1">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223" style:num-format="" text:start-value="216">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7.514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fo:text-indent="-0.635cm" fo:margin-left="8.784cm"/>
        </style:list-level-properties>
        <style:text-properties fo:font-family="'Courier New'" style:font-family-generic="modern" style:font-pitch="fixed"/>
      </text:list-level-style-bullet>
      <text:list-level-style-bullet text:level="3" text:style-name="WW8Num6z0" style:num-suffix="." text:bullet-char="">
        <style:list-level-properties text:list-level-position-and-space-mode="label-alignment">
          <style:list-level-label-alignment text:label-followed-by="listtab" fo:text-indent="-0.635cm" fo:margin-left="10.054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11.324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12.594cm"/>
        </style:list-level-properties>
        <style:text-properties fo:font-family="'Courier New'" style:font-family-generic="modern" style:font-pitch="fixed"/>
      </text:list-level-style-bullet>
      <text:list-level-style-bullet text:level="6" text:style-name="WW8Num6z0" style:num-suffix="." text:bullet-char="">
        <style:list-level-properties text:list-level-position-and-space-mode="label-alignment">
          <style:list-level-label-alignment text:label-followed-by="listtab" fo:text-indent="-0.635cm" fo:margin-left="13.864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15.134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6.404cm"/>
        </style:list-level-properties>
        <style:text-properties fo:font-family="'Courier New'" style:font-family-generic="modern" style:font-pitch="fixed"/>
      </text:list-level-style-bullet>
      <text:list-level-style-bullet text:level="9" text:style-name="WW8Num6z0" style:num-suffix="." text:bullet-char="">
        <style:list-level-properties text:list-level-position-and-space-mode="label-alignment">
          <style:list-level-label-alignment text:label-followed-by="listtab" fo:text-indent="-0.635cm" fo:margin-left="17.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I">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a" style:num-letter-sync="true"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16z0"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16z0"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1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2.54cm"/>
        </style:list-level-properties>
        <style:text-properties style:font-name="MS Gothic"/>
      </text:list-level-style-bullet>
      <text:list-level-style-bullet text:level="2" text:style-name="WW8Num17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18z0"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18z0"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1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19z0"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19z0"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1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I">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49cm" fo:text-indent="-0.635cm" fo:margin-left="6.599cm"/>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fo:text-indent="-0.635cm" fo:margin-left="7.869cm"/>
        </style:list-level-properties>
        <style:text-properties fo:font-family="'Courier New'" style:font-family-generic="modern" style:font-pitch="fixed"/>
      </text:list-level-style-bullet>
      <text:list-level-style-bullet text:level="3" text:style-name="WW8Num23z0" style:num-suffix="." text:bullet-char="">
        <style:list-level-properties text:list-level-position-and-space-mode="label-alignment">
          <style:list-level-label-alignment text:label-followed-by="listtab" fo:text-indent="-0.635cm" fo:margin-left="9.139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fo:text-indent="-0.635cm" fo:margin-left="10.409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11.679cm"/>
        </style:list-level-properties>
        <style:text-properties fo:font-family="'Courier New'" style:font-family-generic="modern" style:font-pitch="fixed"/>
      </text:list-level-style-bullet>
      <text:list-level-style-bullet text:level="6" text:style-name="WW8Num23z0" style:num-suffix="." text:bullet-char="">
        <style:list-level-properties text:list-level-position-and-space-mode="label-alignment">
          <style:list-level-label-alignment text:label-followed-by="listtab" fo:text-indent="-0.635cm" fo:margin-left="12.949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fo:text-indent="-0.635cm" fo:margin-left="14.21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5.489cm"/>
        </style:list-level-properties>
        <style:text-properties fo:font-family="'Courier New'" style:font-family-generic="modern" style:font-pitch="fixed"/>
      </text:list-level-style-bullet>
      <text:list-level-style-bullet text:level="9" text:style-name="WW8Num23z0" style:num-suffix="." text:bullet-char="">
        <style:list-level-properties text:list-level-position-and-space-mode="label-alignment">
          <style:list-level-label-alignment text:label-followed-by="listtab" fo:text-indent="-0.635cm" fo:margin-left="16.75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prefix="224. " style:num-format="" text:start-value="217">
        <style:list-level-properties text:list-level-position-and-space-mode="label-alignment">
          <style:list-level-label-alignment text:label-followed-by="listtab" text:list-tab-stop-position="0.873cm" fo:text-indent="-0.873cm" fo:margin-left="0.87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A" style:num-letter-sync="true">
        <style:list-level-properties text:list-level-position-and-space-mode="label-alignment">
          <style:list-level-label-alignment text:label-followed-by="listtab" text:list-tab-stop-position="0.767cm" fo:text-indent="-0.767cm" fo:margin-left="0.76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fo:text-indent="-0.635cm" fo:margin-left="2.54cm"/>
        </style:list-level-properties>
        <style:text-properties style:font-name="MS Gothic"/>
      </text:list-level-style-bullet>
      <text:list-level-style-bullet text:level="2" text:style-name="WW8Num29z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4"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4"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6.597cm"/>
        </style:list-level-properties>
        <style:text-properties style:font-name="Wingdings"/>
      </text:list-level-style-bullet>
      <text:list-level-style-bullet text:level="2" text:style-name="WW8Num32z1" style:num-suffix="." text:bullet-char="o">
        <style:list-level-properties text:list-level-position-and-space-mode="label-alignment">
          <style:list-level-label-alignment text:label-followed-by="listtab" fo:text-indent="-0.635cm" fo:margin-left="7.867cm"/>
        </style:list-level-properties>
        <style:text-properties fo:font-family="'Courier New'" style:font-family-generic="modern" style:font-pitch="fixed"/>
      </text:list-level-style-bullet>
      <text:list-level-style-bullet text:level="3" text:style-name="WW8Num32z0" style:num-suffix="." text:bullet-char="">
        <style:list-level-properties text:list-level-position-and-space-mode="label-alignment">
          <style:list-level-label-alignment text:label-followed-by="listtab" fo:text-indent="-0.635cm" fo:margin-left="9.137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fo:text-indent="-0.635cm" fo:margin-left="10.407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11.677cm"/>
        </style:list-level-properties>
        <style:text-properties fo:font-family="'Courier New'" style:font-family-generic="modern" style:font-pitch="fixed"/>
      </text:list-level-style-bullet>
      <text:list-level-style-bullet text:level="6" text:style-name="WW8Num32z0" style:num-suffix="." text:bullet-char="">
        <style:list-level-properties text:list-level-position-and-space-mode="label-alignment">
          <style:list-level-label-alignment text:label-followed-by="listtab" fo:text-indent="-0.635cm" fo:margin-left="12.947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fo:text-indent="-0.635cm" fo:margin-left="14.217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5.487cm"/>
        </style:list-level-properties>
        <style:text-properties fo:font-family="'Courier New'" style:font-family-generic="modern" style:font-pitch="fixed"/>
      </text:list-level-style-bullet>
      <text:list-level-style-bullet text:level="9" text:style-name="WW8Num32z0" style:num-suffix="." text:bullet-char="">
        <style:list-level-properties text:list-level-position-and-space-mode="label-alignment">
          <style:list-level-label-alignment text:label-followed-by="listtab" fo:text-indent="-0.635cm" fo:margin-left="16.75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A" style:num-letter-sync="true" text:start-value="9">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prefix="225. " style:num-format="" text:start-value="217">
        <style:list-level-properties text:list-level-position-and-space-mode="label-alignment">
          <style:list-level-label-alignment text:label-followed-by="listtab" text:list-tab-stop-position="0.873cm" fo:text-indent="-0.873cm" fo:margin-left="0.873cm"/>
        </style:list-level-properties>
      </text:list-level-style-number>
      <text:list-level-style-number text:level="2" text:style-name="WW8Num35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5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5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5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5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5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5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5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635cm" fo:margin-left="2.54cm"/>
        </style:list-level-properties>
        <style:text-properties style:font-name="MS Gothic"/>
      </text:list-level-style-bullet>
      <text:list-level-style-bullet text:level="2" text:style-name="WW8Num36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a" style:num-letter-sync="true">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WW8Num38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38z0"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38z0"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3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RÉSULTATS DU BREVET BLANC :</dc:title>
    <meta:initial-creator>professeurs</meta:initial-creator>
    <meta:creation-date>2017-07-03T15:11:00</meta:creation-date>
    <dc:date>2017-10-04T08:05:43</dc:date>
    <meta:print-date>2008-11-28T14:58:00</meta:print-date>
    <meta:editing-cycles>82</meta:editing-cycles>
    <meta:editing-duration>P2172DT1H58M16S</meta:editing-duration>
    <meta:generator>OpenOffice/4.1.1$Unix OpenOffice.org_project/411m6$Build-9775</meta:generator>
    <meta:document-statistic meta:table-count="0" meta:image-count="0" meta:object-count="0" meta:page-count="139" meta:paragraph-count="4050" meta:word-count="38401" meta:character-count="204275"/>
  </office:meta>
</office:document-meta>
</file>